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479in"/>
      <style:text-properties fo:background-color="#80FFFF"/>
    </style:style>
    <style:style style:name="P15" style:parent-style-name="Normalny" style:family="paragraph">
      <style:paragraph-properties fo:text-align="justify" fo:line-height="150%" fo:text-indent="0.2479in"/>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479in"/>
    </style:style>
    <style:style style:name="P19" style:parent-style-name="Normalny" style:family="paragraph">
      <style:paragraph-properties fo:text-align="justify" fo:line-height="150%" fo:text-indent="0.2479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479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tab-stops>
          <style:tab-stop style:type="left" style:position="2.9166in"/>
        </style:tab-stops>
      </style:paragraph-properties>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P45" style:parent-style-name="Normalny" style:family="paragraph">
      <style:paragraph-properties fo:text-align="justify" fo:line-height="150%" fo:text-indent="0.2479in">
        <style:tab-stops>
          <style:tab-stop style:type="left" style:position="4.1805in"/>
        </style:tab-stops>
      </style:paragraph-properties>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tab-stops>
          <style:tab-stop style:type="left" style:position="3in"/>
        </style:tab-stops>
      </style:paragraph-properties>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fo:text-indent="0.2479in"/>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479in"/>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fo:text-indent="0.2479in"/>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fo:text-indent="0.2479in"/>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T112" style:parent-style-name="Domyślnaczcionkaakapitu" style:family="text">
      <style:text-properties fo:background-color="#80FFFF"/>
    </style:style>
    <style:style style:name="P113" style:parent-style-name="Normalny" style:family="paragraph">
      <style:paragraph-properties fo:text-align="justify" fo:line-height="150%" fo:text-indent="0.2479in"/>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479in"/>
    </style:style>
    <style:style style:name="P119" style:parent-style-name="Normalny" style:family="paragraph">
      <style:paragraph-properties fo:text-align="justify" fo:line-height="150%" fo:text-indent="0.2479in"/>
    </style:style>
    <style:style style:name="P120" style:parent-style-name="Normalny" style:family="paragraph">
      <style:paragraph-properties fo:text-align="justify" fo:line-height="150%" fo:margin-left="0.25in" fo:text-indent="0.2479in">
        <style:tab-stops>
          <style:tab-stop style:type="left" style:position="8.125in"/>
        </style:tab-stops>
      </style:paragraph-properties>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P130" style:parent-style-name="Normalny" style:family="paragraph">
      <style:paragraph-properties fo:text-align="justify" fo:line-height="150%" fo:text-indent="0.2479in"/>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P135" style:parent-style-name="Normalny" style:family="paragraph">
      <style:paragraph-properties fo:text-align="justify" fo:line-height="150%" fo:text-indent="0.2479in"/>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479in"/>
    </style:style>
    <style:style style:name="T145" style:parent-style-name="Domyślnaczcionkaakapitu" style:family="text">
      <style:text-properties fo:background-color="#80FFFF"/>
    </style:style>
    <style:style style:name="P146" style:parent-style-name="Normalny" style:family="paragraph">
      <style:paragraph-properties fo:text-align="justify" fo:line-height="150%" fo:text-indent="0.2479in"/>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P159" style:parent-style-name="Normalny" style:family="paragraph">
      <style:paragraph-properties fo:text-align="justify" fo:line-height="150%"/>
    </style:style>
    <style:style style:name="T160" style:parent-style-name="Domyślnaczcionkaakapitu" style:family="text">
      <style:text-properties style:text-underline-type="single" style:text-underline-style="solid" style:text-underline-width="auto" style:text-underline-mode="continuous"/>
    </style:style>
    <style:style style:name="T161" style:parent-style-name="Domyślnaczcionkaakapitu" style:family="text">
      <style:text-properties fo:background-color="#80FFFF" style:text-underline-type="single" style:text-underline-style="solid" style:text-underline-width="auto" style:text-underline-mode="continuous"/>
    </style:style>
    <style:style style:name="T162" style:parent-style-name="Domyślnaczcionkaakapitu" style:family="text">
      <style:text-properties style:text-underline-type="single" style:text-underline-style="solid" style:text-underline-width="auto" style:text-underline-mode="continuous"/>
    </style:style>
    <style:style style:name="P163" style:parent-style-name="Normalny" style:family="paragraph">
      <style:paragraph-properties fo:text-align="justify" fo:line-height="150%" fo:text-indent="0.2479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P169" style:parent-style-name="Normalny" style:family="paragraph">
      <style:paragraph-properties fo:text-align="justify" fo:line-height="150%" fo:text-indent="0.2479in"/>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P176" style:parent-style-name="Normalny" style:family="paragraph">
      <style:paragraph-properties fo:text-align="justify" fo:line-height="150%"/>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fo:background-color="#80FFFF"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T182" style:parent-style-name="Domyślnaczcionkaakapitu" style:family="text">
      <style:text-properties fo:background-color="#80FFFF" style:text-underline-type="single" style:text-underline-style="solid" style:text-underline-width="auto" style:text-underline-mode="continuous"/>
    </style:style>
    <style:style style:name="T183" style:parent-style-name="Domyślnaczcionkaakapitu" style:family="text">
      <style:text-properties style:text-underline-type="single" style:text-underline-style="solid" style:text-underline-width="auto" style:text-underline-mode="continuous"/>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P193" style:parent-style-name="Normalny" style:family="paragraph">
      <style:paragraph-properties fo:text-align="justify" fo:line-height="150%">
        <style:tab-stops>
          <style:tab-stop style:type="left" style:position="4.9722in"/>
        </style:tab-stops>
      </style:paragraph-propertie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fo:background-color="#80FFFF"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fo:background-color="#80FFFF" style:text-underline-type="single" style:text-underline-style="solid" style:text-underline-width="auto" style:text-underline-mode="continuous"/>
    </style:style>
    <style:style style:name="T198" style:parent-style-name="Domyślnaczcionkaakapitu" style:family="text">
      <style:text-properties style:text-underline-type="single" style:text-underline-style="solid" style:text-underline-width="auto" style:text-underline-mode="continuous"/>
    </style:style>
    <style:style style:name="T199" style:parent-style-name="Domyślnaczcionkaakapitu" style:family="text">
      <style:text-properties fo:background-color="#80FFFF" style:text-underline-type="single" style:text-underline-style="solid" style:text-underline-width="auto" style:text-underline-mode="continuous"/>
    </style:style>
    <style:style style:name="P200" style:parent-style-name="Normalny" style:family="paragraph">
      <style:paragraph-properties fo:text-align="justify" fo:line-height="150%" fo:text-indent="0.2479in">
        <style:tab-stops>
          <style:tab-stop style:type="left" style:position="4.9722in"/>
        </style:tab-stops>
      </style:paragraph-properties>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P207" style:parent-style-name="Normalny" style:family="paragraph">
      <style:paragraph-properties fo:text-align="justify" fo:line-height="150%" fo:text-indent="0.2479in"/>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style:style>
    <style:style style:name="T211" style:parent-style-name="Domyślnaczcionkaakapitu" style:family="text">
      <style:text-properties style:text-underline-type="single" style:text-underline-style="solid" style:text-underline-width="auto" style:text-underline-mode="continuous"/>
    </style:style>
    <style:style style:name="T212" style:parent-style-name="Domyślnaczcionkaakapitu" style:family="text">
      <style:text-properties fo:background-color="#80FFFF" style:text-underline-type="single" style:text-underline-style="solid" style:text-underline-width="auto" style:text-underline-mode="continuous"/>
    </style:style>
    <style:style style:name="T213" style:parent-style-name="Domyślnaczcionkaakapitu" style:family="text">
      <style:text-properties style:text-underline-type="single" style:text-underline-style="solid" style:text-underline-width="auto" style:text-underline-mode="continuous"/>
    </style:style>
    <style:style style:name="T214" style:parent-style-name="Domyślnaczcionkaakapitu" style:family="text">
      <style:text-properties fo:background-color="#80FFFF" style:text-underline-type="single" style:text-underline-style="solid" style:text-underline-width="auto" style:text-underline-mode="continuous"/>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479in"/>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style:style>
    <style:style style:name="T224" style:parent-style-name="Domyślnaczcionkaakapitu" style:family="text">
      <style:text-properties style:text-underline-type="single" style:text-underline-style="solid" style:text-underline-width="auto" style:text-underline-mode="continuous"/>
    </style:style>
    <style:style style:name="T225" style:parent-style-name="Domyślnaczcionkaakapitu" style:family="text">
      <style:text-properties fo:background-color="#80FFFF" style:text-underline-type="single" style:text-underline-style="solid" style:text-underline-width="auto" style:text-underline-mode="continuous"/>
    </style:style>
    <style:style style:name="T226" style:parent-style-name="Domyślnaczcionkaakapitu" style:family="text">
      <style:text-properties style:text-underline-type="single" style:text-underline-style="solid" style:text-underline-width="auto" style:text-underline-mode="continuous"/>
    </style:style>
    <style:style style:name="T227" style:parent-style-name="Domyślnaczcionkaakapitu" style:family="text">
      <style:text-properties fo:background-color="#80FFFF"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fo:background-color="#80FFFF" style:text-underline-type="single" style:text-underline-style="solid" style:text-underline-width="auto" style:text-underline-mode="continuous"/>
    </style:style>
    <style:style style:name="P230" style:parent-style-name="Normalny" style:family="paragraph">
      <style:paragraph-properties fo:text-align="justify" fo:line-height="150%" fo:text-indent="0.2479in"/>
    </style:style>
    <style:style style:name="P231" style:parent-style-name="Normalny" style:family="paragraph">
      <style:paragraph-properties fo:text-align="justify" fo:line-height="150%"/>
    </style:style>
    <style:style style:name="T232" style:parent-style-name="Domyślnaczcionkaakapitu" style:family="text">
      <style:text-properties style:text-underline-type="single" style:text-underline-style="solid" style:text-underline-width="auto" style:text-underline-mode="continuous"/>
    </style:style>
    <style:style style:name="P233" style:parent-style-name="Normalny" style:family="paragraph">
      <style:paragraph-properties fo:text-align="justify" fo:line-height="150%" fo:text-indent="0.2479in"/>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style:style>
    <style:style style:name="T237" style:parent-style-name="Domyślnaczcionkaakapitu" style:family="text">
      <style:text-properties style:text-underline-type="single" style:text-underline-style="solid" style:text-underline-width="auto" style:text-underline-mode="continuous"/>
    </style:style>
    <style:style style:name="T238" style:parent-style-name="Domyślnaczcionkaakapitu" style:family="text">
      <style:text-properties fo:background-color="#80FFFF" style:text-underline-type="single" style:text-underline-style="solid" style:text-underline-width="auto" style:text-underline-mode="continuous"/>
    </style:style>
    <style:style style:name="T239" style:parent-style-name="Domyślnaczcionkaakapitu" style:family="text">
      <style:text-properties style:text-underline-type="single" style:text-underline-style="solid" style:text-underline-width="auto" style:text-underline-mode="continuous"/>
    </style:style>
    <style:style style:name="T240" style:parent-style-name="Domyślnaczcionkaakapitu" style:family="text">
      <style:text-properties fo:background-color="#80FFFF" style:text-underline-type="single" style:text-underline-style="solid" style:text-underline-width="auto" style:text-underline-mode="continuous"/>
    </style:style>
    <style:style style:name="T241" style:parent-style-name="Domyślnaczcionkaakapitu" style:family="text">
      <style:text-properties style:text-underline-type="single" style:text-underline-style="solid" style:text-underline-width="auto" style:text-underline-mode="continuous"/>
    </style:style>
    <style:style style:name="T242" style:parent-style-name="Domyślnaczcionkaakapitu" style:family="text">
      <style:text-properties fo:background-color="#80FFFF" style:text-underline-type="single" style:text-underline-style="solid" style:text-underline-width="auto" style:text-underline-mode="continuous"/>
    </style:style>
    <style:style style:name="P243" style:parent-style-name="Normalny" style:family="paragraph">
      <style:paragraph-properties fo:text-align="justify" fo:line-height="150%" fo:text-indent="0.2479in"/>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fo:text-indent="0.2479in"/>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479in"/>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style:style>
    <style:style style:name="T255" style:parent-style-name="Domyślnaczcionkaakapitu" style:family="text">
      <style:text-properties style:text-underline-type="single" style:text-underline-style="solid" style:text-underline-width="auto" style:text-underline-mode="continuous"/>
    </style:style>
    <style:style style:name="P256" style:parent-style-name="Normalny" style:family="paragraph">
      <style:paragraph-properties fo:text-align="justify" fo:line-height="150%" fo:text-indent="0.2479in"/>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P285" style:parent-style-name="Normalny" style:family="paragraph">
      <style:paragraph-properties fo:text-align="justify" fo:line-height="150%">
        <style:tab-stops>
          <style:tab-stop style:type="left" style:position="4.3888in"/>
        </style:tab-stops>
      </style:paragraph-properties>
    </style:style>
    <style:style style:name="T286" style:parent-style-name="Domyślnaczcionkaakapitu" style:family="text">
      <style:text-properties style:text-underline-type="single" style:text-underline-style="solid" style:text-underline-width="auto" style:text-underline-mode="continuou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T290" style:parent-style-name="Domyślnaczcionkaakapitu" style:family="text">
      <style:text-properties style:text-underline-type="single" style:text-underline-style="solid" style:text-underline-width="auto" style:text-underline-mode="continuous"/>
    </style:style>
    <style:style style:name="T291" style:parent-style-name="Domyślnaczcionkaakapitu" style:family="text">
      <style:text-properties fo:background-color="#80FFFF" style:text-underline-type="single" style:text-underline-style="solid" style:text-underline-width="auto" style:text-underline-mode="continuous"/>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fo:text-indent="0.2479in"/>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style:tab-stops>
          <style:tab-stop style:type="left" style:position="2.5625in"/>
          <style:tab-stop style:type="left" style:position="5.0486in"/>
        </style:tab-stops>
      </style:paragraph-properties>
    </style:style>
    <style:style style:name="T313" style:parent-style-name="Domyślnaczcionkaakapitu" style:family="text">
      <style:text-properties style:text-underline-type="single" style:text-underline-style="solid" style:text-underline-width="auto" style:text-underline-mode="continuous"/>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P318" style:parent-style-name="Normalny" style:family="paragraph">
      <style:paragraph-properties fo:text-align="justify" fo:line-height="150%">
        <style:tab-stops>
          <style:tab-stop style:type="left" style:position="1.7152in"/>
          <style:tab-stop style:type="left" style:position="2.5347in"/>
        </style:tab-stops>
      </style:paragraph-propertie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style:text-underline-type="single" style:text-underline-style="solid" style:text-underline-width="auto" style:text-underline-mode="continuous"/>
    </style:style>
    <style:style style:name="T322" style:parent-style-name="Domyślnaczcionkaakapitu" style:family="text">
      <style:text-properties fo:background-color="#80FFFF" style:text-underline-type="single" style:text-underline-style="solid" style:text-underline-width="auto" style:text-underline-mode="continuous"/>
    </style:style>
    <style:style style:name="T323" style:parent-style-name="Domyślnaczcionkaakapitu" style:family="text">
      <style:text-properties style:text-underline-type="single" style:text-underline-style="solid" style:text-underline-width="auto" style:text-underline-mode="continuous"/>
    </style:style>
    <style:style style:name="T324" style:parent-style-name="Domyślnaczcionkaakapitu" style:family="text">
      <style:text-properties fo:background-color="#80FFFF" style:text-underline-type="single" style:text-underline-style="solid" style:text-underline-width="auto" style:text-underline-mode="continuous"/>
    </style:style>
    <style:style style:name="P325" style:parent-style-name="Normalny" style:family="paragraph">
      <style:paragraph-properties fo:text-align="justify" fo:line-height="150%" fo:text-indent="0.2479in"/>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tab-stops>
          <style:tab-stop style:type="left" style:position="21.2013in"/>
        </style:tab-stops>
      </style:paragraph-properties>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fo:text-align="justify" fo:line-height="150%" fo:text-indent="0.1972in">
        <style:tab-stops>
          <style:tab-stop style:type="left" style:position="21.2013in"/>
        </style:tab-stops>
      </style:paragraph-properties>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fo:text-indent="0.2479in"/>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fo:text-indent="0.2479in"/>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479in"/>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P387" style:parent-style-name="Normalny" style:family="paragraph">
      <style:paragraph-properties fo:text-align="justify" fo:line-height="150%" fo:text-indent="0.2479in"/>
    </style:style>
    <style:style style:name="P388" style:parent-style-name="Normalny" style:family="paragraph">
      <style:paragraph-properties fo:text-align="justify" fo:line-height="150%" fo:text-indent="0.2479in"/>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style:style>
    <style:style style:name="T402" style:parent-style-name="Domyślnaczcionkaakapitu" style:family="text">
      <style:text-properties style:text-underline-type="single" style:text-underline-style="solid" style:text-underline-width="auto" style:text-underline-mode="continuous"/>
    </style:style>
    <style:style style:name="T403" style:parent-style-name="Domyślnaczcionkaakapitu" style:family="text">
      <style:text-properties fo:background-color="#80FFFF" style:text-underline-type="single" style:text-underline-style="solid" style:text-underline-width="auto" style:text-underline-mode="continuous"/>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fo:background-color="#80FFFF" style:text-underline-type="single" style:text-underline-style="solid" style:text-underline-width="auto" style:text-underline-mode="continuous"/>
    </style:style>
    <style:style style:name="P406" style:parent-style-name="Normalny" style:family="paragraph">
      <style:paragraph-properties fo:text-align="justify" fo:line-height="150%" fo:text-indent="0.2479in"/>
    </style:style>
    <style:style style:name="P407" style:parent-style-name="Normalny" style:family="paragraph">
      <style:paragraph-properties fo:text-align="justify" fo:line-height="150%" fo:text-indent="0.2479in"/>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style:tab-stops>
          <style:tab-stop style:type="left" style:position="4.75in"/>
        </style:tab-stops>
      </style:paragraph-properties>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fo:background-color="#80FFFF" style:text-underline-type="single" style:text-underline-style="solid" style:text-underline-width="auto" style:text-underline-mode="continuous"/>
    </style:style>
    <style:style style:name="T412" style:parent-style-name="Domyślnaczcionkaakapitu" style:family="text">
      <style:text-properties style:text-underline-type="single" style:text-underline-style="solid" style:text-underline-width="auto" style:text-underline-mode="continuous"/>
    </style:style>
    <style:style style:name="P413" style:parent-style-name="Normalny" style:family="paragraph">
      <style:paragraph-properties fo:text-align="justify" fo:line-height="150%" fo:text-indent="0.2479in">
        <style:tab-stops>
          <style:tab-stop style:type="left" style:position="4.75in"/>
        </style:tab-stops>
      </style:paragraph-properties>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479in"/>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fo:background-color="#80FFFF" style:text-underline-type="single" style:text-underline-style="solid" style:text-underline-width="auto" style:text-underline-mode="continuous"/>
    </style:style>
    <style:style style:name="T423" style:parent-style-name="Domyślnaczcionkaakapitu" style:family="text">
      <style:text-properties style:text-underline-type="single" style:text-underline-style="solid" style:text-underline-width="auto" style:text-underline-mode="continuous"/>
    </style:style>
    <style:style style:name="P424" style:parent-style-name="Normalny" style:family="paragraph">
      <style:paragraph-properties fo:text-align="justify" fo:line-height="150%" fo:text-indent="0.2479in"/>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fo:background-color="#80FFFF" style:text-underline-type="single" style:text-underline-style="solid" style:text-underline-width="auto" style:text-underline-mode="continuous"/>
    </style:style>
    <style:style style:name="T446" style:parent-style-name="Domyślnaczcionkaakapitu" style:family="text">
      <style:text-properties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479in"/>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479in">
        <style:tab-stops>
          <style:tab-stop style:type="left" style:position="2.6597in"/>
        </style:tab-stops>
      </style:paragraph-properties>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style:tab-stops>
          <style:tab-stop style:type="left" style:position="2.6597in"/>
        </style:tab-stops>
      </style:paragraph-properties>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P471" style:parent-style-name="Normalny" style:family="paragraph">
      <style:paragraph-properties fo:text-align="justify" fo:line-height="150%" fo:text-indent="0.2479in">
        <style:tab-stops>
          <style:tab-stop style:type="left" style:position="2.6597in"/>
        </style:tab-stops>
      </style:paragraph-properties>
    </style:style>
    <style:style style:name="P472" style:parent-style-name="Normalny" style:family="paragraph">
      <style:paragraph-properties fo:text-align="justify" fo:line-height="150%">
        <style:tab-stops>
          <style:tab-stop style:type="left" style:position="2.6597in"/>
        </style:tab-stops>
      </style:paragraph-properties>
    </style:style>
    <style:style style:name="T473" style:parent-style-name="Domyślnaczcionkaakapitu" style:family="text">
      <style:text-properties style:text-underline-type="single" style:text-underline-style="solid" style:text-underline-width="auto" style:text-underline-mode="continuous"/>
    </style:style>
    <style:style style:name="T474" style:parent-style-name="Domyślnaczcionkaakapitu" style:family="text">
      <style:text-properties fo:background-color="#80FFFF" style:text-underline-type="single" style:text-underline-style="solid" style:text-underline-width="auto" style:text-underline-mode="continuous"/>
    </style:style>
    <style:style style:name="T475" style:parent-style-name="Domyślnaczcionkaakapitu" style:family="text">
      <style:text-properties style:text-underline-type="single" style:text-underline-style="solid" style:text-underline-width="auto" style:text-underline-mode="continuous"/>
    </style:style>
    <style:style style:name="P476" style:parent-style-name="Normalny" style:family="paragraph">
      <style:paragraph-properties fo:text-align="justify" fo:line-height="150%" fo:text-indent="0.2479in"/>
    </style:style>
    <style:style style:name="P477" style:parent-style-name="Normalny" style:family="paragraph">
      <style:paragraph-properties fo:text-align="justify" fo:line-height="150%" fo:text-indent="0.2479in"/>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P484" style:parent-style-name="Normalny" style:family="paragraph">
      <style:paragraph-properties fo:text-align="justify" fo:line-height="150%" fo:text-indent="0.2479in"/>
    </style:style>
    <style:style style:name="P485" style:parent-style-name="Normalny" style:family="paragraph">
      <style:paragraph-properties fo:text-align="justify" fo:line-height="150%"/>
    </style:style>
    <style:style style:name="T486" style:parent-style-name="Domyślnaczcionkaakapitu" style:family="text">
      <style:text-properties style:text-underline-type="single" style:text-underline-style="solid" style:text-underline-width="auto" style:text-underline-mode="continuous"/>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479in"/>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style>
    <style:style style:name="T503" style:parent-style-name="Domyślnaczcionkaakapitu" style:family="text">
      <style:text-properties fo:background-color="#80FFFF"/>
    </style:style>
    <style:style style:name="P504" style:parent-style-name="Normalny" style:family="paragraph">
      <style:paragraph-properties fo:text-align="justify" fo:line-height="150%" fo:text-indent="0.2479in"/>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fo:text-indent="0.2479in"/>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fo:text-indent="0.2479in"/>
    </style:style>
    <style:style style:name="P533" style:parent-style-name="Normalny" style:family="paragraph">
      <style:paragraph-properties fo:text-align="justify" fo:line-height="150%"/>
    </style:style>
    <style:style style:name="T534" style:parent-style-name="Domyślnaczcionkaakapitu" style:family="text">
      <style:text-properties style:text-underline-type="single" style:text-underline-style="solid" style:text-underline-width="auto" style:text-underline-mode="continuous"/>
    </style:style>
    <style:style style:name="T535" style:parent-style-name="Domyślnaczcionkaakapitu" style:family="text">
      <style:text-properties fo:background-color="#80FFFF" style:text-underline-type="single" style:text-underline-style="solid" style:text-underline-width="auto" style:text-underline-mode="continuous"/>
    </style:style>
    <style:style style:name="T536" style:parent-style-name="Domyślnaczcionkaakapitu" style:family="text">
      <style:text-properties style:text-underline-type="single" style:text-underline-style="solid" style:text-underline-width="auto" style:text-underline-mode="continuous"/>
    </style:style>
    <style:style style:name="T537" style:parent-style-name="Domyślnaczcionkaakapitu" style:family="text">
      <style:text-properties fo:background-color="#80FFFF" style:text-underline-type="single" style:text-underline-style="solid" style:text-underline-width="auto" style:text-underline-mode="continuous"/>
    </style:style>
    <style:style style:name="T538" style:parent-style-name="Domyślnaczcionkaakapitu" style:family="text">
      <style:text-properties style:text-underline-type="single" style:text-underline-style="solid" style:text-underline-width="auto" style:text-underline-mode="continuous"/>
    </style:style>
    <style:style style:name="T539" style:parent-style-name="Domyślnaczcionkaakapitu" style:family="text">
      <style:text-properties fo:background-color="#80FFFF" style:text-underline-type="single" style:text-underline-style="solid" style:text-underline-width="auto" style:text-underline-mode="continuous"/>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P544" style:parent-style-name="Normalny" style:family="paragraph">
      <style:paragraph-properties fo:text-align="justify" fo:line-height="150%" fo:text-indent="0.2479in"/>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style:style>
    <style:style style:name="T547" style:parent-style-name="Domyślnaczcionkaakapitu" style:family="text">
      <style:text-properties style:text-underline-type="single" style:text-underline-style="solid" style:text-underline-width="auto" style:text-underline-mode="continuous"/>
    </style:style>
    <style:style style:name="T548" style:parent-style-name="Domyślnaczcionkaakapitu" style:family="text">
      <style:text-properties fo:background-color="#80FFFF" style:text-underline-type="single" style:text-underline-style="solid" style:text-underline-width="auto" style:text-underline-mode="continuous"/>
    </style:style>
    <style:style style:name="T549" style:parent-style-name="Domyślnaczcionkaakapitu" style:family="text">
      <style:text-properties style:text-underline-type="single" style:text-underline-style="solid" style:text-underline-width="auto" style:text-underline-mode="continuous"/>
    </style:style>
    <style:style style:name="T550" style:parent-style-name="Domyślnaczcionkaakapitu" style:family="text">
      <style:text-properties fo:background-color="#80FFFF" style:text-underline-type="single" style:text-underline-style="solid" style:text-underline-width="auto" style:text-underline-mode="continuous"/>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style:tab-stops>
          <style:tab-stop style:type="left" style:position="2.8541in"/>
          <style:tab-stop style:type="left" style:leader-style="dotted" style:leader-text="." style:position="5.8263in"/>
          <style:tab-stop style:type="left" style:leader-style="dotted" style:leader-text="." style:position="5.9861in"/>
        </style:tab-stops>
      </style:paragraph-properties>
    </style:style>
    <style:style style:name="T556" style:parent-style-name="Domyślnaczcionkaakapitu" style:family="text">
      <style:text-properties fo:background-color="#80FFFF"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P558" style:parent-style-name="Normalny" style:family="paragraph">
      <style:paragraph-properties fo:text-align="justify" fo:line-height="150%" fo:text-indent="0.2479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fo:text-indent="0.2479in"/>
    </style:style>
    <style:style style:name="P580" style:parent-style-name="Normalny" style:family="paragraph">
      <style:paragraph-properties fo:text-align="justify" fo:line-height="150%">
        <style:tab-stops>
          <style:tab-stop style:type="left" style:position="4.0763in"/>
          <style:tab-stop style:type="left" style:position="5.2847in"/>
        </style:tab-stops>
      </style:paragraph-properties>
    </style:style>
    <style:style style:name="T581" style:parent-style-name="Domyślnaczcionkaakapitu" style:family="text">
      <style:text-properties style:text-underline-type="single" style:text-underline-style="solid" style:text-underline-width="auto" style:text-underline-mode="continuous"/>
    </style:style>
    <style:style style:name="T582" style:parent-style-name="Domyślnaczcionkaakapitu" style:family="text">
      <style:text-properties fo:background-color="#80FFFF"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479in"/>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T586" style:parent-style-name="Domyślnaczcionkaakapitu" style:family="text">
      <style:text-properties fo:background-color="#80FFFF" style:text-underline-type="single" style:text-underline-style="solid" style:text-underline-width="auto" style:text-underline-mode="continuous"/>
    </style:style>
    <style:style style:name="T587" style:parent-style-name="Domyślnaczcionkaakapitu" style:family="text">
      <style:text-properties style:text-underline-type="single" style:text-underline-style="solid" style:text-underline-width="auto" style:text-underline-mode="continuous"/>
    </style:style>
    <style:style style:name="T588" style:parent-style-name="Domyślnaczcionkaakapitu" style:family="text">
      <style:text-properties fo:background-color="#80FFFF"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P590" style:parent-style-name="Normalny" style:family="paragraph">
      <style:paragraph-properties fo:text-align="justify" fo:line-height="150%" fo:text-indent="0.2479in"/>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fo:text-indent="0.2479in"/>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P602" style:parent-style-name="Normalny" style:family="paragraph">
      <style:paragraph-properties fo:text-align="justify" fo:line-height="150%"/>
    </style:style>
    <style:style style:name="T603" style:parent-style-name="Domyślnaczcionkaakapitu" style:family="text">
      <style:text-properties style:text-underline-type="single" style:text-underline-style="solid" style:text-underline-width="auto" style:text-underline-mode="continuous"/>
    </style:style>
    <style:style style:name="T604" style:parent-style-name="Domyślnaczcionkaakapitu" style:family="text">
      <style:text-properties fo:background-color="#80FFFF" style:text-underline-type="single" style:text-underline-style="solid" style:text-underline-width="auto" style:text-underline-mode="continuous"/>
    </style:style>
    <style:style style:name="P605" style:parent-style-name="Normalny" style:family="paragraph">
      <style:paragraph-properties fo:text-align="justify" fo:line-height="150%" fo:text-indent="0.2479in"/>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style:style>
    <style:style style:name="T610" style:parent-style-name="Domyślnaczcionkaakapitu" style:family="text">
      <style:text-properties style:text-underline-type="single" style:text-underline-style="solid" style:text-underline-width="auto" style:text-underline-mode="continuous"/>
    </style:style>
    <style:style style:name="T611" style:parent-style-name="Domyślnaczcionkaakapitu" style:family="text">
      <style:text-properties fo:background-color="#80FFFF" style:text-underline-type="single" style:text-underline-style="solid" style:text-underline-width="auto" style:text-underline-mode="continuous"/>
    </style:style>
    <style:style style:name="T612" style:parent-style-name="Domyślnaczcionkaakapitu" style:family="text">
      <style:text-properties style:text-underline-type="single" style:text-underline-style="solid" style:text-underline-width="auto" style:text-underline-mode="continuous"/>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P632" style:parent-style-name="Normalny" style:family="paragraph">
      <style:paragraph-properties fo:text-align="justify" fo:line-height="150%" fo:text-indent="0.2479in"/>
    </style:style>
    <style:style style:name="P633" style:parent-style-name="Normalny" style:family="paragraph">
      <style:paragraph-properties fo:text-align="justify" fo:line-height="150%" fo:text-indent="0.2479in"/>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479in"/>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P654" style:parent-style-name="Normalny" style:family="paragraph">
      <style:paragraph-properties fo:text-align="justify" fo:line-height="150%" fo:text-indent="0.2479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479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fo:background-color="#80FFFF" style:text-underline-type="single" style:text-underline-style="solid" style:text-underline-width="auto" style:text-underline-mode="continuous"/>
    </style:style>
    <style:style style:name="T679" style:parent-style-name="Domyślnaczcionkaakapitu" style:family="text">
      <style:text-properties style:text-underline-type="single" style:text-underline-style="solid" style:text-underline-width="auto" style:text-underline-mode="continuous"/>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style:style>
    <style:style style:name="T693" style:parent-style-name="Domyślnaczcionkaakapitu" style:family="text">
      <style:text-properties style:text-underline-type="single" style:text-underline-style="solid" style:text-underline-width="auto" style:text-underline-mode="continuous"/>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P733" style:parent-style-name="Normalny" style:family="paragraph">
      <style:paragraph-properties fo:text-align="justify" fo:line-height="150%" fo:text-indent="0.2479in"/>
    </style:style>
    <style:style style:name="P734" style:parent-style-name="Normalny" style:family="paragraph">
      <style:paragraph-properties fo:text-align="justify" fo:line-height="150%"/>
    </style:style>
    <style:style style:name="T735" style:parent-style-name="Domyślnaczcionkaakapitu" style:family="text">
      <style:text-properties style:text-underline-type="single" style:text-underline-style="solid" style:text-underline-width="auto" style:text-underline-mode="continuous"/>
    </style:style>
    <style:style style:name="T736" style:parent-style-name="Domyślnaczcionkaakapitu" style:family="text">
      <style:text-properties fo:background-color="#80FFFF"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479in">
        <style:tab-stops>
          <style:tab-stop style:type="left" style:position="4.5347in"/>
        </style:tab-stops>
      </style:paragraph-properties>
    </style:style>
    <style:style style:name="T738" style:parent-style-name="Domyślnaczcionkaakapitu" style:family="text">
      <style:text-properties fo:background-color="#80FFFF"/>
    </style:style>
    <style:style style:name="P739" style:parent-style-name="Normalny" style:family="paragraph">
      <style:paragraph-properties fo:text-align="justify" fo:line-height="150%" fo:text-indent="0.2479in">
        <style:tab-stops>
          <style:tab-stop style:type="left" style:position="4.5347in"/>
        </style:tab-stops>
      </style:paragraph-properties>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tab-stops>
          <style:tab-stop style:type="left" style:position="4.5347in"/>
        </style:tab-stops>
      </style:paragraph-properties>
    </style:style>
    <style:style style:name="T742" style:parent-style-name="Domyślnaczcionkaakapitu" style:family="text">
      <style:text-properties style:text-underline-type="single" style:text-underline-style="solid" style:text-underline-width="auto" style:text-underline-mode="continuous"/>
    </style:style>
    <style:style style:name="T743" style:parent-style-name="Domyślnaczcionkaakapitu" style:family="text">
      <style:text-properties fo:background-color="#80FFFF" style:text-underline-type="single" style:text-underline-style="solid" style:text-underline-width="auto" style:text-underline-mode="continuous"/>
    </style:style>
    <style:style style:name="T744" style:parent-style-name="Domyślnaczcionkaakapitu" style:family="text">
      <style:text-properties style:text-underline-type="single" style:text-underline-style="solid" style:text-underline-width="auto" style:text-underline-mode="continuous"/>
    </style:style>
    <style:style style:name="T745" style:parent-style-name="Domyślnaczcionkaakapitu" style:family="text">
      <style:text-properties fo:background-color="#80FFFF" style:text-underline-type="single" style:text-underline-style="solid" style:text-underline-width="auto" style:text-underline-mode="continuous"/>
    </style:style>
    <style:style style:name="T746" style:parent-style-name="Domyślnaczcionkaakapitu" style:family="text">
      <style:text-properties style:text-underline-type="single" style:text-underline-style="solid" style:text-underline-width="auto" style:text-underline-mode="continuous"/>
    </style:style>
    <style:style style:name="T747" style:parent-style-name="Domyślnaczcionkaakapitu" style:family="text">
      <style:text-properties fo:background-color="#80FFFF" style:text-underline-type="single" style:text-underline-style="solid" style:text-underline-width="auto" style:text-underline-mode="continuous"/>
    </style:style>
    <style:style style:name="T748" style:parent-style-name="Domyślnaczcionkaakapitu" style:family="text">
      <style:text-properties style:text-underline-type="single" style:text-underline-style="solid" style:text-underline-width="auto" style:text-underline-mode="continuous"/>
    </style:style>
    <style:style style:name="P749" style:parent-style-name="Normalny" style:family="paragraph">
      <style:paragraph-properties fo:text-align="justify" fo:line-height="150%" fo:text-indent="0.2479in">
        <style:tab-stops>
          <style:tab-stop style:type="left" style:position="4.5347in"/>
        </style:tab-stops>
      </style:paragraph-properties>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P756" style:parent-style-name="Normalny" style:family="paragraph">
      <style:paragraph-properties fo:text-align="justify" fo:line-height="150%" fo:text-indent="0.2479in"/>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fo:text-indent="0.2479in"/>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479in"/>
    </style:style>
    <style:style style:name="P771" style:parent-style-name="Normalny" style:family="paragraph">
      <style:paragraph-properties fo:text-align="justify" fo:line-height="150%" fo:text-indent="0.2479in"/>
    </style:style>
    <style:style style:name="P772" style:parent-style-name="Normalny" style:family="paragraph">
      <style:paragraph-properties fo:text-align="justify" fo:line-height="150%"/>
    </style:style>
    <style:style style:name="T773" style:parent-style-name="Domyślnaczcionkaakapitu" style:family="text">
      <style:text-properties style:text-underline-type="single" style:text-underline-style="solid" style:text-underline-width="auto" style:text-underline-mode="continuous"/>
    </style:style>
    <style:style style:name="T774" style:parent-style-name="Domyślnaczcionkaakapitu" style:family="text">
      <style:text-properties fo:background-color="#80FFFF" style:text-underline-type="single" style:text-underline-style="solid" style:text-underline-width="auto" style:text-underline-mode="continuous"/>
    </style:style>
    <style:style style:name="T775" style:parent-style-name="Domyślnaczcionkaakapitu" style:family="text">
      <style:text-properties style:text-underline-type="single" style:text-underline-style="solid" style:text-underline-width="auto" style:text-underline-mode="continuous"/>
    </style:style>
    <style:style style:name="P776" style:parent-style-name="Normalny" style:family="paragraph">
      <style:paragraph-properties fo:text-align="justify" fo:line-height="150%" fo:text-indent="0.2479in"/>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style:style>
    <style:style style:name="T780" style:parent-style-name="Domyślnaczcionkaakapitu" style:family="text">
      <style:text-properties fo:background-color="#80FFFF" style:text-underline-type="single" style:text-underline-style="solid" style:text-underline-width="auto" style:text-underline-mode="continuous"/>
    </style:style>
    <style:style style:name="T781" style:parent-style-name="Domyślnaczcionkaakapitu" style:family="text">
      <style:text-properties style:text-underline-type="single" style:text-underline-style="solid" style:text-underline-width="auto" style:text-underline-mode="continuous"/>
    </style:style>
    <style:style style:name="T782" style:parent-style-name="Domyślnaczcionkaakapitu" style:family="text">
      <style:text-properties fo:background-color="#80FFFF" style:text-underline-type="single" style:text-underline-style="solid" style:text-underline-width="auto" style:text-underline-mode="continuous"/>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P813" style:parent-style-name="Normalny" style:family="paragraph">
      <style:paragraph-properties fo:text-align="justify" fo:line-height="150%" fo:text-indent="0.2479in"/>
    </style:style>
    <style:style style:name="P814" style:parent-style-name="Normalny" style:family="paragraph">
      <style:paragraph-properties fo:text-align="justify" fo:line-height="150%" fo:text-indent="0.2479in"/>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P818" style:parent-style-name="Normalny" style:family="paragraph">
      <style:paragraph-properties fo:text-align="justify" fo:line-height="150%"/>
    </style:style>
    <style:style style:name="T819" style:parent-style-name="Domyślnaczcionkaakapitu" style:family="text">
      <style:text-properties style:text-underline-type="single" style:text-underline-style="solid" style:text-underline-width="auto" style:text-underline-mode="continuous"/>
    </style:style>
    <style:style style:name="T820" style:parent-style-name="Domyślnaczcionkaakapitu" style:family="text">
      <style:text-properties fo:background-color="#80FFFF" style:text-underline-type="single" style:text-underline-style="solid" style:text-underline-width="auto" style:text-underline-mode="continuous"/>
    </style:style>
    <style:style style:name="T821" style:parent-style-name="Domyślnaczcionkaakapitu" style:family="text">
      <style:text-properties style:text-underline-type="single" style:text-underline-style="solid" style:text-underline-width="auto" style:text-underline-mode="continuous"/>
    </style:style>
    <style:style style:name="T822" style:parent-style-name="Domyślnaczcionkaakapitu" style:family="text">
      <style:text-properties fo:background-color="#80FFFF" style:text-underline-type="single" style:text-underline-style="solid" style:text-underline-width="auto" style:text-underline-mode="continuous"/>
    </style:style>
    <style:style style:name="T823" style:parent-style-name="Domyślnaczcionkaakapitu" style:family="text">
      <style:text-properties style:text-underline-type="single" style:text-underline-style="solid" style:text-underline-width="auto" style:text-underline-mode="continuous"/>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P846" style:parent-style-name="Normalny" style:family="paragraph">
      <style:paragraph-properties fo:text-align="justify" fo:line-height="150%" fo:text-indent="0.2479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style>
    <style:style style:name="T859" style:parent-style-name="Domyślnaczcionkaakapitu" style:family="text">
      <style:text-properties style:text-underline-type="single" style:text-underline-style="solid" style:text-underline-width="auto" style:text-underline-mode="continuous"/>
    </style:style>
    <style:style style:name="T860" style:parent-style-name="Domyślnaczcionkaakapitu" style:family="text">
      <style:text-properties fo:background-color="#80FFFF" style:text-underline-type="single" style:text-underline-style="solid" style:text-underline-width="auto" style:text-underline-mode="continuous"/>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P865" style:parent-style-name="Normalny" style:family="paragraph">
      <style:paragraph-properties fo:text-align="justify" fo:line-height="150%"/>
    </style:style>
    <style:style style:name="T866" style:parent-style-name="Domyślnaczcionkaakapitu" style:family="text">
      <style:text-properties style:text-underline-type="single" style:text-underline-style="solid" style:text-underline-width="auto" style:text-underline-mode="continuous"/>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P907" style:parent-style-name="Normalny" style:family="paragraph">
      <style:paragraph-properties fo:text-align="justify" fo:line-height="150%" fo:text-indent="0.2479in"/>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P917" style:parent-style-name="Normalny" style:family="paragraph">
      <style:paragraph-properties fo:text-align="justify" fo:line-height="150%">
        <style:tab-stops>
          <style:tab-stop style:type="left" style:position="3.4444in"/>
        </style:tab-stops>
      </style:paragraph-properties>
    </style:style>
    <style:style style:name="T918" style:parent-style-name="Domyślnaczcionkaakapitu" style:family="text">
      <style:text-properties style:text-underline-type="single" style:text-underline-style="solid" style:text-underline-width="auto" style:text-underline-mode="continuous"/>
    </style:style>
    <style:style style:name="T919" style:parent-style-name="Domyślnaczcionkaakapitu" style:family="text">
      <style:text-properties fo:background-color="#80FFFF" style:text-underline-type="single" style:text-underline-style="solid" style:text-underline-width="auto" style:text-underline-mode="continuous"/>
    </style:style>
    <style:style style:name="T920" style:parent-style-name="Domyślnaczcionkaakapitu" style:family="text">
      <style:text-properties style:text-underline-type="single" style:text-underline-style="solid" style:text-underline-width="auto" style:text-underline-mode="continuous"/>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style:style>
    <style:style style:name="T924" style:parent-style-name="Domyślnaczcionkaakapitu" style:family="text">
      <style:text-properties style:text-underline-type="single" style:text-underline-style="solid" style:text-underline-width="auto" style:text-underline-mode="continuous"/>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P938" style:parent-style-name="Normalny" style:family="paragraph">
      <style:paragraph-properties fo:text-align="justify" fo:line-height="150%"/>
    </style:style>
    <style:style style:name="T939" style:parent-style-name="Domyślnaczcionkaakapitu" style:family="text">
      <style:text-properties style:text-underline-type="single" style:text-underline-style="solid" style:text-underline-width="auto" style:text-underline-mode="continuous"/>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P943" style:parent-style-name="Normalny" style:family="paragraph">
      <style:paragraph-properties fo:text-align="justify" fo:line-height="150%"/>
    </style:style>
    <style:style style:name="T944" style:parent-style-name="Domyślnaczcionkaakapitu" style:family="text">
      <style:text-properties style:text-underline-type="single" style:text-underline-style="solid" style:text-underline-width="auto" style:text-underline-mode="continuous"/>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T952" style:parent-style-name="Domyślnaczcionkaakapitu" style:family="text">
      <style:text-properties fo:background-color="#80FFFF" style:text-underline-type="single" style:text-underline-style="solid" style:text-underline-width="auto" style:text-underline-mode="continuous"/>
    </style:style>
    <style:style style:name="P953" style:parent-style-name="Normalny" style:family="paragraph">
      <style:paragraph-properties fo:text-align="justify" fo:line-height="150%" fo:text-indent="0.2479in"/>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text-underline-type="single" style:text-underline-style="solid" style:text-underline-width="auto" style:text-underline-mode="continuous"/>
    </style:style>
    <style:style style:name="T963" style:parent-style-name="Domyślnaczcionkaakapitu" style:family="text">
      <style:text-properties style:text-underline-type="single" style:text-underline-style="solid" style:text-underline-width="auto" style:text-underline-mode="continuous"/>
    </style:style>
    <style:style style:name="T964" style:parent-style-name="Domyślnaczcionkaakapitu" style:family="text">
      <style:text-properties fo:background-color="#80FFFF" style:text-underline-type="single" style:text-underline-style="solid" style:text-underline-width="auto" style:text-underline-mode="continuous"/>
    </style:style>
    <style:style style:name="T965" style:parent-style-name="Domyślnaczcionkaakapitu" style:family="text">
      <style:text-properties style:text-underline-type="single" style:text-underline-style="solid" style:text-underline-width="auto" style:text-underline-mode="continuous"/>
    </style:style>
    <style:style style:name="T966" style:parent-style-name="Domyślnaczcionkaakapitu" style:family="text">
      <style:text-properties fo:background-color="#80FFFF" style:text-underline-type="single" style:text-underline-style="solid" style:text-underline-width="auto" style:text-underline-mode="continuous"/>
    </style:style>
    <style:style style:name="T967" style:parent-style-name="Domyślnaczcionkaakapitu" style:family="text">
      <style:text-properties style:text-underline-type="single" style:text-underline-style="solid" style:text-underline-width="auto" style:text-underline-mode="continuous"/>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fo:text-indent="0.2479in"/>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P987" style:parent-style-name="Normalny" style:family="paragraph">
      <style:paragraph-properties fo:text-align="justify" fo:line-height="150%" fo:text-indent="0.2479in"/>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style:text-underline-type="single" style:text-underline-style="solid" style:text-underline-width="auto" style:text-underline-mode="continuous"/>
    </style:style>
    <style:style style:name="T1001" style:parent-style-name="Domyślnaczcionkaakapitu" style:family="text">
      <style:text-properties fo:background-color="#80FFFF" style:text-underline-type="single" style:text-underline-style="solid" style:text-underline-width="auto" style:text-underline-mode="continuous"/>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fo:background-color="#80FFFF" style:text-underline-type="single" style:text-underline-style="solid" style:text-underline-width="auto" style:text-underline-mode="continuous"/>
    </style:style>
    <style:style style:name="T1004" style:parent-style-name="Domyślnaczcionkaakapitu" style:family="text">
      <style:text-properties style:text-underline-type="single" style:text-underline-style="solid" style:text-underline-width="auto" style:text-underline-mode="continuous"/>
    </style:style>
    <style:style style:name="T1005" style:parent-style-name="Domyślnaczcionkaakapitu" style:family="text">
      <style:text-properties fo:background-color="#80FFFF" style:text-underline-type="single" style:text-underline-style="solid" style:text-underline-width="auto" style:text-underline-mode="continuous"/>
    </style:style>
    <style:style style:name="T1006" style:parent-style-name="Domyślnaczcionkaakapitu" style:family="text">
      <style:text-properties style:text-underline-type="single" style:text-underline-style="solid" style:text-underline-width="auto" style:text-underline-mode="continuous"/>
    </style:style>
    <style:style style:name="T1007" style:parent-style-name="Domyślnaczcionkaakapitu" style:family="text">
      <style:text-properties fo:background-color="#80FFFF" style:text-underline-type="single" style:text-underline-style="solid" style:text-underline-width="auto" style:text-underline-mode="continuous"/>
    </style:style>
    <style:style style:name="T1008" style:parent-style-name="Domyślnaczcionkaakapitu" style:family="text">
      <style:text-properties style:text-underline-type="single" style:text-underline-style="solid" style:text-underline-width="auto" style:text-underline-mode="continuous"/>
    </style:style>
    <style:style style:name="P1009" style:parent-style-name="Normalny" style:family="paragraph">
      <style:paragraph-properties fo:text-align="justify" fo:line-height="150%" fo:text-indent="0.2479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P1016" style:parent-style-name="Normalny" style:family="paragraph">
      <style:paragraph-properties fo:text-align="justify" fo:line-height="150%" fo:text-indent="0.2479in"/>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style:style>
    <style:style style:name="T1024" style:parent-style-name="Domyślnaczcionkaakapitu" style:family="text">
      <style:text-properties style:text-underline-type="single" style:text-underline-style="solid" style:text-underline-width="auto" style:text-underline-mode="continuous"/>
    </style:style>
    <style:style style:name="T1025" style:parent-style-name="Domyślnaczcionkaakapitu" style:family="text">
      <style:text-properties fo:background-color="#80FFFF" style:text-underline-type="single" style:text-underline-style="solid" style:text-underline-width="auto" style:text-underline-mode="continuous"/>
    </style:style>
    <style:style style:name="T1026" style:parent-style-name="Domyślnaczcionkaakapitu" style:family="text">
      <style:text-properties style:text-underline-type="single" style:text-underline-style="solid" style:text-underline-width="auto" style:text-underline-mode="continuous"/>
    </style:style>
    <style:style style:name="T1027" style:parent-style-name="Domyślnaczcionkaakapitu" style:family="text">
      <style:text-properties fo:background-color="#80FFFF" style:text-underline-type="single" style:text-underline-style="solid" style:text-underline-width="auto" style:text-underline-mode="continuous"/>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style:style>
    <style:style style:name="T1035" style:parent-style-name="Domyślnaczcionkaakapitu" style:family="text">
      <style:text-properties style:text-underline-type="single" style:text-underline-style="solid" style:text-underline-width="auto" style:text-underline-mode="continuous"/>
    </style:style>
    <style:style style:name="T1036" style:parent-style-name="Domyślnaczcionkaakapitu" style:family="text">
      <style:text-properties fo:background-color="#80FFFF" style:text-underline-type="single" style:text-underline-style="solid" style:text-underline-width="auto" style:text-underline-mode="continuous"/>
    </style:style>
    <style:style style:name="T1037" style:parent-style-name="Domyślnaczcionkaakapitu" style:family="text">
      <style:text-properties style:text-underline-type="single" style:text-underline-style="solid" style:text-underline-width="auto" style:text-underline-mode="continuous"/>
    </style:style>
    <style:style style:name="T1038" style:parent-style-name="Domyślnaczcionkaakapitu" style:family="text">
      <style:text-properties fo:background-color="#80FFFF" style:text-underline-type="single" style:text-underline-style="solid" style:text-underline-width="auto" style:text-underline-mode="continuous"/>
    </style:style>
    <style:style style:name="T1039" style:parent-style-name="Domyślnaczcionkaakapitu" style:family="text">
      <style:text-properties style:text-underline-type="single" style:text-underline-style="solid" style:text-underline-width="auto" style:text-underline-mode="continuous"/>
    </style:style>
    <style:style style:name="T1040" style:parent-style-name="Domyślnaczcionkaakapitu" style:family="text">
      <style:text-properties fo:background-color="#80FFFF" style:text-underline-type="single" style:text-underline-style="solid" style:text-underline-width="auto" style:text-underline-mode="continuous"/>
    </style:style>
    <style:style style:name="T1041" style:parent-style-name="Domyślnaczcionkaakapitu" style:family="text">
      <style:text-properties style:text-underline-type="single" style:text-underline-style="solid" style:text-underline-width="auto" style:text-underline-mode="continuous"/>
    </style:style>
    <style:style style:name="P1042" style:parent-style-name="Normalny" style:family="paragraph">
      <style:paragraph-properties fo:text-align="justify" fo:line-height="150%" fo:text-indent="0.2479in"/>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style:style>
    <style:style style:name="T1074" style:parent-style-name="Domyślnaczcionkaakapitu" style:family="text">
      <style:text-properties style:text-underline-type="single" style:text-underline-style="solid" style:text-underline-width="auto" style:text-underline-mode="continuous"/>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479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P1096" style:parent-style-name="Normalny" style:family="paragraph">
      <style:paragraph-properties fo:text-align="justify" fo:line-height="150%" fo:text-indent="0.2479in"/>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fo:background-color="#80FFFF" style:text-underline-type="single" style:text-underline-style="solid" style:text-underline-width="auto" style:text-underline-mode="continuous"/>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style:text-underline-type="single" style:text-underline-style="solid" style:text-underline-width="auto" style:text-underline-mode="continuous"/>
    </style:style>
    <style:style style:name="T1120" style:parent-style-name="Domyślnaczcionkaakapitu" style:family="text">
      <style:text-properties fo:background-color="#80FFFF" style:text-underline-type="single" style:text-underline-style="solid" style:text-underline-width="auto" style:text-underline-mode="continuous"/>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text-underline-type="single" style:text-underline-style="solid" style:text-underline-width="auto" style:text-underline-mode="continuous"/>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fo:text-indent="0.2479in"/>
    </style:style>
    <style:style style:name="P1126" style:parent-style-name="Normalny" style:family="paragraph">
      <style:paragraph-properties fo:text-align="justify" fo:line-height="150%"/>
    </style:style>
    <style:style style:name="T1127" style:parent-style-name="Domyślnaczcionkaakapitu" style:family="text">
      <style:text-properties style:text-underline-type="single" style:text-underline-style="solid" style:text-underline-width="auto" style:text-underline-mode="continuous"/>
    </style:style>
    <style:style style:name="T1128" style:parent-style-name="Domyślnaczcionkaakapitu" style:family="text">
      <style:text-properties fo:background-color="#80FFFF" style:text-underline-type="single" style:text-underline-style="solid" style:text-underline-width="auto" style:text-underline-mode="continuous"/>
    </style:style>
    <style:style style:name="P1129" style:parent-style-name="Normalny" style:family="paragraph">
      <style:paragraph-properties fo:text-align="justify" fo:line-height="150%" fo:text-indent="0.2479in"/>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479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P1145" style:parent-style-name="Normalny" style:family="paragraph">
      <style:paragraph-properties fo:text-align="justify" fo:line-height="150%" fo:text-indent="0.2479in"/>
    </style:style>
    <style:style style:name="T1146" style:parent-style-name="Domyślnaczcionkaakapitu" style:family="text">
      <style:text-properties fo:background-color="#80FFFF"/>
    </style:style>
    <style:style style:name="P1147" style:parent-style-name="Normalny" style:family="paragraph">
      <style:paragraph-properties fo:text-align="justify" fo:line-height="150%"/>
    </style:style>
    <style:style style:name="T1148" style:parent-style-name="Domyślnaczcionkaakapitu" style:family="text">
      <style:text-properties style:text-underline-type="single" style:text-underline-style="solid" style:text-underline-width="auto" style:text-underline-mode="continuous"/>
    </style:style>
    <style:style style:name="P1149" style:parent-style-name="Normalny" style:family="paragraph">
      <style:paragraph-properties fo:text-align="justify" fo:line-height="150%" fo:text-indent="0.2479in"/>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background-color="#80FFFF" style:text-underline-type="single" style:text-underline-style="solid" style:text-underline-width="auto" style:text-underline-mode="continuous"/>
    </style:style>
    <style:style style:name="P1157" style:parent-style-name="Normalny" style:family="paragraph">
      <style:paragraph-properties fo:text-align="justify" fo:line-height="150%" fo:text-indent="0.2479in"/>
    </style:style>
    <style:style style:name="P1158" style:parent-style-name="Normalny" style:family="paragraph">
      <style:paragraph-properties fo:text-align="justify" fo:line-height="150%"/>
    </style:style>
    <style:style style:name="T1159" style:parent-style-name="Domyślnaczcionkaakapitu" style:family="text">
      <style:text-properties style:text-underline-type="single" style:text-underline-style="solid" style:text-underline-width="auto" style:text-underline-mode="continuous"/>
    </style:style>
    <style:style style:name="T1160" style:parent-style-name="Domyślnaczcionkaakapitu" style:family="text">
      <style:text-properties fo:background-color="#80FFFF" style:text-underline-type="single" style:text-underline-style="solid" style:text-underline-width="auto" style:text-underline-mode="continuous"/>
    </style:style>
    <style:style style:name="T1161" style:parent-style-name="Domyślnaczcionkaakapitu" style:family="text">
      <style:text-properties style:text-underline-type="single" style:text-underline-style="solid" style:text-underline-width="auto" style:text-underline-mode="continuous"/>
    </style:style>
    <style:style style:name="T1162" style:parent-style-name="Domyślnaczcionkaakapitu" style:family="text">
      <style:text-properties fo:background-color="#80FFFF" style:text-underline-type="single" style:text-underline-style="solid" style:text-underline-width="auto" style:text-underline-mode="continuous"/>
    </style:style>
    <style:style style:name="T1163" style:parent-style-name="Domyślnaczcionkaakapitu" style:family="text">
      <style:text-properties style:text-underline-type="single" style:text-underline-style="solid" style:text-underline-width="auto" style:text-underline-mode="continuous"/>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fo:text-indent="0.2479in"/>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P1223" style:parent-style-name="Normalny" style:family="paragraph">
      <style:paragraph-properties fo:text-align="justify" fo:line-height="150%" fo:text-indent="0.2479in"/>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fo:background-color="#80FFFF" style:text-underline-type="single" style:text-underline-style="solid" style:text-underline-width="auto" style:text-underline-mode="continuous"/>
    </style:style>
    <style:style style:name="P1244" style:parent-style-name="Normalny" style:family="paragraph">
      <style:paragraph-properties fo:text-align="justify" fo:line-height="150%" fo:text-indent="0.2479in"/>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style:style>
    <style:style style:name="T1248" style:parent-style-name="Domyślnaczcionkaakapitu" style:family="text">
      <style:text-properties style:text-underline-type="single" style:text-underline-style="solid" style:text-underline-width="auto" style:text-underline-mode="continuous"/>
    </style:style>
    <style:style style:name="T1249" style:parent-style-name="Domyślnaczcionkaakapitu" style:family="text">
      <style:text-properties fo:background-color="#80FFFF" style:text-underline-type="single" style:text-underline-style="solid" style:text-underline-width="auto" style:text-underline-mode="continuous"/>
    </style:style>
    <style:style style:name="T1250" style:parent-style-name="Domyślnaczcionkaakapitu" style:family="text">
      <style:text-properties style:text-underline-type="single" style:text-underline-style="solid" style:text-underline-width="auto" style:text-underline-mode="continuous"/>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style:style>
    <style:style style:name="T1259" style:parent-style-name="Domyślnaczcionkaakapitu" style:family="text">
      <style:text-properties style:text-underline-type="single" style:text-underline-style="solid" style:text-underline-width="auto" style:text-underline-mode="continuous"/>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style:style>
    <style:style style:name="T1265" style:parent-style-name="Domyślnaczcionkaakapitu" style:family="text">
      <style:text-properties style:text-underline-type="single" style:text-underline-style="solid" style:text-underline-width="auto" style:text-underline-mode="continuous"/>
    </style:style>
    <style:style style:name="T1266" style:parent-style-name="Domyślnaczcionkaakapitu" style:family="text">
      <style:text-properties fo:background-color="#80FFFF" style:text-underline-type="single" style:text-underline-style="solid" style:text-underline-width="auto" style:text-underline-mode="continuous"/>
    </style:style>
    <style:style style:name="T1267" style:parent-style-name="Domyślnaczcionkaakapitu" style:family="text">
      <style:text-properties style:text-underline-type="single" style:text-underline-style="solid" style:text-underline-width="auto" style:text-underline-mode="continuous"/>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T1271" style:parent-style-name="Domyślnaczcionkaakapitu" style:family="text">
      <style:text-properties style:text-underline-type="single" style:text-underline-style="solid" style:text-underline-width="auto" style:text-underline-mode="continuous"/>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fo:background-color="#80FFFF" style:text-underline-type="single" style:text-underline-style="solid" style:text-underline-width="auto" style:text-underline-mode="continuous"/>
    </style:style>
    <style:style style:name="P1299" style:parent-style-name="Normalny" style:family="paragraph">
      <style:paragraph-properties fo:text-align="justify" fo:line-height="150%" fo:text-indent="0.2479in"/>
    </style:style>
    <style:style style:name="P1300" style:parent-style-name="Normalny" style:family="paragraph">
      <style:paragraph-properties fo:text-align="justify" fo:line-height="150%"/>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P1306" style:parent-style-name="Normalny" style:family="paragraph">
      <style:paragraph-properties fo:text-align="justify" fo:line-height="150%" fo:text-indent="0.2479in"/>
    </style:style>
    <style:style style:name="P1307" style:parent-style-name="Normalny" style:family="paragraph">
      <style:paragraph-properties fo:text-align="justify" fo:line-height="150%" fo:text-indent="0.2479in"/>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fo:text-indent="0.2479in"/>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P1336" style:parent-style-name="Normalny" style:family="paragraph">
      <style:paragraph-properties fo:text-align="justify" fo:line-height="150%" fo:text-indent="0.2479in"/>
    </style:style>
    <style:style style:name="P1337" style:parent-style-name="Normalny" style:family="paragraph">
      <style:paragraph-properties fo:text-align="justify" fo:line-height="150%"/>
    </style:style>
    <style:style style:name="T1338" style:parent-style-name="Domyślnaczcionkaakapitu" style:family="text">
      <style:text-properties style:text-underline-type="single" style:text-underline-style="solid" style:text-underline-width="auto" style:text-underline-mode="continuous"/>
    </style:style>
    <style:style style:name="T1339" style:parent-style-name="Domyślnaczcionkaakapitu" style:family="text">
      <style:text-properties fo:background-color="#80FFFF" style:text-underline-type="single" style:text-underline-style="solid" style:text-underline-width="auto" style:text-underline-mode="continuous"/>
    </style:style>
    <style:style style:name="T1340" style:parent-style-name="Domyślnaczcionkaakapitu" style:family="text">
      <style:text-properties style:text-underline-type="single" style:text-underline-style="solid" style:text-underline-width="auto" style:text-underline-mode="continuous"/>
    </style:style>
    <style:style style:name="P1341" style:parent-style-name="Normalny" style:family="paragraph">
      <style:paragraph-properties fo:text-align="justify" fo:line-height="150%" fo:text-indent="0.2479in"/>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fo:background-color="#80FFFF"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P1348" style:parent-style-name="Normalny" style:family="paragraph">
      <style:paragraph-properties fo:text-align="justify" fo:line-height="150%" fo:text-indent="0.1972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tab-stops>
          <style:tab-stop style:type="left" style:position="3.7916in"/>
        </style:tab-stops>
      </style:paragraph-properties>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tab-stops>
          <style:tab-stop style:type="left" style:position="3.7916in"/>
        </style:tab-stops>
      </style:paragraph-properties>
    </style:style>
    <style:style style:name="P1354" style:parent-style-name="Normalny" style:family="paragraph">
      <style:paragraph-properties fo:text-align="justify" fo:line-height="150%">
        <style:tab-stops>
          <style:tab-stop style:type="left" style:position="3.7916in"/>
        </style:tab-stops>
      </style:paragraph-properties>
    </style:style>
    <style:style style:name="T1355" style:parent-style-name="Domyślnaczcionkaakapitu" style:family="text">
      <style:text-properties style:text-underline-type="single" style:text-underline-style="solid" style:text-underline-width="auto" style:text-underline-mode="continuous"/>
    </style:style>
    <style:style style:name="T1356" style:parent-style-name="Domyślnaczcionkaakapitu" style:family="text">
      <style:text-properties fo:background-color="#80FFFF" style:text-underline-type="single" style:text-underline-style="solid" style:text-underline-width="auto" style:text-underline-mode="continuous"/>
    </style:style>
    <style:style style:name="T1357" style:parent-style-name="Domyślnaczcionkaakapitu" style:family="text">
      <style:text-properties style:text-underline-type="single" style:text-underline-style="solid" style:text-underline-width="auto" style:text-underline-mode="continuous"/>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fo:text-indent="0.2479in"/>
    </style:style>
    <style:style style:name="T1360" style:parent-style-name="Domyślnaczcionkaakapitu" style:family="text">
      <style:text-properties fo:background-color="#80FFFF"/>
    </style:style>
    <style:style style:name="P1361" style:parent-style-name="Normalny" style:family="paragraph">
      <style:paragraph-properties fo:text-align="justify" fo:line-height="150%">
        <style:tab-stops>
          <style:tab-stop style:type="left" style:position="2.5555in"/>
        </style:tab-stops>
      </style:paragraph-properties>
    </style:style>
    <style:style style:name="T1362" style:parent-style-name="Domyślnaczcionkaakapitu" style:family="text">
      <style:text-properties style:text-underline-type="single" style:text-underline-style="solid" style:text-underline-width="auto" style:text-underline-mode="continuous"/>
    </style:style>
    <style:style style:name="T1363" style:parent-style-name="Domyślnaczcionkaakapitu" style:family="text">
      <style:text-properties fo:background-color="#80FFFF" style:text-underline-type="single" style:text-underline-style="solid" style:text-underline-width="auto" style:text-underline-mode="continuous"/>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fo:background-color="#80FFFF" style:text-underline-type="single" style:text-underline-style="solid" style:text-underline-width="auto" style:text-underline-mode="continuous"/>
    </style:style>
    <style:style style:name="T1366" style:parent-style-name="Domyślnaczcionkaakapitu" style:family="text">
      <style:text-properties style:text-underline-type="single" style:text-underline-style="solid" style:text-underline-width="auto" style:text-underline-mode="continuous"/>
    </style:style>
    <style:style style:name="T1367" style:parent-style-name="Domyślnaczcionkaakapitu" style:family="text">
      <style:text-properties fo:background-color="#80FFFF" style:text-underline-type="single" style:text-underline-style="solid" style:text-underline-width="auto" style:text-underline-mode="continuous"/>
    </style:style>
    <style:style style:name="T1368" style:parent-style-name="Domyślnaczcionkaakapitu" style:family="text">
      <style:text-properties style:text-underline-type="single" style:text-underline-style="solid" style:text-underline-width="auto" style:text-underline-mode="continuous"/>
    </style:style>
    <style:style style:name="P1369" style:parent-style-name="Normalny" style:family="paragraph">
      <style:paragraph-properties fo:text-align="justify" fo:line-height="150%" fo:text-indent="0.2479in">
        <style:tab-stops>
          <style:tab-stop style:type="left" style:position="2.5555in"/>
        </style:tab-stops>
      </style:paragraph-properties>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479in">
        <style:tab-stops>
          <style:tab-stop style:type="left" style:position="3.0486in"/>
        </style:tab-stops>
      </style:paragraph-properties>
    </style:style>
    <style:style style:name="P1380" style:parent-style-name="Normalny" style:family="paragraph">
      <style:paragraph-properties fo:text-align="justify" fo:line-height="150%">
        <style:tab-stops>
          <style:tab-stop style:type="left" style:position="3.0486in"/>
        </style:tab-stops>
      </style:paragraph-properties>
    </style:style>
    <style:style style:name="T1381" style:parent-style-name="Domyślnaczcionkaakapitu" style:family="text">
      <style:text-properties style:text-underline-type="single" style:text-underline-style="solid" style:text-underline-width="auto" style:text-underline-mode="continuous"/>
    </style:style>
    <style:style style:name="T1382" style:parent-style-name="Domyślnaczcionkaakapitu" style:family="text">
      <style:text-properties fo:background-color="#80FFFF" style:text-underline-type="single" style:text-underline-style="solid" style:text-underline-width="auto" style:text-underline-mode="continuous"/>
    </style:style>
    <style:style style:name="T1383" style:parent-style-name="Domyślnaczcionkaakapitu" style:family="text">
      <style:text-properties style:text-underline-type="single" style:text-underline-style="solid" style:text-underline-width="auto" style:text-underline-mode="continuous"/>
    </style:style>
    <style:style style:name="P1384" style:parent-style-name="Normalny" style:family="paragraph">
      <style:paragraph-properties fo:text-align="justify" fo:line-height="150%" fo:text-indent="0.2479in"/>
    </style:style>
    <style:style style:name="P1385" style:parent-style-name="Normalny" style:family="paragraph">
      <style:paragraph-properties fo:text-align="justify" fo:line-height="150%" fo:text-indent="0.2479in"/>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style:style>
    <style:style style:name="T1390" style:parent-style-name="Domyślnaczcionkaakapitu" style:family="text">
      <style:text-properties style:text-underline-type="single" style:text-underline-style="solid" style:text-underline-width="auto" style:text-underline-mode="continuous"/>
    </style:style>
    <style:style style:name="T1391" style:parent-style-name="Domyślnaczcionkaakapitu" style:family="text">
      <style:text-properties fo:background-color="#80FFFF" style:text-underline-type="single" style:text-underline-style="solid" style:text-underline-width="auto" style:text-underline-mode="continuous"/>
    </style:style>
    <style:style style:name="T1392" style:parent-style-name="Domyślnaczcionkaakapitu" style:family="text">
      <style:text-properties style:text-underline-type="single" style:text-underline-style="solid" style:text-underline-width="auto" style:text-underline-mode="continuous"/>
    </style:style>
    <style:style style:name="T1393" style:parent-style-name="Domyślnaczcionkaakapitu" style:family="text">
      <style:text-properties fo:background-color="#80FFFF" style:text-underline-type="single" style:text-underline-style="solid" style:text-underline-width="auto" style:text-underline-mode="continuous"/>
    </style:style>
    <style:style style:name="T1394" style:parent-style-name="Domyślnaczcionkaakapitu" style:family="text">
      <style:text-properties style:text-underline-type="single" style:text-underline-style="solid" style:text-underline-width="auto" style:text-underline-mode="continuous"/>
    </style:style>
    <style:style style:name="T1395" style:parent-style-name="Domyślnaczcionkaakapitu" style:family="text">
      <style:text-properties fo:background-color="#80FFFF" style:text-underline-type="single" style:text-underline-style="solid" style:text-underline-width="auto" style:text-underline-mode="continuous"/>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fo:text-indent="0.2479in"/>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P1416" style:parent-style-name="Normalny" style:family="paragraph">
      <style:paragraph-properties fo:text-align="justify" fo:line-height="150%" fo:text-indent="0.2479in"/>
    </style:style>
    <style:style style:name="P1417" style:parent-style-name="Normalny" style:family="paragraph">
      <style:paragraph-properties fo:text-align="justify" fo:line-height="150%">
        <style:tab-stops>
          <style:tab-stop style:type="left" style:position="5.6388in"/>
        </style:tab-stops>
      </style:paragraph-properties>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P1421" style:parent-style-name="Normalny" style:family="paragraph">
      <style:paragraph-properties fo:text-align="justify" fo:line-height="150%" fo:text-indent="0.2479in"/>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P1433" style:parent-style-name="Normalny" style:family="paragraph">
      <style:paragraph-properties fo:text-align="justify" fo:line-height="150%" fo:text-indent="0.2479in"/>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style:style>
    <style:style style:name="T1437" style:parent-style-name="Domyślnaczcionkaakapitu" style:family="text">
      <style:text-properties style:text-underline-type="single" style:text-underline-style="solid" style:text-underline-width="auto" style:text-underline-mode="continuous"/>
    </style:style>
    <style:style style:name="T1438" style:parent-style-name="Domyślnaczcionkaakapitu" style:family="text">
      <style:text-properties fo:background-color="#80FFFF" style:text-underline-type="single" style:text-underline-style="solid" style:text-underline-width="auto" style:text-underline-mode="continuous"/>
    </style:style>
    <style:style style:name="T1439" style:parent-style-name="Domyślnaczcionkaakapitu" style:family="text">
      <style:text-properties style:text-underline-type="single" style:text-underline-style="solid" style:text-underline-width="auto" style:text-underline-mode="continuous"/>
    </style:style>
    <style:style style:name="T1440" style:parent-style-name="Domyślnaczcionkaakapitu" style:family="text">
      <style:text-properties fo:background-color="#80FFFF" style:text-underline-type="single" style:text-underline-style="solid" style:text-underline-width="auto" style:text-underline-mode="continuous"/>
    </style:style>
    <style:style style:name="T1441" style:parent-style-name="Domyślnaczcionkaakapitu" style:family="text">
      <style:text-properties style:text-underline-type="single" style:text-underline-style="solid" style:text-underline-width="auto" style:text-underline-mode="continuous"/>
    </style:style>
    <style:style style:name="T1442" style:parent-style-name="Domyślnaczcionkaakapitu" style:family="text">
      <style:text-properties fo:background-color="#80FFFF" style:text-underline-type="single" style:text-underline-style="solid" style:text-underline-width="auto" style:text-underline-mode="continuous"/>
    </style:style>
    <style:style style:name="T1443" style:parent-style-name="Domyślnaczcionkaakapitu" style:family="text">
      <style:text-properties style:text-underline-type="single" style:text-underline-style="solid" style:text-underline-width="auto" style:text-underline-mode="continuous"/>
    </style:style>
    <style:style style:name="T1444" style:parent-style-name="Domyślnaczcionkaakapitu" style:family="text">
      <style:text-properties fo:background-color="#80FFFF" style:text-underline-type="single" style:text-underline-style="solid" style:text-underline-width="auto" style:text-underline-mode="continuous"/>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P1460" style:parent-style-name="Normalny" style:family="paragraph">
      <style:paragraph-properties fo:text-align="justify" fo:line-height="150%" fo:text-indent="0.2479in"/>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P1476" style:parent-style-name="Normalny" style:family="paragraph">
      <style:paragraph-properties fo:text-align="justify" fo:line-height="150%"/>
    </style:style>
    <style:style style:name="T1477" style:parent-style-name="Domyślnaczcionkaakapitu" style:family="text">
      <style:text-properties style:text-underline-type="single" style:text-underline-style="solid" style:text-underline-width="auto" style:text-underline-mode="continuous"/>
    </style:style>
    <style:style style:name="T1478" style:parent-style-name="Domyślnaczcionkaakapitu" style:family="text">
      <style:text-properties fo:background-color="#80FFFF" style:text-underline-type="single" style:text-underline-style="solid" style:text-underline-width="auto" style:text-underline-mode="continuous"/>
    </style:style>
    <style:style style:name="T1479" style:parent-style-name="Domyślnaczcionkaakapitu" style:family="text">
      <style:text-properties style:text-underline-type="single" style:text-underline-style="solid" style:text-underline-width="auto" style:text-underline-mode="continuous"/>
    </style:style>
    <style:style style:name="T1480" style:parent-style-name="Domyślnaczcionkaakapitu" style:family="text">
      <style:text-properties fo:background-color="#80FFFF" style:text-underline-type="single" style:text-underline-style="solid" style:text-underline-width="auto" style:text-underline-mode="continuous"/>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T1492" style:parent-style-name="Domyślnaczcionkaakapitu" style:family="text">
      <style:text-properties fo:background-color="#80FFFF" style:text-underline-type="single" style:text-underline-style="solid" style:text-underline-width="auto" style:text-underline-mode="continuous"/>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text-underline-type="single" style:text-underline-style="solid" style:text-underline-width="auto" style:text-underline-mode="continuous"/>
    </style:style>
    <style:style style:name="T1506" style:parent-style-name="Domyślnaczcionkaakapitu" style:family="text">
      <style:text-properties style:text-underline-type="single" style:text-underline-style="solid" style:text-underline-width="auto" style:text-underline-mode="continuous"/>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style>
    <style:style style:name="T1513" style:parent-style-name="Domyślnaczcionkaakapitu" style:family="text">
      <style:text-properties fo:background-color="#80FFFF" style:text-underline-type="single" style:text-underline-style="solid" style:text-underline-width="auto" style:text-underline-mode="continuous"/>
    </style:style>
    <style:style style:name="T1514" style:parent-style-name="Domyślnaczcionkaakapitu" style:family="text">
      <style:text-properties style:text-underline-type="single" style:text-underline-style="solid" style:text-underline-width="auto" style:text-underline-mode="continuous"/>
    </style:style>
    <style:style style:name="T1515" style:parent-style-name="Domyślnaczcionkaakapitu" style:family="text">
      <style:text-properties fo:background-color="#80FFFF" style:text-underline-type="single" style:text-underline-style="solid" style:text-underline-width="auto" style:text-underline-mode="continuous"/>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fo:background-color="#80FFFF" style:text-underline-type="single" style:text-underline-style="solid" style:text-underline-width="auto" style:text-underline-mode="continuous"/>
    </style:style>
    <style:style style:name="T1518" style:parent-style-name="Domyślnaczcionkaakapitu" style:family="text">
      <style:text-properties style:text-underline-type="single" style:text-underline-style="solid" style:text-underline-width="auto" style:text-underline-mode="continuous"/>
    </style:style>
    <style:style style:name="T1519" style:parent-style-name="Domyślnaczcionkaakapitu" style:family="text">
      <style:text-properties fo:background-color="#80FFFF" style:text-underline-type="single" style:text-underline-style="solid" style:text-underline-width="auto" style:text-underline-mode="continuous"/>
    </style:style>
    <style:style style:name="T1520" style:parent-style-name="Domyślnaczcionkaakapitu" style:family="text">
      <style:text-properties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style:style>
    <style:style style:name="T1525" style:parent-style-name="Domyślnaczcionkaakapitu" style:family="text">
      <style:text-properties style:text-underline-type="single" style:text-underline-style="solid" style:text-underline-width="auto" style:text-underline-mode="continuous"/>
    </style:style>
    <style:style style:name="T1526" style:parent-style-name="Domyślnaczcionkaakapitu" style:family="text">
      <style:text-properties fo:background-color="#80FFFF" style:text-underline-type="single" style:text-underline-style="solid" style:text-underline-width="auto" style:text-underline-mode="continuous"/>
    </style:style>
    <style:style style:name="T1527" style:parent-style-name="Domyślnaczcionkaakapitu" style:family="text">
      <style:text-properties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P1563" style:parent-style-name="Normalny" style:family="paragraph">
      <style:paragraph-properties fo:text-align="justify" fo:line-height="150%" fo:text-indent="0.2479in"/>
    </style:style>
    <style:style style:name="P1564" style:parent-style-name="Normalny" style:family="paragraph">
      <style:paragraph-properties fo:text-align="justify" fo:line-height="150%" fo:text-indent="0.2479in"/>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P1579" style:parent-style-name="Normalny" style:family="paragraph">
      <style:paragraph-properties fo:text-align="justify" fo:line-height="150%" fo:text-indent="0.2479in"/>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479in"/>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style:style>
    <style:style style:name="P1600" style:parent-style-name="Normalny" style:family="paragraph">
      <style:paragraph-properties fo:text-align="justify" fo:line-height="150%" fo:text-indent="0.2479in"/>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P1610" style:parent-style-name="Normalny" style:family="paragraph">
      <style:paragraph-properties fo:text-align="justify" fo:line-height="150%" fo:text-indent="0.2479in"/>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P1613" style:parent-style-name="Normalny" style:family="paragraph">
      <style:paragraph-properties fo:text-align="justify" fo:line-height="150%" fo:text-indent="0.2479in"/>
    </style:style>
    <style:style style:name="P1614" style:parent-style-name="Normalny" style:family="paragraph">
      <style:paragraph-properties fo:text-align="justify" fo:line-height="150%"/>
    </style:style>
    <style:style style:name="T1615" style:parent-style-name="Domyślnaczcionkaakapitu" style:family="text">
      <style:text-properties style:text-underline-type="single" style:text-underline-style="solid" style:text-underline-width="auto" style:text-underline-mode="continuous"/>
    </style:style>
    <style:style style:name="P1616" style:parent-style-name="Normalny" style:family="paragraph">
      <style:paragraph-properties fo:text-align="justify" fo:line-height="150%" fo:text-indent="0.2479in"/>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fo:text-indent="0.2479in"/>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479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P1636" style:parent-style-name="Normalny" style:family="paragraph">
      <style:paragraph-properties fo:text-align="justify" fo:line-height="150%" fo:text-indent="0.2479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P1641" style:parent-style-name="Normalny" style:family="paragraph">
      <style:paragraph-properties fo:text-align="justify" fo:line-height="150%" fo:text-indent="0.2479in"/>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style:style>
    <style:style style:name="T1654" style:parent-style-name="Domyślnaczcionkaakapitu" style:family="text">
      <style:text-properties style:text-underline-type="single" style:text-underline-style="solid" style:text-underline-width="auto" style:text-underline-mode="continuous"/>
    </style:style>
    <style:style style:name="T1655" style:parent-style-name="Domyślnaczcionkaakapitu" style:family="text">
      <style:text-properties fo:background-color="#80FFFF" style:text-underline-type="single" style:text-underline-style="solid" style:text-underline-width="auto" style:text-underline-mode="continuous"/>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T1659" style:parent-style-name="Domyślnaczcionkaakapitu" style:family="text">
      <style:text-properties fo:background-color="#80FFFF" style:text-underline-type="single" style:text-underline-style="solid" style:text-underline-width="auto" style:text-underline-mode="continuous"/>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P1663" style:parent-style-name="Normalny" style:family="paragraph">
      <style:paragraph-properties fo:text-align="justify" fo:line-height="150%"/>
    </style:style>
    <style:style style:name="T1664" style:parent-style-name="Domyślnaczcionkaakapitu" style:family="text">
      <style:text-properties style:text-underline-type="single" style:text-underline-style="solid" style:text-underline-width="auto" style:text-underline-mode="continuous"/>
    </style:style>
    <style:style style:name="T1665" style:parent-style-name="Domyślnaczcionkaakapitu" style:family="text">
      <style:text-properties fo:background-color="#80FFFF" style:text-underline-type="single" style:text-underline-style="solid" style:text-underline-width="auto" style:text-underline-mode="continuous"/>
    </style:style>
    <style:style style:name="T1666" style:parent-style-name="Domyślnaczcionkaakapitu" style:family="text">
      <style:text-properties style:text-underline-type="single" style:text-underline-style="solid" style:text-underline-width="auto" style:text-underline-mode="continuous"/>
    </style:style>
    <style:style style:name="T1667" style:parent-style-name="Domyślnaczcionkaakapitu" style:family="text">
      <style:text-properties fo:background-color="#80FFFF"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P1672" style:parent-style-name="Normalny" style:family="paragraph">
      <style:paragraph-properties fo:text-align="justify" fo:line-height="150%" fo:text-indent="0.2479in"/>
    </style:style>
    <style:style style:name="P1673" style:parent-style-name="Normalny" style:family="paragraph">
      <style:paragraph-properties fo:text-align="justify" fo:line-height="150%" fo:text-indent="0.2479in"/>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479in"/>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fo:text-indent="0.2479in"/>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P1707" style:parent-style-name="Normalny" style:family="paragraph">
      <style:paragraph-properties fo:text-align="justify" fo:line-height="150%" fo:text-indent="0.2479in"/>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fo:text-indent="0.2479in"/>
    </style:style>
    <style:style style:name="P1712" style:parent-style-name="Normalny" style:family="paragraph">
      <style:paragraph-properties fo:text-align="justify" fo:line-height="150%" fo:text-indent="0.2479in"/>
    </style:style>
    <style:style style:name="T1713" style:parent-style-name="Domyślnaczcionkaakapitu" style:family="text">
      <style:text-properties fo:background-color="#80FFFF"/>
    </style:style>
    <style:style style:name="P1714" style:parent-style-name="Normalny" style:family="paragraph">
      <style:paragraph-properties fo:text-align="justify" fo:line-height="150%" fo:text-indent="0.2479in"/>
    </style:style>
    <style:style style:name="P1715" style:parent-style-name="Normalny" style:family="paragraph">
      <style:paragraph-properties fo:text-align="justify" fo:line-height="150%"/>
    </style:style>
    <style:style style:name="T1716" style:parent-style-name="Domyślnaczcionkaakapitu" style:family="text">
      <style:text-properties style:text-underline-type="single" style:text-underline-style="solid" style:text-underline-width="auto" style:text-underline-mode="continuous"/>
    </style:style>
    <style:style style:name="T1717" style:parent-style-name="Domyślnaczcionkaakapitu" style:family="text">
      <style:text-properties fo:background-color="#80FFFF"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T1719" style:parent-style-name="Domyślnaczcionkaakapitu" style:family="text">
      <style:text-properties fo:background-color="#80FFFF"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fo:background-color="#80FFFF" style:text-underline-type="single" style:text-underline-style="solid" style:text-underline-width="auto" style:text-underline-mode="continuous"/>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P1726" style:parent-style-name="Normalny" style:family="paragraph">
      <style:paragraph-properties fo:text-align="justify" fo:line-height="150%"/>
    </style:style>
    <style:style style:name="T1727" style:parent-style-name="Domyślnaczcionkaakapitu" style:family="text">
      <style:text-properties style:text-underline-type="single" style:text-underline-style="solid" style:text-underline-width="auto" style:text-underline-mode="continuous"/>
    </style:style>
    <style:style style:name="T1728" style:parent-style-name="Domyślnaczcionkaakapitu" style:family="text">
      <style:text-properties fo:background-color="#80FFFF" style:text-underline-type="single" style:text-underline-style="solid" style:text-underline-width="auto" style:text-underline-mode="continuous"/>
    </style:style>
    <style:style style:name="T1729" style:parent-style-name="Domyślnaczcionkaakapitu" style:family="text">
      <style:text-properties style:text-underline-type="single" style:text-underline-style="solid" style:text-underline-width="auto" style:text-underline-mode="continuous"/>
    </style:style>
    <style:style style:name="P1730" style:parent-style-name="Normalny" style:family="paragraph">
      <style:paragraph-properties fo:text-align="justify" fo:line-height="150%" fo:text-indent="0.2479in"/>
    </style:style>
    <style:style style:name="P1731" style:parent-style-name="Normalny" style:family="paragraph">
      <style:paragraph-properties fo:text-align="justify" fo:line-height="150%" fo:text-indent="0.2479in"/>
    </style:style>
    <style:style style:name="P1732" style:parent-style-name="Normalny" style:family="paragraph">
      <style:paragraph-properties fo:text-align="justify" fo:line-height="150%"/>
    </style:style>
    <style:style style:name="T1733" style:parent-style-name="Domyślnaczcionkaakapitu" style:family="text">
      <style:text-properties style:text-underline-type="single" style:text-underline-style="solid" style:text-underline-width="auto" style:text-underline-mode="continuous"/>
    </style:style>
    <style:style style:name="P1734" style:parent-style-name="Normalny" style:family="paragraph">
      <style:paragraph-properties fo:text-align="justify" fo:line-height="150%" fo:text-indent="0.2479in"/>
    </style:style>
    <style:style style:name="P1735" style:parent-style-name="Normalny" style:family="paragraph">
      <style:paragraph-properties fo:text-align="justify" fo:line-height="150%" fo:text-indent="0.2479in"/>
    </style:style>
    <style:style style:name="P1736" style:parent-style-name="Normalny" style:family="paragraph">
      <style:paragraph-properties fo:text-align="justify" fo:line-height="150%"/>
    </style:style>
    <style:style style:name="T1737" style:parent-style-name="Domyślnaczcionkaakapitu" style:family="text">
      <style:text-properties style:text-underline-type="single" style:text-underline-style="solid" style:text-underline-width="auto" style:text-underline-mode="continuous"/>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479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479in"/>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P1762" style:parent-style-name="Normalny" style:family="paragraph">
      <style:paragraph-properties fo:text-align="justify" fo:line-height="150%"/>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fo:background-color="#80FFFF" style:text-underline-type="single" style:text-underline-style="solid" style:text-underline-width="auto" style:text-underline-mode="continuous"/>
    </style:style>
    <style:style style:name="T1765" style:parent-style-name="Domyślnaczcionkaakapitu" style:family="text">
      <style:text-properties style:text-underline-type="single" style:text-underline-style="solid" style:text-underline-width="auto" style:text-underline-mode="continuous"/>
    </style:style>
    <style:style style:name="T1766" style:parent-style-name="Domyślnaczcionkaakapitu" style:family="text">
      <style:text-properties fo:background-color="#80FFFF" style:text-underline-type="single" style:text-underline-style="solid" style:text-underline-width="auto" style:text-underline-mode="continuous"/>
    </style:style>
    <style:style style:name="T1767" style:parent-style-name="Domyślnaczcionkaakapitu" style:family="text">
      <style:text-properties style:text-underline-type="single" style:text-underline-style="solid" style:text-underline-width="auto" style:text-underline-mode="continuous"/>
    </style:style>
    <style:style style:name="T1768" style:parent-style-name="Domyślnaczcionkaakapitu" style:family="text">
      <style:text-properties fo:background-color="#80FFFF" style:text-underline-type="single" style:text-underline-style="solid" style:text-underline-width="auto" style:text-underline-mode="continuous"/>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479in"/>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style:style>
    <style:style style:name="T1773" style:parent-style-name="Domyślnaczcionkaakapitu" style:family="text">
      <style:text-properties style:text-underline-type="single" style:text-underline-style="solid" style:text-underline-width="auto" style:text-underline-mode="continuous"/>
    </style:style>
    <style:style style:name="T1774" style:parent-style-name="Domyślnaczcionkaakapitu" style:family="text">
      <style:text-properties fo:background-color="#80FFFF" style:text-underline-type="single" style:text-underline-style="solid" style:text-underline-width="auto" style:text-underline-mode="continuous"/>
    </style:style>
    <style:style style:name="T1775" style:parent-style-name="Domyślnaczcionkaakapitu" style:family="text">
      <style:text-properties style:text-underline-type="single" style:text-underline-style="solid" style:text-underline-width="auto" style:text-underline-mode="continuous"/>
    </style:style>
    <style:style style:name="T1776" style:parent-style-name="Domyślnaczcionkaakapitu" style:family="text">
      <style:text-properties fo:background-color="#80FFFF" style:text-underline-type="single" style:text-underline-style="solid" style:text-underline-width="auto" style:text-underline-mode="continuous"/>
    </style:style>
    <style:style style:name="T1777" style:parent-style-name="Domyślnaczcionkaakapitu" style:family="text">
      <style:text-properties style:text-underline-type="single" style:text-underline-style="solid" style:text-underline-width="auto" style:text-underline-mode="continuous"/>
    </style:style>
    <style:style style:name="T1778" style:parent-style-name="Domyślnaczcionkaakapitu" style:family="text">
      <style:text-properties fo:background-color="#80FFFF" style:text-underline-type="single" style:text-underline-style="solid" style:text-underline-width="auto" style:text-underline-mode="continuous"/>
    </style:style>
    <style:style style:name="T1779" style:parent-style-name="Domyślnaczcionkaakapitu" style:family="text">
      <style:text-properties style:text-underline-type="single" style:text-underline-style="solid" style:text-underline-width="auto" style:text-underline-mode="continuous"/>
    </style:style>
    <style:style style:name="P1780" style:parent-style-name="Normalny" style:family="paragraph">
      <style:paragraph-properties fo:text-align="justify" fo:line-height="150%" fo:text-indent="0.2479in"/>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P1786" style:parent-style-name="Normalny" style:family="paragraph">
      <style:paragraph-properties fo:text-align="justify" fo:line-height="150%" fo:text-indent="0.2479in"/>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P1795" style:parent-style-name="Normalny" style:family="paragraph">
      <style:paragraph-properties fo:text-align="justify" fo:line-height="150%" fo:text-indent="0.2479in"/>
    </style:style>
    <style:style style:name="P1796" style:parent-style-name="Normalny" style:family="paragraph">
      <style:paragraph-properties fo:text-align="justify" fo:line-height="150%"/>
    </style:style>
    <style:style style:name="T1797" style:parent-style-name="Domyślnaczcionkaakapitu" style:family="text">
      <style:text-properties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fo:text-indent="0.2479in"/>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P1809" style:parent-style-name="Normalny" style:family="paragraph">
      <style:paragraph-properties fo:text-align="justify" fo:line-height="150%" fo:text-indent="0.2479in"/>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text-underline-type="single" style:text-underline-style="solid" style:text-underline-width="auto" style:text-underline-mode="continuous"/>
    </style:style>
    <style:style style:name="T1834" style:parent-style-name="Domyślnaczcionkaakapitu" style:family="text">
      <style:text-properties style:text-underline-type="single" style:text-underline-style="solid" style:text-underline-width="auto" style:text-underline-mode="continuous"/>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P1846" style:parent-style-name="Normalny" style:family="paragraph">
      <style:paragraph-properties fo:text-align="justify" fo:line-height="150%" fo:text-indent="0.2479in"/>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tab-stops>
          <style:tab-stop style:type="left" style:position="1.6944in"/>
          <style:tab-stop style:type="left" style:position="3.7361in"/>
          <style:tab-stop style:type="left" style:position="4.9583in"/>
        </style:tab-stops>
      </style:paragraph-properties>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style:tab-stops>
          <style:tab-stop style:type="left" style:position="1.6944in"/>
          <style:tab-stop style:type="left" style:position="3.7361in"/>
          <style:tab-stop style:type="left" style:position="4.9583in"/>
        </style:tab-stops>
      </style:paragraph-properties>
    </style:style>
    <style:style style:name="T1857" style:parent-style-name="Domyślnaczcionkaakapitu" style:family="text">
      <style:text-properties style:text-underline-type="single" style:text-underline-style="solid" style:text-underline-width="auto" style:text-underline-mode="continuous"/>
    </style:style>
    <style:style style:name="P1858" style:parent-style-name="Normalny" style:family="paragraph">
      <style:paragraph-properties fo:text-align="justify" fo:line-height="150%" fo:text-indent="0.2479in"/>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P1861" style:parent-style-name="Normalny" style:family="paragraph">
      <style:paragraph-properties fo:text-align="justify" fo:line-height="150%" fo:text-indent="0.2479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fo:text-indent="0.2479in"/>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T1871" style:parent-style-name="Domyślnaczcionkaakapitu" style:family="text">
      <style:text-properties fo:background-color="#80FFFF" style:text-underline-type="single" style:text-underline-style="solid" style:text-underline-width="auto" style:text-underline-mode="continuous"/>
    </style:style>
    <style:style style:name="T1872" style:parent-style-name="Domyślnaczcionkaakapitu" style:family="text">
      <style:text-properties style:text-underline-type="single" style:text-underline-style="solid" style:text-underline-width="auto" style:text-underline-mode="continuous"/>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P1890" style:parent-style-name="Normalny" style:family="paragraph">
      <style:paragraph-properties fo:text-align="justify" fo:line-height="150%" fo:text-indent="0.2479in">
        <style:tab-stops>
          <style:tab-stop style:type="left" style:position="4.5in"/>
        </style:tab-stops>
      </style:paragraph-properties>
    </style:style>
    <style:style style:name="T1891" style:parent-style-name="Domyślnaczcionkaakapitu" style:family="text">
      <style:text-properties fo:background-color="#80FFFF"/>
    </style:style>
    <style:style style:name="P1892" style:parent-style-name="Normalny" style:family="paragraph">
      <style:paragraph-properties fo:text-align="justify" fo:line-height="150%" fo:text-indent="0.2479in">
        <style:tab-stops>
          <style:tab-stop style:type="left" style:position="4.5in"/>
        </style:tab-stops>
      </style:paragraph-properties>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P1895" style:parent-style-name="Normalny" style:family="paragraph">
      <style:paragraph-properties fo:text-align="justify" fo:line-height="150%">
        <style:tab-stops>
          <style:tab-stop style:type="left" style:position="4.5in"/>
        </style:tab-stops>
      </style:paragraph-properties>
    </style:style>
    <style:style style:name="T1896" style:parent-style-name="Domyślnaczcionkaakapitu" style:family="text">
      <style:text-properties style:text-underline-type="single" style:text-underline-style="solid" style:text-underline-width="auto" style:text-underline-mode="continuous"/>
    </style:style>
    <style:style style:name="T1897" style:parent-style-name="Domyślnaczcionkaakapitu" style:family="text">
      <style:text-properties fo:background-color="#80FFFF" style:text-underline-type="single" style:text-underline-style="solid" style:text-underline-width="auto" style:text-underline-mode="continuous"/>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479in">
        <style:tab-stops>
          <style:tab-stop style:type="left" style:position="4.5in"/>
        </style:tab-stops>
      </style:paragraph-properties>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T1906" style:parent-style-name="Domyślnaczcionkaakapitu" style:family="text">
      <style:text-properties fo:background-color="#80FFFF" style:text-underline-type="single" style:text-underline-style="solid" style:text-underline-width="auto" style:text-underline-mode="continuous"/>
    </style:style>
    <style:style style:name="T1907" style:parent-style-name="Domyślnaczcionkaakapitu" style:family="text">
      <style:text-properties style:text-underline-type="single" style:text-underline-style="solid" style:text-underline-width="auto" style:text-underline-mode="continuous"/>
    </style:style>
    <style:style style:name="T1908" style:parent-style-name="Domyślnaczcionkaakapitu" style:family="text">
      <style:text-properties fo:background-color="#80FFFF" style:text-underline-type="single" style:text-underline-style="solid" style:text-underline-width="auto" style:text-underline-mode="continuous"/>
    </style:style>
    <style:style style:name="T1909" style:parent-style-name="Domyślnaczcionkaakapitu" style:family="text">
      <style:text-properties style:text-underline-type="single" style:text-underline-style="solid" style:text-underline-width="auto" style:text-underline-mode="continuous"/>
    </style:style>
    <style:style style:name="T1910" style:parent-style-name="Domyślnaczcionkaakapitu" style:family="text">
      <style:text-properties fo:background-color="#80FFFF" style:text-underline-type="single" style:text-underline-style="solid" style:text-underline-width="auto" style:text-underline-mode="continuous"/>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P1916" style:parent-style-name="Normalny" style:family="paragraph">
      <style:paragraph-properties fo:text-align="justify" fo:line-height="150%"/>
    </style:style>
    <style:style style:name="T1917" style:parent-style-name="Domyślnaczcionkaakapitu" style:family="text">
      <style:text-properties style:text-underline-type="single" style:text-underline-style="solid" style:text-underline-width="auto" style:text-underline-mode="continuous"/>
    </style:style>
    <style:style style:name="T1918" style:parent-style-name="Domyślnaczcionkaakapitu" style:family="text">
      <style:text-properties fo:background-color="#80FFFF" style:text-underline-type="single" style:text-underline-style="solid" style:text-underline-width="auto" style:text-underline-mode="continuous"/>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fo:background-color="#80FFFF" style:text-underline-type="single" style:text-underline-style="solid" style:text-underline-width="auto" style:text-underline-mode="continuous"/>
    </style:style>
    <style:style style:name="T1921" style:parent-style-name="Domyślnaczcionkaakapitu" style:family="text">
      <style:text-properties style:text-underline-type="single" style:text-underline-style="solid" style:text-underline-width="auto" style:text-underline-mode="continuous"/>
    </style:style>
    <style:style style:name="P1922" style:parent-style-name="Normalny" style:family="paragraph">
      <style:paragraph-properties fo:text-align="justify" fo:line-height="150%" fo:text-indent="0.2479in"/>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fo:text-indent="0.2479in"/>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style:style>
    <style:style style:name="T1968" style:parent-style-name="Domyślnaczcionkaakapitu" style:family="text">
      <style:text-properties style:text-underline-type="single" style:text-underline-style="solid" style:text-underline-width="auto" style:text-underline-mode="continuous"/>
    </style:style>
    <style:style style:name="P1969" style:parent-style-name="Normalny" style:family="paragraph">
      <style:paragraph-properties fo:text-align="justify" fo:line-height="150%" fo:text-indent="0.2479in"/>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style:style>
    <style:style style:name="T1972" style:parent-style-name="Domyślnaczcionkaakapitu" style:family="text">
      <style:text-properties style:text-underline-type="single" style:text-underline-style="solid" style:text-underline-width="auto" style:text-underline-mode="continuous"/>
    </style:style>
    <style:style style:name="T1973" style:parent-style-name="Domyślnaczcionkaakapitu" style:family="text">
      <style:text-properties fo:background-color="#80FFFF" style:text-underline-type="single" style:text-underline-style="solid" style:text-underline-width="auto" style:text-underline-mode="continuous"/>
    </style:style>
    <style:style style:name="T1974" style:parent-style-name="Domyślnaczcionkaakapitu" style:family="text">
      <style:text-properties style:text-underline-type="single" style:text-underline-style="solid" style:text-underline-width="auto" style:text-underline-mode="continuous"/>
    </style:style>
    <style:style style:name="T1975" style:parent-style-name="Domyślnaczcionkaakapitu" style:family="text">
      <style:text-properties fo:background-color="#80FFFF" style:text-underline-type="single" style:text-underline-style="solid" style:text-underline-width="auto" style:text-underline-mode="continuous"/>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text-underline-type="single" style:text-underline-style="solid" style:text-underline-width="auto" style:text-underline-mode="continuous"/>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fo:text-indent="0.2479in"/>
    </style:style>
    <style:style style:name="T1983" style:parent-style-name="Domyślnaczcionkaakapitu" style:family="text">
      <style:text-properties fo:background-color="#80FFFF"/>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T1986" style:parent-style-name="Domyślnaczcionkaakapitu" style:family="text">
      <style:text-properties fo:background-color="#80FFFF" style:text-underline-type="single" style:text-underline-style="solid" style:text-underline-width="auto" style:text-underline-mode="continuous"/>
    </style:style>
    <style:style style:name="T1987" style:parent-style-name="Domyślnaczcionkaakapitu" style:family="text">
      <style:text-properties style:text-underline-type="single" style:text-underline-style="solid" style:text-underline-width="auto" style:text-underline-mode="continuous"/>
    </style:style>
    <style:style style:name="T1988" style:parent-style-name="Domyślnaczcionkaakapitu" style:family="text">
      <style:text-properties fo:background-color="#80FFFF" style:text-underline-type="single" style:text-underline-style="solid" style:text-underline-width="auto" style:text-underline-mode="continuous"/>
    </style:style>
    <style:style style:name="T1989" style:parent-style-name="Domyślnaczcionkaakapitu" style:family="text">
      <style:text-properties style:text-underline-type="single" style:text-underline-style="solid" style:text-underline-width="auto" style:text-underline-mode="continuous"/>
    </style:style>
    <style:style style:name="T1990" style:parent-style-name="Domyślnaczcionkaakapitu" style:family="text">
      <style:text-properties fo:background-color="#80FFFF" style:text-underline-type="single" style:text-underline-style="solid" style:text-underline-width="auto" style:text-underline-mode="continuous"/>
    </style:style>
    <style:style style:name="T1991" style:parent-style-name="Domyślnaczcionkaakapitu" style:family="text">
      <style:text-properties style:text-underline-type="single" style:text-underline-style="solid" style:text-underline-width="auto" style:text-underline-mode="continuous"/>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P1996" style:parent-style-name="Normalny" style:family="paragraph">
      <style:paragraph-properties fo:text-align="justify" fo:line-height="150%"/>
    </style:style>
    <style:style style:name="T1997" style:parent-style-name="Domyślnaczcionkaakapitu" style:family="text">
      <style:text-properties style:text-underline-type="single" style:text-underline-style="solid" style:text-underline-width="auto" style:text-underline-mode="continuous"/>
    </style:style>
    <style:style style:name="T1998" style:parent-style-name="Domyślnaczcionkaakapitu" style:family="text">
      <style:text-properties fo:background-color="#80FFFF" style:text-underline-type="single" style:text-underline-style="solid" style:text-underline-width="auto" style:text-underline-mode="continuous"/>
    </style:style>
    <style:style style:name="T1999" style:parent-style-name="Domyślnaczcionkaakapitu" style:family="text">
      <style:text-properties style:text-underline-type="single" style:text-underline-style="solid" style:text-underline-width="auto" style:text-underline-mode="continuous"/>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479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fo:background-color="#80FFFF" style:text-underline-type="single" style:text-underline-style="solid" style:text-underline-width="auto" style:text-underline-mode="continuous"/>
    </style:style>
    <style:style style:name="T2026" style:parent-style-name="Domyślnaczcionkaakapitu" style:family="text">
      <style:text-properties style:text-underline-type="single" style:text-underline-style="solid" style:text-underline-width="auto" style:text-underline-mode="continuous"/>
    </style:style>
    <style:style style:name="T2027" style:parent-style-name="Domyślnaczcionkaakapitu" style:family="text">
      <style:text-properties fo:background-color="#80FFFF" style:text-underline-type="single" style:text-underline-style="solid" style:text-underline-width="auto" style:text-underline-mode="continuous"/>
    </style:style>
    <style:style style:name="T2028" style:parent-style-name="Domyślnaczcionkaakapitu" style:family="text">
      <style:text-properties style:text-underline-type="single" style:text-underline-style="solid" style:text-underline-width="auto" style:text-underline-mode="continuous"/>
    </style:style>
    <style:style style:name="T2029" style:parent-style-name="Domyślnaczcionkaakapitu" style:family="text">
      <style:text-properties fo:background-color="#80FFFF" style:text-underline-type="single" style:text-underline-style="solid" style:text-underline-width="auto" style:text-underline-mode="continuous"/>
    </style:style>
    <style:style style:name="T2030" style:parent-style-name="Domyślnaczcionkaakapitu" style:family="text">
      <style:text-properties fo:background-color="#80FFFF"/>
    </style:style>
    <style:style style:name="P2031" style:parent-style-name="Normalny" style:family="paragraph">
      <style:paragraph-properties fo:text-align="justify" fo:line-height="150%" fo:text-indent="0.2479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style:tab-stops>
          <style:tab-stop style:type="left" style:position="3.6388in"/>
          <style:tab-stop style:type="left" style:position="7.1388in"/>
        </style:tab-stops>
      </style:paragraph-properties>
    </style:style>
    <style:style style:name="T2044" style:parent-style-name="Domyślnaczcionkaakapitu" style:family="text">
      <style:text-properties style:text-underline-type="single" style:text-underline-style="solid" style:text-underline-width="auto" style:text-underline-mode="continuous"/>
    </style:style>
    <style:style style:name="T2045" style:parent-style-name="Domyślnaczcionkaakapitu" style:family="text">
      <style:text-properties fo:background-color="#80FFFF" style:text-underline-type="single" style:text-underline-style="solid" style:text-underline-width="auto" style:text-underline-mode="continuous"/>
    </style:style>
    <style:style style:name="T2046" style:parent-style-name="Domyślnaczcionkaakapitu" style:family="text">
      <style:text-properties style:text-underline-type="single" style:text-underline-style="solid" style:text-underline-width="auto" style:text-underline-mode="continuous"/>
    </style:style>
    <style:style style:name="P2047" style:parent-style-name="Normalny" style:family="paragraph">
      <style:paragraph-properties fo:text-align="justify" fo:line-height="150%" fo:text-indent="0.2479in">
        <style:tab-stops>
          <style:tab-stop style:type="left" style:position="3.6388in"/>
          <style:tab-stop style:type="left" style:position="7.1388in"/>
        </style:tab-stops>
      </style:paragraph-properties>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P2053" style:parent-style-name="Normalny" style:family="paragraph">
      <style:paragraph-properties fo:text-align="justify" fo:line-height="150%">
        <style:tab-stops>
          <style:tab-stop style:type="left" style:position="3.6388in"/>
          <style:tab-stop style:type="left" style:position="7.1388in"/>
        </style:tab-stops>
      </style:paragraph-properties>
    </style:style>
    <style:style style:name="T2054" style:parent-style-name="Domyślnaczcionkaakapitu" style:family="text">
      <style:text-properties style:text-underline-type="single" style:text-underline-style="solid" style:text-underline-width="auto" style:text-underline-mode="continuous"/>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479in"/>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P2076" style:parent-style-name="Normalny" style:family="paragraph">
      <style:paragraph-properties fo:text-align="justify" fo:line-height="150%" fo:text-indent="0.2479in"/>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P2092" style:parent-style-name="Normalny" style:family="paragraph">
      <style:paragraph-properties fo:text-align="justify" fo:line-height="150%" fo:text-indent="0.2479in"/>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style:style>
    <style:style style:name="T2104" style:parent-style-name="Domyślnaczcionkaakapitu" style:family="text">
      <style:text-properties style:text-underline-type="single" style:text-underline-style="solid" style:text-underline-width="auto" style:text-underline-mode="continuous"/>
    </style:style>
    <style:style style:name="T2105" style:parent-style-name="Domyślnaczcionkaakapitu" style:family="text">
      <style:text-properties fo:background-color="#80FFFF" style:text-underline-type="single" style:text-underline-style="solid" style:text-underline-width="auto" style:text-underline-mode="continuous"/>
    </style:style>
    <style:style style:name="T2106" style:parent-style-name="Domyślnaczcionkaakapitu" style:family="text">
      <style:text-properties style:text-underline-type="single" style:text-underline-style="solid" style:text-underline-width="auto" style:text-underline-mode="continuous"/>
    </style:style>
    <style:style style:name="T2107" style:parent-style-name="Domyślnaczcionkaakapitu" style:family="text">
      <style:text-properties fo:background-color="#80FFFF" style:text-underline-type="single" style:text-underline-style="solid" style:text-underline-width="auto" style:text-underline-mode="continuous"/>
    </style:style>
    <style:style style:name="T2108" style:parent-style-name="Domyślnaczcionkaakapitu" style:family="text">
      <style:text-properties style:text-underline-type="single" style:text-underline-style="solid" style:text-underline-width="auto" style:text-underline-mode="continuous"/>
    </style:style>
    <style:style style:name="T2109" style:parent-style-name="Domyślnaczcionkaakapitu" style:family="text">
      <style:text-properties fo:background-color="#80FFFF" style:text-underline-type="single" style:text-underline-style="solid" style:text-underline-width="auto" style:text-underline-mode="continuous"/>
    </style:style>
    <style:style style:name="T2110" style:parent-style-name="Domyślnaczcionkaakapitu" style:family="text">
      <style:text-properties style:text-underline-type="single" style:text-underline-style="solid" style:text-underline-width="auto" style:text-underline-mode="continuous"/>
    </style:style>
    <style:style style:name="T2111" style:parent-style-name="Domyślnaczcionkaakapitu" style:family="text">
      <style:text-properties fo:background-color="#80FFFF" style:text-underline-type="single" style:text-underline-style="solid" style:text-underline-width="auto" style:text-underline-mode="continuous"/>
    </style:style>
    <style:style style:name="P2112" style:parent-style-name="Normalny" style:family="paragraph">
      <style:paragraph-properties fo:text-align="justify" fo:line-height="150%" fo:text-indent="0.2479in"/>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P2116" style:parent-style-name="Normalny" style:family="paragraph">
      <style:paragraph-properties fo:text-align="justify" fo:line-height="150%" fo:text-indent="0.2479in"/>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fo:text-indent="0.2479in"/>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style:style>
    <style:style style:name="T2132" style:parent-style-name="Domyślnaczcionkaakapitu" style:family="text">
      <style:text-properties style:text-underline-type="single" style:text-underline-style="solid" style:text-underline-width="auto" style:text-underline-mode="continuous"/>
    </style:style>
    <style:style style:name="P2133" style:parent-style-name="Normalny" style:family="paragraph">
      <style:paragraph-properties fo:text-align="justify" fo:line-height="150%" fo:text-indent="0.2479in"/>
    </style:style>
    <style:style style:name="P2134" style:parent-style-name="Normalny" style:family="paragraph">
      <style:paragraph-properties fo:text-align="justify" fo:line-height="150%" fo:text-indent="0.2479in"/>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479in"/>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style:style>
    <style:style style:name="T2145" style:parent-style-name="Domyślnaczcionkaakapitu" style:family="text">
      <style:text-properties style:text-underline-type="single" style:text-underline-style="solid" style:text-underline-width="auto" style:text-underline-mode="continuous"/>
    </style:style>
    <style:style style:name="T2146" style:parent-style-name="Domyślnaczcionkaakapitu" style:family="text">
      <style:text-properties fo:background-color="#80FFFF" style:text-underline-type="single" style:text-underline-style="solid" style:text-underline-width="auto" style:text-underline-mode="continuous"/>
    </style:style>
    <style:style style:name="T2147" style:parent-style-name="Domyślnaczcionkaakapitu" style:family="text">
      <style:text-properties style:text-underline-type="single" style:text-underline-style="solid" style:text-underline-width="auto" style:text-underline-mode="continuous"/>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style:style>
    <style:style style:name="T2161" style:parent-style-name="Domyślnaczcionkaakapitu" style:family="text">
      <style:text-properties style:text-underline-type="single" style:text-underline-style="solid" style:text-underline-width="auto" style:text-underline-mode="continuous"/>
    </style:style>
    <style:style style:name="T2162" style:parent-style-name="Domyślnaczcionkaakapitu" style:family="text">
      <style:text-properties fo:background-color="#80FFFF" style:text-underline-type="single" style:text-underline-style="solid" style:text-underline-width="auto" style:text-underline-mode="continuous"/>
    </style:style>
    <style:style style:name="T2163" style:parent-style-name="Domyślnaczcionkaakapitu" style:family="text">
      <style:text-properties style:text-underline-type="single" style:text-underline-style="solid" style:text-underline-width="auto" style:text-underline-mode="continuous"/>
    </style:style>
    <style:style style:name="P2164" style:parent-style-name="Normalny" style:family="paragraph">
      <style:paragraph-properties fo:text-align="justify" fo:line-height="150%" fo:text-indent="0.2479in"/>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fo:text-indent="0.2479in"/>
    </style:style>
    <style:style style:name="T2170" style:parent-style-name="Domyślnaczcionkaakapitu" style:family="text">
      <style:text-properties fo:background-color="#80FFFF"/>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style:style>
    <style:style style:name="T2176" style:parent-style-name="Domyślnaczcionkaakapitu" style:family="text">
      <style:text-properties style:text-underline-type="single" style:text-underline-style="solid" style:text-underline-width="auto" style:text-underline-mode="continuous"/>
    </style:style>
    <style:style style:name="T2177" style:parent-style-name="Domyślnaczcionkaakapitu" style:family="text">
      <style:text-properties fo:background-color="#80FFFF" style:text-underline-type="single" style:text-underline-style="solid" style:text-underline-width="auto" style:text-underline-mode="continuous"/>
    </style:style>
    <style:style style:name="T2178" style:parent-style-name="Domyślnaczcionkaakapitu" style:family="text">
      <style:text-properties style:text-underline-type="single" style:text-underline-style="solid" style:text-underline-width="auto" style:text-underline-mode="continuous"/>
    </style:style>
    <style:style style:name="T2179" style:parent-style-name="Domyślnaczcionkaakapitu" style:family="text">
      <style:text-properties fo:background-color="#80FFFF" style:text-underline-type="single" style:text-underline-style="solid" style:text-underline-width="auto" style:text-underline-mode="continuous"/>
    </style:style>
    <style:style style:name="T2180" style:parent-style-name="Domyślnaczcionkaakapitu" style:family="text">
      <style:text-properties fo:background-color="#80FFFF"/>
    </style:style>
    <style:style style:name="P2181" style:parent-style-name="Normalny" style:family="paragraph">
      <style:paragraph-properties fo:text-align="justify" fo:line-height="150%" fo:text-indent="0.2479in"/>
    </style:style>
    <style:style style:name="T2182" style:parent-style-name="Domyślnaczcionkaakapitu" style:family="text">
      <style:text-properties fo:background-color="#80FFFF"/>
    </style:style>
    <style:style style:name="P2183" style:parent-style-name="Normalny" style:family="paragraph">
      <style:paragraph-properties fo:text-align="justify" fo:line-height="150%"/>
    </style:style>
    <style:style style:name="T2184" style:parent-style-name="Domyślnaczcionkaakapitu" style:family="text">
      <style:text-properties style:text-underline-type="single" style:text-underline-style="solid" style:text-underline-width="auto" style:text-underline-mode="continuous"/>
    </style:style>
    <style:style style:name="T2185" style:parent-style-name="Domyślnaczcionkaakapitu" style:family="text">
      <style:text-properties fo:background-color="#80FFFF" style:text-underline-type="single" style:text-underline-style="solid" style:text-underline-width="auto" style:text-underline-mode="continuous"/>
    </style:style>
    <style:style style:name="T2186" style:parent-style-name="Domyślnaczcionkaakapitu" style:family="text">
      <style:text-properties style:text-underline-type="single" style:text-underline-style="solid" style:text-underline-width="auto" style:text-underline-mode="continuous"/>
    </style:style>
    <style:style style:name="T2187" style:parent-style-name="Domyślnaczcionkaakapitu" style:family="text">
      <style:text-properties fo:background-color="#80FFFF" style:text-underline-type="single" style:text-underline-style="solid" style:text-underline-width="auto" style:text-underline-mode="continuous"/>
    </style:style>
    <style:style style:name="T2188" style:parent-style-name="Domyślnaczcionkaakapitu" style:family="text">
      <style:text-properties style:text-underline-type="single" style:text-underline-style="solid" style:text-underline-width="auto" style:text-underline-mode="continuous"/>
    </style:style>
    <style:style style:name="T2189" style:parent-style-name="Domyślnaczcionkaakapitu" style:family="text">
      <style:text-properties fo:background-color="#80FFFF" style:text-underline-type="single" style:text-underline-style="solid" style:text-underline-width="auto" style:text-underline-mode="continuous"/>
    </style:style>
    <style:style style:name="T2190" style:parent-style-name="Domyślnaczcionkaakapitu" style:family="text">
      <style:text-properties fo:background-color="#80FFFF"/>
    </style:style>
    <style:style style:name="P2191" style:parent-style-name="Normalny" style:family="paragraph">
      <style:paragraph-properties fo:text-align="justify" fo:line-height="150%" fo:text-indent="0.2479in"/>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fo:text-indent="0.2479in"/>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P2198" style:parent-style-name="Normalny" style:family="paragraph">
      <style:paragraph-properties fo:text-align="justify" fo:line-height="150%"/>
    </style:style>
    <style:style style:name="T2199" style:parent-style-name="Domyślnaczcionkaakapitu" style:family="text">
      <style:text-properties style:text-underline-type="single" style:text-underline-style="solid" style:text-underline-width="auto" style:text-underline-mode="continuous"/>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T2205" style:parent-style-name="Domyślnaczcionkaakapitu" style:family="text">
      <style:text-properties fo:background-color="#80FFFF" style:text-underline-type="single" style:text-underline-style="solid" style:text-underline-width="auto" style:text-underline-mode="continuous"/>
    </style:style>
    <style:style style:name="T2206" style:parent-style-name="Domyślnaczcionkaakapitu" style:family="text">
      <style:text-properties style:text-underline-type="single" style:text-underline-style="solid" style:text-underline-width="auto" style:text-underline-mode="continuous"/>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T2208" style:parent-style-name="Domyślnaczcionkaakapitu" style:family="text">
      <style:text-properties style:text-underline-type="single" style:text-underline-style="solid" style:text-underline-width="auto" style:text-underline-mode="continuous"/>
    </style:style>
    <style:style style:name="T2209" style:parent-style-name="Domyślnaczcionkaakapitu" style:family="text">
      <style:text-properties fo:background-color="#80FFFF" style:text-underline-type="single" style:text-underline-style="solid" style:text-underline-width="auto" style:text-underline-mode="continuous"/>
    </style:style>
    <style:style style:name="T2210" style:parent-style-name="Domyślnaczcionkaakapitu" style:family="text">
      <style:text-properties fo:background-color="#80FFFF"/>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fo:text-indent="0.2479in"/>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P2216" style:parent-style-name="Normalny" style:family="paragraph">
      <style:paragraph-properties fo:text-align="justify" fo:line-height="150%"/>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fo:background-color="#80FFFF" style:text-underline-type="single" style:text-underline-style="solid" style:text-underline-width="auto" style:text-underline-mode="continuous"/>
    </style:style>
    <style:style style:name="T2219" style:parent-style-name="Domyślnaczcionkaakapitu" style:family="text">
      <style:text-properties style:text-underline-type="single" style:text-underline-style="solid" style:text-underline-width="auto" style:text-underline-mode="continuous"/>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text-underline-type="single" style:text-underline-style="solid" style:text-underline-width="auto" style:text-underline-mode="continuous"/>
    </style:style>
    <style:style style:name="T2227" style:parent-style-name="Domyślnaczcionkaakapitu" style:family="text">
      <style:text-properties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P2229" style:parent-style-name="Normalny" style:family="paragraph">
      <style:paragraph-properties fo:text-align="justify" fo:line-height="150%" fo:text-indent="0.2479in"/>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style:style>
    <style:style style:name="T2232" style:parent-style-name="Domyślnaczcionkaakapitu" style:family="text">
      <style:text-properties style:text-underline-type="single" style:text-underline-style="solid" style:text-underline-width="auto" style:text-underline-mode="continuous"/>
    </style:style>
    <style:style style:name="T2233" style:parent-style-name="Domyślnaczcionkaakapitu" style:family="text">
      <style:text-properties fo:background-color="#80FFFF" style:text-underline-type="single" style:text-underline-style="solid" style:text-underline-width="auto" style:text-underline-mode="continuous"/>
    </style:style>
    <style:style style:name="T2234" style:parent-style-name="Domyślnaczcionkaakapitu" style:family="text">
      <style:text-properties style:text-underline-type="single" style:text-underline-style="solid" style:text-underline-width="auto" style:text-underline-mode="continuous"/>
    </style:style>
    <style:style style:name="P2235" style:parent-style-name="Normalny" style:family="paragraph">
      <style:paragraph-properties fo:text-align="justify" fo:line-height="150%" fo:text-indent="0.2479in"/>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fo:text-indent="0.2479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P2255" style:parent-style-name="Normalny" style:family="paragraph">
      <style:paragraph-properties fo:text-align="justify" fo:line-height="150%" fo:text-indent="0.2479in"/>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479in"/>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T2263" style:parent-style-name="Domyślnaczcionkaakapitu" style:family="text">
      <style:text-properties style:text-underline-type="single" style:text-underline-style="solid" style:text-underline-width="auto" style:text-underline-mode="continuous"/>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479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479in"/>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P2288" style:parent-style-name="Normalny" style:family="paragraph">
      <style:paragraph-properties fo:text-align="justify" fo:line-height="150%" fo:text-indent="0.2479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479in"/>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P2300" style:parent-style-name="Normalny" style:family="paragraph">
      <style:paragraph-properties fo:text-align="justify" fo:line-height="150%" fo:text-indent="0.2479in"/>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479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P2319" style:parent-style-name="Normalny" style:family="paragraph">
      <style:paragraph-properties fo:text-align="justify" fo:line-height="150%" fo:text-indent="0.2479in"/>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fo:text-indent="0.2479in"/>
    </style:style>
    <style:style style:name="T2322" style:parent-style-name="Domyślnaczcionkaakapitu" style:family="text">
      <style:text-properties fo:background-color="#80FFFF"/>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style:style>
    <style:style style:name="T2326" style:parent-style-name="Domyślnaczcionkaakapitu" style:family="text">
      <style:text-properties style:text-underline-type="single" style:text-underline-style="solid" style:text-underline-width="auto" style:text-underline-mode="continuous"/>
    </style:style>
    <style:style style:name="T2327" style:parent-style-name="Domyślnaczcionkaakapitu" style:family="text">
      <style:text-properties fo:background-color="#80FFFF" style:text-underline-type="single" style:text-underline-style="solid" style:text-underline-width="auto" style:text-underline-mode="continuous"/>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P2330" style:parent-style-name="Normalny" style:family="paragraph">
      <style:paragraph-properties fo:text-align="justify" fo:line-height="150%" fo:text-indent="0.2479in"/>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T2337" style:parent-style-name="Domyślnaczcionkaakapitu" style:family="text">
      <style:text-properties style:text-underline-type="single" style:text-underline-style="solid" style:text-underline-width="auto" style:text-underline-mode="continuous"/>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fo:text-indent="0.2479in"/>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fo:text-indent="0.2479in"/>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P2372" style:parent-style-name="Normalny" style:family="paragraph">
      <style:paragraph-properties fo:text-align="justify" fo:line-height="150%" fo:text-indent="0.2479in"/>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P2380" style:parent-style-name="Normalny" style:family="paragraph">
      <style:paragraph-properties fo:text-align="justify" fo:line-height="150%" fo:text-indent="0.2479in"/>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P2405" style:parent-style-name="Normalny" style:family="paragraph">
      <style:paragraph-properties fo:text-align="justify" fo:line-height="150%" fo:text-indent="0.2479in"/>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fo:text-indent="0.2479in"/>
    </style:style>
    <style:style style:name="P2433" style:parent-style-name="Normalny" style:family="paragraph">
      <style:paragraph-properties fo:text-align="justify" fo:line-height="150%"/>
    </style:style>
    <style:style style:name="T2434" style:parent-style-name="Domyślnaczcionkaakapitu" style:family="text">
      <style:text-properties style:text-underline-type="single" style:text-underline-style="solid" style:text-underline-width="auto" style:text-underline-mode="continuous"/>
    </style:style>
    <style:style style:name="T2435" style:parent-style-name="Domyślnaczcionkaakapitu" style:family="text">
      <style:text-properties fo:background-color="#80FFFF" style:text-underline-type="single" style:text-underline-style="solid" style:text-underline-width="auto" style:text-underline-mode="continuous"/>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style:text-underline-type="single" style:text-underline-style="solid" style:text-underline-width="auto" style:text-underline-mode="continuous"/>
    </style:style>
    <style:style style:name="T2439" style:parent-style-name="Domyślnaczcionkaakapitu" style:family="text">
      <style:text-properties fo:background-color="#80FFFF" style:text-underline-type="single" style:text-underline-style="solid" style:text-underline-width="auto" style:text-underline-mode="continuous"/>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fo:text-indent="0.2479in"/>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479in"/>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P2465" style:parent-style-name="Normalny" style:family="paragraph">
      <style:paragraph-properties fo:text-align="justify" fo:line-height="150%" fo:text-indent="0.2479in"/>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T2470" style:parent-style-name="Domyślnaczcionkaakapitu" style:family="text">
      <style:text-properties fo:background-color="#80FFFF"/>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fo:text-indent="0.2479in"/>
    </style:style>
    <style:style style:name="T2477" style:parent-style-name="Domyślnaczcionkaakapitu" style:family="text">
      <style:text-properties fo:background-color="#80FFFF"/>
    </style:style>
    <style:style style:name="P2478" style:parent-style-name="Normalny" style:family="paragraph">
      <style:paragraph-properties fo:text-align="justify" fo:line-height="150%" fo:text-indent="0.2479in"/>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T2483" style:parent-style-name="Domyślnaczcionkaakapitu" style:family="text">
      <style:text-properties fo:background-color="#80FFFF" style:text-underline-type="single" style:text-underline-style="solid" style:text-underline-width="auto" style:text-underline-mode="continuous"/>
    </style:style>
    <style:style style:name="T2484" style:parent-style-name="Domyślnaczcionkaakapitu" style:family="text">
      <style:text-properties style:text-underline-type="single" style:text-underline-style="solid" style:text-underline-width="auto" style:text-underline-mode="continuous"/>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fo:text-indent="0.2479in"/>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479in"/>
    </style:style>
    <style:style style:name="P2509" style:parent-style-name="Normalny" style:family="paragraph">
      <style:paragraph-properties fo:text-align="justify" fo:line-height="150%" fo:text-indent="0.2479in"/>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text-underline-type="single" style:text-underline-style="solid" style:text-underline-width="auto" style:text-underline-mode="continuous"/>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479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P2521" style:parent-style-name="Normalny" style:family="paragraph">
      <style:paragraph-properties fo:text-align="justify" fo:line-height="150%"/>
    </style:style>
    <style:style style:name="T2522" style:parent-style-name="Domyślnaczcionkaakapitu" style:family="text">
      <style:text-properties style:text-underline-type="single" style:text-underline-style="solid" style:text-underline-width="auto" style:text-underline-mode="continuous"/>
    </style:style>
    <style:style style:name="T2523" style:parent-style-name="Domyślnaczcionkaakapitu" style:family="text">
      <style:text-properties fo:background-color="#80FFFF" style:text-underline-type="single" style:text-underline-style="solid" style:text-underline-width="auto" style:text-underline-mode="continuous"/>
    </style:style>
    <style:style style:name="T2524" style:parent-style-name="Domyślnaczcionkaakapitu" style:family="text">
      <style:text-properties style:text-underline-type="single" style:text-underline-style="solid" style:text-underline-width="auto" style:text-underline-mode="continuous"/>
    </style:style>
    <style:style style:name="T2525" style:parent-style-name="Domyślnaczcionkaakapitu" style:family="text">
      <style:text-properties fo:background-color="#80FFFF" style:text-underline-type="single" style:text-underline-style="solid" style:text-underline-width="auto" style:text-underline-mode="continuous"/>
    </style:style>
    <style:style style:name="T2526" style:parent-style-name="Domyślnaczcionkaakapitu" style:family="text">
      <style:text-properties style:text-underline-type="single" style:text-underline-style="solid" style:text-underline-width="auto" style:text-underline-mode="continuous"/>
    </style:style>
    <style:style style:name="T2527" style:parent-style-name="Domyślnaczcionkaakapitu" style:family="text">
      <style:text-properties fo:background-color="#80FFFF" style:text-underline-type="single" style:text-underline-style="solid" style:text-underline-width="auto" style:text-underline-mode="continuous"/>
    </style:style>
    <style:style style:name="P2528" style:parent-style-name="Normalny" style:family="paragraph">
      <style:paragraph-properties fo:text-align="justify" fo:line-height="150%" fo:text-indent="0.2479in"/>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fo:text-indent="0.2479in"/>
    </style:style>
    <style:style style:name="T2534" style:parent-style-name="Domyślnaczcionkaakapitu" style:family="text">
      <style:text-properties fo:background-color="#80FFFF"/>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479in"/>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P2545" style:parent-style-name="Normalny" style:family="paragraph">
      <style:paragraph-properties fo:text-align="justify" fo:line-height="150%" fo:text-indent="0.2479in"/>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fo:text-indent="0.2479in"/>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style:style>
    <style:style style:name="T2559" style:parent-style-name="Domyślnaczcionkaakapitu" style:family="text">
      <style:text-properties style:text-underline-type="single" style:text-underline-style="solid" style:text-underline-width="auto" style:text-underline-mode="continuous"/>
    </style:style>
    <style:style style:name="T2560" style:parent-style-name="Domyślnaczcionkaakapitu" style:family="text">
      <style:text-properties fo:background-color="#80FFFF" style:text-underline-type="single" style:text-underline-style="solid" style:text-underline-width="auto" style:text-underline-mode="continuous"/>
    </style:style>
    <style:style style:name="T2561" style:parent-style-name="Domyślnaczcionkaakapitu" style:family="text">
      <style:text-properties style:text-underline-type="single" style:text-underline-style="solid" style:text-underline-width="auto" style:text-underline-mode="continuous"/>
    </style:style>
    <style:style style:name="T2562" style:parent-style-name="Domyślnaczcionkaakapitu" style:family="text">
      <style:text-properties fo:background-color="#80FFFF" style:text-underline-type="single" style:text-underline-style="solid" style:text-underline-width="auto" style:text-underline-mode="continuous"/>
    </style:style>
    <style:style style:name="T2563" style:parent-style-name="Domyślnaczcionkaakapitu" style:family="text">
      <style:text-properties style:text-underline-type="single" style:text-underline-style="solid" style:text-underline-width="auto" style:text-underline-mode="continuous"/>
    </style:style>
    <style:style style:name="T2564" style:parent-style-name="Domyślnaczcionkaakapitu" style:family="text">
      <style:text-properties fo:background-color="#80FFFF" style:text-underline-type="single" style:text-underline-style="solid" style:text-underline-width="auto" style:text-underline-mode="continuous"/>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fo:text-indent="0.2479in"/>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479in"/>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T2574" style:parent-style-name="Domyślnaczcionkaakapitu" style:family="text">
      <style:text-properties fo:background-color="#80FFFF" style:text-underline-type="single" style:text-underline-style="solid" style:text-underline-width="auto" style:text-underline-mode="continuous"/>
    </style:style>
    <style:style style:name="T2575" style:parent-style-name="Domyślnaczcionkaakapitu" style:family="text">
      <style:text-properties style:text-underline-type="single" style:text-underline-style="solid" style:text-underline-width="auto" style:text-underline-mode="continuous"/>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P2590" style:parent-style-name="Normalny" style:family="paragraph">
      <style:paragraph-properties fo:text-align="justify" fo:line-height="150%" fo:text-indent="0.2479in"/>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fo:text-indent="0.2479in"/>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style:style>
    <style:style style:name="T2595" style:parent-style-name="Domyślnaczcionkaakapitu" style:family="text">
      <style:text-properties style:text-underline-type="single" style:text-underline-style="solid" style:text-underline-width="auto" style:text-underline-mode="continuous"/>
    </style:style>
    <style:style style:name="T2596" style:parent-style-name="Domyślnaczcionkaakapitu" style:family="text">
      <style:text-properties fo:background-color="#80FFFF" style:text-underline-type="single" style:text-underline-style="solid" style:text-underline-width="auto" style:text-underline-mode="continuous"/>
    </style:style>
    <style:style style:name="T2597" style:parent-style-name="Domyślnaczcionkaakapitu" style:family="text">
      <style:text-properties style:text-underline-type="single" style:text-underline-style="solid" style:text-underline-width="auto" style:text-underline-mode="continuous"/>
    </style:style>
    <style:style style:name="T2598" style:parent-style-name="Domyślnaczcionkaakapitu" style:family="text">
      <style:text-properties fo:background-color="#80FFFF" style:text-underline-type="single" style:text-underline-style="solid" style:text-underline-width="auto" style:text-underline-mode="continuous"/>
    </style:style>
    <style:style style:name="T2599" style:parent-style-name="Domyślnaczcionkaakapitu" style:family="text">
      <style:text-properties style:text-underline-type="single" style:text-underline-style="solid" style:text-underline-width="auto" style:text-underline-mode="continuous"/>
    </style:style>
    <style:style style:name="T2600" style:parent-style-name="Domyślnaczcionkaakapitu" style:family="text">
      <style:text-properties fo:background-color="#80FFFF" style:text-underline-type="single" style:text-underline-style="solid" style:text-underline-width="auto" style:text-underline-mode="continuous"/>
    </style:style>
    <style:style style:name="T2601" style:parent-style-name="Domyślnaczcionkaakapitu" style:family="text">
      <style:text-properties fo:background-color="#80FFFF"/>
    </style:style>
    <style:style style:name="P2602" style:parent-style-name="Normalny" style:family="paragraph">
      <style:paragraph-properties fo:text-align="justify" fo:line-height="150%" fo:text-indent="0.2479in"/>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style:text-underline-type="single" style:text-underline-style="solid" style:text-underline-width="auto" style:text-underline-mode="continuous"/>
    </style:style>
    <style:style style:name="T2607" style:parent-style-name="Domyślnaczcionkaakapitu" style:family="text">
      <style:text-properties fo:background-color="#80FFFF" style:text-underline-type="single" style:text-underline-style="solid" style:text-underline-width="auto" style:text-underline-mode="continuous"/>
    </style:style>
    <style:style style:name="T2608" style:parent-style-name="Domyślnaczcionkaakapitu" style:family="text">
      <style:text-properties style:text-underline-type="single" style:text-underline-style="solid" style:text-underline-width="auto" style:text-underline-mode="continuous"/>
    </style:style>
    <style:style style:name="T2609" style:parent-style-name="Domyślnaczcionkaakapitu" style:family="text">
      <style:text-properties fo:background-color="#80FFFF" style:text-underline-type="single" style:text-underline-style="solid" style:text-underline-width="auto" style:text-underline-mode="continuous"/>
    </style:style>
    <style:style style:name="T2610" style:parent-style-name="Domyślnaczcionkaakapitu" style:family="text">
      <style:text-properties style:text-underline-type="single" style:text-underline-style="solid" style:text-underline-width="auto" style:text-underline-mode="continuous"/>
    </style:style>
    <style:style style:name="T2611" style:parent-style-name="Domyślnaczcionkaakapitu" style:family="text">
      <style:text-properties fo:background-color="#80FFFF" style:text-underline-type="single" style:text-underline-style="solid" style:text-underline-width="auto" style:text-underline-mode="continuous"/>
    </style:style>
    <style:style style:name="T2612" style:parent-style-name="Domyślnaczcionkaakapitu" style:family="text">
      <style:text-properties fo:background-color="#80FFFF"/>
    </style:style>
    <style:style style:name="P2613" style:parent-style-name="Normalny" style:family="paragraph">
      <style:paragraph-properties fo:text-align="justify" fo:line-height="150%" fo:text-indent="0.2479in"/>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text-indent="0.2479in"/>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479in"/>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P2633" style:parent-style-name="Normalny" style:family="paragraph">
      <style:paragraph-properties fo:text-align="justify" fo:line-height="150%" fo:text-indent="0.2479in"/>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P2638" style:parent-style-name="Normalny" style:family="paragraph">
      <style:paragraph-properties fo:text-align="justify" fo:line-height="150%"/>
    </style:style>
    <style:style style:name="T2639" style:parent-style-name="Domyślnaczcionkaakapitu" style:family="text">
      <style:text-properties style:text-underline-type="single" style:text-underline-style="solid" style:text-underline-width="auto" style:text-underline-mode="continuous"/>
    </style:style>
    <style:style style:name="T2640" style:parent-style-name="Domyślnaczcionkaakapitu" style:family="text">
      <style:text-properties fo:background-color="#80FFFF" style:text-underline-type="single" style:text-underline-style="solid" style:text-underline-width="auto" style:text-underline-mode="continuous"/>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text-underline-type="single" style:text-underline-style="solid" style:text-underline-width="auto" style:text-underline-mode="continuous"/>
    </style:style>
    <style:style style:name="T2645" style:parent-style-name="Domyślnaczcionkaakapitu" style:family="text">
      <style:text-properties fo:background-color="#80FFFF"/>
    </style:style>
    <style:style style:name="P2646" style:parent-style-name="Normalny" style:family="paragraph">
      <style:paragraph-properties fo:text-align="justify" fo:line-height="150%" fo:text-indent="0.2479in"/>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P2649" style:parent-style-name="Normalny" style:family="paragraph">
      <style:paragraph-properties fo:text-align="justify" fo:line-height="150%"/>
    </style:style>
    <style:style style:name="T2650" style:parent-style-name="Domyślnaczcionkaakapitu" style:family="text">
      <style:text-properties style:text-underline-type="single" style:text-underline-style="solid" style:text-underline-width="auto" style:text-underline-mode="continuous"/>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fo:text-indent="0.2479in"/>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479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479in"/>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479in"/>
    </style:style>
    <style:style style:name="P2671" style:parent-style-name="Normalny" style:family="paragraph">
      <style:paragraph-properties fo:text-align="justify" fo:line-height="150%" fo:text-indent="0.2479in"/>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T2675" style:parent-style-name="Domyślnaczcionkaakapitu" style:family="text">
      <style:text-properties style:text-underline-type="single" style:text-underline-style="solid" style:text-underline-width="auto" style:text-underline-mode="continuous"/>
    </style:style>
    <style:style style:name="T2676" style:parent-style-name="Domyślnaczcionkaakapitu" style:family="text">
      <style:text-properties fo:background-color="#80FFFF" style:text-underline-type="single" style:text-underline-style="solid" style:text-underline-width="auto" style:text-underline-mode="continuous"/>
    </style:style>
    <style:style style:name="T2677" style:parent-style-name="Domyślnaczcionkaakapitu" style:family="text">
      <style:text-properties style:text-underline-type="single" style:text-underline-style="solid" style:text-underline-width="auto" style:text-underline-mode="continuous"/>
    </style:style>
    <style:style style:name="T2678" style:parent-style-name="Domyślnaczcionkaakapitu" style:family="text">
      <style:text-properties fo:background-color="#80FFFF" style:text-underline-type="single" style:text-underline-style="solid" style:text-underline-width="auto" style:text-underline-mode="continuous"/>
    </style:style>
    <style:style style:name="T2679" style:parent-style-name="Domyślnaczcionkaakapitu" style:family="text">
      <style:text-properties fo:background-color="#80FFFF"/>
    </style:style>
    <style:style style:name="P2680" style:parent-style-name="Normalny" style:family="paragraph">
      <style:paragraph-properties fo:text-align="justify" fo:line-height="150%" fo:text-indent="0.2479in"/>
    </style:style>
    <style:style style:name="P2681" style:parent-style-name="Normalny" style:family="paragraph">
      <style:paragraph-properties fo:text-align="justify" fo:line-height="150%" fo:text-indent="0.2479in"/>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fo:text-indent="0.2479in"/>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479in"/>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fo:text-indent="0.2479in"/>
    </style:style>
    <style:style style:name="P2698" style:parent-style-name="Normalny" style:family="paragraph">
      <style:paragraph-properties fo:text-align="justify" fo:line-height="150%" fo:text-indent="0.2479in"/>
    </style:style>
    <style:style style:name="T2699" style:parent-style-name="Domyślnaczcionkaakapitu" style:family="text">
      <style:text-properties fo:background-color="#80FFFF"/>
    </style:style>
    <style:style style:name="P2700" style:parent-style-name="Normalny" style:family="paragraph">
      <style:paragraph-properties fo:text-align="justify" fo:line-height="150%" fo:text-indent="0.2479in"/>
    </style:style>
    <style:style style:name="T2701" style:parent-style-name="Domyślnaczcionkaakapitu" style:family="text">
      <style:text-properties fo:background-color="#80FFFF"/>
    </style:style>
    <style:style style:name="P2702" style:parent-style-name="Normalny" style:family="paragraph">
      <style:paragraph-properties fo:text-align="justify" fo:line-height="150%" fo:text-indent="0.2479in"/>
    </style:style>
    <style:style style:name="T2703" style:parent-style-name="Domyślnaczcionkaakapitu" style:family="text">
      <style:text-properties fo:background-color="#80FFFF"/>
    </style:style>
    <style:style style:name="T2704" style:parent-style-name="Domyślnaczcionkaakapitu" style:family="text">
      <style:text-properties fo:background-color="#80FFFF"/>
    </style:style>
    <style:style style:name="T2705" style:parent-style-name="Domyślnaczcionkaakapitu" style:family="text">
      <style:text-properties fo:background-color="#80FFFF"/>
    </style:style>
    <style:style style:name="P2706" style:parent-style-name="Normalny" style:family="paragraph">
      <style:paragraph-properties fo:text-align="justify" fo:line-height="150%" fo:text-indent="0.2479in"/>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fo:text-indent="0.2479in"/>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style:style>
    <style:style style:name="T2712" style:parent-style-name="Domyślnaczcionkaakapitu" style:family="text">
      <style:text-properties style:text-underline-type="single" style:text-underline-style="solid" style:text-underline-width="auto" style:text-underline-mode="continuous"/>
    </style:style>
    <style:style style:name="T2713" style:parent-style-name="Domyślnaczcionkaakapitu" style:family="text">
      <style:text-properties fo:background-color="#80FFFF" style:text-underline-type="single" style:text-underline-style="solid" style:text-underline-width="auto" style:text-underline-mode="continuous"/>
    </style:style>
    <style:style style:name="P2714" style:parent-style-name="Normalny" style:family="paragraph">
      <style:paragraph-properties fo:text-align="justify" fo:line-height="150%" fo:text-indent="0.2479in"/>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479in"/>
    </style:style>
    <style:style style:name="P2722" style:parent-style-name="Normalny" style:family="paragraph">
      <style:paragraph-properties fo:text-align="justify" fo:line-height="150%" fo:text-indent="0.2479in"/>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P2727" style:parent-style-name="Normalny" style:family="paragraph">
      <style:paragraph-properties fo:text-align="justify" fo:line-height="150%" fo:text-indent="0.2479in"/>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P2731" style:parent-style-name="Normalny" style:family="paragraph">
      <style:paragraph-properties fo:text-align="justify" fo:line-height="150%" fo:text-indent="0.2479in"/>
    </style:style>
    <style:style style:name="P2732" style:parent-style-name="Normalny" style:family="paragraph">
      <style:paragraph-properties fo:text-align="justify" fo:line-height="150%"/>
    </style:style>
    <style:style style:name="T2733" style:parent-style-name="Domyślnaczcionkaakapitu" style:family="text">
      <style:text-properties style:text-underline-type="single" style:text-underline-style="solid" style:text-underline-width="auto" style:text-underline-mode="continuous"/>
    </style:style>
    <style:style style:name="T2734" style:parent-style-name="Domyślnaczcionkaakapitu" style:family="text">
      <style:text-properties fo:background-color="#80FFFF" style:text-underline-type="single" style:text-underline-style="solid" style:text-underline-width="auto" style:text-underline-mode="continuous"/>
    </style:style>
    <style:style style:name="T2735" style:parent-style-name="Domyślnaczcionkaakapitu" style:family="text">
      <style:text-properties style:text-underline-type="single" style:text-underline-style="solid" style:text-underline-width="auto" style:text-underline-mode="continuous"/>
    </style:style>
    <style:style style:name="T2736" style:parent-style-name="Domyślnaczcionkaakapitu" style:family="text">
      <style:text-properties fo:background-color="#80FFFF" style:text-underline-type="single" style:text-underline-style="solid" style:text-underline-width="auto" style:text-underline-mode="continuous"/>
    </style:style>
    <style:style style:name="T2737" style:parent-style-name="Domyślnaczcionkaakapitu" style:family="text">
      <style:text-properties style:text-underline-type="single" style:text-underline-style="solid" style:text-underline-width="auto" style:text-underline-mode="continuous"/>
    </style:style>
    <style:style style:name="P2738" style:parent-style-name="Normalny" style:family="paragraph">
      <style:paragraph-properties fo:text-align="justify" fo:line-height="150%" fo:text-indent="0.2479in"/>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fo:text-indent="0.2479in"/>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P2749" style:parent-style-name="Normalny" style:family="paragraph">
      <style:paragraph-properties fo:text-align="justify" fo:line-height="150%" fo:text-indent="0.2479in"/>
    </style:style>
    <style:style style:name="P2750" style:parent-style-name="Normalny" style:family="paragraph">
      <style:paragraph-properties fo:text-align="justify" fo:line-height="150%" fo:text-indent="0.2479in"/>
    </style:style>
    <style:style style:name="P2751" style:parent-style-name="Normalny" style:family="paragraph">
      <style:paragraph-properties fo:text-align="justify" fo:line-height="150%" fo:text-indent="0.2479in"/>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P2759" style:parent-style-name="Normalny" style:family="paragraph">
      <style:paragraph-properties fo:text-align="justify" fo:line-height="150%" fo:text-indent="0.2479in"/>
    </style:style>
    <style:style style:name="P2760" style:parent-style-name="Normalny" style:family="paragraph">
      <style:paragraph-properties fo:text-align="justify" fo:line-height="150%" fo:text-indent="0.2479in"/>
    </style:style>
    <style:style style:name="P2761" style:parent-style-name="Normalny" style:family="paragraph">
      <style:paragraph-properties fo:text-align="justify" fo:line-height="150%"/>
    </style:style>
    <style:style style:name="T2762" style:parent-style-name="Domyślnaczcionkaakapitu" style:family="text">
      <style:text-properties style:text-underline-type="single" style:text-underline-style="solid" style:text-underline-width="auto" style:text-underline-mode="continuous"/>
    </style:style>
    <style:style style:name="P2763" style:parent-style-name="Normalny" style:family="paragraph">
      <style:paragraph-properties fo:text-align="justify" fo:line-height="150%" fo:text-indent="0.2479in"/>
    </style:style>
    <style:style style:name="P2764" style:parent-style-name="Normalny" style:family="paragraph">
      <style:paragraph-properties fo:text-align="justify" fo:line-height="150%" fo:text-indent="0.2479in"/>
    </style:style>
    <style:style style:name="P2765" style:parent-style-name="Normalny" style:family="paragraph">
      <style:paragraph-properties fo:text-align="justify" fo:line-height="150%"/>
    </style:style>
    <style:style style:name="T2766" style:parent-style-name="Domyślnaczcionkaakapitu" style:family="text">
      <style:text-properties style:text-underline-type="single" style:text-underline-style="solid" style:text-underline-width="auto" style:text-underline-mode="continuous"/>
    </style:style>
    <style:style style:name="T2767" style:parent-style-name="Domyślnaczcionkaakapitu" style:family="text">
      <style:text-properties fo:background-color="#80FFFF" style:text-underline-type="single" style:text-underline-style="solid" style:text-underline-width="auto" style:text-underline-mode="continuous"/>
    </style:style>
    <style:style style:name="T2768" style:parent-style-name="Domyślnaczcionkaakapitu" style:family="text">
      <style:text-properties style:text-underline-type="single" style:text-underline-style="solid" style:text-underline-width="auto" style:text-underline-mode="continuous"/>
    </style:style>
    <style:style style:name="P2769" style:parent-style-name="Normalny" style:family="paragraph">
      <style:paragraph-properties fo:text-align="justify" fo:line-height="150%" fo:text-indent="0.2479in"/>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479in"/>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fo:text-indent="0.2479in"/>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P2783" style:parent-style-name="Normalny" style:family="paragraph">
      <style:paragraph-properties fo:text-align="justify" fo:line-height="150%" fo:text-indent="0.2479in"/>
    </style:style>
    <style:style style:name="P2784" style:parent-style-name="Normalny" style:family="paragraph">
      <style:paragraph-properties fo:text-align="justify" fo:line-height="150%" fo:text-indent="0.2479in"/>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P2788" style:parent-style-name="Normalny" style:family="paragraph">
      <style:paragraph-properties fo:text-align="justify" fo:line-height="150%" fo:text-indent="0.2479in"/>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fo:text-indent="0.2479in"/>
    </style:style>
    <style:style style:name="P2795" style:parent-style-name="Normalny" style:family="paragraph">
      <style:paragraph-properties fo:text-align="justify" fo:line-height="150%"/>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text-underline-type="single" style:text-underline-style="solid" style:text-underline-width="auto" style:text-underline-mode="continuous"/>
    </style:style>
    <style:style style:name="T2798" style:parent-style-name="Domyślnaczcionkaakapitu" style:family="text">
      <style:text-properties style:text-underline-type="single" style:text-underline-style="solid" style:text-underline-width="auto" style:text-underline-mode="continuous"/>
    </style:style>
    <style:style style:name="T2799" style:parent-style-name="Domyślnaczcionkaakapitu" style:family="text">
      <style:text-properties fo:background-color="#80FFFF" style:text-underline-type="single" style:text-underline-style="solid" style:text-underline-width="auto" style:text-underline-mode="continuous"/>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T2802" style:parent-style-name="Domyślnaczcionkaakapitu" style:family="text">
      <style:text-properties style:text-underline-type="single" style:text-underline-style="solid" style:text-underline-width="auto" style:text-underline-mode="continuous"/>
    </style:style>
    <style:style style:name="T2803" style:parent-style-name="Domyślnaczcionkaakapitu" style:family="text">
      <style:text-properties fo:background-color="#80FFFF" style:text-underline-type="single" style:text-underline-style="solid" style:text-underline-width="auto" style:text-underline-mode="continuous"/>
    </style:style>
    <style:style style:name="T2804" style:parent-style-name="Domyślnaczcionkaakapitu" style:family="text">
      <style:text-properties fo:background-color="#80FFFF"/>
    </style:style>
    <style:style style:name="P2805" style:parent-style-name="Normalny" style:family="paragraph">
      <style:paragraph-properties fo:text-align="justify" fo:line-height="150%" fo:text-indent="0.2479in"/>
    </style:style>
    <style:style style:name="P2806" style:parent-style-name="Normalny" style:family="paragraph">
      <style:paragraph-properties fo:text-align="justify" fo:line-height="150%"/>
    </style:style>
    <style:style style:name="T2807" style:parent-style-name="Domyślnaczcionkaakapitu" style:family="text">
      <style:text-properties style:text-underline-type="single" style:text-underline-style="solid" style:text-underline-width="auto" style:text-underline-mode="continuous"/>
    </style:style>
    <style:style style:name="P2808" style:parent-style-name="Normalny" style:family="paragraph">
      <style:paragraph-properties fo:text-align="justify" fo:line-height="150%" fo:text-indent="0.2479in"/>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fo:text-indent="0.2479in"/>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479in"/>
    </style:style>
    <style:style style:name="T2822" style:parent-style-name="Domyślnaczcionkaakapitu" style:family="text">
      <style:text-properties fo:font-variant="small-cap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479in"/>
    </style:style>
    <style:style style:name="T2826" style:parent-style-name="Domyślnaczcionkaakapitu" style:family="text">
      <style:text-properties fo:background-color="#80FFFF"/>
    </style:style>
    <style:style style:name="P2827" style:parent-style-name="Normalny" style:family="paragraph">
      <style:paragraph-properties fo:text-align="justify" fo:line-height="150%" fo:text-indent="0.2479in"/>
    </style:style>
    <style:style style:name="P2828" style:parent-style-name="Normalny" style:family="paragraph">
      <style:paragraph-properties fo:text-align="justify" fo:line-height="150%"/>
    </style:style>
    <style:style style:name="T2829" style:parent-style-name="Domyślnaczcionkaakapitu" style:family="text">
      <style:text-properties style:text-underline-type="single" style:text-underline-style="solid" style:text-underline-width="auto" style:text-underline-mode="continuous"/>
    </style:style>
    <style:style style:name="T2830" style:parent-style-name="Domyślnaczcionkaakapitu" style:family="text">
      <style:text-properties fo:background-color="#80FFFF" style:text-underline-type="single" style:text-underline-style="solid" style:text-underline-width="auto" style:text-underline-mode="continuous"/>
    </style:style>
    <style:style style:name="T2831" style:parent-style-name="Domyślnaczcionkaakapitu" style:family="text">
      <style:text-properties style:text-underline-type="single" style:text-underline-style="solid" style:text-underline-width="auto" style:text-underline-mode="continuous"/>
    </style:style>
    <style:style style:name="T2832" style:parent-style-name="Domyślnaczcionkaakapitu" style:family="text">
      <style:text-properties fo:background-color="#80FFFF" style:text-underline-type="single" style:text-underline-style="solid" style:text-underline-width="auto" style:text-underline-mode="continuous"/>
    </style:style>
    <style:style style:name="T2833" style:parent-style-name="Domyślnaczcionkaakapitu" style:family="text">
      <style:text-properties style:text-underline-type="single" style:text-underline-style="solid" style:text-underline-width="auto" style:text-underline-mode="continuous"/>
    </style:style>
    <style:style style:name="T2834" style:parent-style-name="Domyślnaczcionkaakapitu" style:family="text">
      <style:text-properties fo:background-color="#80FFFF" style:text-underline-type="single" style:text-underline-style="solid" style:text-underline-width="auto" style:text-underline-mode="continuous"/>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479in"/>
    </style:style>
    <style:style style:name="P2837" style:parent-style-name="Normalny" style:family="paragraph">
      <style:paragraph-properties fo:text-align="justify" fo:line-height="150%"/>
    </style:style>
    <style:style style:name="T2838" style:parent-style-name="Domyślnaczcionkaakapitu" style:family="text">
      <style:text-properties style:text-underline-type="single" style:text-underline-style="solid" style:text-underline-width="auto" style:text-underline-mode="continuous"/>
    </style:style>
    <style:style style:name="T2839" style:parent-style-name="Domyślnaczcionkaakapitu" style:family="text">
      <style:text-properties fo:background-color="#80FFFF" style:text-underline-type="single" style:text-underline-style="solid" style:text-underline-width="auto" style:text-underline-mode="continuous"/>
    </style:style>
    <style:style style:name="T2840" style:parent-style-name="Domyślnaczcionkaakapitu" style:family="text">
      <style:text-properties style:text-underline-type="single" style:text-underline-style="solid" style:text-underline-width="auto" style:text-underline-mode="continuous"/>
    </style:style>
    <style:style style:name="T2841" style:parent-style-name="Domyślnaczcionkaakapitu" style:family="text">
      <style:text-properties fo:background-color="#80FFFF" style:text-underline-type="single" style:text-underline-style="solid" style:text-underline-width="auto" style:text-underline-mode="continuous"/>
    </style:style>
    <style:style style:name="T2842" style:parent-style-name="Domyślnaczcionkaakapitu" style:family="text">
      <style:text-properties style:text-underline-type="single" style:text-underline-style="solid" style:text-underline-width="auto" style:text-underline-mode="continuous"/>
    </style:style>
    <style:style style:name="P2843" style:parent-style-name="Normalny" style:family="paragraph">
      <style:paragraph-properties fo:text-align="justify" fo:line-height="150%" fo:text-indent="0.2479in"/>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fo:text-indent="0.2479in"/>
    </style:style>
    <style:style style:name="T2860" style:parent-style-name="Domyślnaczcionkaakapitu" style:family="text">
      <style:text-properties fo:background-color="#80FFFF"/>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P2864" style:parent-style-name="Normalny" style:family="paragraph">
      <style:paragraph-properties fo:text-align="justify" fo:line-height="150%"/>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T2868" style:parent-style-name="Domyślnaczcionkaakapitu" style:family="text">
      <style:text-properties fo:background-color="#80FFFF"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479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style:style>
    <style:style style:name="T2872" style:parent-style-name="Domyślnaczcionkaakapitu" style:family="text">
      <style:text-properties style:text-underline-type="single" style:text-underline-style="solid" style:text-underline-width="auto" style:text-underline-mode="continuous"/>
    </style:style>
    <style:style style:name="T2873" style:parent-style-name="Domyślnaczcionkaakapitu" style:family="text">
      <style:text-properties fo:background-color="#80FFFF" style:text-underline-type="single" style:text-underline-style="solid" style:text-underline-width="auto" style:text-underline-mode="continuous"/>
    </style:style>
    <style:style style:name="T2874" style:parent-style-name="Domyślnaczcionkaakapitu" style:family="text">
      <style:text-properties style:text-underline-type="single" style:text-underline-style="solid" style:text-underline-width="auto" style:text-underline-mode="continuous"/>
    </style:style>
    <style:style style:name="P2875" style:parent-style-name="Normalny" style:family="paragraph">
      <style:paragraph-properties fo:text-align="justify" fo:line-height="150%" fo:text-indent="0.2479in"/>
    </style:style>
    <style:style style:name="P2876" style:parent-style-name="Normalny" style:family="paragraph">
      <style:paragraph-properties fo:text-align="justify" fo:line-height="150%" fo:text-indent="0.2479in"/>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fo:text-indent="0.2479in"/>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479in"/>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P2891" style:parent-style-name="Normalny" style:family="paragraph">
      <style:paragraph-properties fo:text-align="justify" fo:line-height="150%" fo:text-indent="0.2479in"/>
    </style:style>
    <style:style style:name="T2892" style:parent-style-name="Domyślnaczcionkaakapitu" style:family="text">
      <style:text-properties fo:background-color="#80FFFF"/>
    </style:style>
    <style:style style:name="P2893" style:parent-style-name="Normalny" style:family="paragraph">
      <style:paragraph-properties fo:text-align="justify" fo:line-height="150%" fo:text-indent="0.2479in"/>
    </style:style>
    <style:style style:name="P2894" style:parent-style-name="Normalny" style:family="paragraph">
      <style:paragraph-properties fo:text-align="justify" fo:line-height="150%"/>
    </style:style>
    <style:style style:name="T2895" style:parent-style-name="Domyślnaczcionkaakapitu" style:family="text">
      <style:text-properties style:text-underline-type="single" style:text-underline-style="solid" style:text-underline-width="auto" style:text-underline-mode="continuous"/>
    </style:style>
    <style:style style:name="T2896" style:parent-style-name="Domyślnaczcionkaakapitu" style:family="text">
      <style:text-properties fo:background-color="#80FFFF" style:text-underline-type="single" style:text-underline-style="solid" style:text-underline-width="auto" style:text-underline-mode="continuous"/>
    </style:style>
    <style:style style:name="T2897" style:parent-style-name="Domyślnaczcionkaakapitu" style:family="text">
      <style:text-properties style:text-underline-type="single" style:text-underline-style="solid" style:text-underline-width="auto" style:text-underline-mode="continuous"/>
    </style:style>
    <style:style style:name="T2898" style:parent-style-name="Domyślnaczcionkaakapitu" style:family="text">
      <style:text-properties fo:background-color="#80FFFF" style:text-underline-type="single" style:text-underline-style="solid" style:text-underline-width="auto" style:text-underline-mode="continuous"/>
    </style:style>
    <style:style style:name="T2899" style:parent-style-name="Domyślnaczcionkaakapitu" style:family="text">
      <style:text-properties style:text-underline-type="single" style:text-underline-style="solid" style:text-underline-width="auto" style:text-underline-mode="continuous"/>
    </style:style>
    <style:style style:name="T2900" style:parent-style-name="Domyślnaczcionkaakapitu" style:family="text">
      <style:text-properties fo:background-color="#80FFFF" style:text-underline-type="single" style:text-underline-style="solid" style:text-underline-width="auto" style:text-underline-mode="continuous"/>
    </style:style>
    <style:style style:name="T2901" style:parent-style-name="Domyślnaczcionkaakapitu" style:family="text">
      <style:text-properties fo:background-color="#80FFFF"/>
    </style:style>
    <style:style style:name="P2902" style:parent-style-name="Normalny" style:family="paragraph">
      <style:paragraph-properties fo:text-align="justify" fo:line-height="150%" fo:text-indent="0.2479in"/>
    </style:style>
    <style:style style:name="P2903" style:parent-style-name="Normalny" style:family="paragraph">
      <style:paragraph-properties fo:text-align="justify" fo:line-height="150%"/>
    </style:style>
    <style:style style:name="T2904" style:parent-style-name="Domyślnaczcionkaakapitu" style:family="text">
      <style:text-properties style:text-underline-type="single" style:text-underline-style="solid" style:text-underline-width="auto" style:text-underline-mode="continuous"/>
    </style:style>
    <style:style style:name="T2905" style:parent-style-name="Domyślnaczcionkaakapitu" style:family="text">
      <style:text-properties fo:background-color="#80FFFF" style:text-underline-type="single" style:text-underline-style="solid" style:text-underline-width="auto" style:text-underline-mode="continuous"/>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style:text-underline-type="single" style:text-underline-style="solid" style:text-underline-width="auto" style:text-underline-mode="continuous"/>
    </style:style>
    <style:style style:name="T2909" style:parent-style-name="Domyślnaczcionkaakapitu" style:family="text">
      <style:text-properties fo:background-color="#80FFFF" style:text-underline-type="single" style:text-underline-style="solid" style:text-underline-width="auto" style:text-underline-mode="continuous"/>
    </style:style>
    <style:style style:name="P2910" style:parent-style-name="Normalny" style:family="paragraph">
      <style:paragraph-properties fo:text-align="justify" fo:line-height="150%" fo:text-indent="0.2479in"/>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style:style>
    <style:style style:name="T2916" style:parent-style-name="Domyślnaczcionkaakapitu" style:family="text">
      <style:text-properties style:text-underline-type="single" style:text-underline-style="solid" style:text-underline-width="auto" style:text-underline-mode="continuous"/>
    </style:style>
    <style:style style:name="T2917" style:parent-style-name="Domyślnaczcionkaakapitu" style:family="text">
      <style:text-properties fo:background-color="#80FFFF" style:text-underline-type="single" style:text-underline-style="solid" style:text-underline-width="auto" style:text-underline-mode="continuous"/>
    </style:style>
    <style:style style:name="T2918" style:parent-style-name="Domyślnaczcionkaakapitu" style:family="text">
      <style:text-properties style:text-underline-type="single" style:text-underline-style="solid" style:text-underline-width="auto" style:text-underline-mode="continuous"/>
    </style:style>
    <style:style style:name="T2919" style:parent-style-name="Domyślnaczcionkaakapitu" style:family="text">
      <style:text-properties fo:background-color="#80FFFF" style:text-underline-type="single" style:text-underline-style="solid" style:text-underline-width="auto" style:text-underline-mode="continuous"/>
    </style:style>
    <style:style style:name="T2920" style:parent-style-name="Domyślnaczcionkaakapitu" style:family="text">
      <style:text-properties style:text-underline-type="single" style:text-underline-style="solid" style:text-underline-width="auto" style:text-underline-mode="continuous"/>
    </style:style>
    <style:style style:name="P2921" style:parent-style-name="Normalny" style:family="paragraph">
      <style:paragraph-properties fo:text-align="justify" fo:line-height="150%" fo:text-indent="0.2479in"/>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fo:text-indent="0.2479in"/>
    </style:style>
    <style:style style:name="T2924" style:parent-style-name="Domyślnaczcionkaakapitu" style:family="text">
      <style:text-properties fo:background-color="#80FFFF"/>
    </style:style>
    <style:style style:name="P2925" style:parent-style-name="Normalny" style:family="paragraph">
      <style:paragraph-properties fo:text-align="justify" fo:line-height="150%"/>
    </style:style>
    <style:style style:name="T2926" style:parent-style-name="Domyślnaczcionkaakapitu" style:family="text">
      <style:text-properties style:text-underline-type="single" style:text-underline-style="solid" style:text-underline-width="auto" style:text-underline-mode="continuous"/>
    </style:style>
    <style:style style:name="T2927" style:parent-style-name="Domyślnaczcionkaakapitu" style:family="text">
      <style:text-properties fo:background-color="#80FFFF" style:text-underline-type="single" style:text-underline-style="solid" style:text-underline-width="auto" style:text-underline-mode="continuous"/>
    </style:style>
    <style:style style:name="T2928" style:parent-style-name="Domyślnaczcionkaakapitu" style:family="text">
      <style:text-properties style:text-underline-type="single" style:text-underline-style="solid" style:text-underline-width="auto" style:text-underline-mode="continuous"/>
    </style:style>
    <style:style style:name="T2929" style:parent-style-name="Domyślnaczcionkaakapitu" style:family="text">
      <style:text-properties fo:background-color="#80FFFF" style:text-underline-type="single" style:text-underline-style="solid" style:text-underline-width="auto" style:text-underline-mode="continuous"/>
    </style:style>
    <style:style style:name="T2930" style:parent-style-name="Domyślnaczcionkaakapitu" style:family="text">
      <style:text-properties style:text-underline-type="single" style:text-underline-style="solid" style:text-underline-width="auto" style:text-underline-mode="continuous"/>
    </style:style>
    <style:style style:name="T2931" style:parent-style-name="Domyślnaczcionkaakapitu" style:family="text">
      <style:text-properties fo:background-color="#80FFFF" style:text-underline-type="single" style:text-underline-style="solid" style:text-underline-width="auto" style:text-underline-mode="continuous"/>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fo:text-indent="0.2479in"/>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P2938" style:parent-style-name="Normalny" style:family="paragraph">
      <style:paragraph-properties fo:text-align="justify" fo:line-height="150%" fo:text-indent="0.2479in"/>
    </style:style>
    <style:style style:name="P2939" style:parent-style-name="Normalny" style:family="paragraph">
      <style:paragraph-properties fo:text-align="justify" fo:line-height="150%" fo:text-indent="0.2479in"/>
    </style:style>
    <style:style style:name="T2940" style:parent-style-name="Domyślnaczcionkaakapitu" style:family="text">
      <style:text-properties fo:background-color="#80FFFF"/>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479in"/>
    </style:style>
    <style:style style:name="P2945" style:parent-style-name="Normalny" style:family="paragraph">
      <style:paragraph-properties fo:text-align="justify" fo:line-height="150%"/>
    </style:style>
    <style:style style:name="T2946" style:parent-style-name="Domyślnaczcionkaakapitu" style:family="text">
      <style:text-properties style:text-underline-type="single" style:text-underline-style="solid" style:text-underline-width="auto" style:text-underline-mode="continuous"/>
    </style:style>
    <style:style style:name="P2947" style:parent-style-name="Normalny" style:family="paragraph">
      <style:paragraph-properties fo:text-align="justify" fo:line-height="150%" fo:text-indent="0.2479in"/>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479in"/>
    </style:style>
    <style:style style:name="T2951" style:parent-style-name="Domyślnaczcionkaakapitu" style:family="text">
      <style:text-properties fo:background-color="#80FFFF"/>
    </style:style>
    <style:style style:name="P2952" style:parent-style-name="Normalny" style:family="paragraph">
      <style:paragraph-properties fo:text-align="justify" fo:line-height="150%"/>
    </style:style>
    <style:style style:name="T2953" style:parent-style-name="Domyślnaczcionkaakapitu" style:family="text">
      <style:text-properties style:text-underline-type="single" style:text-underline-style="solid" style:text-underline-width="auto" style:text-underline-mode="continuous"/>
    </style:style>
    <style:style style:name="T2954" style:parent-style-name="Domyślnaczcionkaakapitu" style:family="text">
      <style:text-properties fo:background-color="#80FFFF" style:text-underline-type="single" style:text-underline-style="solid" style:text-underline-width="auto" style:text-underline-mode="continuous"/>
    </style:style>
    <style:style style:name="T2955" style:parent-style-name="Domyślnaczcionkaakapitu" style:family="text">
      <style:text-properties style:text-underline-type="single" style:text-underline-style="solid" style:text-underline-width="auto" style:text-underline-mode="continuous"/>
    </style:style>
    <style:style style:name="P2956" style:parent-style-name="Normalny" style:family="paragraph">
      <style:paragraph-properties fo:text-align="justify" fo:line-height="150%" fo:text-indent="0.2479in"/>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fo:text-indent="0.2479in"/>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P2963" style:parent-style-name="Normalny" style:family="paragraph">
      <style:paragraph-properties fo:text-align="justify" fo:line-height="150%" fo:text-indent="0.2479in"/>
    </style:style>
    <style:style style:name="P2964" style:parent-style-name="Normalny" style:family="paragraph">
      <style:paragraph-properties fo:text-align="justify" fo:line-height="150%"/>
    </style:style>
    <style:style style:name="T2965" style:parent-style-name="Domyślnaczcionkaakapitu" style:family="text">
      <style:text-properties style:text-underline-type="single" style:text-underline-style="solid" style:text-underline-width="auto" style:text-underline-mode="continuous"/>
    </style:style>
    <style:style style:name="P2966" style:parent-style-name="Normalny" style:family="paragraph">
      <style:paragraph-properties fo:text-align="justify" fo:line-height="150%" fo:text-indent="0.2479in"/>
    </style:style>
    <style:style style:name="P2967" style:parent-style-name="Normalny" style:family="paragraph">
      <style:paragraph-properties fo:text-align="justify" fo:line-height="150%"/>
    </style:style>
    <style:style style:name="T2968" style:parent-style-name="Domyślnaczcionkaakapitu" style:family="text">
      <style:text-properties style:text-underline-type="single" style:text-underline-style="solid" style:text-underline-width="auto" style:text-underline-mode="continuous"/>
    </style:style>
    <style:style style:name="P2969" style:parent-style-name="Normalny" style:family="paragraph">
      <style:paragraph-properties fo:text-align="justify" fo:line-height="150%" fo:text-indent="0.2479in"/>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479in"/>
    </style:style>
    <style:style style:name="P2980" style:parent-style-name="Normalny" style:family="paragraph">
      <style:paragraph-properties fo:text-align="justify" fo:line-height="150%"/>
    </style:style>
    <style:style style:name="T2981" style:parent-style-name="Domyślnaczcionkaakapitu" style:family="text">
      <style:text-properties style:text-underline-type="single" style:text-underline-style="solid" style:text-underline-width="auto" style:text-underline-mode="continuous"/>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P2985" style:parent-style-name="Normalny" style:family="paragraph">
      <style:paragraph-properties fo:text-align="justify" fo:line-height="150%"/>
    </style:style>
    <style:style style:name="T2986" style:parent-style-name="Domyślnaczcionkaakapitu" style:family="text">
      <style:text-properties style:text-underline-type="single" style:text-underline-style="solid" style:text-underline-width="auto" style:text-underline-mode="continuous"/>
    </style:style>
    <style:style style:name="T2987" style:parent-style-name="Domyślnaczcionkaakapitu" style:family="text">
      <style:text-properties fo:background-color="#80FFFF" style:text-underline-type="single" style:text-underline-style="solid" style:text-underline-width="auto" style:text-underline-mode="continuous"/>
    </style:style>
    <style:style style:name="T2988" style:parent-style-name="Domyślnaczcionkaakapitu" style:family="text">
      <style:text-properties style:text-underline-type="single" style:text-underline-style="solid" style:text-underline-width="auto" style:text-underline-mode="continuous"/>
    </style:style>
    <style:style style:name="T2989" style:parent-style-name="Domyślnaczcionkaakapitu" style:family="text">
      <style:text-properties fo:background-color="#80FFFF" style:text-underline-type="single" style:text-underline-style="solid" style:text-underline-width="auto" style:text-underline-mode="continuous"/>
    </style:style>
    <style:style style:name="T2990" style:parent-style-name="Domyślnaczcionkaakapitu" style:family="text">
      <style:text-properties style:text-underline-type="single" style:text-underline-style="solid" style:text-underline-width="auto" style:text-underline-mode="continuous"/>
    </style:style>
    <style:style style:name="P2991" style:parent-style-name="Normalny" style:family="paragraph">
      <style:paragraph-properties fo:text-align="justify" fo:line-height="150%" fo:text-indent="0.2479in"/>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P2998" style:parent-style-name="Normalny" style:family="paragraph">
      <style:paragraph-properties fo:text-align="justify" fo:line-height="150%" fo:text-indent="0.2479in"/>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fo:text-indent="0.2479in"/>
    </style:style>
    <style:style style:name="T3001" style:parent-style-name="Domyślnaczcionkaakapitu" style:family="text">
      <style:text-properties fo:background-color="#80FFFF"/>
    </style:style>
    <style:style style:name="P3002" style:parent-style-name="Normalny" style:family="paragraph">
      <style:paragraph-properties fo:text-align="justify" fo:line-height="150%" fo:text-indent="0.2479in"/>
    </style:style>
    <style:style style:name="T3003" style:parent-style-name="Domyślnaczcionkaakapitu" style:family="text">
      <style:text-properties fo:background-color="#80FFFF"/>
    </style:style>
    <style:style style:name="P3004" style:parent-style-name="Normalny" style:family="paragraph">
      <style:paragraph-properties fo:text-align="justify" fo:line-height="150%" fo:text-indent="0.2479in"/>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P3007" style:parent-style-name="Normalny" style:family="paragraph">
      <style:paragraph-properties fo:text-align="justify" fo:line-height="150%" fo:text-indent="0.2479in"/>
    </style:style>
    <style:style style:name="T3008" style:parent-style-name="Domyślnaczcionkaakapitu" style:family="text">
      <style:text-properties fo:background-color="#80FFFF"/>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fo:text-indent="0.2479in"/>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T3016" style:parent-style-name="Domyślnaczcionkaakapitu" style:family="text">
      <style:text-properties fo:background-color="#80FFFF"/>
    </style:style>
    <style:style style:name="P3017" style:parent-style-name="Normalny" style:family="paragraph">
      <style:paragraph-properties fo:text-align="justify" fo:line-height="150%" fo:text-indent="0.2479in"/>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P3023" style:parent-style-name="Normalny" style:family="paragraph">
      <style:paragraph-properties fo:text-align="justify" fo:line-height="150%" fo:text-indent="0.2479in"/>
    </style:style>
    <style:style style:name="T3024" style:parent-style-name="Domyślnaczcionkaakapitu" style:family="text">
      <style:text-properties fo:background-color="#80FFFF"/>
    </style:style>
    <style:style style:name="T3025" style:parent-style-name="Domyślnaczcionkaakapitu" style:family="text">
      <style:text-properties fo:background-color="#80FFFF"/>
    </style:style>
    <style:style style:name="P3026" style:parent-style-name="Normalny" style:family="paragraph">
      <style:paragraph-properties fo:text-align="justify" fo:line-height="150%" fo:text-indent="0.2479in"/>
    </style:style>
    <style:style style:name="T3027" style:parent-style-name="Domyślnaczcionkaakapitu" style:family="text">
      <style:text-properties fo:background-color="#80FFFF"/>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fo:text-indent="0.2479in"/>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P3037" style:parent-style-name="Normalny" style:family="paragraph">
      <style:paragraph-properties fo:text-align="justify" fo:line-height="150%" fo:text-indent="0.2479in"/>
    </style:style>
    <style:style style:name="P3038" style:parent-style-name="Normalny" style:family="paragraph">
      <style:paragraph-properties fo:text-align="justify" fo:line-height="150%"/>
    </style:style>
    <style:style style:name="T3039" style:parent-style-name="Domyślnaczcionkaakapitu" style:family="text">
      <style:text-properties style:text-underline-type="single" style:text-underline-style="solid" style:text-underline-width="auto" style:text-underline-mode="continuous"/>
    </style:style>
    <style:style style:name="P3040" style:parent-style-name="Normalny" style:family="paragraph">
      <style:paragraph-properties fo:text-align="justify" fo:line-height="150%" fo:text-indent="0.2479in"/>
    </style:style>
    <style:style style:name="P3041" style:parent-style-name="Normalny" style:family="paragraph">
      <style:paragraph-properties fo:text-align="justify" fo:line-height="150%" fo:text-indent="0.2479in"/>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P3044" style:parent-style-name="Normalny" style:family="paragraph">
      <style:paragraph-properties fo:text-align="justify" fo:line-height="150%"/>
    </style:style>
    <style:style style:name="T3045" style:parent-style-name="Domyślnaczcionkaakapitu" style:family="text">
      <style:text-properties style:text-underline-type="single" style:text-underline-style="solid" style:text-underline-width="auto" style:text-underline-mode="continuous"/>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fo:text-indent="0.2479in"/>
    </style:style>
    <style:style style:name="T3050" style:parent-style-name="Domyślnaczcionkaakapitu" style:family="text">
      <style:text-properties fo:background-color="#80FFFF"/>
    </style:style>
    <style:style style:name="T3051" style:parent-style-name="Domyślnaczcionkaakapitu" style:family="text">
      <style:text-properties fo:background-color="#80FFFF"/>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fo:text-indent="0.2479in"/>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fo:text-indent="0.2479in"/>
    </style:style>
    <style:style style:name="P3060" style:parent-style-name="Normalny" style:family="paragraph">
      <style:paragraph-properties fo:text-align="justify" fo:line-height="150%"/>
    </style:style>
    <style:style style:name="T3061" style:parent-style-name="Domyślnaczcionkaakapitu" style:family="text">
      <style:text-properties style:text-underline-type="single" style:text-underline-style="solid" style:text-underline-width="auto" style:text-underline-mode="continuous"/>
    </style:style>
    <style:style style:name="P3062" style:parent-style-name="Normalny" style:family="paragraph">
      <style:paragraph-properties fo:text-align="justify" fo:line-height="150%" fo:text-indent="0.2479in"/>
    </style:style>
    <style:style style:name="T3063" style:parent-style-name="Domyślnaczcionkaakapitu" style:family="text">
      <style:text-properties fo:background-color="#80FFFF"/>
    </style:style>
    <style:style style:name="P3064" style:parent-style-name="Normalny" style:family="paragraph">
      <style:paragraph-properties fo:text-align="justify" fo:line-height="150%" fo:text-indent="0.2479in"/>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P3067" style:parent-style-name="Normalny" style:family="paragraph">
      <style:paragraph-properties fo:text-align="justify" fo:line-height="150%" fo:text-indent="0.2479in"/>
    </style:style>
    <style:style style:name="P3068" style:parent-style-name="Normalny" style:family="paragraph">
      <style:paragraph-properties fo:text-align="justify" fo:line-height="150%" fo:text-indent="0.2479in">
        <style:tab-stops>
          <style:tab-stop style:type="left" style:position="13.1458in"/>
        </style:tab-stops>
      </style:paragraph-properties>
    </style:style>
    <style:style style:name="P3069" style:parent-style-name="Normalny" style:family="paragraph">
      <style:paragraph-properties fo:text-align="justify" fo:line-height="150%" fo:text-indent="0.2479in"/>
    </style:style>
    <style:style style:name="P3070" style:parent-style-name="Normalny" style:family="paragraph">
      <style:paragraph-properties fo:text-align="justify" fo:line-height="150%"/>
    </style:style>
    <style:style style:name="T3071" style:parent-style-name="Domyślnaczcionkaakapitu" style:family="text">
      <style:text-properties style:text-underline-type="single" style:text-underline-style="solid" style:text-underline-width="auto" style:text-underline-mode="continuous"/>
    </style:style>
    <style:style style:name="P3072" style:parent-style-name="Normalny" style:family="paragraph">
      <style:paragraph-properties fo:text-align="justify" fo:line-height="150%" fo:text-indent="0.2479in"/>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fo:text-indent="0.2479in"/>
    </style:style>
    <style:style style:name="T3083" style:parent-style-name="Domyślnaczcionkaakapitu" style:family="text">
      <style:text-properties fo:background-color="#80FFFF"/>
    </style:style>
    <style:style style:name="P3084" style:parent-style-name="Normalny" style:family="paragraph">
      <style:paragraph-properties fo:text-align="justify" fo:line-height="150%" fo:text-indent="0.2479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479in"/>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P3102" style:parent-style-name="Normalny" style:family="paragraph">
      <style:paragraph-properties fo:text-align="justify" fo:line-height="150%" fo:text-indent="0.2479in"/>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T3106" style:parent-style-name="Domyślnaczcionkaakapitu" style:family="text">
      <style:text-properties fo:background-color="#80FFFF"/>
    </style:style>
    <style:style style:name="P3107" style:parent-style-name="Normalny" style:family="paragraph">
      <style:paragraph-properties fo:text-align="justify" fo:line-height="150%" fo:text-indent="0.2479in"/>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P3110" style:parent-style-name="Normalny" style:family="paragraph">
      <style:paragraph-properties fo:text-align="justify" fo:line-height="150%"/>
    </style:style>
    <style:style style:name="T3111" style:parent-style-name="Domyślnaczcionkaakapitu" style:family="text">
      <style:text-properties fo:background-color="#80FFFF" style:text-underline-type="single" style:text-underline-style="solid" style:text-underline-width="auto" style:text-underline-mode="continuous"/>
    </style:style>
    <style:style style:name="T3112" style:parent-style-name="Domyślnaczcionkaakapitu" style:family="text">
      <style:text-properties style:text-underline-type="single" style:text-underline-style="solid" style:text-underline-width="auto" style:text-underline-mode="continuous"/>
    </style:style>
    <style:style style:name="P3113" style:parent-style-name="Normalny" style:family="paragraph">
      <style:paragraph-properties fo:text-align="justify" fo:line-height="150%" fo:text-indent="0.2479in"/>
    </style:style>
    <style:style style:name="T3114" style:parent-style-name="Domyślnaczcionkaakapitu" style:family="text">
      <style:text-properties fo:background-color="#80FFFF"/>
    </style:style>
    <style:style style:name="P3115" style:parent-style-name="Normalny" style:family="paragraph">
      <style:paragraph-properties fo:text-align="justify" fo:line-height="150%"/>
    </style:style>
    <style:style style:name="T3116" style:parent-style-name="Domyślnaczcionkaakapitu" style:family="text">
      <style:text-properties style:text-underline-type="single" style:text-underline-style="solid" style:text-underline-width="auto" style:text-underline-mode="continuous"/>
    </style:style>
    <style:style style:name="P3117" style:parent-style-name="Normalny" style:family="paragraph">
      <style:paragraph-properties fo:text-align="justify" fo:line-height="150%" fo:text-indent="0.2479in"/>
    </style:style>
    <style:style style:name="T3118" style:parent-style-name="Domyślnaczcionkaakapitu" style:family="text">
      <style:text-properties fo:background-color="#80FFFF"/>
    </style:style>
    <style:style style:name="P3119" style:parent-style-name="Normalny" style:family="paragraph">
      <style:paragraph-properties fo:text-align="justify" fo:line-height="150%"/>
    </style:style>
    <style:style style:name="P3120" style:parent-style-name="Normalny" style:family="paragraph">
      <style:paragraph-properties fo:text-align="justify" fo:line-height="150%"/>
    </style:style>
    <style:style style:name="P3121" style:parent-style-name="Normalny" style:family="paragraph">
      <style:paragraph-properties fo:text-align="justify" fo:line-height="150%"/>
    </style:style>
    <style:style style:name="P3122" style:parent-style-name="Normalny" style:family="paragraph">
      <style:paragraph-properties fo:text-align="justify" fo:line-height="150%"/>
    </style:style>
    <style:style style:name="P3123" style:parent-style-name="Normalny" style:family="paragraph">
      <style:paragraph-properties fo:text-align="justify" fo:line-height="150%"/>
    </style:style>
    <style:style style:name="P3124" style:parent-style-name="Normalny" style:family="paragraph">
      <style:paragraph-properties fo:text-align="justify" fo:line-height="150%" fo:text-indent="0.2479in"/>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P3130" style:parent-style-name="Normalny" style:family="paragraph">
      <style:paragraph-properties fo:text-align="justify" fo:line-height="150%"/>
    </style:style>
    <style:style style:name="T3131" style:parent-style-name="Domyślnaczcionkaakapitu" style:family="text">
      <style:text-properties style:text-underline-type="single" style:text-underline-style="solid" style:text-underline-width="auto" style:text-underline-mode="continuous"/>
    </style:style>
    <style:style style:name="P3132" style:parent-style-name="Normalny" style:family="paragraph">
      <style:paragraph-properties fo:text-align="justify" fo:line-height="150%" fo:text-indent="0.2479in"/>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T3137" style:parent-style-name="Domyślnaczcionkaakapitu" style:family="text">
      <style:text-properties fo:background-color="#80FFFF" style:text-underline-type="single" style:text-underline-style="solid" style:text-underline-width="auto" style:text-underline-mode="continuous"/>
    </style:style>
    <style:style style:name="T3138" style:parent-style-name="Domyślnaczcionkaakapitu" style:family="text">
      <style:text-properties style:text-underline-type="single" style:text-underline-style="solid" style:text-underline-width="auto" style:text-underline-mode="continuous"/>
    </style:style>
    <style:style style:name="T3139" style:parent-style-name="Domyślnaczcionkaakapitu" style:family="text">
      <style:text-properties fo:background-color="#80FFFF" style:text-underline-type="single" style:text-underline-style="solid" style:text-underline-width="auto" style:text-underline-mode="continuous"/>
    </style:style>
    <style:style style:name="T3140" style:parent-style-name="Domyślnaczcionkaakapitu" style:family="text">
      <style:text-properties style:text-underline-type="single" style:text-underline-style="solid" style:text-underline-width="auto" style:text-underline-mode="continuous"/>
    </style:style>
    <style:style style:name="T3141" style:parent-style-name="Domyślnaczcionkaakapitu" style:family="text">
      <style:text-properties fo:background-color="#80FFFF" style:text-underline-type="single" style:text-underline-style="solid" style:text-underline-width="auto" style:text-underline-mode="continuous"/>
    </style:style>
    <style:style style:name="T3142" style:parent-style-name="Domyślnaczcionkaakapitu" style:family="text">
      <style:text-properties style:text-underline-type="single" style:text-underline-style="solid" style:text-underline-width="auto" style:text-underline-mode="continuous"/>
    </style:style>
    <style:style style:name="T3143" style:parent-style-name="Domyślnaczcionkaakapitu" style:family="text">
      <style:text-properties fo:background-color="#80FFFF" style:text-underline-type="single" style:text-underline-style="solid" style:text-underline-width="auto" style:text-underline-mode="continuous"/>
    </style:style>
    <style:style style:name="T3144" style:parent-style-name="Domyślnaczcionkaakapitu" style:family="text">
      <style:text-properties style:text-underline-type="single" style:text-underline-style="solid" style:text-underline-width="auto" style:text-underline-mode="continuous"/>
    </style:style>
    <style:style style:name="P3145" style:parent-style-name="Normalny" style:family="paragraph">
      <style:paragraph-properties fo:text-align="justify" fo:line-height="150%" fo:text-indent="0.2479in"/>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P3152" style:parent-style-name="Normalny" style:family="paragraph">
      <style:paragraph-properties fo:text-align="justify" fo:line-height="150%" fo:text-indent="0.2479in"/>
    </style:style>
    <style:style style:name="P3153" style:parent-style-name="Normalny" style:family="paragraph">
      <style:paragraph-properties fo:text-align="justify" fo:line-height="150%"/>
    </style:style>
    <style:style style:name="T3154" style:parent-style-name="Domyślnaczcionkaakapitu" style:family="text">
      <style:text-properties style:text-underline-type="single" style:text-underline-style="solid" style:text-underline-width="auto" style:text-underline-mode="continuous"/>
    </style:style>
    <style:style style:name="P3155" style:parent-style-name="Normalny" style:family="paragraph">
      <style:paragraph-properties fo:text-align="justify" fo:line-height="150%" fo:text-indent="0.2479in"/>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T3162" style:parent-style-name="Domyślnaczcionkaakapitu" style:family="text">
      <style:text-properties fo:background-color="#80FFFF"/>
    </style:style>
    <style:style style:name="T3163" style:parent-style-name="Domyślnaczcionkaakapitu" style:family="text">
      <style:text-properties fo:background-color="#80FFFF"/>
    </style:style>
    <style:style style:name="T3164" style:parent-style-name="Domyślnaczcionkaakapitu" style:family="text">
      <style:text-properties fo:background-color="#80FFFF"/>
    </style:style>
    <style:style style:name="P3165" style:parent-style-name="Normalny" style:family="paragraph">
      <style:paragraph-properties fo:text-align="justify" fo:line-height="150%"/>
    </style:style>
    <style:style style:name="T3166" style:parent-style-name="Domyślnaczcionkaakapitu" style:family="text">
      <style:text-properties style:text-underline-type="single" style:text-underline-style="solid" style:text-underline-width="auto" style:text-underline-mode="continuous"/>
    </style:style>
    <style:style style:name="T3167" style:parent-style-name="Domyślnaczcionkaakapitu" style:family="text">
      <style:text-properties fo:background-color="#80FFFF" style:text-underline-type="single" style:text-underline-style="solid" style:text-underline-width="auto" style:text-underline-mode="continuous"/>
    </style:style>
    <style:style style:name="T3168" style:parent-style-name="Domyślnaczcionkaakapitu" style:family="text">
      <style:text-properties style:text-underline-type="single" style:text-underline-style="solid" style:text-underline-width="auto" style:text-underline-mode="continuous"/>
    </style:style>
    <style:style style:name="T3169" style:parent-style-name="Domyślnaczcionkaakapitu" style:family="text">
      <style:text-properties fo:background-color="#80FFFF" style:text-underline-type="single" style:text-underline-style="solid" style:text-underline-width="auto" style:text-underline-mode="continuous"/>
    </style:style>
    <style:style style:name="T3170" style:parent-style-name="Domyślnaczcionkaakapitu" style:family="text">
      <style:text-properties style:text-underline-type="single" style:text-underline-style="solid" style:text-underline-width="auto" style:text-underline-mode="continuous"/>
    </style:style>
    <style:style style:name="P3171" style:parent-style-name="Normalny" style:family="paragraph">
      <style:paragraph-properties fo:text-align="justify" fo:line-height="150%" fo:text-indent="0.2479in"/>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P3182" style:parent-style-name="Normalny" style:family="paragraph">
      <style:paragraph-properties fo:text-align="justify" fo:line-height="150%" fo:text-indent="0.2479in"/>
    </style:style>
    <style:style style:name="T3183" style:parent-style-name="Domyślnaczcionkaakapitu" style:family="text">
      <style:text-properties fo:background-color="#80FFFF"/>
    </style:style>
    <style:style style:name="P3184" style:parent-style-name="Normalny" style:family="paragraph">
      <style:paragraph-properties fo:text-align="justify" fo:line-height="150%"/>
    </style:style>
    <style:style style:name="T3185" style:parent-style-name="Domyślnaczcionkaakapitu" style:family="text">
      <style:text-properties style:text-underline-type="single" style:text-underline-style="solid" style:text-underline-width="auto" style:text-underline-mode="continuous"/>
    </style:style>
    <style:style style:name="P3186" style:parent-style-name="Normalny" style:family="paragraph">
      <style:paragraph-properties fo:text-align="justify" fo:line-height="150%" fo:text-indent="0.2479in"/>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fo:text-indent="0.2479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fo:text-indent="0.2479in"/>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P3200" style:parent-style-name="Normalny" style:family="paragraph">
      <style:paragraph-properties fo:text-align="justify" fo:line-height="150%" fo:text-indent="0.2479in"/>
    </style:style>
    <style:style style:name="P3201" style:parent-style-name="Normalny" style:family="paragraph">
      <style:paragraph-properties fo:text-align="justify" fo:line-height="150%"/>
    </style:style>
    <style:style style:name="T3202" style:parent-style-name="Domyślnaczcionkaakapitu" style:family="text">
      <style:text-properties fo:background-color="#80FFFF" style:text-underline-type="single" style:text-underline-style="solid" style:text-underline-width="auto" style:text-underline-mode="continuous"/>
    </style:style>
    <style:style style:name="T3203" style:parent-style-name="Domyślnaczcionkaakapitu" style:family="text">
      <style:text-properties style:text-underline-type="single" style:text-underline-style="solid" style:text-underline-width="auto" style:text-underline-mode="continuous"/>
    </style:style>
    <style:style style:name="T3204" style:parent-style-name="Domyślnaczcionkaakapitu" style:family="text">
      <style:text-properties fo:background-color="#80FFFF" style:text-underline-type="single" style:text-underline-style="solid" style:text-underline-width="auto" style:text-underline-mode="continuous"/>
    </style:style>
    <style:style style:name="T3205" style:parent-style-name="Domyślnaczcionkaakapitu" style:family="text">
      <style:text-properties style:text-underline-type="single" style:text-underline-style="solid" style:text-underline-width="auto" style:text-underline-mode="continuous"/>
    </style:style>
    <style:style style:name="T3206" style:parent-style-name="Domyślnaczcionkaakapitu" style:family="text">
      <style:text-properties fo:background-color="#80FFFF" style:text-underline-type="single" style:text-underline-style="solid" style:text-underline-width="auto" style:text-underline-mode="continuous"/>
    </style:style>
    <style:style style:name="T3207" style:parent-style-name="Domyślnaczcionkaakapitu" style:family="text">
      <style:text-properties style:text-underline-type="single" style:text-underline-style="solid" style:text-underline-width="auto" style:text-underline-mode="continuous"/>
    </style:style>
    <style:style style:name="T3208" style:parent-style-name="Domyślnaczcionkaakapitu" style:family="text">
      <style:text-properties fo:background-color="#80FFFF" style:text-underline-type="single" style:text-underline-style="solid" style:text-underline-width="auto" style:text-underline-mode="continuous"/>
    </style:style>
    <style:style style:name="T3209" style:parent-style-name="Domyślnaczcionkaakapitu" style:family="text">
      <style:text-properties style:text-underline-type="single" style:text-underline-style="solid" style:text-underline-width="auto" style:text-underline-mode="continuous"/>
    </style:style>
    <style:style style:name="T3210" style:parent-style-name="Domyślnaczcionkaakapitu" style:family="text">
      <style:text-properties fo:background-color="#80FFFF" style:text-underline-type="single" style:text-underline-style="solid" style:text-underline-width="auto" style:text-underline-mode="continuous"/>
    </style:style>
    <style:style style:name="T3211" style:parent-style-name="Domyślnaczcionkaakapitu" style:family="text">
      <style:text-properties style:text-underline-type="single" style:text-underline-style="solid" style:text-underline-width="auto" style:text-underline-mode="continuous"/>
    </style:style>
    <style:style style:name="P3212" style:parent-style-name="Normalny" style:family="paragraph">
      <style:paragraph-properties fo:text-align="justify" fo:line-height="150%" fo:text-indent="0.2479in"/>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P3215" style:parent-style-name="Normalny" style:family="paragraph">
      <style:paragraph-properties fo:text-align="justify" fo:line-height="150%" fo:text-indent="0.2479in"/>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P3221" style:parent-style-name="Normalny" style:family="paragraph">
      <style:paragraph-properties fo:text-align="justify" fo:line-height="150%"/>
    </style:style>
    <style:style style:name="T3222" style:parent-style-name="Domyślnaczcionkaakapitu" style:family="text">
      <style:text-properties style:text-underline-type="single" style:text-underline-style="solid" style:text-underline-width="auto" style:text-underline-mode="continuous"/>
    </style:style>
    <style:style style:name="P3223" style:parent-style-name="Normalny" style:family="paragraph">
      <style:paragraph-properties fo:text-align="justify" fo:line-height="150%" fo:text-indent="0.2479in"/>
    </style:style>
    <style:style style:name="T3224" style:parent-style-name="Domyślnaczcionkaakapitu" style:family="text">
      <style:text-properties fo:background-color="#80FFFF"/>
    </style:style>
    <style:style style:name="T3225" style:parent-style-name="Domyślnaczcionkaakapitu" style:family="text">
      <style:text-properties fo:background-color="#80FFFF"/>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T3228" style:parent-style-name="Domyślnaczcionkaakapitu" style:family="text">
      <style:text-properties fo:background-color="#80FFFF"/>
    </style:style>
    <style:style style:name="P3229" style:parent-style-name="Normalny" style:family="paragraph">
      <style:paragraph-properties fo:text-align="justify" fo:line-height="150%"/>
    </style:style>
    <style:style style:name="T3230" style:parent-style-name="Domyślnaczcionkaakapitu" style:family="text">
      <style:text-properties style:text-underline-type="single" style:text-underline-style="solid" style:text-underline-width="auto" style:text-underline-mode="continuous"/>
    </style:style>
    <style:style style:name="P3231" style:parent-style-name="Normalny" style:family="paragraph">
      <style:paragraph-properties fo:text-align="justify" fo:line-height="150%" fo:text-indent="0.2479in"/>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P3234" style:parent-style-name="Normalny" style:family="paragraph">
      <style:paragraph-properties fo:text-align="justify" fo:line-height="150%"/>
    </style:style>
    <style:style style:name="T3235" style:parent-style-name="Domyślnaczcionkaakapitu" style:family="text">
      <style:text-properties style:text-underline-type="single" style:text-underline-style="solid" style:text-underline-width="auto" style:text-underline-mode="continuous"/>
    </style:style>
    <style:style style:name="P3236" style:parent-style-name="Normalny" style:family="paragraph">
      <style:paragraph-properties fo:text-align="justify" fo:line-height="150%" fo:text-indent="0.2479in"/>
    </style:style>
    <style:style style:name="P3237" style:parent-style-name="Normalny" style:family="paragraph">
      <style:paragraph-properties fo:text-align="justify" fo:line-height="150%"/>
    </style:style>
    <style:style style:name="T3238" style:parent-style-name="Domyślnaczcionkaakapitu" style:family="text">
      <style:text-properties fo:background-color="#80FFFF" style:text-underline-type="single" style:text-underline-style="solid" style:text-underline-width="auto" style:text-underline-mode="continuous"/>
    </style:style>
    <style:style style:name="T3239" style:parent-style-name="Domyślnaczcionkaakapitu" style:family="text">
      <style:text-properties style:text-underline-type="single" style:text-underline-style="solid" style:text-underline-width="auto" style:text-underline-mode="continuous"/>
    </style:style>
    <style:style style:name="T3240" style:parent-style-name="Domyślnaczcionkaakapitu" style:family="text">
      <style:text-properties fo:background-color="#80FFFF" style:text-underline-type="single" style:text-underline-style="solid" style:text-underline-width="auto" style:text-underline-mode="continuous"/>
    </style:style>
    <style:style style:name="T3241" style:parent-style-name="Domyślnaczcionkaakapitu" style:family="text">
      <style:text-properties style:text-underline-type="single" style:text-underline-style="solid" style:text-underline-width="auto" style:text-underline-mode="continuous"/>
    </style:style>
    <style:style style:name="P3242" style:parent-style-name="Normalny" style:family="paragraph">
      <style:paragraph-properties fo:text-align="justify" fo:line-height="150%" fo:text-indent="0.2479in"/>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P3249" style:parent-style-name="Normalny" style:family="paragraph">
      <style:paragraph-properties fo:text-align="justify" fo:line-height="150%" fo:text-indent="0.2479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T3256" style:parent-style-name="Domyślnaczcionkaakapitu" style:family="text">
      <style:text-properties style:text-underline-type="single" style:text-underline-style="solid" style:text-underline-width="auto" style:text-underline-mode="continuous"/>
    </style:style>
    <style:style style:name="P3257" style:parent-style-name="Normalny" style:family="paragraph">
      <style:paragraph-properties fo:text-align="justify" fo:line-height="150%" fo:text-indent="0.2479in"/>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P3265" style:parent-style-name="Normalny" style:family="paragraph">
      <style:paragraph-properties fo:text-align="justify" fo:line-height="150%" fo:text-indent="0.2479in"/>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P3275" style:parent-style-name="Normalny" style:family="paragraph">
      <style:paragraph-properties fo:text-align="justify" fo:line-height="150%" fo:text-indent="0.2479in"/>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style:style>
    <style:style style:name="T3279" style:parent-style-name="Domyślnaczcionkaakapitu" style:family="text">
      <style:text-properties style:text-underline-type="single" style:text-underline-style="solid" style:text-underline-width="auto" style:text-underline-mode="continuous"/>
    </style:style>
    <style:style style:name="P3280" style:parent-style-name="Normalny" style:family="paragraph">
      <style:paragraph-properties fo:text-align="justify" fo:line-height="150%" fo:text-indent="0.2479in"/>
    </style:style>
    <style:style style:name="P3281" style:parent-style-name="Normalny" style:family="paragraph">
      <style:paragraph-properties fo:text-align="justify" fo:line-height="150%"/>
    </style:style>
    <style:style style:name="T3282" style:parent-style-name="Domyślnaczcionkaakapitu" style:family="text">
      <style:text-properties style:text-underline-type="single" style:text-underline-style="solid" style:text-underline-width="auto" style:text-underline-mode="continuous"/>
    </style:style>
    <style:style style:name="P3283" style:parent-style-name="Normalny" style:family="paragraph">
      <style:paragraph-properties fo:text-align="justify" fo:line-height="150%" fo:text-indent="0.2479in"/>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P3288" style:parent-style-name="Normalny" style:family="paragraph">
      <style:paragraph-properties fo:text-align="justify" fo:line-height="150%" fo:text-indent="0.2479in"/>
    </style:style>
    <style:style style:name="P3289" style:parent-style-name="Normalny" style:family="paragraph">
      <style:paragraph-properties fo:text-align="justify" fo:line-height="150%"/>
    </style:style>
    <style:style style:name="T3290" style:parent-style-name="Domyślnaczcionkaakapitu" style:family="text">
      <style:text-properties style:text-underline-type="single" style:text-underline-style="solid" style:text-underline-width="auto" style:text-underline-mode="continuous"/>
    </style:style>
    <style:style style:name="P3291" style:parent-style-name="Normalny" style:family="paragraph">
      <style:paragraph-properties fo:text-align="justify" fo:line-height="150%" fo:text-indent="0.2479in"/>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P3297" style:parent-style-name="Normalny" style:family="paragraph">
      <style:paragraph-properties fo:text-align="justify" fo:line-height="150%"/>
    </style:style>
    <style:style style:name="T3298" style:parent-style-name="Domyślnaczcionkaakapitu" style:family="text">
      <style:text-properties style:text-underline-type="single" style:text-underline-style="solid" style:text-underline-width="auto" style:text-underline-mode="continuous"/>
    </style:style>
    <style:style style:name="P3299" style:parent-style-name="Normalny" style:family="paragraph">
      <style:paragraph-properties fo:text-align="justify" fo:line-height="150%" fo:text-indent="0.2479in"/>
    </style:style>
    <style:style style:name="P3300" style:parent-style-name="Normalny" style:family="paragraph">
      <style:paragraph-properties fo:text-align="justify" fo:line-height="150%"/>
    </style:style>
    <style:style style:name="T3301" style:parent-style-name="Domyślnaczcionkaakapitu" style:family="text">
      <style:text-properties style:text-underline-type="single" style:text-underline-style="solid" style:text-underline-width="auto" style:text-underline-mode="continuous"/>
    </style:style>
    <style:style style:name="P3302" style:parent-style-name="Normalny" style:family="paragraph">
      <style:paragraph-properties fo:text-align="justify" fo:line-height="150%" fo:text-indent="0.2479in"/>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style:style>
    <style:style style:name="T3306" style:parent-style-name="Domyślnaczcionkaakapitu" style:family="text">
      <style:text-properties style:text-underline-type="single" style:text-underline-style="solid" style:text-underline-width="auto" style:text-underline-mode="continuous"/>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P3324" style:parent-style-name="Normalny" style:family="paragraph">
      <style:paragraph-properties fo:text-align="justify" fo:line-height="150%"/>
    </style:style>
    <style:style style:name="T3325" style:parent-style-name="Domyślnaczcionkaakapitu" style:family="text">
      <style:text-properties fo:background-color="#80FFFF" style:text-underline-type="single" style:text-underline-style="solid" style:text-underline-width="auto" style:text-underline-mode="continuous"/>
    </style:style>
    <style:style style:name="T3326" style:parent-style-name="Domyślnaczcionkaakapitu" style:family="text">
      <style:text-properties style:text-underline-type="single" style:text-underline-style="solid" style:text-underline-width="auto" style:text-underline-mode="continuous"/>
    </style:style>
    <style:style style:name="P3327" style:parent-style-name="Normalny" style:family="paragraph">
      <style:paragraph-properties fo:text-align="justify" fo:line-height="150%" fo:text-indent="0.2479in"/>
    </style:style>
    <style:style style:name="T3328" style:parent-style-name="Domyślnaczcionkaakapitu" style:family="text">
      <style:text-properties fo:background-color="#80FFFF"/>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T3333" style:parent-style-name="Domyślnaczcionkaakapitu" style:family="text">
      <style:text-properties fo:background-color="#80FFFF"/>
    </style:style>
    <style:style style:name="T3334" style:parent-style-name="Domyślnaczcionkaakapitu" style:family="text">
      <style:text-properties fo:background-color="#80FFFF"/>
    </style:style>
    <style:style style:name="T3335" style:parent-style-name="Domyślnaczcionkaakapitu" style:family="text">
      <style:text-properties fo:background-color="#80FFFF"/>
    </style:style>
    <style:style style:name="P3336" style:parent-style-name="Normalny" style:family="paragraph">
      <style:paragraph-properties fo:text-align="justify" fo:line-height="150%" fo:text-indent="0.2479in"/>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P3348" style:parent-style-name="Normalny" style:family="paragraph">
      <style:paragraph-properties fo:text-align="justify" fo:line-height="150%" fo:text-indent="0.2479in"/>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P3353" style:parent-style-name="Normalny" style:family="paragraph">
      <style:paragraph-properties fo:text-align="justify" fo:line-height="150%" fo:text-indent="0.2479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T3361" style:parent-style-name="Domyślnaczcionkaakapitu" style:family="text">
      <style:text-properties fo:background-color="#80FFFF"/>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T3366" style:parent-style-name="Domyślnaczcionkaakapitu" style:family="text">
      <style:text-properties fo:background-color="#80FFFF"/>
    </style:style>
    <style:style style:name="T3367" style:parent-style-name="Domyślnaczcionkaakapitu" style:family="text">
      <style:text-properties fo:background-color="#80FFFF"/>
    </style:style>
    <style:style style:name="T3368" style:parent-style-name="Domyślnaczcionkaakapitu" style:family="text">
      <style:text-properties fo:background-color="#80FFFF"/>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P3372" style:parent-style-name="Normalny" style:family="paragraph">
      <style:paragraph-properties fo:text-align="justify" fo:line-height="150%" fo:text-indent="0.2479in"/>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P3380" style:parent-style-name="Normalny" style:family="paragraph">
      <style:paragraph-properties fo:text-align="justify" fo:line-height="150%" fo:text-indent="0.2479in"/>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479in"/>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fo:text-indent="0.2479in"/>
    </style:style>
    <style:style style:name="T3415" style:parent-style-name="Domyślnaczcionkaakapitu" style:family="text">
      <style:text-properties fo:background-color="#80FFFF"/>
    </style:style>
    <style:style style:name="T3416" style:parent-style-name="Domyślnaczcionkaakapitu" style:family="text">
      <style:text-properties fo:background-color="#80FFFF"/>
    </style:style>
    <style:style style:name="T3417" style:parent-style-name="Domyślnaczcionkaakapitu" style:family="text">
      <style:text-properties fo:background-color="#80FFFF"/>
    </style:style>
    <style:style style:name="T3418" style:parent-style-name="Domyślnaczcionkaakapitu" style:family="text">
      <style:text-properties fo:background-color="#80FFFF"/>
    </style:style>
    <style:style style:name="T3419" style:parent-style-name="Domyślnaczcionkaakapitu" style:family="text">
      <style:text-properties fo:background-color="#80FFFF"/>
    </style:style>
    <style:style style:name="T3420" style:parent-style-name="Domyślnaczcionkaakapitu" style:family="text">
      <style:text-properties fo:background-color="#80FFFF"/>
    </style:style>
    <style:style style:name="T3421" style:parent-style-name="Domyślnaczcionkaakapitu" style:family="text">
      <style:text-properties fo:background-color="#80FFFF"/>
    </style:style>
    <style:style style:name="P3422" style:parent-style-name="Normalny" style:family="paragraph">
      <style:paragraph-properties fo:text-align="justify" fo:line-height="150%" fo:text-indent="0.2479in"/>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fo:text-indent="0.2479in"/>
    </style:style>
    <style:style style:name="T3428" style:parent-style-name="Domyślnaczcionkaakapitu" style:family="text">
      <style:text-properties fo:background-color="#80FFFF"/>
    </style:style>
    <style:style style:name="T3429" style:parent-style-name="Domyślnaczcionkaakapitu" style:family="text">
      <style:text-properties fo:background-color="#80FFFF"/>
    </style:style>
    <style:style style:name="T3430" style:parent-style-name="Domyślnaczcionkaakapitu" style:family="text">
      <style:text-properties fo:background-color="#80FFFF"/>
    </style:style>
    <style:style style:name="T3431" style:parent-style-name="Domyślnaczcionkaakapitu" style:family="text">
      <style:text-properties fo:background-color="#80FFFF"/>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P3436" style:parent-style-name="Normalny" style:family="paragraph">
      <style:paragraph-properties fo:text-align="justify" fo:line-height="150%" fo:text-indent="0.2479in"/>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T3440" style:parent-style-name="Domyślnaczcionkaakapitu" style:family="text">
      <style:text-properties fo:background-color="#80FFFF"/>
    </style:style>
    <style:style style:name="T3441" style:parent-style-name="Domyślnaczcionkaakapitu" style:family="text">
      <style:text-properties fo:background-color="#80FFFF"/>
    </style:style>
    <style:style style:name="T3442" style:parent-style-name="Domyślnaczcionkaakapitu" style:family="text">
      <style:text-properties fo:background-color="#80FFFF"/>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P3446" style:parent-style-name="Normalny" style:family="paragraph">
      <style:paragraph-properties fo:text-align="justify" fo:line-height="150%" fo:text-indent="0.2479in"/>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P3454" style:parent-style-name="Normalny" style:family="paragraph">
      <style:paragraph-properties fo:text-align="justify" fo:line-height="150%" fo:text-indent="0.2479in"/>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P3463" style:parent-style-name="Normalny" style:family="paragraph">
      <style:paragraph-properties fo:text-align="justify" fo:line-height="150%" fo:text-indent="0.2479in"/>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fo:text-indent="0.2479in"/>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P3480" style:parent-style-name="Normalny" style:family="paragraph">
      <style:paragraph-properties fo:text-align="justify" fo:line-height="150%" fo:text-indent="0.2479in"/>
    </style:style>
    <style:style style:name="T3481" style:parent-style-name="Domyślnaczcionkaakapitu" style:family="text">
      <style:text-properties fo:background-color="#80FFFF"/>
    </style:style>
    <style:style style:name="T3482" style:parent-style-name="Domyślnaczcionkaakapitu" style:family="text">
      <style:text-properties fo:background-color="#80FFFF"/>
    </style:style>
    <style:style style:name="T3483" style:parent-style-name="Domyślnaczcionkaakapitu" style:family="text">
      <style:text-properties fo:background-color="#80FFFF"/>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P3498" style:parent-style-name="Normalny" style:family="paragraph">
      <style:paragraph-properties fo:text-align="justify" fo:line-height="150%" fo:text-indent="0.2479in"/>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P3504" style:parent-style-name="Normalny" style:family="paragraph">
      <style:paragraph-properties fo:text-align="justify" fo:line-height="150%" fo:text-indent="0.2479in"/>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fo:text-indent="0.2479in"/>
    </style:style>
    <style:style style:name="P3508" style:parent-style-name="Normalny" style:family="paragraph">
      <style:paragraph-properties fo:text-align="justify" fo:line-height="150%"/>
    </style:style>
    <style:style style:name="T3509" style:parent-style-name="Domyślnaczcionkaakapitu" style:family="text">
      <style:text-properties style:text-underline-type="single" style:text-underline-style="solid" style:text-underline-width="auto" style:text-underline-mode="continuous"/>
    </style:style>
    <style:style style:name="P3510" style:parent-style-name="Normalny" style:family="paragraph">
      <style:paragraph-properties fo:text-align="justify" fo:line-height="150%" fo:text-indent="0.2479in"/>
    </style:style>
    <style:style style:name="T3511" style:parent-style-name="Domyślnaczcionkaakapitu" style:family="text">
      <style:text-properties fo:background-color="#80FFFF"/>
    </style:style>
    <style:style style:name="P3512" style:parent-style-name="Normalny" style:family="paragraph">
      <style:paragraph-properties fo:text-align="justify" fo:line-height="150%"/>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style>
    <style:style style:name="P3515" style:parent-style-name="Normalny" style:family="paragraph">
      <style:paragraph-properties fo:text-align="justify" fo:line-height="150%" fo:text-indent="0.2479in"/>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P3526" style:parent-style-name="Normalny" style:family="paragraph">
      <style:paragraph-properties fo:text-align="justify" fo:line-height="150%" fo:text-indent="0.2479in"/>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T3532" style:parent-style-name="Domyślnaczcionkaakapitu" style:family="text">
      <style:text-properties fo:background-color="#80FFFF"/>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T3542" style:parent-style-name="Domyślnaczcionkaakapitu" style:family="text">
      <style:text-properties fo:background-color="#80FFFF"/>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fo:text-indent="0.2479in"/>
    </style:style>
    <style:style style:name="T3552" style:parent-style-name="Domyślnaczcionkaakapitu" style:family="text">
      <style:text-properties fo:background-color="#80FFFF"/>
    </style:style>
    <style:style style:name="P3553" style:parent-style-name="Normalny" style:family="paragraph">
      <style:paragraph-properties fo:text-align="justify" fo:line-height="150%"/>
    </style:style>
    <style:style style:name="T3554" style:parent-style-name="Domyślnaczcionkaakapitu" style:family="text">
      <style:text-properties style:text-underline-type="single" style:text-underline-style="solid" style:text-underline-width="auto" style:text-underline-mode="continuous"/>
    </style:style>
    <style:style style:name="P3555" style:parent-style-name="Normalny" style:family="paragraph">
      <style:paragraph-properties fo:text-align="justify" fo:line-height="150%" fo:text-indent="0.2479in"/>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P3559" style:parent-style-name="Normalny" style:family="paragraph">
      <style:paragraph-properties fo:text-align="justify" fo:line-height="150%"/>
    </style:style>
    <style:style style:name="T3560" style:parent-style-name="Domyślnaczcionkaakapitu" style:family="text">
      <style:text-properties style:text-underline-type="single" style:text-underline-style="solid" style:text-underline-width="auto" style:text-underline-mode="continuous"/>
    </style:style>
    <style:style style:name="T3561" style:parent-style-name="Domyślnaczcionkaakapitu" style:family="text">
      <style:text-properties fo:background-color="#80FFFF" style:text-underline-type="single" style:text-underline-style="solid" style:text-underline-width="auto" style:text-underline-mode="continuous"/>
    </style:style>
    <style:style style:name="T3562" style:parent-style-name="Domyślnaczcionkaakapitu" style:family="text">
      <style:text-properties style:text-underline-type="single" style:text-underline-style="solid" style:text-underline-width="auto" style:text-underline-mode="continuous"/>
    </style:style>
    <style:style style:name="T3563" style:parent-style-name="Domyślnaczcionkaakapitu" style:family="text">
      <style:text-properties fo:background-color="#80FFFF" style:text-underline-type="single" style:text-underline-style="solid" style:text-underline-width="auto" style:text-underline-mode="continuous"/>
    </style:style>
    <style:style style:name="T3564" style:parent-style-name="Domyślnaczcionkaakapitu" style:family="text">
      <style:text-properties style:text-underline-type="single" style:text-underline-style="solid" style:text-underline-width="auto" style:text-underline-mode="continuous"/>
    </style:style>
    <style:style style:name="T3565" style:parent-style-name="Domyślnaczcionkaakapitu" style:family="text">
      <style:text-properties fo:background-color="#80FFFF" style:text-underline-type="single" style:text-underline-style="solid" style:text-underline-width="auto" style:text-underline-mode="continuous"/>
    </style:style>
    <style:style style:name="T3566" style:parent-style-name="Domyślnaczcionkaakapitu" style:family="text">
      <style:text-properties style:text-underline-type="single" style:text-underline-style="solid" style:text-underline-width="auto" style:text-underline-mode="continuous"/>
    </style:style>
    <style:style style:name="T3567" style:parent-style-name="Domyślnaczcionkaakapitu" style:family="text">
      <style:text-properties fo:background-color="#80FFFF" style:text-underline-type="single" style:text-underline-style="solid" style:text-underline-width="auto" style:text-underline-mode="continuous"/>
    </style:style>
    <style:style style:name="P3568" style:parent-style-name="Normalny" style:family="paragraph">
      <style:paragraph-properties fo:text-align="justify" fo:line-height="150%" fo:text-indent="0.2479in"/>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fo:text-indent="0.2479in"/>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P3582" style:parent-style-name="Normalny" style:family="paragraph">
      <style:paragraph-properties fo:text-align="justify" fo:line-height="150%" fo:text-indent="0.2479in"/>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T3586" style:parent-style-name="Domyślnaczcionkaakapitu" style:family="text">
      <style:text-properties fo:background-color="#80FFFF"/>
    </style:style>
    <style:style style:name="T3587" style:parent-style-name="Domyślnaczcionkaakapitu" style:family="text">
      <style:text-properties fo:background-color="#80FFFF"/>
    </style:style>
    <style:style style:name="T3588" style:parent-style-name="Domyślnaczcionkaakapitu" style:family="text">
      <style:text-properties fo:background-color="#80FFFF"/>
    </style:style>
    <style:style style:name="T3589" style:parent-style-name="Domyślnaczcionkaakapitu" style:family="text">
      <style:text-properties fo:background-color="#80FFFF"/>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P3597" style:parent-style-name="Normalny" style:family="paragraph">
      <style:paragraph-properties fo:text-align="justify" fo:line-height="150%" fo:text-indent="0.2479in"/>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fo:text-indent="0.2479in"/>
    </style:style>
    <style:style style:name="T3609" style:parent-style-name="Domyślnaczcionkaakapitu" style:family="text">
      <style:text-properties fo:background-color="#80FFFF"/>
    </style:style>
    <style:style style:name="P3610" style:parent-style-name="Normalny" style:family="paragraph">
      <style:paragraph-properties fo:text-align="justify" fo:line-height="150%" fo:text-indent="0.2479in"/>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fo:text-indent="0.2479in"/>
    </style:style>
    <style:style style:name="P3616" style:parent-style-name="Normalny" style:family="paragraph">
      <style:paragraph-properties fo:text-align="justify" fo:line-height="150%"/>
    </style:style>
    <style:style style:name="T3617" style:parent-style-name="Domyślnaczcionkaakapitu" style:family="text">
      <style:text-properties style:text-underline-type="single" style:text-underline-style="solid" style:text-underline-width="auto" style:text-underline-mode="continuous"/>
    </style:style>
    <style:style style:name="P3618" style:parent-style-name="Normalny" style:family="paragraph">
      <style:paragraph-properties fo:text-align="justify" fo:line-height="150%" fo:text-indent="0.2479in"/>
    </style:style>
    <style:style style:name="T3619" style:parent-style-name="Domyślnaczcionkaakapitu" style:family="text">
      <style:text-properties fo:background-color="#80FFFF"/>
    </style:style>
    <style:style style:name="P3620" style:parent-style-name="Normalny" style:family="paragraph">
      <style:paragraph-properties fo:text-align="justify" fo:line-height="150%"/>
    </style:style>
    <style:style style:name="T3621" style:parent-style-name="Domyślnaczcionkaakapitu" style:family="text">
      <style:text-properties style:text-underline-type="single" style:text-underline-style="solid" style:text-underline-width="auto" style:text-underline-mode="continuous"/>
    </style:style>
    <style:style style:name="T3622" style:parent-style-name="Domyślnaczcionkaakapitu" style:family="text">
      <style:text-properties fo:background-color="#80FFFF" style:text-underline-type="single" style:text-underline-style="solid" style:text-underline-width="auto" style:text-underline-mode="continuous"/>
    </style:style>
    <style:style style:name="T3623" style:parent-style-name="Domyślnaczcionkaakapitu" style:family="text">
      <style:text-properties style:text-underline-type="single" style:text-underline-style="solid" style:text-underline-width="auto" style:text-underline-mode="continuous"/>
    </style:style>
    <style:style style:name="T3624" style:parent-style-name="Domyślnaczcionkaakapitu" style:family="text">
      <style:text-properties fo:background-color="#80FFFF" style:text-underline-type="single" style:text-underline-style="solid" style:text-underline-width="auto" style:text-underline-mode="continuous"/>
    </style:style>
    <style:style style:name="T3625" style:parent-style-name="Domyślnaczcionkaakapitu" style:family="text">
      <style:text-properties style:text-underline-type="single" style:text-underline-style="solid" style:text-underline-width="auto" style:text-underline-mode="continuous"/>
    </style:style>
    <style:style style:name="P3626" style:parent-style-name="Normalny" style:family="paragraph">
      <style:paragraph-properties fo:text-align="justify" fo:line-height="150%" fo:text-indent="0.2479in"/>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fo:text-indent="0.2479in"/>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T3641" style:parent-style-name="Domyślnaczcionkaakapitu" style:family="text">
      <style:text-properties fo:background-color="#80FFFF"/>
    </style:style>
    <style:style style:name="T3642" style:parent-style-name="Domyślnaczcionkaakapitu" style:family="text">
      <style:text-properties fo:background-color="#80FFFF"/>
    </style:style>
    <style:style style:name="T3643" style:parent-style-name="Domyślnaczcionkaakapitu" style:family="text">
      <style:text-properties fo:background-color="#80FFFF"/>
    </style:style>
    <style:style style:name="P3644" style:parent-style-name="Normalny" style:family="paragraph">
      <style:paragraph-properties fo:text-align="justify" fo:line-height="150%" fo:text-indent="0.2479in"/>
    </style:style>
    <style:style style:name="P3645" style:parent-style-name="Normalny" style:family="paragraph">
      <style:paragraph-properties fo:text-align="justify" fo:line-height="150%" fo:text-indent="0.2479in"/>
    </style:style>
    <style:style style:name="P3646" style:parent-style-name="Normalny" style:family="paragraph">
      <style:paragraph-properties fo:text-align="justify" fo:line-height="150%"/>
    </style:style>
    <style:style style:name="T3647" style:parent-style-name="Domyślnaczcionkaakapitu" style:family="text">
      <style:text-properties style:text-underline-type="single" style:text-underline-style="solid" style:text-underline-width="auto" style:text-underline-mode="continuous"/>
    </style:style>
    <style:style style:name="P3648" style:parent-style-name="Normalny" style:family="paragraph">
      <style:paragraph-properties fo:text-align="justify" fo:line-height="150%" fo:text-indent="0.2479in"/>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P3652" style:parent-style-name="Normalny" style:family="paragraph">
      <style:paragraph-properties fo:text-align="justify" fo:line-height="150%" fo:text-indent="0.2479in"/>
    </style:style>
    <style:style style:name="P3653" style:parent-style-name="Normalny" style:family="paragraph">
      <style:paragraph-properties fo:text-align="justify" fo:line-height="150%" fo:text-indent="0.2479in"/>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P3656" style:parent-style-name="Normalny" style:family="paragraph">
      <style:paragraph-properties fo:text-align="justify" fo:line-height="150%" fo:text-indent="0.2479in"/>
    </style:style>
    <style:style style:name="T3657" style:parent-style-name="Domyślnaczcionkaakapitu" style:family="text">
      <style:text-properties fo:background-color="#80FFFF"/>
    </style:style>
    <style:style style:name="T3658" style:parent-style-name="Domyślnaczcionkaakapitu" style:family="text">
      <style:text-properties fo:background-color="#80FFFF"/>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P3667" style:parent-style-name="Normalny" style:family="paragraph">
      <style:paragraph-properties fo:text-align="justify" fo:line-height="150%" fo:text-indent="0.2479in"/>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T3671" style:parent-style-name="Domyślnaczcionkaakapitu" style:family="text">
      <style:text-properties fo:background-color="#80FFFF"/>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T3683" style:parent-style-name="Domyślnaczcionkaakapitu" style:family="text">
      <style:text-properties fo:background-color="#80FFFF"/>
    </style:style>
    <style:style style:name="T3684" style:parent-style-name="Domyślnaczcionkaakapitu" style:family="text">
      <style:text-properties fo:background-color="#80FFFF"/>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479in"/>
    </style:style>
    <style:style style:name="P3687" style:parent-style-name="Normalny" style:family="paragraph">
      <style:paragraph-properties fo:text-align="justify" fo:line-height="150%"/>
    </style:style>
    <style:style style:name="T3688" style:parent-style-name="Domyślnaczcionkaakapitu" style:family="text">
      <style:text-properties style:text-underline-type="single" style:text-underline-style="solid" style:text-underline-width="auto" style:text-underline-mode="continuous"/>
    </style:style>
    <style:style style:name="P3689" style:parent-style-name="Normalny" style:family="paragraph">
      <style:paragraph-properties fo:text-align="justify" fo:line-height="150%" fo:text-indent="0.2479in"/>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style:style>
    <style:style style:name="T3693" style:parent-style-name="Domyślnaczcionkaakapitu" style:family="text">
      <style:text-properties style:text-underline-type="single" style:text-underline-style="solid" style:text-underline-width="auto" style:text-underline-mode="continuous"/>
    </style:style>
    <style:style style:name="P3694" style:parent-style-name="Normalny" style:family="paragraph">
      <style:paragraph-properties fo:text-align="justify" fo:line-height="150%" fo:text-indent="0.2479in"/>
    </style:style>
    <style:style style:name="T3695" style:parent-style-name="Domyślnaczcionkaakapitu" style:family="text">
      <style:text-properties fo:background-color="#80FFFF"/>
    </style:style>
    <style:style style:name="T3696" style:parent-style-name="Domyślnaczcionkaakapitu" style:family="text">
      <style:text-properties fo:background-color="#80FFFF"/>
    </style:style>
    <style:style style:name="T3697" style:parent-style-name="Domyślnaczcionkaakapitu" style:family="text">
      <style:text-properties fo:background-color="#80FFFF"/>
    </style:style>
    <style:style style:name="P3698" style:parent-style-name="Normalny" style:family="paragraph">
      <style:paragraph-properties fo:text-align="justify" fo:line-height="150%" fo:text-indent="0.2479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T3702" style:parent-style-name="Domyślnaczcionkaakapitu" style:family="text">
      <style:text-properties fo:background-color="#80FFFF"/>
    </style:style>
    <style:style style:name="T3703" style:parent-style-name="Domyślnaczcionkaakapitu" style:family="text">
      <style:text-properties fo:background-color="#80FFFF"/>
    </style:style>
    <style:style style:name="P3704" style:parent-style-name="Normalny" style:family="paragraph">
      <style:paragraph-properties fo:text-align="justify" fo:line-height="150%" fo:text-indent="0.2479in"/>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P3709" style:parent-style-name="Normalny" style:family="paragraph">
      <style:paragraph-properties fo:text-align="justify" fo:line-height="150%" fo:text-indent="0.2479in"/>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T3712" style:parent-style-name="Domyślnaczcionkaakapitu" style:family="text">
      <style:text-properties fo:background-color="#80FFFF"/>
    </style:style>
    <style:style style:name="T3713" style:parent-style-name="Domyślnaczcionkaakapitu" style:family="text">
      <style:text-properties fo:background-color="#80FFFF"/>
    </style:style>
    <style:style style:name="P3714" style:parent-style-name="Normalny" style:family="paragraph">
      <style:paragraph-properties fo:text-align="justify" fo:line-height="150%" fo:text-indent="0.2479in"/>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T3718" style:parent-style-name="Domyślnaczcionkaakapitu" style:family="text">
      <style:text-properties fo:background-color="#80FFFF"/>
    </style:style>
    <style:style style:name="T3719" style:parent-style-name="Domyślnaczcionkaakapitu" style:family="text">
      <style:text-properties fo:background-color="#80FFFF"/>
    </style:style>
    <style:style style:name="P3720" style:parent-style-name="Normalny" style:family="paragraph">
      <style:paragraph-properties fo:text-align="justify" fo:line-height="150%" fo:text-indent="0.2479in"/>
    </style:style>
    <style:style style:name="T3721" style:parent-style-name="Domyślnaczcionkaakapitu" style:family="text">
      <style:text-properties fo:background-color="#80FFFF"/>
    </style:style>
    <style:style style:name="T3722" style:parent-style-name="Domyślnaczcionkaakapitu" style:family="text">
      <style:text-properties fo:background-color="#80FFFF"/>
    </style:style>
    <style:style style:name="T3723" style:parent-style-name="Domyślnaczcionkaakapitu" style:family="text">
      <style:text-properties fo:background-color="#80FFFF"/>
    </style:style>
    <style:style style:name="T3724" style:parent-style-name="Domyślnaczcionkaakapitu" style:family="text">
      <style:text-properties fo:background-color="#80FFFF"/>
    </style:style>
    <style:style style:name="T3725" style:parent-style-name="Domyślnaczcionkaakapitu" style:family="text">
      <style:text-properties fo:background-color="#80FFFF"/>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P3729" style:parent-style-name="Normalny" style:family="paragraph">
      <style:paragraph-properties fo:text-align="justify" fo:line-height="150%" fo:text-indent="0.2479in"/>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T3732" style:parent-style-name="Domyślnaczcionkaakapitu" style:family="text">
      <style:text-properties fo:background-color="#80FFFF"/>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T3735" style:parent-style-name="Domyślnaczcionkaakapitu" style:family="text">
      <style:text-properties fo:background-color="#80FFFF"/>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T3738" style:parent-style-name="Domyślnaczcionkaakapitu" style:family="text">
      <style:text-properties fo:background-color="#80FFFF"/>
    </style:style>
    <style:style style:name="T3739" style:parent-style-name="Domyślnaczcionkaakapitu" style:family="text">
      <style:text-properties fo:background-color="#80FFFF"/>
    </style:style>
    <style:style style:name="T3740" style:parent-style-name="Domyślnaczcionkaakapitu" style:family="text">
      <style:text-properties fo:background-color="#80FFFF"/>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P3749" style:parent-style-name="Normalny" style:family="paragraph">
      <style:paragraph-properties fo:text-align="justify" fo:line-height="150%" fo:text-indent="0.2479in"/>
    </style:style>
    <style:style style:name="T3750" style:parent-style-name="Domyślnaczcionkaakapitu" style:family="text">
      <style:text-properties fo:background-color="#80FFFF"/>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style:style>
    <style:style style:name="T3753" style:parent-style-name="Domyślnaczcionkaakapitu" style:family="text">
      <style:text-properties style:text-underline-type="single" style:text-underline-style="solid" style:text-underline-width="auto" style:text-underline-mode="continuous"/>
    </style:style>
    <style:style style:name="P3754" style:parent-style-name="Normalny" style:family="paragraph">
      <style:paragraph-properties fo:text-align="justify" fo:line-height="150%" fo:text-indent="0.2479in"/>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P3759" style:parent-style-name="Normalny" style:family="paragraph">
      <style:paragraph-properties fo:text-align="justify" fo:line-height="150%"/>
    </style:style>
    <style:style style:name="T3760" style:parent-style-name="Domyślnaczcionkaakapitu" style:family="text">
      <style:text-properties style:text-underline-type="single" style:text-underline-style="solid" style:text-underline-width="auto" style:text-underline-mode="continuous"/>
    </style:style>
    <style:style style:name="T3761" style:parent-style-name="Domyślnaczcionkaakapitu" style:family="text">
      <style:text-properties fo:background-color="#80FFFF" style:text-underline-type="single" style:text-underline-style="solid" style:text-underline-width="auto" style:text-underline-mode="continuous"/>
    </style:style>
    <style:style style:name="T3762" style:parent-style-name="Domyślnaczcionkaakapitu" style:family="text">
      <style:text-properties style:text-underline-type="single" style:text-underline-style="solid" style:text-underline-width="auto" style:text-underline-mode="continuous"/>
    </style:style>
    <style:style style:name="T3763" style:parent-style-name="Domyślnaczcionkaakapitu" style:family="text">
      <style:text-properties fo:background-color="#80FFFF" style:text-underline-type="single" style:text-underline-style="solid" style:text-underline-width="auto" style:text-underline-mode="continuous"/>
    </style:style>
    <style:style style:name="T3764" style:parent-style-name="Domyślnaczcionkaakapitu" style:family="text">
      <style:text-properties style:text-underline-type="single" style:text-underline-style="solid" style:text-underline-width="auto" style:text-underline-mode="continuous"/>
    </style:style>
    <style:style style:name="P3765" style:parent-style-name="Normalny" style:family="paragraph">
      <style:paragraph-properties fo:text-align="justify" fo:line-height="150%" fo:text-indent="0.2479in"/>
    </style:style>
    <style:style style:name="T3766" style:parent-style-name="Domyślnaczcionkaakapitu" style:family="text">
      <style:text-properties fo:background-color="#80FFFF"/>
    </style:style>
    <style:style style:name="T3767" style:parent-style-name="Domyślnaczcionkaakapitu" style:family="text">
      <style:text-properties fo:background-color="#80FFFF"/>
    </style:style>
    <style:style style:name="T3768" style:parent-style-name="Domyślnaczcionkaakapitu" style:family="text">
      <style:text-properties fo:background-color="#80FFFF"/>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P3781" style:parent-style-name="Normalny" style:family="paragraph">
      <style:paragraph-properties fo:text-align="justify" fo:line-height="150%" fo:text-indent="0.2479in"/>
    </style:style>
    <style:style style:name="P3782" style:parent-style-name="Normalny" style:family="paragraph">
      <style:paragraph-properties fo:text-align="justify" fo:line-height="150%" fo:text-indent="0.2479in"/>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P3786" style:parent-style-name="Normalny" style:family="paragraph">
      <style:paragraph-properties fo:text-align="justify" fo:line-height="150%" fo:text-indent="0.2479in"/>
    </style:style>
    <style:style style:name="T3787" style:parent-style-name="Domyślnaczcionkaakapitu" style:family="text">
      <style:text-properties fo:background-color="#80FFFF"/>
    </style:style>
    <style:style style:name="T3788" style:parent-style-name="Domyślnaczcionkaakapitu" style:family="text">
      <style:text-properties fo:background-color="#80FFFF"/>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P3793" style:parent-style-name="Normalny" style:family="paragraph">
      <style:paragraph-properties fo:text-align="justify" fo:line-height="150%" fo:text-indent="0.2479in"/>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T3799" style:parent-style-name="Domyślnaczcionkaakapitu" style:family="text">
      <style:text-properties fo:background-color="#80FFFF"/>
    </style:style>
    <style:style style:name="T3800" style:parent-style-name="Domyślnaczcionkaakapitu" style:family="text">
      <style:text-properties fo:background-color="#80FFFF"/>
    </style:style>
    <style:style style:name="T3801" style:parent-style-name="Domyślnaczcionkaakapitu" style:family="text">
      <style:text-properties fo:background-color="#80FFFF"/>
    </style:style>
    <style:style style:name="T3802" style:parent-style-name="Domyślnaczcionkaakapitu" style:family="text">
      <style:text-properties fo:background-color="#80FFFF"/>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P3808" style:parent-style-name="Normalny" style:family="paragraph">
      <style:paragraph-properties fo:text-align="justify" fo:line-height="150%" fo:text-indent="0.2479in"/>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P3818" style:parent-style-name="Normalny" style:family="paragraph">
      <style:paragraph-properties fo:text-align="justify" fo:line-height="150%" fo:text-indent="0.2479in"/>
    </style:style>
    <style:style style:name="T3819" style:parent-style-name="Domyślnaczcionkaakapitu" style:family="text">
      <style:text-properties fo:background-color="#80FFFF"/>
    </style:style>
    <style:style style:name="P3820" style:parent-style-name="Normalny" style:family="paragraph">
      <style:paragraph-properties fo:text-align="justify" fo:line-height="150%"/>
    </style:style>
    <style:style style:name="T3821" style:parent-style-name="Domyślnaczcionkaakapitu" style:family="text">
      <style:text-properties style:text-underline-type="single" style:text-underline-style="solid" style:text-underline-width="auto" style:text-underline-mode="continuous"/>
    </style:style>
    <style:style style:name="P3822" style:parent-style-name="Normalny" style:family="paragraph">
      <style:paragraph-properties fo:text-align="justify" fo:line-height="150%" fo:text-indent="0.2479in"/>
    </style:style>
    <style:style style:name="T3823" style:parent-style-name="Domyślnaczcionkaakapitu" style:family="text">
      <style:text-properties fo:background-color="#80FFFF"/>
    </style:style>
    <style:style style:name="P3824" style:parent-style-name="Normalny" style:family="paragraph">
      <style:paragraph-properties fo:text-align="justify" fo:line-height="150%"/>
    </style:style>
    <style:style style:name="T3825" style:parent-style-name="Domyślnaczcionkaakapitu" style:family="text">
      <style:text-properties style:text-underline-type="single" style:text-underline-style="solid" style:text-underline-width="auto" style:text-underline-mode="continuous"/>
    </style:style>
    <style:style style:name="T3826" style:parent-style-name="Domyślnaczcionkaakapitu" style:family="text">
      <style:text-properties fo:background-color="#80FFFF" style:text-underline-type="single" style:text-underline-style="solid" style:text-underline-width="auto" style:text-underline-mode="continuous"/>
    </style:style>
    <style:style style:name="T3827" style:parent-style-name="Domyślnaczcionkaakapitu" style:family="text">
      <style:text-properties style:text-underline-type="single" style:text-underline-style="solid" style:text-underline-width="auto" style:text-underline-mode="continuous"/>
    </style:style>
    <style:style style:name="T3828" style:parent-style-name="Domyślnaczcionkaakapitu" style:family="text">
      <style:text-properties fo:background-color="#80FFFF"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fo:background-color="#80FFFF" style:text-underline-type="single" style:text-underline-style="solid" style:text-underline-width="auto" style:text-underline-mode="continuous"/>
    </style:style>
    <style:style style:name="T3831" style:parent-style-name="Domyślnaczcionkaakapitu" style:family="text">
      <style:text-properties style:text-underline-type="single" style:text-underline-style="solid" style:text-underline-width="auto" style:text-underline-mode="continuous"/>
    </style:style>
    <style:style style:name="T3832" style:parent-style-name="Domyślnaczcionkaakapitu" style:family="text">
      <style:text-properties fo:background-color="#80FFFF" style:text-underline-type="single" style:text-underline-style="solid" style:text-underline-width="auto" style:text-underline-mode="continuous"/>
    </style:style>
    <style:style style:name="P3833" style:parent-style-name="Normalny" style:family="paragraph">
      <style:paragraph-properties fo:text-align="justify" fo:line-height="150%" fo:text-indent="0.2479in"/>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T3836" style:parent-style-name="Domyślnaczcionkaakapitu" style:family="text">
      <style:text-properties fo:background-color="#80FFFF"/>
    </style:style>
    <style:style style:name="T3837" style:parent-style-name="Domyślnaczcionkaakapitu" style:family="text">
      <style:text-properties fo:background-color="#80FFFF"/>
    </style:style>
    <style:style style:name="T3838" style:parent-style-name="Domyślnaczcionkaakapitu" style:family="text">
      <style:text-properties fo:background-color="#80FFFF"/>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479in"/>
    </style:style>
    <style:style style:name="P3845" style:parent-style-name="Normalny" style:family="paragraph">
      <style:paragraph-properties fo:text-align="justify" fo:line-height="150%"/>
    </style:style>
    <style:style style:name="T3846" style:parent-style-name="Domyślnaczcionkaakapitu" style:family="text">
      <style:text-properties style:text-underline-type="single" style:text-underline-style="solid" style:text-underline-width="auto" style:text-underline-mode="continuous"/>
    </style:style>
    <style:style style:name="P3847" style:parent-style-name="Normalny" style:family="paragraph">
      <style:paragraph-properties fo:text-align="justify" fo:line-height="150%" fo:text-indent="0.2479in"/>
    </style:style>
    <style:style style:name="P3848" style:parent-style-name="Normalny" style:family="paragraph">
      <style:paragraph-properties fo:text-align="justify" fo:line-height="150%"/>
    </style:style>
    <style:style style:name="T3849" style:parent-style-name="Domyślnaczcionkaakapitu" style:family="text">
      <style:text-properties fo:background-color="#80FFFF" style:text-underline-type="single" style:text-underline-style="solid" style:text-underline-width="auto" style:text-underline-mode="continuous"/>
    </style:style>
    <style:style style:name="T3850" style:parent-style-name="Domyślnaczcionkaakapitu" style:family="text">
      <style:text-properties style:text-underline-type="single" style:text-underline-style="solid" style:text-underline-width="auto" style:text-underline-mode="continuous"/>
    </style:style>
    <style:style style:name="P3851" style:parent-style-name="Normalny" style:family="paragraph">
      <style:paragraph-properties fo:text-align="justify" fo:line-height="150%" fo:text-indent="0.2479in"/>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T3859" style:parent-style-name="Domyślnaczcionkaakapitu" style:family="text">
      <style:text-properties fo:background-color="#80FFFF"/>
    </style:style>
    <style:style style:name="P3860" style:parent-style-name="Normalny" style:family="paragraph">
      <style:paragraph-properties fo:text-align="justify" fo:line-height="150%"/>
    </style:style>
    <style:style style:name="T3861" style:parent-style-name="Domyślnaczcionkaakapitu" style:family="text">
      <style:text-properties style:text-underline-type="single" style:text-underline-style="solid" style:text-underline-width="auto" style:text-underline-mode="continuous"/>
    </style:style>
    <style:style style:name="T3862" style:parent-style-name="Domyślnaczcionkaakapitu" style:family="text">
      <style:text-properties fo:background-color="#80FFFF" style:text-underline-type="single" style:text-underline-style="solid" style:text-underline-width="auto" style:text-underline-mode="continuous"/>
    </style:style>
    <style:style style:name="T3863" style:parent-style-name="Domyślnaczcionkaakapitu" style:family="text">
      <style:text-properties style:text-underline-type="single" style:text-underline-style="solid" style:text-underline-width="auto" style:text-underline-mode="continuous"/>
    </style:style>
    <style:style style:name="T3864" style:parent-style-name="Domyślnaczcionkaakapitu" style:family="text">
      <style:text-properties fo:background-color="#80FFFF" style:text-underline-type="single" style:text-underline-style="solid" style:text-underline-width="auto" style:text-underline-mode="continuous"/>
    </style:style>
    <style:style style:name="T3865" style:parent-style-name="Domyślnaczcionkaakapitu" style:family="text">
      <style:text-properties style:text-underline-type="single" style:text-underline-style="solid" style:text-underline-width="auto" style:text-underline-mode="continuous"/>
    </style:style>
    <style:style style:name="T3866" style:parent-style-name="Domyślnaczcionkaakapitu" style:family="text">
      <style:text-properties fo:background-color="#80FFFF" style:text-underline-type="single" style:text-underline-style="solid" style:text-underline-width="auto" style:text-underline-mode="continuous"/>
    </style:style>
    <style:style style:name="T3867" style:parent-style-name="Domyślnaczcionkaakapitu" style:family="text">
      <style:text-properties fo:background-color="#80FFFF"/>
    </style:style>
    <style:style style:name="P3868" style:parent-style-name="Normalny" style:family="paragraph">
      <style:paragraph-properties fo:text-align="justify" fo:line-height="150%" fo:text-indent="0.2479in"/>
    </style:style>
    <style:style style:name="P3869" style:parent-style-name="Normalny" style:family="paragraph">
      <style:paragraph-properties fo:text-align="justify" fo:line-height="150%"/>
    </style:style>
    <style:style style:name="T3870" style:parent-style-name="Domyślnaczcionkaakapitu" style:family="text">
      <style:text-properties fo:background-color="#80FFFF" style:text-underline-type="single" style:text-underline-style="solid" style:text-underline-width="auto" style:text-underline-mode="continuous"/>
    </style:style>
    <style:style style:name="T3871" style:parent-style-name="Domyślnaczcionkaakapitu" style:family="text">
      <style:text-properties style:text-underline-type="single" style:text-underline-style="solid" style:text-underline-width="auto" style:text-underline-mode="continuous"/>
    </style:style>
    <style:style style:name="P3872" style:parent-style-name="Normalny" style:family="paragraph">
      <style:paragraph-properties fo:text-align="justify" fo:line-height="150%" fo:text-indent="0.2479in"/>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P3877" style:parent-style-name="Normalny" style:family="paragraph">
      <style:paragraph-properties fo:text-align="justify" fo:line-height="150%" fo:text-indent="0.2479in"/>
    </style:style>
    <style:style style:name="T3878" style:parent-style-name="Domyślnaczcionkaakapitu" style:family="text">
      <style:text-properties fo:background-color="#80FFFF"/>
    </style:style>
    <style:style style:name="P3879" style:parent-style-name="Normalny" style:family="paragraph">
      <style:paragraph-properties fo:text-align="justify" fo:line-height="150%" fo:text-indent="0.2479in"/>
    </style:style>
    <style:style style:name="T3880" style:parent-style-name="Domyślnaczcionkaakapitu" style:family="text">
      <style:text-properties fo:background-color="#80FFFF"/>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style:tab-stops>
          <style:tab-stop style:type="left" style:position="2.6736in"/>
        </style:tab-stops>
      </style:paragraph-properties>
    </style:style>
    <style:style style:name="T3886" style:parent-style-name="Domyślnaczcionkaakapitu" style:family="text">
      <style:text-properties style:text-underline-type="single" style:text-underline-style="solid" style:text-underline-width="auto" style:text-underline-mode="continuous"/>
    </style:style>
    <style:style style:name="P3887" style:parent-style-name="Normalny" style:family="paragraph">
      <style:paragraph-properties fo:text-align="justify" fo:line-height="150%" fo:text-indent="0.2479in">
        <style:tab-stops>
          <style:tab-stop style:type="left" style:position="2.6736in"/>
        </style:tab-stops>
      </style:paragraph-properties>
    </style:style>
    <style:style style:name="P3888" style:parent-style-name="Normalny" style:family="paragraph">
      <style:paragraph-properties fo:text-align="justify" fo:line-height="150%"/>
    </style:style>
    <style:style style:name="T3889" style:parent-style-name="Domyślnaczcionkaakapitu" style:family="text">
      <style:text-properties style:text-underline-type="single" style:text-underline-style="solid" style:text-underline-width="auto" style:text-underline-mode="continuous"/>
    </style:style>
    <style:style style:name="T3890" style:parent-style-name="Domyślnaczcionkaakapitu" style:family="text">
      <style:text-properties fo:background-color="#80FFFF" style:text-underline-type="single" style:text-underline-style="solid" style:text-underline-width="auto" style:text-underline-mode="continuous"/>
    </style:style>
    <style:style style:name="T3891" style:parent-style-name="Domyślnaczcionkaakapitu" style:family="text">
      <style:text-properties style:text-underline-type="single" style:text-underline-style="solid" style:text-underline-width="auto" style:text-underline-mode="continuous"/>
    </style:style>
    <style:style style:name="P3892" style:parent-style-name="Normalny" style:family="paragraph">
      <style:paragraph-properties fo:text-align="justify" fo:line-height="150%" fo:text-indent="0.2479in"/>
    </style:style>
    <style:style style:name="T3893" style:parent-style-name="Domyślnaczcionkaakapitu" style:family="text">
      <style:text-properties fo:background-color="#80FFFF"/>
    </style:style>
    <style:style style:name="P3894" style:parent-style-name="Normalny" style:family="paragraph">
      <style:paragraph-properties fo:text-align="justify" fo:line-height="150%" fo:text-indent="0.2479in"/>
    </style:style>
    <style:style style:name="T3895" style:parent-style-name="Domyślnaczcionkaakapitu" style:family="text">
      <style:text-properties fo:background-color="#80FFFF"/>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P3898" style:parent-style-name="Normalny" style:family="paragraph">
      <style:paragraph-properties fo:text-align="justify" fo:line-height="150%"/>
    </style:style>
    <style:style style:name="T3899" style:parent-style-name="Domyślnaczcionkaakapitu" style:family="text">
      <style:text-properties style:text-underline-type="single" style:text-underline-style="solid" style:text-underline-width="auto" style:text-underline-mode="continuous"/>
    </style:style>
    <style:style style:name="P3900" style:parent-style-name="Normalny" style:family="paragraph">
      <style:paragraph-properties fo:text-align="justify" fo:line-height="150%" fo:text-indent="0.2479in"/>
    </style:style>
    <style:style style:name="P3901" style:parent-style-name="Normalny" style:family="paragraph">
      <style:paragraph-properties fo:text-align="justify" fo:line-height="150%"/>
    </style:style>
    <style:style style:name="T3902" style:parent-style-name="Domyślnaczcionkaakapitu" style:family="text">
      <style:text-properties style:text-underline-type="single" style:text-underline-style="solid" style:text-underline-width="auto" style:text-underline-mode="continuous"/>
    </style:style>
    <style:style style:name="P3903" style:parent-style-name="Normalny" style:family="paragraph">
      <style:paragraph-properties fo:text-align="justify" fo:line-height="150%" fo:text-indent="0.2479in"/>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P3916" style:parent-style-name="Normalny" style:family="paragraph">
      <style:paragraph-properties fo:text-align="justify" fo:line-height="150%" fo:text-indent="0.2479in"/>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style:style>
    <style:style style:name="T3919" style:parent-style-name="Domyślnaczcionkaakapitu" style:family="text">
      <style:text-properties style:text-underline-type="single" style:text-underline-style="solid" style:text-underline-width="auto" style:text-underline-mode="continuous"/>
    </style:style>
    <style:style style:name="P3920" style:parent-style-name="Normalny" style:family="paragraph">
      <style:paragraph-properties fo:text-align="justify" fo:line-height="150%" fo:text-indent="0.2479in"/>
    </style:style>
    <style:style style:name="P3921" style:parent-style-name="Normalny" style:family="paragraph">
      <style:paragraph-properties fo:text-align="justify" fo:line-height="150%" fo:text-indent="0.2479in"/>
    </style:style>
    <style:style style:name="T3922" style:parent-style-name="Domyślnaczcionkaakapitu" style:family="text">
      <style:text-properties fo:background-color="#80FFFF"/>
    </style:style>
    <style:style style:name="T3923" style:parent-style-name="Domyślnaczcionkaakapitu" style:family="text">
      <style:text-properties fo:background-color="#80FFFF"/>
    </style:style>
    <style:style style:name="T3924" style:parent-style-name="Domyślnaczcionkaakapitu" style:family="text">
      <style:text-properties fo:background-color="#80FFFF"/>
    </style:style>
    <style:style style:name="T3925" style:parent-style-name="Domyślnaczcionkaakapitu" style:family="text">
      <style:text-properties fo:background-color="#80FFFF"/>
    </style:style>
    <style:style style:name="P3926" style:parent-style-name="Normalny" style:family="paragraph">
      <style:paragraph-properties fo:text-align="justify" fo:line-height="150%" fo:text-indent="0.2479in"/>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fo:text-indent="0.2479in"/>
    </style:style>
    <style:style style:name="P3929" style:parent-style-name="Normalny" style:family="paragraph">
      <style:paragraph-properties fo:text-align="justify" fo:line-height="150%" fo:text-indent="0.2479in"/>
    </style:style>
    <style:style style:name="T3930" style:parent-style-name="Domyślnaczcionkaakapitu" style:family="text">
      <style:text-properties fo:background-color="#80FFFF"/>
    </style:style>
    <style:style style:name="P3931" style:parent-style-name="Normalny" style:family="paragraph">
      <style:paragraph-properties fo:text-align="justify" fo:line-height="150%" fo:text-indent="0.2479in"/>
    </style:style>
    <style:style style:name="T3932" style:parent-style-name="Domyślnaczcionkaakapitu" style:family="text">
      <style:text-properties fo:background-color="#80FFFF"/>
    </style:style>
    <style:style style:name="P3933" style:parent-style-name="Normalny" style:family="paragraph">
      <style:paragraph-properties fo:text-align="justify" fo:line-height="150%" fo:text-indent="0.2479in"/>
    </style:style>
    <style:style style:name="T3934" style:parent-style-name="Domyślnaczcionkaakapitu" style:family="text">
      <style:text-properties fo:background-color="#80FFFF"/>
    </style:style>
    <style:style style:name="P3935" style:parent-style-name="Normalny" style:family="paragraph">
      <style:paragraph-properties fo:text-align="justify" fo:line-height="150%" fo:text-indent="0.2479in"/>
    </style:style>
    <style:style style:name="P3936" style:parent-style-name="Normalny" style:family="paragraph">
      <style:paragraph-properties fo:text-align="justify" fo:line-height="150%"/>
    </style:style>
    <style:style style:name="T3937" style:parent-style-name="Domyślnaczcionkaakapitu" style:family="text">
      <style:text-properties style:text-underline-type="single" style:text-underline-style="solid" style:text-underline-width="auto" style:text-underline-mode="continuous"/>
    </style:style>
    <style:style style:name="T3938" style:parent-style-name="Domyślnaczcionkaakapitu" style:family="text">
      <style:text-properties fo:background-color="#80FFFF" style:text-underline-type="single" style:text-underline-style="solid" style:text-underline-width="auto" style:text-underline-mode="continuous"/>
    </style:style>
    <style:style style:name="T3939" style:parent-style-name="Domyślnaczcionkaakapitu" style:family="text">
      <style:text-properties style:text-underline-type="single" style:text-underline-style="solid" style:text-underline-width="auto" style:text-underline-mode="continuous"/>
    </style:style>
    <style:style style:name="T3940" style:parent-style-name="Domyślnaczcionkaakapitu" style:family="text">
      <style:text-properties fo:background-color="#80FFFF" style:text-underline-type="single" style:text-underline-style="solid" style:text-underline-width="auto" style:text-underline-mode="continuous"/>
    </style:style>
    <style:style style:name="T3941" style:parent-style-name="Domyślnaczcionkaakapitu" style:family="text">
      <style:text-properties style:text-underline-type="single" style:text-underline-style="solid" style:text-underline-width="auto" style:text-underline-mode="continuous"/>
    </style:style>
    <style:style style:name="T3942" style:parent-style-name="Domyślnaczcionkaakapitu" style:family="text">
      <style:text-properties fo:background-color="#80FFFF" style:text-underline-type="single" style:text-underline-style="solid" style:text-underline-width="auto" style:text-underline-mode="continuous"/>
    </style:style>
    <style:style style:name="T3943" style:parent-style-name="Domyślnaczcionkaakapitu" style:family="text">
      <style:text-properties style:text-underline-type="single" style:text-underline-style="solid" style:text-underline-width="auto" style:text-underline-mode="continuous"/>
    </style:style>
    <style:style style:name="T3944" style:parent-style-name="Domyślnaczcionkaakapitu" style:family="text">
      <style:text-properties fo:background-color="#80FFFF" style:text-underline-type="single" style:text-underline-style="solid" style:text-underline-width="auto" style:text-underline-mode="continuous"/>
    </style:style>
    <style:style style:name="P3945" style:parent-style-name="Normalny" style:family="paragraph">
      <style:paragraph-properties fo:text-align="justify" fo:line-height="150%" fo:text-indent="0.2479in"/>
    </style:style>
    <style:style style:name="T3946" style:parent-style-name="Domyślnaczcionkaakapitu" style:family="text">
      <style:text-properties fo:background-color="#80FFFF"/>
    </style:style>
    <style:style style:name="P3947" style:parent-style-name="Normalny" style:family="paragraph">
      <style:paragraph-properties fo:text-align="justify" fo:line-height="150%" fo:text-indent="0.2479in"/>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P3951" style:parent-style-name="Normalny" style:family="paragraph">
      <style:paragraph-properties fo:text-align="justify" fo:line-height="150%"/>
    </style:style>
    <style:style style:name="T3952" style:parent-style-name="Domyślnaczcionkaakapitu" style:family="text">
      <style:text-properties style:text-underline-type="single" style:text-underline-style="solid" style:text-underline-width="auto" style:text-underline-mode="continuous"/>
    </style:style>
    <style:style style:name="P3953" style:parent-style-name="Normalny" style:family="paragraph">
      <style:paragraph-properties fo:text-align="justify" fo:line-height="150%" fo:text-indent="0.2479in"/>
    </style:style>
    <style:style style:name="T3954" style:parent-style-name="Domyślnaczcionkaakapitu" style:family="text">
      <style:text-properties fo:background-color="#80FFFF"/>
    </style:style>
    <style:style style:name="P3955" style:parent-style-name="Normalny" style:family="paragraph">
      <style:paragraph-properties fo:text-align="justify" fo:line-height="150%" fo:text-indent="0.2479in"/>
    </style:style>
    <style:style style:name="P3956" style:parent-style-name="Normalny" style:family="paragraph">
      <style:paragraph-properties fo:text-align="justify" fo:line-height="150%" fo:text-indent="0.2479in"/>
    </style:style>
    <style:style style:name="P3957" style:parent-style-name="Normalny" style:family="paragraph">
      <style:paragraph-properties fo:text-align="justify" fo:line-height="150%" fo:text-indent="0.2479in"/>
    </style:style>
    <style:style style:name="P3958" style:parent-style-name="Normalny" style:family="paragraph">
      <style:paragraph-properties fo:text-align="justify" fo:line-height="150%">
        <style:tab-stops>
          <style:tab-stop style:type="left" style:position="5.9861in"/>
          <style:tab-stop style:type="left" style:position="7.1944in"/>
        </style:tab-stops>
      </style:paragraph-properties>
    </style:style>
    <style:style style:name="T3959" style:parent-style-name="Domyślnaczcionkaakapitu" style:family="text">
      <style:text-properties fo:background-color="#80FFFF" style:text-underline-type="single" style:text-underline-style="solid" style:text-underline-width="auto" style:text-underline-mode="continuous"/>
    </style:style>
    <style:style style:name="T3960" style:parent-style-name="Domyślnaczcionkaakapitu" style:family="text">
      <style:text-properties style:text-underline-type="single" style:text-underline-style="solid" style:text-underline-width="auto" style:text-underline-mode="continuous"/>
    </style:style>
    <style:style style:name="T3961" style:parent-style-name="Domyślnaczcionkaakapitu" style:family="text">
      <style:text-properties fo:background-color="#80FFFF"/>
    </style:style>
    <style:style style:name="P3962" style:parent-style-name="Normalny" style:family="paragraph">
      <style:paragraph-properties fo:text-align="justify" fo:line-height="150%" fo:text-indent="0.2479in">
        <style:tab-stops>
          <style:tab-stop style:type="left" style:position="5.9861in"/>
          <style:tab-stop style:type="left" style:position="7.1944in"/>
        </style:tab-stops>
      </style:paragraph-properties>
    </style:style>
    <style:style style:name="T3963" style:parent-style-name="Domyślnaczcionkaakapitu" style:family="text">
      <style:text-properties fo:background-color="#80FFFF"/>
    </style:style>
    <style:style style:name="P3964" style:parent-style-name="Normalny" style:family="paragraph">
      <style:paragraph-properties fo:text-align="justify" fo:line-height="150%" fo:text-indent="0.2479in"/>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P3968" style:parent-style-name="Normalny" style:family="paragraph">
      <style:paragraph-properties fo:text-align="justify" fo:line-height="150%" fo:text-indent="0.2479in"/>
    </style:style>
    <style:style style:name="P3969" style:parent-style-name="Normalny" style:family="paragraph">
      <style:paragraph-properties fo:text-align="justify" fo:line-height="150%"/>
    </style:style>
    <style:style style:name="T3970" style:parent-style-name="Domyślnaczcionkaakapitu" style:family="text">
      <style:text-properties style:text-underline-type="single" style:text-underline-style="solid" style:text-underline-width="auto" style:text-underline-mode="continuous"/>
    </style:style>
    <style:style style:name="P3971" style:parent-style-name="Normalny" style:family="paragraph">
      <style:paragraph-properties fo:text-align="justify" fo:line-height="150%" fo:text-indent="0.2479in"/>
    </style:style>
    <style:style style:name="P3972" style:parent-style-name="Normalny" style:family="paragraph">
      <style:paragraph-properties fo:text-align="justify" fo:line-height="150%" fo:text-indent="0.2479in"/>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P3976" style:parent-style-name="Normalny" style:family="paragraph">
      <style:paragraph-properties fo:text-align="justify" fo:line-height="150%" fo:text-indent="0.2479in"/>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T3979" style:parent-style-name="Domyślnaczcionkaakapitu" style:family="text">
      <style:text-properties fo:background-color="#80FFFF"/>
    </style:style>
    <style:style style:name="P3980" style:parent-style-name="Normalny" style:family="paragraph">
      <style:paragraph-properties fo:text-align="justify" fo:line-height="150%" fo:text-indent="0.2479in"/>
    </style:style>
    <style:style style:name="T3981"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text:s/>spraw Ekologii</text:p>
      <text:p text:style-name="P3">TYTUŁ= STENOGRAM z drugiego posiedzenia Podzespołu do<text:s/>spraw Ekologii</text:p>
      <text:p text:style-name="P4">DATA= 22 lutego 1989 r.</text:p>
      <text:p text:style-name="P5">SYGNATURA=<text:s/></text:p>
      <text:p text:style-name="P6">INW=46074</text:p>
      <text:p text:style-name="P7">TEKST=</text:p>
      <text:p text:style-name="P8">Stenogram z obrad<text:s/>Podzespołu do<text:s/>spraw<text:s/>Ekologii w dniu 22.II<text:span text:style-name="T9">.</text:span>19<text:span text:style-name="T10">8</text:span>9 r<text:span text:style-name="T11">.</text:span></text:p>
      <text:p text:style-name="P12"><text:span text:style-name="T13">Przewodniczący</text:span>:</text:p>
      <text:p text:style-name="P14">Na poprzednim posiedzeniu uzgodniliśmy, że obrady będziemy prowadzić pod przewodnictwem dwóch współprzewodniczących naprzemiennie. Ponieważ profesor Kozłowski prowadził je popołudniu na ostatnim posiedzeniu, ja pozwolę sobie przejąć przewodnictwo w dzisiejszych obradach do południa.</text:p>
      <text:p text:style-name="P15">Proszę państwa, zgodnie z postulatem poprzedniego posiedzenia naszego podzespołu, postulatem wypowiedzianym zresztą wyraźnie przez współprzewodniczącego prof.<text:s/><text:span text:style-name="T16">S</text:span>tefana Kozłowskiego, strona rządowa przygotowała na dzisiejsze posiedzenie redakcyjną wersję stanowiska podzespołu, tak jak mówiliśmy, nawiązując do zgłoszonych przez stronę opozyc<text:span text:style-name="T17">yj</text:span>no-solidarnościową, czy solidarnościową, postulatów zgłoszonych na poprzednim posiedzeniu.</text:p>
      <text:p text:style-name="P18">Stanowisko nasze zostało - jak sądzę rozdane i jest ono zasadniczo zbieżne z treścią i istotą postulatów przedstawionych na poprzednim posiedzeniu.</text:p>
      <text:p text:style-name="P19">Zbieżne także dlatego, że postulaty obu stron opierają się na dotychczasowych przemyśleniach wykonanych w różnego rodzaju ekspertyzach Polskiej Akademii Nauk, a także wynikach badań naukowych i<text:s/><text:span text:style-name="T20">do</text:span>świadczeniach, które jeśli chodzi o ochronę środowiska, mamy na ogół wspólne.</text:p>
      <text:p text:style-name="P21">Ta zbieżność stanowisk jest dobrym punktem wyjścia - jak sądzę - do dalszej dyskusji i do uzyskania pełnego<text:s/><text:span text:style-name="T22">ko</text:span>nsensusu.</text:p>
      <text:p text:style-name="P23">Stanowisko nasze jest jednocześnie próbą ustrukturalizowania postulatów w postaci czterech grup problemowych. Sądzę, że ta propozycja ustrukturalizowania postulatów jest ważna dlatego, że daje ona pewną logikę rozwiązań obejmowanych przez poszczególne postulaty, rozwiązań wzajemnie współzależnych od postulatów o charakterze strategicznym do postulatów o charakterze operacyjnym, które jak g<text:span text:style-name="T24">d</text:span>yby<text:s/>oprzyrzą<text:span text:style-name="T25">d</text:span>u<text:span text:style-name="T26">j</text:span>ą<text:s/>realnoś<text:span text:style-name="T27">ć</text:span><text:s/>postulatów strategicznych<text:span text:style-name="T28">.</text:span></text:p>
      <text:p text:style-name="P29">Jeśli państwo spojrzycie na ten tekst, który został rozdany, to ta struktur<text:span text:style-name="T30">al</text:span>izac<text:span text:style-name="T31">j</text:span>a postulatów polega na wyłonieniu czterech grup:</text:p>
      <text:p text:style-name="P32">-<text:s/>Pierwsza grupa dotyczy strategicznych problemów związanych z wdrożeniem zasad ekopolityki i ekorozwoju. Jako nadrzędnej idei kształtowania proekologicznego rozwoju społeczno-gospodarczego i przestrzennego zagospodarowania. Podzielamy w pełni pogląd zgłoszony przez stronę solidarnościową, że punktem wyjścia naszych rozważań, wszystkich rozważań, punktem wyjścia sensownej polityki proekologiczn<text:span text:style-name="T33">ej</text:span>,<text:s/><text:span text:style-name="T34">w</text:span><text:s/>naszym kraju musi stanowić idea ekorozwoju i związanej z tym ekorozwojem ekopolityki, zaini<text:span text:style-name="T35">cjo</text:span>wana zresztą i sformułowana pr<text:span text:style-name="T36">z</text:span>ez Polski Klub Ekologiczny, co trzeba nie tylko w tym miejscu podkreślić.</text:p>
      <text:p text:style-name="P37">Ta grupa postulatów wybiera spośród 17 postulatów<text:s/>„Solidarności”<text:s/>postulaty strategiczne, te które<text:s/><text:soft-page-break/>mieszczą się w tej grupie. Formułuje jednocześnie nowe postulaty, które wyszły od strony rządowej, dotyczące na przykład wkomponowania celów ekologicznych w system celów rozwoju społeczno-gospodarczego i prze<text:span text:style-name="T38">st</text:span>rzennego zagospodarowania kraju, dotyczy rozwinięcia idei restruktur<text:span text:style-name="T39">yz</text:span>ac<text:span text:style-name="T40">ji</text:span><text:s/>gospodarki przemysłu z uwzględn<text:span text:style-name="T41">ie</text:span>n<text:span text:style-name="T42">ie</text:span>m kryteriów ekologicznych. Dotyczy wreszcie str<text:span text:style-name="T43">at</text:span>egicznych programów, których realizacja jest związana /przepraszam/, których realizacja wspomaga ekopol<text:span text:style-name="T44">ityk</text:span>ę.</text:p>
      <text:p text:style-name="P45">- Druga grupa postulatów dotyczy tego co jest<text:s/><text:span text:style-name="T46">-</text:span><text:s/>mam wra<text:span text:style-name="T47">ż</text:span>enie n<text:span text:style-name="T48">aj</text:span>ważni<text:span text:style-name="T49">ej</text:span>sze, jak to wynika zarówno z postulatów<text:s/><text:span text:style-name="T50">„</text:span>Solidarności”, jak i naszych przemyśleń, wynika również z dotychczasowych prac prowadzonych w różnych gremiach, dotyczy modernizacji albo reformy systemu ochrony środowiska, jako narzędzia polityki ekorozwoju. J<text:span text:style-name="T51">e</text:span>st to sprawa - w moim przekonaniu kluczowa ze względów, o których mówiłem w pierwszym swoim wprowadzeniu, na pierwszym posiedzeniu.</text:p>
      <text:p text:style-name="P52">Należy odnotować tu pełną zbieżność tego co sądzi nasza strona, z tym co postulowała strona solidarnościowa. A więc ta grupa zawiera zarówno postulaty sformułowane przez<text:s/>„Solidarność”, jak i kilka nowych wychodzących od strony rządowej. Na przykład Narodowy Fundusz Ochrony Środowiska i Gospodarki Wodnej, jako pewna idea zbliżona do banku ekologicznego, idea nowego finansowania i u<text:span text:style-name="T53">b</text:span>ożenia nowego mechanizmu ekonomicznego funkc<text:span text:style-name="T54">jo</text:span>nowania systemu ochrony środowiska.</text:p>
      <text:p text:style-name="P55">- I wreszcie trzecia grupa dotyczy wdrożenia zasad us<text:span text:style-name="T56">po</text:span>łecznienia procesów ochrony środowiska. Nic ponadto co proponowała strona solidarnościowa nie zostało tutaj przez nas wymyślone. Ale w pełni podzielamy postulaty strony solidarnościow<text:span text:style-name="T57">ej.</text:span></text:p>
      <text:p text:style-name="P58">Brak w tym zakresie postulatów O<text:span text:style-name="T59">PZ</text:span>Z, które nie zostały włączone, mimo że mamy świadomość, że w tym zakresie panowie z OPZZ mają swoje ważkie propozycje.</text:p>
      <text:p text:style-name="P60">I wreszcie czwarta grupa proponowana przez nas, dot<text:span text:style-name="T61">y</text:span>czy współpracy międzynarodowej.<text:s/><text:span text:style-name="T62">W</text:span><text:s/>istniejącej sytuacji, globalizacji problemów ochrony środowiska oraz granicznych zanieczyszczeń te postulaty dotyczące aktywizacji współpracy międzynaro<text:span text:style-name="T63">do</text:span>wej Polski z innymi krajami mają bardzo duże znaczenie.</text:p>
      <text:p text:style-name="P64">Dlatego właśnie ta grupa zawiera zarówno postulaty<text:s/>„Solidarności<text:span text:style-name="T65">”</text:span>, które akceptujemy, jak i nasze dodatkowe<text:span text:style-name="T66">.</text:span></text:p>
      <text:p text:style-name="P67">Szanowni państwo, stawiamy tę propozycję układu redakcyjnego stanowiska zespołu pod dyskusję, jako pierwszy problem obrad dzisiejszego posiedzenia. Sądzimy, że to ustrukturalizowanie postulatów pozwoli na szybsze znalezienie consensusu ze względu na współzależność postulatów o charakterze strategicznym z rozwiąza<text:span text:style-name="T68">n</text:span>iami operac<text:span text:style-name="T69">yj</text:span>nymi, które powinny wspierać rozwiązania o charakterze strategicznym.</text:p>
      <text:p text:style-name="P70"><text:span text:style-name="T71">A</text:span><text:s/>więc aby prowadzić dy<text:span text:style-name="T72">s</text:span>ku<text:span text:style-name="T73">sję</text:span><text:s/>w sposób metodycznie uporządkowany, należałoby ją zacząć od pierwszej grupy postulatów o charakterze strategicznym.</text:p>
      <text:p text:style-name="P74">Proponujemy, aby po przyjęciu układu redakcyjnego stanowiska podzespołu, poddać pod dyskusję poszczególne problemy, postulaty według propozycji<text:s/>„Solidarności<text:span text:style-name="T75">”</text:span><text:s/>tak jak żeśmy to mówili, włączając również propozycje rządu, czy propozyc<text:span text:style-name="T76">je</text:span><text:s/>strony rządowej, które zostały w międzyczasie wy<text:span text:style-name="T77">ł</text:span>onione<text:span text:style-name="T78">.</text:span></text:p>
      <text:p text:style-name="P79">Mielibyśmy zatem procedurę dyskusji, można by prowadzić dyskusję według propozycji przyjętej przez stronę solidarnościową, grupując jednak te problemy od razu w poszczególne kategorie problemów, gdybyście państwo godzili się na taką procedurę dyskusji.</text:p>
      <text:p text:style-name="P80">Stawiając tę propozycję jesteśmy<text:s/><text:span text:style-name="T81">w</text:span><text:s/>dalszym ciągu otwarci na dalsze uzupełnienia, korekty<text:span text:style-name="T82">.</text:span><text:s/>Redakcja<text:s/><text:soft-page-break/>nasza, jak wynika już po przespanej nocy i po pewnym dystansie wymagać będzie z naszej strony na pewno wielu autopoprawek Jest ona chropawa i w wielu punktach jeszcze niespójna<text:span text:style-name="T83">.<text:s/></text:span>Dlatego nie traktujemy również jeśli chodzi o stronę rządową tej propozycji jako propozycję ostatecznej redakcji.</text:p>
      <text:p text:style-name="P84">Jesteśmy otwarci na nowe propozycje. Liczymy tutaj na to co dzisiaj zaprezentuje OPZZ, a także na dalsze postulaty zarówno ze strony solidarnościow<text:span text:style-name="T85">ej,</text:span><text:s/>jak i naszej strony.</text:p>
      <text:p text:style-name="P86">Jednak pragnę podkreślić, chciałbym, żebyśmy przyjęli propozycję zgło<text:span text:style-name="T87">s</text:span>zoną przez stronę solidarnościową, żeby zacząć od propozycji zgłoszonych na poprzednim po<text:span text:style-name="T88">s</text:span>iedzeniu przez<text:s/>„Solidarność”<text:s/>i według tych propozycji od nr 1 do nr 17 - prowadzić dyskusję.</text:p>
      <text:p text:style-name="P89">Dla usprawnienia obrad, w porozumieniu z moim szanownym współprzewodniczącym pro<text:span text:style-name="T90">f.</text:span><text:s/>Kozłowskim, chciałbym zaproponować nastę<text:span text:style-name="T91">p</text:span>ujące rozwiązania<text:s/>- po pierwsze powołanie wspólnego zespołu redakc<text:span text:style-name="T92">yj</text:span>nego, stanowiska podzespołu, w składzie, jakie poszczególne strony zaproponują. Sądzę, że byłoby dobrze, żeby jako pierwszy punkt naszej dzisiejszej dyskusji ta propozycja personalna mogła się pojawić. Zespół redakcyjny miałby wtedy możliwość śledzenia dyskusji pod kątem redakcji<text:s/><text:span text:style-name="T93">st</text:span>anowiska zespołu.</text:p>
      <text:p text:style-name="P94">Następnie proponuję, żeby prace zespołu redakcyjnego sukcesywnie z dnia na dzień przedkładać na naszych posiedzeniach, jak gdyby urobek dzienny zespołu redakc<text:span text:style-name="T95">yj</text:span>nego. Jeśli okaże się to możliwe ze względu na tryb naszych prac.<text:s/><text:span text:style-name="T96">W</text:span><text:s/>ten sposób po przedyskutowaniu pewnej grupy postulatów mielibyśmy, jak gdyby czystość redakc<text:span text:style-name="T97">yj</text:span>ną,<text:s/><text:span text:style-name="T98">m</text:span>ielibyśmy pewne sprawy załatwione. Consensus w jednych problemach umożliwiałby osiągnięcie consensusu w innych, ze względu na współzależność tych wszystkich problemów.</text:p>
      <text:p text:style-name="P99">Proponuję także, żeby w spr<text:span text:style-name="T100">aw</text:span>ach, które okażą się zbyt trudne, żeby można je rozwiązać za jednym zamachem przy tym stole poprzez dyskusję plenarną, żeby dla tych spraw powołać zespoły problemowe. Myślę, że takim problemem na pewno będzie woda. Sądzę, że również rozwój energetyki jądrowej, że tego problemu również nie rozwiążemy w toku obrad plenarnych, że będzie to wymagało powołania zespołu roboczego, który by ustalił stanowisko możliwe do przełożenia na obradach plenarnych.</text:p>
      <text:p text:style-name="P101">Chciałem na zakończenie apelować o zwięzłość wypowiedzi. Myślą, że okres przemówień się skończył.<text:s/><text:span text:style-name="T102">W</text:span><text:s/>pierwszym dniu mogliśmy sobie na to pozwolić, ponieważ były to obrady ogólne, zmierzające do identyfika<text:span text:style-name="T103">cj</text:span>i problemów. Zwięzłość wypowiedzi i funk<text:span text:style-name="T104">cjo</text:span>n<text:span text:style-name="T105">al</text:span>ność wypowiedzi. To znaczy - jeśli państwo poz<text:span text:style-name="T106">w</text:span>olicie - b<text:span text:style-name="T107">ę</text:span>dę się starał poprowadzić obrady w ten<text:s/><text:span text:style-name="T108">s</text:span>po<text:span text:style-name="T109">s</text:span>ób, aby dopuszczać wypowiedzi tylko związ<text:span text:style-name="T110">a</text:span>ne z omawianym problemem.</text:p>
      <text:p text:style-name="P111">Natomiast gdybyśmy przyjęli tę zasadę, no to anulować wypowiedzi, które by się z tym aktualnie omawianym problemem nie wiązały<text:span text:style-name="T112">.</text:span><text:s/>Miałoby to zasadnicze znaczenie dla usprawnienia dyskusji.</text:p>
      <text:p text:style-name="P113">Jeśli chodzi o ekspertów, to proponuję żeby eksperci, ich grupa się poszerzyła również o ekspertów strony solidarnościowej. Ta lista została mi przedłożona tuż przed posiedzeniem, a więc mamy liczniejszą grupę ekspertów niż na poprzednim posiedzeniu, żeby ekspertów wykorzystać do prac nad redakcją, jeśli zespół redakcyjny będzie tego potrzebował do prac w zespołach i jako pomoc w rozwiązywaniu kwestii spornych nie<text:s/>consensusow<text:span text:style-name="T114">y</text:span>ch, z którymi w naszych obradach nie będziemy sobie mogli poradzić. Nie jest to propozycja zmierzająca do ograniczenia roli ekspertów, a jedynie do ich wi<text:span text:style-name="T115">ę</text:span>ksze<text:span text:style-name="T116">g</text:span>o wykorzy<text:span text:style-name="T117">st</text:span>ania.</text:p>
      <text:p text:style-name="P118">Takie propozycje uważam należałoby przyjąć, żeby rozpocząć nasze dzisiejsze obrady.</text:p>
      <text:soft-page-break/>
      <text:p text:style-name="P119">Bardzo proszę - czy są do tego jakieś uwagi, które pozwoliłyby na weryfikację, korekty lub też zmianę tych propozycji.</text:p>
      <text:p text:style-name="P120">Proszę bardzo pan pro<text:span text:style-name="T121">f.</text:span><text:s/>Kozłowski.</text:p>
      <text:p text:style-name="P122"><text:span text:style-name="T123">Pro</text:span><text:span text:style-name="T124">f.</text:span><text:span text:style-name="T125"><text:s/>Stefan Kozłowski</text:span>:</text:p>
      <text:p text:style-name="P126">Panie<text:s/>Przewodniczący!<text:s/>Szanowni<text:s/>Państwo!<text:s/>Ogromnie nas ucieszyła daleko idąca zbieżność wyrażona w tych materiałach, które tutaj usł<text:span text:style-name="T127">ys</text:span>zeliśmy. I sądzimy, że jest to dob<text:span text:style-name="T128">ry<text:s/></text:span>prognostyk, że ten<text:s/>„stolik”, może nawet w przeciwieństwie do innych<text:s/>„stolików”<text:s/>będz<text:span text:style-name="T129">ie</text:span><text:s/>mógł obradować w duchu jakiegoś wzajemnego zrozumienia, łączenia celów. Bo sądzimy, że cel jest nam wspólny i nie powinniśmy mieć większych tutaj kłopotów z uzgadnianiem stanowisk.</text:p>
      <text:p text:style-name="P130">Chciałbym jeszcze wrócić do paru spraw proceduralnych tj. procedury, bo ona jest jednak dość istotna. Rozumiemy, że przyjmujemy taką zasadę, że dyskutujemy te materiały, które zostały wcześniej złożone tak, żeby strona siedząca<text:s/>naprzeciwko<text:s/>miała możność zapoznania się z nimi.</text:p>
      <text:p text:style-name="P131">Myśmy na poprzednim spotkaniu złożyli 17 punktów, które - jak rozumiem - będziemy teraz kolejno dyskutować. Dodatkowo, dzisiaj w trakcie przerwy przedłożymy państwu 5 dodatkowych punktów, które powstały w miarę rozwoju sytuacji, bo przecież wszyscy pracujemy. Jeżeli byłyby jakieś dodatkowe punkty ze strony OPZZ czy innych, to rozumiem, że powinny być one złożone w czasie przerwy tak, żeby mogły wejść pod obrady<text:s/><text:span text:style-name="T132">w</text:span><text:s/>ciągu dnia jutrzejszego czy następnego.</text:p>
      <text:p text:style-name="P133">Rozumiem więc, że przystępowalibyśmy<text:s/><text:span text:style-name="T134">d</text:span>o kolejnego rozpatrywania dzisiaj tych 17 punktów, które przedstawiliśmy poprzednio.</text:p>
      <text:p text:style-name="P135">Ze swej strony chcemy maksymalnie uprościć nasze obrady. Wytypowaliśmy z naszej strony do każdego punktu 1 lub 2 osoby, które będą prowadzić i referować.</text:p>
      <text:p text:style-name="P136">Prosilibyśmy i apelowalibyśmy, żeby ze strony sąsiednich<text:s/><text:span text:style-name="T137">s</text:span>tron również możliwie ograniczać ilość wypowiedzi, tym bardziej, że w wielu wypadkach są one już zawarte na piśmie<text:span text:style-name="T138">.</text:span><text:s/>Tak żebyśmy nie mówili wszyscy do jednego punktu, bo zabrałoby to nam bardzo dużo czasu.</text:p>
      <text:p text:style-name="P139">Ja rozumiem, że komisja z jednej i z drugiej strony m<text:span text:style-name="T140">a</text:span><text:s/>na celu uzgodnienie głównej linii - czy są rozbieżnoś<text:span text:style-name="T141">ci</text:span>, czy nie ma i ustalenie głównej linii. Natomiast szczegóły redakc<text:span text:style-name="T142">yj</text:span>ne proponujemy odesłać do zespołów redakc<text:span text:style-name="T143">yj</text:span>nych.</text:p>
      <text:p text:style-name="P144">Rozumiem, że dyskusję prowadzą tylko członkowie komisji. Eksperci będą proszeni do ewentualnie zespołów, do konsultacji, ale nie biorą bezpośrednio udziału w dyskusji nad poszczególnymi punktami. Tak jest przy innych stolikach, zdało to egzamin. Patrząc na tę salę<text:s/><text:span text:style-name="T145">-</text:span><text:s/>jest nas tak dużo, że nie widzimy możliwości, aby można było tak szeroką dyskusję prowadzić nad każdym punktem z udziałem wszystkich zainteresowanych ekspertów.</text:p>
      <text:p text:style-name="P146">Z naszej strony powołaliśmy 4-osobowy zesp<text:span text:style-name="T147">ó</text:span>ł redakcyjny. Szefem tego zespołu jest kol<text:span text:style-name="T148">.</text:span><text:s/>Kassenberg. Dalej tak jak państwo siedzicie - kol.<text:s/><text:span text:style-name="T149">G</text:span>awlik, pan pro<text:span text:style-name="T150">f</text:span>. Polański<text:span text:style-name="T151">.</text:span><text:s/>T<text:span text:style-name="T152">a</text:span>k więc z naszej strony prezentujemy państwu ten zespół redakcyjny, który po dyskusji, którą sobie tutaj członkowie komisji przeprowadzą i ustalenia głównych tez, przygo<text:span text:style-name="T153">to</text:span>waliby wspólnie z przedstawicielami zespołu redakcyjnego drugiej<text:s/><text:span text:style-name="T154">s</text:span>trony, wersję, którą odczytalibyśmy na kolejnym posiedzeniu.</text:p>
      <text:p text:style-name="P155">T<text:span text:style-name="T156">a</text:span>ki więc widziałbym, zgodnie z tym co powiedział prof<text:span text:style-name="T157">.<text:s/></text:span>Kołodziejski tok postępowania obrad w dniu dzisiejszym.</text:p>
      <text:soft-page-break/>
      <text:p text:style-name="P158">Dziękuję bardzo.</text:p>
      <text:p text:style-name="P159"><text:span text:style-name="T160">Przewodnic</text:span><text:span text:style-name="T161">zą</text:span><text:span text:style-name="T162">cy</text:span>:</text:p>
      <text:p text:style-name="P163">Dzi<text:span text:style-name="T164">ę</text:span>kuj<text:span text:style-name="T165">ę</text:span><text:s/>bardzo.<text:s/><text:span text:style-name="T166">W</text:span>idzę,<text:s/><text:span text:style-name="T167">ż</text:span>e je<text:span text:style-name="T168">s</text:span>t pełna zgodność.</text:p>
      <text:p text:style-name="P169">W związku z t<text:span text:style-name="T170">y</text:span>m wypada mi tylko powiedzieć, że z naszej<text:s/><text:span text:style-name="T171">s</text:span>trony do zespołu redakcyjnego proponujemy kolegów: Sitnickiego, Kwi<text:span text:style-name="T172">at</text:span>kowskiego, Zomera<text:span text:style-name="T173">.</text:span></text:p>
      <text:p text:style-name="P174">Ze strony OPZZ<text:span text:style-name="T175">...</text:span></text:p>
      <text:p text:style-name="P176"><text:span text:style-name="T177">Przedstawiciel<text:s/></text:span><text:span text:style-name="T178">O</text:span><text:span text:style-name="T179">PZZ: Ob</text:span><text:span text:style-name="T180">.</text:span><text:span text:style-name="T181"><text:s/>K. Andrz</text:span><text:span text:style-name="T182">ejc</text:span><text:span text:style-name="T183">zyk</text:span>:</text:p>
      <text:p text:style-name="P184">Strona OPZZ chciała zgłosić do zespołu redakcyjnego ko<text:span text:style-name="T185">l.</text:span><text:s/>Węgrzyna<text:s/><text:span text:style-name="T186">-</text:span><text:s/>członka naszego podzespołu i dra Adama Mierzwińskiego.</text:p>
      <text:p text:style-name="P187">Do zespołu ds. energetyki jądrowej - członka podzespołu<text:s/><text:span text:style-name="T188">-<text:s/></text:span>kol.<text:s/><text:span text:style-name="T189">A</text:span>ndrz<text:span text:style-name="T190">ej</text:span>a Gniazdowskiego.</text:p>
      <text:p text:style-name="P191">Ponadto w imieniu naszego zespołu chciałem powiedzieć, że nie zgłaszamy uwag co do propozycji przedstawionych jeśli chodzi o prowadzenie i tok obrad przez panów przewodniczących<text:span text:style-name="T192">.</text:span></text:p>
      <text:p text:style-name="P193"><text:span text:style-name="T194">Pr</text:span><text:span text:style-name="T195">ze</text:span><text:span text:style-name="T196">wodni</text:span><text:span text:style-name="T197">cz</text:span><text:span text:style-name="T198">ąc</text:span><text:span text:style-name="T199">y</text:span>:</text:p>
      <text:p text:style-name="P200">Dziękuj<text:span text:style-name="T201">e</text:span><text:s/>bardzo<text:span text:style-name="T202">.</text:span><text:s/><text:span text:style-name="T203">W</text:span><text:s/>ten sposób mamy zespół redakcyjny<text:span text:style-name="T204">.<text:s/></text:span>Jeśli cho<text:span text:style-name="T205">d</text:span>zi o tryb jego pracy, to pozostawiamy pełną swobodę tutaj pracy albo w oddzielnych grupach, albo razem. No w każdym razie efektem tej pracy musi być przedłożenie wspólnego stanowiska zespołu. Tych spraw, w których znaleźliśmy consensus. Mam wrażenie i podzielam tu pogląd współprzewodniczącego, że znajdziemy prawie we wszystkich sprawach consensus. No, a gdybyśmy nie znaleźli to również jakieś stanowiska rozbieżne trzeba by sformułować<text:span text:style-name="T206">.</text:span></text:p>
      <text:p text:style-name="P207">Rozumiem, że ewentualne zespoły problemowe pojawią się w trakcie dyskusji.<text:s/><text:span text:style-name="T208">I</text:span><text:s/>jeśli będzie potrzeba, to będziemy sukcesywnie powoływać<text:span text:style-name="T209">.</text:span></text:p>
      <text:p text:style-name="P210"><text:span text:style-name="T211">Ob.<text:s/></text:span><text:span text:style-name="T212">A.</text:span><text:span text:style-name="T213"><text:s/>Hrynkiewic</text:span><text:span text:style-name="T214">z</text:span><text:span text:style-name="T215">:</text:span></text:p>
      <text:p text:style-name="P216">Ja rozumiem, że problem energetyki jądrowej jest problemem kontrowersyjnym, bardzo trudnym.<text:s/><text:span text:style-name="T217">I</text:span><text:s/>my byśmy nie chcieli tracić czasu<text:span text:style-name="T218">.</text:span><text:s/>Czy nie można by<text:s/><text:span text:style-name="T219">w</text:span><text:s/>tej chwili, od razu powołać zesp<text:span text:style-name="T220">ó</text:span>ł do tego zagadnienia, który by już dzisiaj mógł się zebrać na przykład w tej chwili, w innej sali i rozpocząć uzgadnianie stanowisk<text:span text:style-name="T221">.</text:span><text:s/>Bo ja obawiam się, że my nie dojdziemy do piątku do tego zagadnienia. A w tej chwili, no, moglibyśmy już zacząć pracę<text:span text:style-name="T222">.</text:span></text:p>
      <text:p text:style-name="P223"><text:span text:style-name="T224">Pr</text:span><text:span text:style-name="T225">ze</text:span><text:span text:style-name="T226">wodni</text:span><text:span text:style-name="T227">cz</text:span><text:span text:style-name="T228">ąc</text:span><text:span text:style-name="T229">y</text:span>:</text:p>
      <text:p text:style-name="P230">Nie widzę przeszkód. Jaka jest propozycja ze strony partnerów.</text:p>
      <text:p text:style-name="P231"><text:span text:style-name="T232">Prof. S. Kozłowski</text:span>:</text:p>
      <text:p text:style-name="P233">Proszę państwa. Nie widzimy możliwości powołania zespołów przed przeprowadzeniem dyskusji. Musimy zachować pewien porządek.</text:p>
      <text:p text:style-name="P234">Sprawa energetyki jest to punkt 16<text:span text:style-name="T235">.</text:span><text:s/>Ja rozumiem niecierpliwości kolegów, ale nie możemy robić wyłomów. Proponuję postępować zgodnie z procedurą, którą przyjęliśmy.</text:p>
      <text:p text:style-name="P236"><text:span text:style-name="T237">Pr</text:span><text:span text:style-name="T238">ze</text:span><text:span text:style-name="T239">wodni</text:span><text:span text:style-name="T240">cz</text:span><text:span text:style-name="T241">ąc</text:span><text:span text:style-name="T242">y</text:span>:</text:p>
      <text:p text:style-name="P243">Tak, ja sądzę, że to przesądza celowość prowadzenia dalszej dyskusji na ten temat, bo przyjęliśmy propozycję nadrzędną - dyskusji, zgodnie z przedstawioną na poprzednim posiedzeniu propozycją.</text:p>
      <text:p text:style-name="P244">Tak rozumiem sprawę<text:span text:style-name="T245">.</text:span><text:s/><text:span text:style-name="T246">W</text:span><text:s/>związku z tym, proponuję przejść do punktu<text:s/><text:span text:style-name="T247">1</text:span>-szego. Punkt 1 postulatu naszych partnerów dotyczył ekopolityki i ekorozwoju<text:span text:style-name="T248">.</text:span><text:s/><text:span text:style-name="T249">W</text:span><text:s/>naszej propozycji redakcyjnej znalazł się również<text:s/><text:soft-page-break/>na pierwszym miejscu.</text:p>
      <text:p text:style-name="P250">Kto z panów chciałby skomentować sprawę jeszcze ze strony obydwu stron zgł<text:span text:style-name="T251">as</text:span>zających?</text:p>
      <text:p text:style-name="P252">Proszę bardzo kol.<text:s/><text:span text:style-name="T253">S</text:span>itnicki.</text:p>
      <text:p text:style-name="P254"><text:span text:style-name="T255">Ob. Sitnicki Stanisław</text:span>:</text:p>
      <text:p text:style-name="P256">Pojęcie ekorozwoju, które zostało wybite tutaj bardzo wyraźnie, ponieważ znajduje się w punkci<text:span text:style-name="T257">e</text:span><text:s/>1 i to czego dotyczy, czyli omówienie tej sprawy, wydaje mi się bardzo szczęśliwym i trafnym<text:s/><text:span text:style-name="T258">sform</text:span>u<text:span text:style-name="T259">łowanie</text:span>m.<text:s/><text:span text:style-name="T260">M</text:span>yśmy także to<text:span text:style-name="T261"><text:s/></text:span>ujęliśmy bardzo wysoko, ponieważ zd<text:span text:style-name="T262">aj</text:span>emy<text:s/><text:span text:style-name="T263">s</text:span>obie sprawę z<text:s/><text:span text:style-name="T264">d</text:span>wóch rzeczy<text:span text:style-name="T265">.</text:span></text:p>
      <text:p text:style-name="P266">Po pierwsze, Zdajemy<text:s/><text:span text:style-name="T267">s</text:span>obie sprawę z tego, że rodzi się w tej chwili i m<text:span text:style-name="T268">y</text:span><text:s/>to widzimy, i podtrz<text:span text:style-name="T269">y</text:span>mu<text:span text:style-name="T270">je</text:span>my, popieramy. Jest to jak gdyby nowa, wspólna ideologiczna czy ideowa podstawa podejścia<text:s/><text:span text:style-name="T271">d</text:span>o problematyki środowiskowej, ochrony środowiska w Polsce.</text:p>
      <text:p text:style-name="P272">Ekorozwój jest ideową podstawą, która planuje na pierwszym miejscu postawić zgodność różnych rodzajów ludzkiej aktywności, z ludzkimi potrzebami - potrzebami materialnymi, potrzebami z byciem w środowisku.<text:s/><text:span text:style-name="T273">T</text:span>o jest pierwsza przyczyna, dla której ten postulat przyjmujemy w całej rozciągłości.</text:p>
      <text:p text:style-name="P274">I druga przyczyna dotyczy aktywności, możliwości aktywnego działania w zakresie fun<text:span text:style-name="T275">da</text:span>mentaln<text:span text:style-name="T276">ej</text:span><text:s/>kwestii, która w tej chwili dotyczy gos<text:span text:style-name="T277">po</text:span>darki tzn. kwestii restrukturaliza<text:span text:style-name="T278">cj</text:span>i. Zgadzamy si<text:span text:style-name="T279">ę</text:span>, że restrukturaliza<text:span text:style-name="T280">cj</text:span>a musi ująć, czy wyjść również z przesłanek ekologicznych.<text:s/>A więc musi w tej kwestii zapewnić, aby zaspokojenie potrzeb materialnych mogło być godzone, mogło być równorzędne z zaspokojeniem potrzeb związanych z posiadaniem, życiem w czystym środowisku.<text:s/><text:span text:style-name="T281">T</text:span><text:span text:style-name="T282">a</text:span>k tę koncepcję rozumiemy i tak została ona ujęta w tym naszym programie.</text:p>
      <text:p text:style-name="P283">Dzięku<text:span text:style-name="T284">ję</text:span><text:s/>bardzo.</text:p>
      <text:p text:style-name="P285"><text:span text:style-name="T286">Pr</text:span><text:span text:style-name="T287">ze</text:span><text:span text:style-name="T288">wodni</text:span><text:span text:style-name="T289">cz</text:span><text:span text:style-name="T290">ąc</text:span><text:span text:style-name="T291">y</text:span>:</text:p>
      <text:p text:style-name="P292">Bardzo prosz<text:span text:style-name="T293">ę</text:span><text:s/>pań<text:span text:style-name="T294">s</text:span>twa o n<text:span text:style-name="T295">a</text:span>ciskanie guzika, bo nie<text:span text:style-name="T296"><text:s/></text:span>słychać pr<text:span text:style-name="T297">z</text:span>y<text:s/><text:span text:style-name="T298">s</text:span>t<text:span text:style-name="T299">enog</text:span>r<text:span text:style-name="T300">a</text:span>mi<text:span text:style-name="T301">e.</text:span><text:s/><text:span text:style-name="T302">I</text:span><text:s/>p<text:span text:style-name="T303">r</text:span>o<text:span text:style-name="T304">s</text:span>zę również o podawanie swojego nazwiska również dla celów stenogramu, za każdym razem<text:span text:style-name="T305">.</text:span></text:p>
      <text:p text:style-name="P306">Proszę bardzo, kto z pańs<text:span text:style-name="T307">t</text:span>wa<text:span text:style-name="T308">.</text:span></text:p>
      <text:p text:style-name="P309">Proszę - prof. Andrz<text:span text:style-name="T310">ejew</text:span>ski<text:span text:style-name="T311">.</text:span></text:p>
      <text:p text:style-name="P312"><text:span text:style-name="T313">Prof. Roman Andrzejewski</text:span>:</text:p>
      <text:p text:style-name="P314">Proszę państwa, w tekście, który żeśmy państwu przedłożyli dołączyliśmy do s<text:span text:style-name="T315">fo</text:span>rmułowania definicję ekorozwoju, którą kiedyś zaproponował Polski Klub Ekologiczny<text:span text:style-name="T316">.</text:span><text:s/>Wydaje się nam, że ponieważ termin ekorozwój nie jest dostatecznie precyzyjnie dzisiaj rozumiany, jest propozycja aby ta definicja znalazła się w dokumencie końcowym.</text:p>
      <text:p text:style-name="P317">Dziękuję.</text:p>
      <text:p text:style-name="P318"><text:span text:style-name="T319">Pr</text:span><text:span text:style-name="T320">ze</text:span><text:span text:style-name="T321">wodni</text:span><text:span text:style-name="T322">cz</text:span><text:span text:style-name="T323">ąc</text:span><text:span text:style-name="T324">y</text:span>:</text:p>
      <text:p text:style-name="P325">Dziękuję bardzo. Kto z państwa?</text:p>
      <text:p text:style-name="P326">Proszę bardzo<text:s/>- kol.<text:s/><text:span text:style-name="T327">K</text:span>as<text:span text:style-name="T328">se</text:span>n<text:span text:style-name="T329">be</text:span>rg<text:span text:style-name="T330">.</text:span></text:p>
      <text:p text:style-name="P331"><text:span text:style-name="T332">Ob. Andrzej Kassenberg</text:span>:</text:p>
      <text:p text:style-name="P333">Występuję tu jako przedstawiciel Polskiego Klubu Ekologicznego.<text:s/><text:span text:style-name="T334">I</text:span><text:s/>muszę powiedzieć, że z dużą prz<text:span text:style-name="T335">yj</text:span>emnością słucham wystąpień moich przedmówców, jak i spojrzałem<text:span text:style-name="T336">,</text:span><text:s/>bo trudno abym mógł w tak krótkim czasie przeczytać dokument, który zo<text:span text:style-name="T337">s</text:span>t<text:span text:style-name="T338">a</text:span>ł<text:span text:style-name="T339"><text:s/></text:span>złożony przez stronę rządową.<text:s/><text:span text:style-name="T340">A</text:span>le już z tego krótkiego przejrzenia wida<text:span text:style-name="T341">ć</text:span>, że co do filozofii, co do idei będziemy tutaj zgodni. Ta idea ma jeszcze jeden bardzo<text:s/><text:soft-page-break/>ważny aspekt, to jest aspekt, który bym nazwał jako jedyną szansą na rozwiązanie ochrony środowiska w naszym kraju. Nie jest możliwe, ażebyśmy li tylko przez inwestowanie w oczyszczalnie ścieków, w elektrofiltry, czy w innego rodzaju urządzenia redukujące zanieczyszczenia gazowe, byli w stanie rozwiązać tak ogromny i nabrzmiały problem, który by wymagał nie 3-4 pro<text:span text:style-name="T342">c.</text:span><text:s/>nakładów inwestyc<text:span text:style-name="T343">yj</text:span>nych, ale rz<text:span text:style-name="T344">ę</text:span>du 12-15 procent.</text:p>
      <text:p text:style-name="P345">Tak więc przejście na inną filozofi<text:span text:style-name="T346">ę</text:span><text:s/>rozwoju daje nam tę szansę na alternatywną drog<text:span text:style-name="T347">ę</text:span><text:s/>rozwiązania problemu. Co oczywiście nie skreśla ani nie pomniejsza wagi całej sfery technicznej ochrony środowiska, która musi być realizowana jako element - powiedziałbym kultury technicznej.</text:p>
      <text:p text:style-name="P348"><text:span text:style-name="T349">N</text:span>atomiast chciałbym zwrócić uwagę na jedną rzecz - to co do tej pory na ten temat mówiono, przedstawiano i pisano, jest naszym zdaniem niewystarcz<text:span text:style-name="T350">aj</text:span>ące<text:span text:style-name="T351">.</text:span><text:s/>Jest niewystarcz<text:span text:style-name="T352">aj</text:span>ące, bo mu<text:span text:style-name="T353">s</text:span>imy wmontować w programowanie rozwoju pewne mechanizmy, które nam zapewnią kontrolę - czy dane postępowanie, czy dane rozwiązania są proekologiczne, czy nie są proekologiczne. Czy zmniejszają nam ilość zaangażowanych zasobów, czy zmniejszają nam ilość zanieczyszczeń środowiska, które to rozwiązanie będzie nam przynosić.</text:p>
      <text:p text:style-name="P354">Dlatego zaproponowaliśmy w naszym punkcie wprowadzenie metody<text:span text:style-name="T355">,</text:span><text:s/>metody stosowanej już na świecie, co więcej<text:s/>- metody, która została nam osobiście tu w kraju przedstawiona na konferencji zorganizowanej przez Ministerstwo Ochrony<text:s/><text:span text:style-name="T356">Ś</text:span>rodowiska i Agencję Amerykańską Ochrony Środowiska, polegającą na ocenie ryzyka zagrożenia<text:span text:style-name="T357">.</text:span></text:p>
      <text:p text:style-name="P358">Ta metodyka pozwala zaobserwować - powiedzmy rozwój programu motoryzacji, hutnictwa, energetyki, budownictwa itd., itd. I jest tym programem, który nam zmniejszy ilość zanieczyszczeń i zaangażowania zasobów, przy - jak tu przede mną powiedział kol<text:span text:style-name="T359">.</text:span><text:s/>Sitnicki - zaspokojeniu potrzeb materialnych spo<text:span text:style-name="T360">łe</text:span>czeństwa<text:span text:style-name="T361">.</text:span></text:p>
      <text:p text:style-name="P362">Czyli można by powiedzieć, że mamy uzyskiwać więcej przy mniejszym zaangażowaniu i mniejszej ingerencji w środowisko<text:span text:style-name="T363">.</text:span><text:s/>I musimy mieć na to mechanizm, który by sprawdzał czy tak jest<text:span text:style-name="T364">.</text:span></text:p>
      <text:p text:style-name="P365">Do tego należy dołączyć także ten punkt odniesienia<text:span text:style-name="T366">.</text:span><text:s/>To jak my możemy to sprawdzać, jeżeli nie będziemy mieć punktu odniesienia, który by nam mówił - jakie rozwiązanie byłoby najbardziej korzystne z punktu widzenia ochrony środowiska. I dopiero porównanie tego co wydaje się nam rozwiązaniem kompromi<text:span text:style-name="T367">so</text:span>wym, z tym co wydaje się nam bardziej proekologiczne, można w analizie kosztów i zysków porównać.</text:p>
      <text:p text:style-name="P368">Dlatego ten nasz zapis jest dla nas szczególnie w<text:span text:style-name="T369">a</text:span>żny<text:span text:style-name="T370">.</text:span></text:p>
      <text:p text:style-name="P371">Ponadto uw<text:span text:style-name="T372">a</text:span>żamy, że nie powinno to tylko dotyczyć tego co jest obecnie, przepraszam bardzo, tego co było w przeszłości, ale także powinno to nawiązywać do tego co już istnieje albo jest w procesie przygotowawczym<text:span text:style-name="T373">.</text:span><text:s/>Przede wszystkim chodzi nam o narodowe plany społeczno- gospodarcze.</text:p>
      <text:p text:style-name="P374">Za<text:span text:style-name="T375">s</text:span>tosowanie tej metodyki i tego podejścia do planów narod<text:span text:style-name="T376">o</text:span>wo-społeczno-gospodarczych, pozwalałoby już nam ocenić w jakim kierunku zdążamy.</text:p>
      <text:p text:style-name="P377">Jednocześnie uważamy za niezbędne, ażeby w oparciu o takie właśnie analizy, dokonać rewizji międzynarodowych umów gospodarczych. Niestety, nasza spe<text:span text:style-name="T378">cj</text:span>aliza<text:span text:style-name="T379">cj</text:span>a w kierunku surowcowym i hutniczym, jest tym co nas kładzie z punktu widzenia środowiskowego<text:span text:style-name="T380">.</text:span><text:s/>Jeżeli tego nie dokonamy, jeżeli tego nie zm<text:span text:style-name="T381">ie</text:span>n<text:span text:style-name="T382">im</text:span>y, to niestety nadal będzie to rujnować nasze środowisko i nadal będzie pogarszać<text:s/><text:soft-page-break/>warunki zdrowotne.</text:p>
      <text:p text:style-name="P383">Wczoraj otrzymałem, niestety odbywa się to posiedzenie równolegle z<text:s/>„okrągłym stołem”, a więc musiał nowy szef Urzędu Planowania pan minister Gaik mi wybaczyć, że nie mogę w dwóch posiedzeniach uczestniczyć, ale dostałem raport o stanie<text:s/><text:span text:style-name="T384">de</text:span>mogr<text:span text:style-name="T385">af</text:span>icznym ludności przygotowany przez rządową komisję<text:span text:style-name="T386">.</text:span></text:p>
      <text:p text:style-name="P387">Proszę państwa, jest to przerażający raport w swoim wyrazie. Nie będą państwa zanudzał danymi statystycznymi, ale umieralność, zachorowalność jest bardzo wysoka i co więcej, wysoce skorelowana z obszarami ekologicznego zagrożenia. To są fakty, nad którymi nie można przejść do porządku dziennego.</text:p>
      <text:p text:style-name="P388">Dlatego bardzo ceniąc zapisy, które tu są, bo są to zapisy, które - jak to powiedział współprzewodniczący prof<text:span text:style-name="T389">.<text:s/></text:span>Kołodziejski - strukturyz<text:span text:style-name="T390">uj</text:span>ą problemy. Natomiast nam są potrzebne konkretne rozwiązania i konkretne zapisy o charakterze<text:s/><text:span text:style-name="T391">fo</text:span>rmalno-prawnym. I uważamy, że zasada oceny ryzyka<text:s/>zagrożenia, łącznie z wariantem ekologicznym i z przeprowadzaniem analizy porównującej koszty i zyski, powinna być wymogiem prawnym do wszelkiego rodzaju programów, planów i studiów<text:span text:style-name="T392">.</text:span></text:p>
      <text:p text:style-name="P393">Dlatego proponujemy ten zapis utrzymać w tej konwencji i życzylibyśmy sobie, aby w ciągu najbliższego roku taka zasada została przygotowana<text:span text:style-name="T394">.</text:span><text:s/>A wię<text:span text:style-name="T395">c</text:span><text:s/>do czerwca<text:s/><text:span text:style-name="T396">1</text:span>9<text:span text:style-name="T397">90</text:span><text:s/>r<text:span text:style-name="T398">.</text:span></text:p>
      <text:p text:style-name="P399">Dziękuję<text:span text:style-name="T400">.</text:span></text:p>
      <text:p text:style-name="P401"><text:span text:style-name="T402">Przewodni</text:span><text:span text:style-name="T403">cz</text:span><text:span text:style-name="T404">ąc</text:span><text:span text:style-name="T405">y</text:span>:</text:p>
      <text:p text:style-name="P406">Dziękuję bardzo. Proszę bardzo czy są jeszcze wypowiedzi?</text:p>
      <text:p text:style-name="P407">Proszę kol. Andrzejczyk Krzysztof<text:span text:style-name="T408">.</text:span></text:p>
      <text:p text:style-name="P409"><text:span text:style-name="T410">O</text:span><text:span text:style-name="T411">b.</text:span><text:span text:style-name="T412"><text:s/>Andrzejczyk Krzysztof</text:span>:</text:p>
      <text:p text:style-name="P413">Zgodnie z propozycją prof. Kozłowskiego na poprzednim spotkaniu przedłożyliśmy wykaz uwag OPZZ co do 17 tez zgłoszonych przez p<text:span text:style-name="T414">r</text:span>o<text:span text:style-name="T415">f.</text:span><text:s/>Ko<text:span text:style-name="T416">zło</text:span>wsk<text:span text:style-name="T417">i</text:span>ego.</text:p>
      <text:p text:style-name="P418">Jeśli chodzi o ten punkt, my nie wnosimy uwag co do zapisów zawartych w tezach, czyli nie wnosimy uwag co do sformułowania przedstawionego przez pro<text:span text:style-name="T419">f.</text:span><text:s/>Kozłowskiego w dniu 14 lutego.</text:p>
      <text:p text:style-name="P420"><text:span text:style-name="T421">Przewod</text:span><text:span text:style-name="T422">nicz</text:span><text:span text:style-name="T423">ący</text:span>:</text:p>
      <text:p text:style-name="P424">Dziękuję bardzo. Kto z państwa jeszcze?</text:p>
      <text:p text:style-name="P425">Proszę bardzo - pan prof.<text:s/><text:span text:style-name="T426">J</text:span>uchnowi<text:span text:style-name="T427">cz</text:span>.</text:p>
      <text:p text:style-name="P428"><text:span text:style-name="T429">Ob.<text:s/></text:span><text:span text:style-name="T430">S</text:span><text:span text:style-name="T431">tanisł</text:span><text:span text:style-name="T432">aw</text:span><text:span text:style-name="T433"><text:s/>Juchnowicz</text:span>:</text:p>
      <text:p text:style-name="P434">Proszę państwa, Polski Klub Ekologiczny po naszym pierwszym posiedzeniu, odbył kilka zebrań i na tych zebraniach pr<text:span text:style-name="T435">ó</text:span>bowaliśmy ustosunkować się również do postulatów zgłoszonych przez naszą stronę solidarnościową.</text:p>
      <text:p text:style-name="P436">I w rezultacie mam tutaj przed sobą dokument, który może być pomocny w redagowaniu poszczególnych punktów<text:span text:style-name="T437">.<text:s/></text:span>Traktu<text:span text:style-name="T438">j</text:span>ę to jako swego rodzaju pomoc. Czas był stosunkowo krótki, nie mieliśmy możliwości skonfrontowania tych uwag. Ale tym niemniej wnoszę je do obydwóch panów przewodniczących prosząc o uwzględnienie<text:span text:style-name="T439">.</text:span></text:p>
      <text:p text:style-name="P440">Jeżeli chodzi o punkt<text:s/><text:span text:style-name="T441">1</text:span>-szy zgadzamy się z wynikami dyskusji. I w rezultacie ten punkt tutaj nie zawiera żadnych nowych postulatów.</text:p>
      <text:p text:style-name="P442">Dziękuję.</text:p>
      <text:p text:style-name="P443"><text:span text:style-name="T444">Przewod</text:span><text:span text:style-name="T445">nicz</text:span><text:span text:style-name="T446">ący</text:span>:</text:p>
      <text:p text:style-name="P447">Dziękuję. Proponuję dyskus<text:span text:style-name="T448">ję</text:span><text:s/>nad tym punktem zamknąć. Uważam, że jest pełna zgodność poglądów<text:s/><text:soft-page-break/>zarówno co do idei ekorozwoju, związanej z tą ideą ekopolityki, jak i co do podstawowych zasad, które należałoby zastosować w kierunku rzeczywistej i skutecznej realizacji polityki ekorozwoju. Nie wnosimy do tego , o czym powiedział pan Kassenberg żadnych uwag. Proponujemy w redakcji włączyć te propozycje do dokumentu końcowego<text:span text:style-name="T449">.</text:span></text:p>
      <text:p text:style-name="P450">Sądzę, że ponieważ nie było uwag do naszych propozycji jesteśmy tutaj zgodni, że redakcja punktu dotyczącego ekorozwoju i ekopolityki będzie syntezą obydwu propozycji redakcyjnych, z włączeniem również<text:s/><text:span text:style-name="T451">-</text:span><text:s/>być może<text:s/><text:span text:style-name="T452">-</text:span><text:s/>punktów, które wniósł Polski Klub Ekologiczny. Ja ich nie znam ale znając ideologię Polskiego Klubu Ekologicznego, nie sądzę żeby one były sprzeczne z tym co tutaj<text:span text:style-name="T453">.</text:span>..</text:p>
      <text:p text:style-name="P454">Tak proponuję zamknąć dyskusję nad punktem pierwszym. Jest to bardzo optymistyczne, bo punkt pierwszy ma głębokie konsekwencje dla wszystkich innych rozwiązań, które<text:s/>będziemy proponować. Nie mogą być one sprzeczne z tym cośmy zadeklarowali przy omawianiu punktu pierwszego.</text:p>
      <text:p text:style-name="P455">Proponuję więc przystąpić do punktu drugiego - dotyczy o<text:span text:style-name="T456">n</text:span><text:s/>systemu ochrony środowiska.</text:p>
      <text:p text:style-name="P457">W propozycji strony rządowej nazwano to modernizacją systemu ochrony środowiska przyrodniczego.</text:p>
      <text:p text:style-name="P458">Proszę bardzo o dyskusje nad propozycjami zgłoszonymi w punkcie II rzymskim strony rządowej i w punkcie 2 strony solidarnościow<text:span text:style-name="T459">ej,</text:span><text:s/>a także oczywiście w następnych punktach.<text:s/><text:span text:style-name="T460">A</text:span>le dyskutujemy według postulatów<text:s/><text:span text:style-name="T461">„</text:span>Soli<text:span text:style-name="T462">da</text:span>rności<text:span text:style-name="T463">,</text:span><text:s/>wobec tego<text:span text:style-name="T464"><text:s/></text:span>punkt 2 - dotyczący systemu ochrony środowiska.</text:p>
      <text:p text:style-name="P465">Proszę bardzo. Proszę - pro<text:span text:style-name="T466">f.</text:span><text:s/>Kozłowski.</text:p>
      <text:p text:style-name="P467"><text:span text:style-name="T468">Pro</text:span><text:span text:style-name="T469">f</text:span><text:span text:style-name="T470">. Stefan Kozłowski</text:span>:</text:p>
      <text:p text:style-name="P471">Proszę państwa, z powodu, że treści zawarte w punkcie 2-gim powtarzają się w następnych punktach, jest z naszej strony propozycja, ażeby nie tworzyć osobnego punktu 2-go, gdyż ten system pojawi się dalej. I proponujemy przejść od razu do punktu 3-go.</text:p>
      <text:p text:style-name="P472"><text:span text:style-name="T473">Przewod</text:span><text:span text:style-name="T474">nicz</text:span><text:span text:style-name="T475">ący</text:span>:</text:p>
      <text:p text:style-name="P476">Dziękuję bardzo. Ta propozycja ułatwia nam sytuację, bo rzeczywiście tak realia wyglądają.</text:p>
      <text:p text:style-name="P477">Bardzo proszę - przyjmujemy tę propozycję? Nie widzę, nie słyszę uwag krytycznych. Wobec tego przechodzimy do punktu 3-go<text:span text:style-name="T478">.</text:span></text:p>
      <text:p text:style-name="P479">Proszę bardzo<text:s/><text:span text:style-name="T480">-</text:span><text:s/>dyskutujemy punkt 3-ci postulatów strony solidarnościow<text:span text:style-name="T481">ej</text:span><text:s/>i punkt II rzymski, odpowiad<text:span text:style-name="T482">aj</text:span>ący na<text:span text:style-name="T483">s</text:span>zej stronie rządowej.</text:p>
      <text:p text:style-name="P484">Kto z państwa - bardzo proszę.</text:p>
      <text:p text:style-name="P485"><text:span text:style-name="T486">Ob. Rafał Kasprzyk</text:span>:</text:p>
      <text:p text:style-name="P487">Prosz<text:span text:style-name="T488">ę</text:span><text:s/>państwa, właściwie chodzi mi tylko o konkret<text:span text:style-name="T489">yz</text:span>a<text:span text:style-name="T490">cję</text:span><text:s/>tych sformułowań, które zostały zawarte w punkcie 3-<text:span text:style-name="T491">c</text:span>im i w punkcie 2-gim.</text:p>
      <text:p text:style-name="P492">Oczywiście d<text:span text:style-name="T493">o</text:span>k<text:span text:style-name="T494">u</text:span>ment, który my tutaj spłodzimy, nie może pretendować do rangi projektu ustawy. Niemniej jednak niektóre ustalenia powinny mieć dalej posuniętą formę konkretyzacyjną.<text:s/><text:span text:style-name="T495">A</text:span><text:s/>więc - po pierwsze trzeba<text:s/><text:span text:style-name="T496">s</text:span>twierdzić, kompetencje organów admini<text:span text:style-name="T497">s</text:span>tra<text:span text:style-name="T498">cj</text:span>i państwow<text:span text:style-name="T499">e</text:span>j, wyraźnie trzeba tutaj zaznaczyć, to niby wynika z kontekstu, ale może być to różnie interpretowane.<text:s/><text:span text:style-name="T500">W</text:span><text:s/>zakresie ochrony środowiska powinny być przejęte przez nowo<text:s/>powołane organa administra<text:span text:style-name="T501">cj</text:span>i państwowej, których zadaniem byłaby ochrona środowiska, administrowanie gospodarką wodną, leśną i zasobami naturalnymi.</text:p>
      <text:p text:style-name="P502">Organa te obejmowałyby ob<text:span text:style-name="T503">s</text:span>zarem swojego działania kilka województw. Granice ich działalności nie pokrywałyby się z granicami województw.</text:p>
      <text:soft-page-break/>
      <text:p text:style-name="P504">Najbardziej racjonalny podział tej administra<text:span text:style-name="T505">cj</text:span>i jest to podział według granic obszarów hydrograficznych Polski. Jest to rozwiązane zbieżne z propozycją przedstawioną przez Instytutu Meteorologii i Gospodarki Wodnej.</text:p>
      <text:p text:style-name="P506">Następna sprawa to Państwow<text:span text:style-name="T507">a</text:span><text:s/>Inspekcja Ochrony Środowiska. Stoimy na stanowisku, że powinna ona być agendą Najwyższej Izby Kontroli, a nie - jak dotychczas - agendą rzą<text:span text:style-name="T508">do</text:span>wą.</text:p>
      <text:p text:style-name="P509">Zamiast Państwowej Rady Ochrony Środowiska przewidzianej w artykule 94 ustawy o Ochronie i Kształ<text:span text:style-name="T510">to</text:span>waniu Środowiska, powinno się powołać Społeczną Radę Ochrony Środowi<text:span text:style-name="T511">s</text:span>ka.<text:span text:style-name="T512"><text:s/></text:span>W jej skład wchodziłyby osoby delegowane przez organizacje społeczne, których statutowym zadaniem jest troska o środowisko naturalne i przez Polską<text:s/><text:span text:style-name="T513">A</text:span>kademię Nauk<text:span text:style-name="T514">.</text:span></text:p>
      <text:p text:style-name="P515">Następna konkr<text:span text:style-name="T516">e</text:span>tyzacj<text:span text:style-name="T517">a</text:span><text:s/>polegałoby<text:s/><text:span text:style-name="T518">n</text:span>a tym, że ustawa powinna regulować zasady tworzenia przez organizacje społeczne straży ochrony środowiska. Obecna ustawa p<text:span text:style-name="T519">rz</text:span>ew<text:span text:style-name="T520">idu</text:span>je<text:s/><text:span text:style-name="T521">de</text:span>lega<text:span text:style-name="T522">cje</text:span><text:s/>dla Rady Ministrów w art. 103 dla utworzenia zasad i trybu powoływania takiej straży. Ale jak do tej pory rozporządzenie się nie ukazało. Ustawa powinna też określać zasady finansowania przez państwo niektórych stałych form działalności straży, np. patroli konnych w obszarach leśnych. Takie patrole są organizowane przez niektóre oddziały Ligi Ochrony Przyrody, obecnie.</text:p>
      <text:p text:style-name="P523">Z tym, że według m<text:span text:style-name="T524">o</text:span>ich informacji nie mają pieniędzy na to, aby w dalszym ciągu kontynuować tę formę działalności.</text:p>
      <text:p text:style-name="P525">Członkom straży powinna być zagwarantowana w ustawie swoboda przeprowadzania pomiarów stężeń i emisji. Jeśli zaś chodzi o rozwiązania organizacyjne dotyczące ochrony wód, to proponowana struktura rozwiązania jest następująca. Na obszarze kraju gospodarka wodna realizowana byłaby przez 8 regionalnych organów administra<text:span text:style-name="T526">cj</text:span>i państwowych, podporządkowanych Ministerstwu Ochrony Środowiska i ich zasobów naturalnych, tr<text:span text:style-name="T527">a</text:span>k<text:span text:style-name="T528">t</text:span>owanych jako druga instancja.</text:p>
      <text:p text:style-name="P529">W ramach tych regionalnych organizacji administra<text:span text:style-name="T530">cj</text:span>i państwowej funk<text:span text:style-name="T531">cj</text:span>onowałyby zarządy poszczególnych zlewni rzek danego obszaru hydrograficznego, jako pierwsza instancja.</text:p>
      <text:p text:style-name="P532">Proszę bardzo przerwę pan profesor sobie życzył.</text:p>
      <text:p text:style-name="P533"><text:span text:style-name="T534">Pr</text:span><text:span text:style-name="T535">of.</text:span><text:span text:style-name="T536"><text:s/></text:span><text:span text:style-name="T537">S.</text:span><text:span text:style-name="T538"><text:s/></text:span><text:span text:style-name="T539">Kozłowski</text:span>:</text:p>
      <text:p text:style-name="P540">Proszę państwa, muszę ingerować dlatego, że musimy trzymać się konkretnie pkt 3<text:span text:style-name="T541">.</text:span><text:s/>Spawy wody będą dyskuto<text:span text:style-name="T542">w</text:span>ane później i nie możemy tych rzeczy razem łą<text:span text:style-name="T543">cz</text:span>yć.</text:p>
      <text:p text:style-name="P544">Bardzo przepraszam kolegę, ale ustaliliśmy pewien tryb,<text:s/>że postępujemy zgodnie z blokiem.</text:p>
      <text:p text:style-name="P545">Proponujemy więc prowadzenie dyskusji konkretnie do zapisu pkt. 3-go.</text:p>
      <text:p text:style-name="P546"><text:span text:style-name="T547">Przewodni</text:span><text:span text:style-name="T548">cz</text:span><text:span text:style-name="T549">ąc</text:span><text:span text:style-name="T550">y</text:span>:</text:p>
      <text:p text:style-name="P551">Dziękuję bardzo za pomoc w tym momencie, w tej zasadzie trybu przestrzegania obrad. Jeszcze raz apeluje, żeby tylko do problemów<text:span text:style-name="T552">,</text:span><text:s/>które są w danym momencie dyskutowane. Inaczej pogubimy się<text:span text:style-name="T553">.</text:span></text:p>
      <text:p text:style-name="P554">Bardzo proszę - pani Małecka.</text:p>
      <text:p text:style-name="P555"><text:span text:style-name="T556">Boż</text:span><text:span text:style-name="T557">ena Hager-Małecka</text:span>:</text:p>
      <text:p text:style-name="P558">Prosz<text:span text:style-name="T559">ę</text:span><text:s/>państwa, mam propozycję<text:s/><text:span text:style-name="T560">t</text:span>aką<text:span text:style-name="T561">,</text:span><text:s/>że poniewa<text:span text:style-name="T562">ż</text:span><text:s/>ten punkt drugi jest b<text:span text:style-name="T563">a</text:span>rdzo roz<text:span text:style-name="T564">b</text:span>udow<text:span text:style-name="T565">a</text:span>ny w tym p<text:span text:style-name="T566">rojek</text:span>c<text:span text:style-name="T567">i</text:span>e rzą<text:span text:style-name="T568">dow</text:span>ym<text:span text:style-name="T569">.</text:span></text:p>
      <text:p text:style-name="P570"><text:span text:style-name="T571">P</text:span>o pierwsze proponuję, ażeb<text:span text:style-name="T572">y</text:span><text:s/>- tam w tiret trzecim, ażeb<text:span text:style-name="T573">y</text:span><text:s/>je rozłożyć - doskonalenie systemu prawa i zrobić następne tiret - rozwiązania w sferze ekonomicznej. Bo to ma odzwierciedlenie w dalszej części<text:span text:style-name="T574">,<text:s/></text:span><text:soft-page-break/>tam są cztery punkty.</text:p>
      <text:p text:style-name="P575">Jeszcze raz powtarzam, żeby w punkcie 2-gim według projektu rządowego dokonać małej, formalnej poprawki, a<text:span text:style-name="T576">ż</text:span>eby przy trzecim tiret, tam gdzie pisze<text:s/>„u<text:span text:style-name="T577">do</text:span>skonalenie systemu prawa oraz rozwiązań w sferze ekonomicznej”<text:s/>podzielić to na dwa podpunkty: pierwsze - doskonalenie prawa, następne tiret -<text:s/>„i rozwiązania w sferze ekonomiczno- finansowej”, bo tak to jest dalej. To jest pierwsza uwaga.</text:p>
      <text:p text:style-name="P578">Druga uwaga, którą chciałam zaproponować panu przewodniczącemu, to żebyśmy ten punkt dyskutowali w tych czterech sprawach. To znaczy nie cały drugi punkt, bo się także boję, że się pogubimy. Tylko najpierw, żebyśmy mówili o unowocześnieni struktur, tak jak jest w punkcie 1-szym. Potem o kontroli itd. Tak jak to jest z tymi czterema punktami. To nam uprości myślenie. Tak przynajmniej myślę.</text:p>
      <text:p text:style-name="P579">Dziękuję.</text:p>
      <text:p text:style-name="P580"><text:span text:style-name="T581">Przewodnicząc</text:span><text:span text:style-name="T582">y</text:span>:</text:p>
      <text:p text:style-name="P583">Dziękuję bardzo.</text:p>
      <text:p text:style-name="P584"><text:span text:style-name="T585">Ob</text:span><text:span text:style-name="T586">.</text:span><text:span text:style-name="T587"><text:s/>M</text:span><text:span text:style-name="T588">a</text:span><text:span text:style-name="T589">rek Roman</text:span>:</text:p>
      <text:p text:style-name="P590">Prosz<text:span text:style-name="T591">ę</text:span><text:s/>państwa, wydaje mi si<text:span text:style-name="T592">ę</text:span>, że sprawa jest dosyć prosta<text:span text:style-name="T593">.</text:span><text:s/>Nie ma tu żadnych sprzecznych poglądów. Punkt w istocie dotyczy tego, żeby zmodyfikować ministerstwo, a modyfikacja ma polegać na tym, aże<text:span text:style-name="T594">b</text:span>y poszerzyć zakres działania ministerstw<text:span text:style-name="T595">a.</text:span><text:s/>Tu jest propozycja dotycząca przejęcia m.in. parków narodowych i ochrony Bałtyku.<text:s/><text:span text:style-name="T596">I</text:span><text:s/>następnie, żeby konsekwentnie zmienić charakter na funkcjonalny, a zatem odrzucić, odsunąć działalność inwestycyjną.</text:p>
      <text:p text:style-name="P597"><text:span text:style-name="T598">C</text:span>o do tego nie ma żadnej sprzeczności. Oczywiście trzeba byłoby się zastanowić jak ma wyglądać działalność inwestycyjna w ramach gospodarki wodnej, w ogóle. Dotycząca gospodarki wodnej, bo nie może być to pole zupełnie jakoś puste i oddane i gdzieś tam nie wiadomo gdzie.</text:p>
      <text:p text:style-name="P599">Ale koncepcje na przykład są takie już opracowywane, m.in. przez<text:s/><text:span text:style-name="T600">„</text:span>Hydro-projekt”<text:s/>została opracowana cała koncepcja 2-wariantowa, która dotyczy zarządzania gospodarką wodną, w tym prowadzenia działalności inwestycji.</text:p>
      <text:p text:style-name="P601">Więc mnie się wydaje, że jest to sprawa właściwie niekontrowersyjna i ten punkt sprowadza się tylko do tej sprawy, do modyfikacji ministerstwa. Wszystkie inne szczegółowe sprawy są w pozostałych punktach więc możemy je kolejno później omawiać. Ja się wypowiadam za przyjęciem tego punktu w takim ogólnym, generalnym rozumieniu.</text:p>
      <text:p text:style-name="P602"><text:span text:style-name="T603">Przewodnicząc</text:span><text:span text:style-name="T604">y</text:span>:</text:p>
      <text:p text:style-name="P605">Dziękuję<text:span text:style-name="T606">.</text:span><text:s/>Bardzo proszę pro<text:span text:style-name="T607">f.</text:span><text:s/>Juchnowicz<text:span text:style-name="T608">.</text:span></text:p>
      <text:p text:style-name="P609"><text:span text:style-name="T610">Pro</text:span><text:span text:style-name="T611">f.</text:span><text:span text:style-name="T612"><text:s/>Stanisław Juchnowicz</text:span><text:span text:style-name="T613">:</text:span></text:p>
      <text:p text:style-name="P614"><text:span text:style-name="T615">Pro</text:span>szę państwa, bardzo chciałbym się tutaj wypowiedzieć<text:s/><text:span text:style-name="T616">w</text:span><text:s/>imieniu<text:s/><text:span text:style-name="T617">Po</text:span>l<text:span text:style-name="T618">sk</text:span>ieg<text:span text:style-name="T619">o</text:span><text:s/>Klubu E<text:span text:style-name="T620">k</text:span>olo<text:span text:style-name="T621">g</text:span>ic<text:span text:style-name="T622">z</text:span>ne<text:span text:style-name="T623">g</text:span>o,<text:s/><text:span text:style-name="T624">a</text:span>le również mam upoważnienie S<text:span text:style-name="T625">to</text:span>warz<text:span text:style-name="T626">ysze</text:span>nia Architektów Polskich, żeby w tej sprawie również zabrać głos.</text:p>
      <text:p text:style-name="P627">Mianowicie - ja pozwolę sobie odczytać tekst, który przygo<text:span text:style-name="T628">to</text:span>w<text:span text:style-name="T629">aliś</text:span>my i który obejmuje mniej więcej te propozycje, o których chcę mówić.</text:p>
      <text:p text:style-name="P630">Punkt drugi, który właściwie jest częściowo zawarty w propozycji zgłoszonej przez nas<text:s/><text:span text:style-name="T631">„</text:span>Solidarność”, natomiast uzupełniony jeszcze w tej propozycji Polskiego Klubu Ekologicznego.</text:p>
      <text:p text:style-name="P632">Ja może zacznę od punktu drugiego:</text:p>
      <text:soft-page-break/>
      <text:p text:style-name="P633">„Utworzenie w miejsce Ministerstwa Ochrony Środowiska i Zasobów Naturalnych jednostki<text:s/>ponadresorto<text:span text:style-name="T634">wej</text:span>. Może to być najwyższy urząd lub Komitet Ochrony Środowiska i Zasobów Naturalnych i Gospodarki Przestrzenn<text:span text:style-name="T635">ej.</text:span><text:s/>Nazwa jest tutaj umowna. Chodzi o połączenie gospodarki przestrzennej z ochroną śro<text:span text:style-name="T636">do</text:span>wiska i z<text:span text:style-name="T637">as</text:span>obów naturalnych.</text:p>
      <text:p text:style-name="P638">Rola tej jednostki powinna polegać na:</text:p>
      <text:p text:style-name="P639">Po pierwsze<text:s/>na ustalaniu<text:s/>zasad korzystania ze środowiska i określania odpowiedzialności za podejmowane w tym zakresie decyzje. Rozliczaniu poszczególnych resortów z programów, zadań i ich realizacji w zakresie ochrony środowiska, inspirowaniu planowaniu i opiniowaniu działań proekologicznych, ustalaniu zasad i kontroli dotyczących gospodarki przestrzennej, urbanistycznej i architektonicznej. Nadzorowanie służb ochrony środowi<text:span text:style-name="T640">s</text:span>ka we wszystkich, przepraszam, na wszystkich szczeblach administra<text:span text:style-name="T641">cj</text:span>i, we wszystkich resortach i prowadzeniu międzynarodowej, bila<text:span text:style-name="T642">t</text:span>eraln<text:span text:style-name="T643">ej<text:s/></text:span>współpracy ekologicznej w nawiasie - ustalaniu polityki z krajami ościennymi w sprawach zanieczyszczeń transgranicznych i odpowiedzialności finansowej za wyrządzone szkody<text:span text:style-name="T644">.</text:span></text:p>
      <text:p text:style-name="P645">Głównie chodzi o to, ażeby połączyć gospodarkę przestrzenną z ochroną środowiska.</text:p>
      <text:p text:style-name="P646">W tej chwili jest to podzielone, cieszymy się, że jest Ministerstwo Ochrony Środowiska.<text:s/><text:span text:style-name="T647">Ty</text:span>m niemniej wydaje<text:span text:style-name="T648"><text:s/></text:span>się, że podzielenie tych dwóch sfer działalności nie wpływa korzystnie na stan środowiska.</text:p>
      <text:p text:style-name="P649">Równocześnie chciałbym tutaj zaznaczyć, że ta jednostka<text:s/><text:span text:style-name="T650">po</text:span>n<text:span text:style-name="T651">adreso</text:span>r<text:span text:style-name="T652">t</text:span>ow<text:span text:style-name="T653">a</text:span>, która objęłaby również zagadnienie właśnie gospodarki przestrzennej, w jakimś stopniu kierowałaby również działalnością urbanistyczną, tu chodzi wyraźnie o obszary tworzone przez człowieka, chodzi tutaj o kształtowanie środowiska, nie tylko o ochronę środowiska. Jak również chodziłoby o ingerencję w sprawach architektury.</text:p>
      <text:p text:style-name="P654">Proszę państwa, słowo architektura zostało wyłączone z wszystkich urzędów państwowych jakiekolwiek istnieją u nas. A przecież pamiętamy, że w latach 50-tych był Komitet Urbanistyki i Arch<text:span text:style-name="T655">it</text:span>ektury, właśnie to była jednostka<text:s/><text:span text:style-name="T656">p</text:span>onadr<text:span text:style-name="T657">es</text:span>or<text:span text:style-name="T658">to</text:span>w<text:span text:style-name="T659">a.</text:span><text:s/>I z tego okresu datują się najciekawsze realizacje urbanistyczne i architek<text:span text:style-name="T660">to</text:span>niczne w kraju.</text:p>
      <text:p text:style-name="P661">Sądzę, że powinniśmy tutaj szczególną troską otoczyć<text:s/>również tę sferę dzi<text:span text:style-name="T662">ał</text:span>alności.</text:p>
      <text:p text:style-name="P663">Drugi problem, który wiąże się z om<text:span text:style-name="T664">a</text:span>wianym tematem, to jest sprawa zmodyfikowan<text:span text:style-name="T665">ia</text:span><text:s/>dotychczasowego systemu ochrony i kształtowania środowiska<text:span text:style-name="T666">.</text:span><text:s/>I tutaj zapis jest następujący: To zmod<text:span text:style-name="T667">yf</text:span>ikowanie musi obją<text:span text:style-name="T668">ć</text:span><text:s/>całą sferę działań strategicznych i operacyjnych: planowanie, projektowanie monitoring. Kontrola koordynowanych przez w/w urząd to znaczy Komitet Ochrony Środowiska, Zasobów Naturalnych i Gospodarki Przestrzennej o dużej autonomii niezależności.</text:p>
      <text:p text:style-name="P669">Dla usprawnienia działań należy: podnieść rangę terenow<text:span text:style-name="T670">y</text:span>ch<text:span text:style-name="T671"><text:s/></text:span>organów ochrony środowiska, tworzyć samodzielne stanowiska terenowych inspektorów ochrony środowiska, nawet w każdej gminie, to co było powiedziane. Uwzględniać opinie, interwencje w zakresie ochrony środowiska różnych społecznych grup proekologicznych jak Polski Klub Ekologiczny,<text:s/><text:span text:style-name="T672">L</text:span>iga Ochrony Przyrody i inne.</text:p>
      <text:p text:style-name="P673">Wprowadzić do założeń reformy gospodarczej zapis obligujący do ochrony środowiska wszystkich jego użytkowników.</text:p>
      <text:p text:style-name="P674">Dzięku<text:span text:style-name="T675">ję</text:span><text:s/>bardzo.</text:p>
      <text:p text:style-name="P676"><text:span text:style-name="T677">Przewod</text:span><text:span text:style-name="T678">nicz</text:span><text:span text:style-name="T679">ący</text:span>:</text:p>
      <text:p text:style-name="P680">Dziękuję bardzo.<text:s/><text:span text:style-name="T681">Propo</text:span>nu<text:span text:style-name="T682">ję</text:span>, żeby włączyć postulaty przedstawione przez pro<text:span text:style-name="T683">f</text:span>.<text:s/><text:span text:style-name="T684">J</text:span>uchn<text:span text:style-name="T685">ow</text:span>i<text:span text:style-name="T686">cz</text:span>a do<text:s/><text:soft-page-break/>rozważań grupy redakcyjnej. Muszę powiedzieć , że w dyskusji w naszej grupie również ta sprawa była podnoszona, jako sprawa istotna dla podniesienia roli ministerstwa i wzrostu jego skuteczności<text:span text:style-name="T687">,</text:span><text:s/>to znaczy wykorzystania planowania przestrzennego, jako narzędzia, za pomocą którego można wprowadzać skuteczne zasady ochrony środowiska. Różnice zdań były daleko idące, ale z racji tego, że jest również postulat strony solidarnościowej, w związku z t<text:span text:style-name="T688">y</text:span>m proponuję to włączyć do rozważań grupy redakcyjnej<text:s/>i sprecyzować postulat, nad którym jeszcze byśmy dyskutowali - dyskutując dokument końcowy stanowiska<text:span text:style-name="T689">.</text:span></text:p>
      <text:p text:style-name="P690">Proszę bardzo<text:s/><text:span text:style-name="T691">-</text:span><text:s/>pan Andrzejczak.</text:p>
      <text:p text:style-name="P692"><text:span text:style-name="T693">Ob. Krzysztof Andrzejczak - OPZZ</text:span>:</text:p>
      <text:p text:style-name="P694">Chciałem skonkretyzować sprawy jeśli chodzi o punkt trzeci. Uważamy, że pro<text:span text:style-name="T695">f.</text:span><text:s/>Kozłowski ze swoim zespołem przychylił się do naszej propozycji, aby pewne zagadnienia, pewne tezy omawiać wspólnie. Tak zapro<text:span text:style-name="T696">po</text:span>now<text:span text:style-name="T697">aliś</text:span>my w naszym materiale. Cieszymy się z tego.</text:p>
      <text:p text:style-name="P698">Jeśli chodzi natomiast konkretnie do postulatu nr 3<text:span text:style-name="T699">.<text:s/></text:span>Uważamy, że aby zrealizować sprawy zawarte w postulacie nr 1 odnośnie ekopolityki, uważamy, że musi być silny organ. Dlatego w naszych propozycjach jesteśmy za tym silnym organem i w pełni tutaj popieramy propozycje prof. Juchnowicza. Nawet nie z tego względu, że jest członkiem naszego zespołu, ale po prostu, że wybiega to nam naprzeciw.</text:p>
      <text:p text:style-name="P700">Ponadto, jeśli chodzi o konkretyzowanie funkcji Ministerstwa Ochrony Środowiska, to chcieliśmy przedstawić następujące uwagi. Faktycznie M<text:span text:style-name="T701">in</text:span>isterstwo Ochrony Środowiska i Zasobów Naturalnych powinno spełniać funkcje kontrolne, nadzorcze i sterujące w zakresie strategicznym, a wyzbyć się funkcji wykonawczych o charakterze gospodarczym ochrony śro<text:span text:style-name="T702">do</text:span>wiska.</text:p>
      <text:p text:style-name="P703"><text:span text:style-name="T704">W</text:span><text:s/>tej sytuacji podany pakiet przyłączenia do Ministerstwa Ochrony Środowiska i Zasobów Naturalnych całego leśnictwa, wydaje się nam wątpliwy.</text:p>
      <text:p text:style-name="P705">Ponadto same organiz<text:span text:style-name="T706">acyj</text:span>ne połączenie leśnictwa i ochroną środowiska jeszcze nie gwarantuje należytej ochrony substancji leśnej. Natomiast wskazujemy n<text:span text:style-name="T707">a</text:span><text:s/>potrzebę podniesienia rangi ochrony lasów.<text:s/><text:span text:style-name="T708">I</text:span><text:s/>to poprzez: włączenie problemów leśnictwa do realizacji trzeciego priorytetu działania rządu. Nadanie leśnictwu odpowiedniej rangi organizacyjnej w resorcie, do którego obecnie należy. Powołanie sekretarza stanu do spraw leśnictwa, a wariantowo proponujemy rozważy<text:span text:style-name="T709">ć</text:span><text:s/>również prz<text:span text:style-name="T710">yw</text:span>rócenie resortu leśnictwa i przemysłu drzewnego<text:span text:style-name="T711">.</text:span><text:s/>Likwidacja tego resortu uznawana jest za błąd.</text:p>
      <text:p text:style-name="P712">Sprawa organizac<text:span text:style-name="T713">yj</text:span>n<text:span text:style-name="T714">ej</text:span><text:s/>przynależności parków naro<text:span text:style-name="T715">d</text:span>o<text:span text:style-name="T716">w</text:span>ych do Mi<text:span text:style-name="T717">n</text:span>isterstwa Rolnictwa, Leśnictwa i Gospodarki Żywnościowej wynikła z wielkości zadań<text:s/><text:span text:style-name="T718">l</text:span>eśnej gospodarki rezerwatowej w parkach na<text:span text:style-name="T719">rodo</text:span>w<text:span text:style-name="T720">yc</text:span>h.<text:s/><text:span text:style-name="T721">7</text:span>0 proc. powierzchni parków narodowych stanowią lasy<text:span text:style-name="T722">,</text:span><text:s/>wymagające utrzymania spójności z leśnictwem, a szczególnie w zakresie uzyskania niezbędnej pomocy z organizac<text:span text:style-name="T723">yj</text:span>n<text:span text:style-name="T724">ej</text:span><text:s/>i technicznej ze strony lasów państwowych.</text:p>
      <text:p text:style-name="P725">Włączenie całościowo parków narodowych do Ministerstwa Ochrony<text:s/><text:span text:style-name="T726">Ś</text:span>rodowiska i Zasobów Naturalnych teoretycznie według nas jest słuszne, lecz wymaga rozważenia następujących kwestii<text:span text:style-name="T727"><text:s/></text:span>-<text:s/>czy resort ten jest w stanie zapewnić należyte wykonanie zadań ochrony czynnej parków. Nie chodzi nam o ochronę bierną, o sprawowanie ochrony nad poszczególnymi obiektami przyrodniczymi, ale potrzeba również i w otulinie parku wykonywać poszczególne zabiegi.</text:p>
      <text:p text:style-name="P728">I następnie - czy jest możliwe uzyskanie gwarancji dalszej niezbędnej pomocy lasów państwowych dla parków narodowych , jeśli parki znajdą się w innym resorcie.</text:p>
      <text:soft-page-break/>
      <text:p text:style-name="P729"><text:span text:style-name="T730">Pon</text:span>adto występuje warunek zasadniczy - podniesienia rangi ochrony przyrody w Ministerstwie Ochrony Środowiska, w tym także w zakresie struktury organizac<text:span text:style-name="T731">yj</text:span>n<text:span text:style-name="T732">ej</text:span><text:s/>m.in. właściwego określenia stanowiska Naczelnego Konserwatora Przyrody. Tego tematu nie będziemy dalej rozwijać, jeśli chodzi o Naczelnego Konserwatora Przyrody.</text:p>
      <text:p text:style-name="P733">Dziękuję.</text:p>
      <text:p text:style-name="P734"><text:span text:style-name="T735">Przewodnicząc</text:span><text:span text:style-name="T736">y</text:span>:</text:p>
      <text:p text:style-name="P737">Dziękuję bardzo<text:span text:style-name="T738">.</text:span></text:p>
      <text:p text:style-name="P739">Pro<text:span text:style-name="T740">s</text:span>zę bardzo, przepraszam, ale nie zauważyłem kto był pierwszy. Proszę bardzo,</text:p>
      <text:p text:style-name="P741"><text:span text:style-name="T742">O</text:span><text:span text:style-name="T743">b.</text:span><text:span text:style-name="T744"><text:s/>Ha</text:span><text:span text:style-name="T745">g</text:span><text:span text:style-name="T746">er-M</text:span><text:span text:style-name="T747">ałe</text:span><text:span text:style-name="T748">cka</text:span>:</text:p>
      <text:p text:style-name="P749">Ja przepraszam bardzo, że tak tutaj troszkę na podstawie bardzo długiej praktyki poselskiej<text:span text:style-name="T750">.</text:span></text:p>
      <text:p text:style-name="P751">Ja opowiadałabym się za tym, co tutaj jest napisane w punkcie a/, że Ministerstwo Ochrony Środowiska ma pełnić, ma mieć char<text:span text:style-name="T752">a</text:span>kter funk<text:span text:style-name="T753">cj</text:span>onalny, ma pełnić zadania inspiratora, koordynatora i nadzoru w zakresie ochrony środowiska<text:span text:style-name="T754">.</text:span></text:p>
      <text:p text:style-name="P755">Natomiast sprawy inne, które moi przedmówcy byli łaskawi tu poruszyć, zostawiłabym - po pierwsze - przyszłemu Sejmowi, bo to już za parę tygodni albo za niewiele miesięcy.</text:p>
      <text:p text:style-name="P756">Po drugie - od Sejmu przecież będzie zależało jaka będzie struktura rządu.<text:s/><text:span text:style-name="T757">I</text:span><text:s/>ostatnia uwaga - proszę pań<text:span text:style-name="T758">s</text:span>twa, znowu przepraszam, że ja na podstawie swojego doświadczenia<text:span text:style-name="T759">.</text:span><text:s/>Najwyżej postawiony minister nie rozwiąże n<text:span text:style-name="T760">a</text:span>m problematyki ochrony środowiska. Tylko albo będziemy mieli rząd cały, albo przynajmniej w tych mocnych punktach, które nam zanieczyszcza środowiska<text:span text:style-name="T761">,</text:span><text:s/>który będzie to rozumiał i który to przeprowadzi, co obecnie znajduje się jako jeden z trzech priorytetów rządu, albo nie będzie ochrony środowiska<text:s/>w priorytetach, tak jak to było czterdzieści kilka lat.</text:p>
      <text:p text:style-name="P762"><text:span text:style-name="T763">I</text:span><text:s/>tak ja te sprawy rozumiem.<text:s/><text:span text:style-name="T764">B</text:span>o przecież o<text:span text:style-name="T765">d</text:span><text:s/>Ministra<text:s/>Przemysłu będzie dużo zależało, od<text:s/>Ministra<text:s/>Komunikacji itd., itd.</text:p>
      <text:p text:style-name="P766">I dlatego, kończę już, ja proponuję przyjąć tę wersję która tu jest, bo oczywiście ktoś musi koor<text:span text:style-name="T767">d</text:span>ynować, ktoś musi nadzorować i ktoś inspirować i ktoś musi w rządzie za te sprawy odpowiadać. Czyli na pewno...</text:p>
      <text:p text:style-name="P768">My mamy duże kontakty z posłami innych krajów, oni nam bardzo zazdroszczą, że my<text:s/><text:span text:style-name="T769">p</text:span>o pierwsze mamy ministerstwo samo, o co domagała się VIII kadencja poselska ogromnie i osiągnęła, że jest oddzielne ministerstwo nie połączone z administracją, ani z niczym innym. I że jest sejmowa komisja nie powiązana z niczym innym tylko Komisja Ochrony Środowiska.</text:p>
      <text:p text:style-name="P770">A więc uważam, że to jest jakieś osiągnięcie posłów VIII kadencji, no i które realizuje IX kadencja. I dlatego mnie się wydaje, że tu przede wszystkim trzeba żeby rząd miał wpisane, wkodowane ochronę środowiska jako priorytet i wymuszał na wszystkich ministrach, ażeby ten priorytet respektowali.</text:p>
      <text:p text:style-name="P771">Dziękuję bardzo.</text:p>
      <text:p text:style-name="P772"><text:span text:style-name="T773">Przewod</text:span><text:span text:style-name="T774">nicz</text:span><text:span text:style-name="T775">ący</text:span>:</text:p>
      <text:p text:style-name="P776">Dziękuję bardzo.</text:p>
      <text:p text:style-name="P777">Bardzo proszę pana pro<text:span text:style-name="T778">f</text:span>. Wierzbickiego.</text:p>
      <text:p text:style-name="P779"><text:span text:style-name="T780">Prof.</text:span><text:span text:style-name="T781"><text:s/>Zbigniew Wierzbick</text:span><text:span text:style-name="T782">i</text:span>:</text:p>
      <text:p text:style-name="P783">Nawiązuję d<text:span text:style-name="T784">o</text:span><text:s/>wypowiedzi pro<text:span text:style-name="T785">f.</text:span><text:s/>Romana i proponuję,<text:s/><text:span text:style-name="T786">ż</text:span>e<text:span text:style-name="T787">b</text:span>y<text:span text:style-name="T788"><text:s/></text:span>ten wniosek o wyłączenie inwestycji w zakresie gospodarki wodnej uzupełnić postulatem pozytywnym, to znaczy o treści pozytywnej tj.<text:s/><text:soft-page-break/>konkretnym wskazaniem - kto, jaka instytucja będzie się zajmować tym sprawami. To jest sprawa budowy zapór i sprawa budowy oczyszczalni<text:span text:style-name="T789">.</text:span><text:s/>Nie wiem czy są odpowiednie<text:s/><text:span text:style-name="T790">de</text:span>partamenty w Ministerstwie Budownictwa i nie wiem jak wyglądają<text:s/><text:span text:style-name="T791">„</text:span>H<text:span text:style-name="T792">ydro</text:span><text:span text:style-name="T793">-</text:span>p<text:span text:style-name="T794">roje</text:span>kty”. Słyszałem, że jeżeli chodzi o te instytucje, to one przeżywają okres kryz<text:span text:style-name="T795">ys</text:span>o<text:span text:style-name="T796">wy</text:span>, schyłkowy.</text:p>
      <text:p text:style-name="P797"><text:span text:style-name="T798">I</text:span><text:s/>nawiązuję do wypowiedzi kol.<text:s/><text:span text:style-name="T799">A</text:span>ndrz<text:span text:style-name="T800">ej</text:span>czyk<text:span text:style-name="T801">a</text:span>. A więc oczywiście jestem również za połączeniem lasów z Ministerstwem Ochrony Środowiska. Uważam, że ten sten, w którym parki narodowe podlegają dwom ministerstwom - jednemu merytorycznie, a finansowo drugiemu jest niezgodny ze zdrowym rozsądkiem.<text:s/><text:span text:style-name="T802">I</text:span><text:s/>ja myślę, że choćby dlatego powinno się jednak dokonać tego, jakiejś integracji i włączyć lasy, które oczywiście są biednym bardzo działem naszego życia. Al<text:span text:style-name="T803">e</text:span><text:s/>biednym nie dlatego, że musi być biedny, tylko dlatego, że została tak struktura ustalona, że te lasy stale cierpią na brak pieniędzy, co się odbija oczywiście na jakości i na gospodarce l<text:span text:style-name="T804">eś</text:span>nej.</text:p>
      <text:p text:style-name="P805">I nawiązując do pani pro<text:span text:style-name="T806">f</text:span>. Hager-Małeckiej, mnie się zd<text:span text:style-name="T807">aj</text:span>e że my tutaj właśnie ustalamy pewne postulaty m.<text:span text:style-name="T808">i</text:span>n. i dla przyszłego Sejmu. Je bym się bał właśnie postawienia sprawy w ten sposób, że przekazujemy to coś przyszłemu Sejmowi, który być może, że będzie niedługo, ale być może, że będzie później.</text:p>
      <text:p text:style-name="P809"><text:span text:style-name="T810">Przewod</text:span><text:span text:style-name="T811">nicz</text:span><text:span text:style-name="T812">ący</text:span>:</text:p>
      <text:p text:style-name="P813">Dziękuję bardzo.</text:p>
      <text:p text:style-name="P814">Proszę pro<text:span text:style-name="T815">f.</text:span><text:s/>Andrz<text:span text:style-name="T816">ej</text:span>ewski<text:span text:style-name="T817">.</text:span></text:p>
      <text:p text:style-name="P818"><text:span text:style-name="T819">P</text:span><text:span text:style-name="T820">rof.</text:span><text:span text:style-name="T821"><text:s/>Roman Andrze</text:span><text:span text:style-name="T822">je</text:span><text:span text:style-name="T823">wski</text:span>:</text:p>
      <text:p text:style-name="P824">Proszę państwa, w sprawie planowania, połączenia planowania z ochroną środowiska. To<text:s/><text:span text:style-name="T825">j</text:span>est postul<text:span text:style-name="T826">a</text:span>t<text:span text:style-name="T827">,</text:span><text:s/>który był podnoszony też<text:s/><text:span text:style-name="T828">w</text:span><text:s/>ekspertyzie Polskiej Akademii<text:s/><text:span text:style-name="T829">N</text:span>a<text:span text:style-name="T830">uk<text:s/></text:span>dotyczącej sytuacji w ochronie środowiska w Polsce<text:span text:style-name="T831">.<text:s/></text:span>Myślą, że jest on zasadny nie tylko dlatego, że właśnie planowanie przestrzenne w wielu przypadkach spowodowało błędne lokalizacje i zniszczenie środowiska, ale głównie dlatego, że planowanie przestrzenne jest pierwszym podejściem do ra<text:span text:style-name="T832">cj</text:span>onalnego kształtowania śro<text:span text:style-name="T833">do</text:span>wiska i zachowania go.</text:p>
      <text:p text:style-name="P834">To od planu zaczynamy majsterkowa<text:span text:style-name="T835">ć</text:span><text:s/>w przyrodzie czy majsterkować w przestrzeni. I tam albo popełniamy błędy, albo wręcz przeciwnie - stymulujemy rozwój przyrody.</text:p>
      <text:p text:style-name="P836">Spr<text:span text:style-name="T837">aw</text:span>a nadzoru nad parkami naro<text:span text:style-name="T838">do</text:span>wymi. Argumenty, które są przytaczane przez leśników i dyrekcje parków, że będąc pod nadzorem czy będąc razem z lasami, mają określone z tego korzyści, są argumentami wysoce słusznymi. Rzeczywiście tak jest, że czerpiąc wprawdzie ze skromnych, ale za<text:span text:style-name="T839">s</text:span>obów oprzyrządowania leśnego, służb leśnych i<text:span text:style-name="T840">t</text:span>d. ułatwia im to pracę.</text:p>
      <text:p text:style-name="P841">Trzeba jednak sobie otwarcie powiedzieć - opinia społeczna jest przeciwko takiemu rozwiązaniu. Nie dlatego, żeby nie doceniała tego argumentu, tylko dlatego, że lasy znalazły się jako całość w Ministerstwie Rolnictwa. W ministerstwie, które m<text:span text:style-name="T842">a</text:span><text:s/>za zadanie eksploatować, zresztą<text:s/>słusznie przyrodę dla celów konsumpc<text:span text:style-name="T843">yj</text:span>nych<text:span text:style-name="T844">.</text:span><text:s/>Takich czy innych - produkc<text:span text:style-name="T845">yj</text:span>nych, żywnościowych itd.</text:p>
      <text:p text:style-name="P846">Myślę, że dobre rozwiązanie jest tylko we wł<text:span text:style-name="T847">a</text:span>ściwym usytuowaniu polskich lasów w strukturze organizac<text:span text:style-name="T848">yj</text:span>n<text:span text:style-name="T849">ej<text:s/></text:span>rządu. Możliwe, że umieszczenie lasów w Ministerstwie Rolnictwa, było rzeczywiście błędem, bo jest to zupełni<text:span text:style-name="T850">e<text:s/></text:span>odrębny sposób gospodarowania przyrodą i zagadnienie na tyle duże, że nie powinno by<text:span text:style-name="T851">ć</text:span><text:s/>sprowadzone do jednego departamentu w wielkim ministerstwie.</text:p>
      <text:soft-page-break/>
      <text:p text:style-name="P852"><text:span text:style-name="T853">J</text:span>a nie wiem jak sprawę rozwiązać, ale wydaje mi się, że wyjście naprzeciw tym postulatom, żeby parki narodowe nie podlegały ministerstwu tak bardzo produkc<text:span text:style-name="T854">yj</text:span>nemu. Tego oczekuje opinia społeczna.</text:p>
      <text:p text:style-name="P855">D<text:span text:style-name="T856">z</text:span>ięku<text:span text:style-name="T857">j</text:span>ę.</text:p>
      <text:p text:style-name="P858"><text:span text:style-name="T859">Przewod</text:span><text:span text:style-name="T860">nicz</text:span><text:span text:style-name="T861">ący</text:span>:</text:p>
      <text:p text:style-name="P862">Dzięku<text:span text:style-name="T863">ję</text:span><text:s/>bardzo.</text:p>
      <text:p text:style-name="P864">Proszę o zabranie głosu pana ministra Kulczyńskiego.</text:p>
      <text:p text:style-name="P865"><text:span text:style-name="T866">Minister Wacław Kulczyński</text:span>:</text:p>
      <text:p text:style-name="P867">Dziękuję bardzo. Chciałbym prosić państwa o próbę podejścia do tych dy<text:span text:style-name="T868">skuto</text:span>wan<text:span text:style-name="T869">yc</text:span>h w tej chwili problemów w sposób następujący. Mianowicie - po pierwsze abyśmy respektowali tą zasadę, co do której b<text:span text:style-name="T870">yś</text:span>my się zgodzili, że Ministerstwo Ochrony Środowiska powinno być resortem funk<text:span text:style-name="T871">cjo</text:span>nalnym. Wydaje mi się, że z tej generalnej zasady wychodzą wszelkie dal<text:span text:style-name="T872">s</text:span>ze implikacje dla dyskutowanego tematu. Ponieważ zaczynamy popadać tutaj w pewną niekonsekwencję, ja rozumiem z czego ona wynika. Ona wynika z tego, że jest słabość działań pracy określonych jednostek administrac<text:span text:style-name="T873">yj</text:span>n<text:span text:style-name="T874">yc</text:span>h, które zajmują się problemami czy lasów, czy inwestycjami wodnymi, prawda. Tego typu spostrzeżenia są, atakowana jest nasza gospodarka przestrzenna<text:span text:style-name="T875"><text:s/></text:span>i to nam w tej chwili przesłania cały obraz. Może trochę zapytam retorycznie,<text:s/>któż<text:s/>z nas nie jest słaby. Przecież my też się czujemy w sumie nie najmocniejsi, jesteśmy bardzo wdzięczni za to, że się dyskutuje o tym właśnie jak wzmocnić nasze ministerstwo, to tylko ukłon, bo przecież jesteśmy tym zainteresowan<text:span text:style-name="T876">i.</text:span><text:s/>Ale zdawa<text:span text:style-name="T877">jm</text:span>y sobie sprawę<text:s/><text:span text:style-name="T878">z</text:span><text:s/>tego, że to nie może być jedyne panaceum - przerzucenie pewnej problematyki akur<text:span text:style-name="T879">a</text:span>t w jedną jednostkę, w tym przypadku ad<text:span text:style-name="T880">mi</text:span>nis<text:span text:style-name="T881">tr</text:span>a<text:span text:style-name="T882">c</text:span>yjną<text:s/><text:span text:style-name="T883">taką</text:span><text:s/><text:span text:style-name="T884">jak</text:span><text:s/>jes<text:span text:style-name="T885">t</text:span><text:s/><text:span text:style-name="T886">na</text:span>sze<text:s/>ministerstwo. Spójrzmy na tę kwestię w ten sposób<text:s/>- przecież<text:s/>my nie unikniemy tego,<text:s/><text:span text:style-name="T887">ż</text:span>e gospodarka będzie produkcyjna, eksploatacyjna prowadzona również w lasach, od tego nie odejdziemy, to jest obiektywna sprawa, to występuje nie tylko w naszym kraju, wszędzie na świecie. I wobec tego my z funkcjonalnego resortu au<text:span text:style-name="T888">to</text:span>m<text:span text:style-name="T889">atyc</text:span>znie jednak wchodzimy w te problemy, bierzemy to na siebie, musimy wtedy wziąć. Stąd nasza propozycja, żeby jednak rozdzielić to co jest związane, mimo wszystko, z kwestiami gospodarczymi, eksploatacyjnymi, od tych kwestii<text:span text:style-name="T890">,</text:span><text:s/>które są związane ściśle z ochroną terenu. Te powinniśmy w naszym przekonaniu realizować przede wszystkim na tych terenach,<text:s/>które<text:s/><text:span text:style-name="T891">s</text:span>ą objęte ochroną, czy szczególną ochroną. Natomiast system prawny powinien ekonomiczny, który - jak wiem<text:s/>- w<text:s/>lasach też nie jest najlepszy, on wymaga przebudowy. Tu kolega Wróbel się zgadza ze mną. A więc tu popatrzmy na te kwestie, bo to jest droga do poprawy, poprawy zarządzania w tym obszarz<text:span text:style-name="T892">e.</text:span><text:s/><text:span text:style-name="T893">A</text:span><text:s/>nie wydaje mi się, że włączenie nas w takie po prostu problemy, które są związane z gospodarowaniem.</text:p>
      <text:p text:style-name="P894">Z drugiej strony kwestia na przykład inwestowania w gospodarce wodnej. No, możemy sobie odpowiedzieć na to, że właściwie to się na dobrą sprawę, bo przecież my się nie zajmujemy budową ocz<text:span text:style-name="T895">ys</text:span>zczalni. Jeśli ktoś tak myśli, to jest nieporozumieniem. Dla żadnej oczyszczalni ministerstwo nie jest inwestorem. Tym inwestorem jest resort budownictw<text:span text:style-name="T896">a.</text:span><text:s/>Tak to wygląda. I rady narodowe w tym dalszym, że tak powiem przedłużeniu.</text:p>
      <text:p text:style-name="P897">My owszem,<text:s/><text:span text:style-name="T898">ż</text:span>yjemy tą problematyką, wręcz inspirujemy określone postępowe technologie, rozwiązania, naciskamy, karzemy gdzie trzeba. Ale przecież my nie<text:s/><text:span text:style-name="T899">je</text:span>steśmy inwes<text:span text:style-name="T900">to</text:span>rem.</text:p>
      <text:p text:style-name="P901">Jeśli chodzi o kwestię inwestowania w zbiorniki wodne - przecież to robi w gruncie rzeczy resort budownictwa, to nie my. Te potężne Czorsztyny i inne Poręby itd. - to to jest poza nami<text:span text:style-name="T902">.</text:span><text:s/>To, że jest to w<text:s/><text:soft-page-break/>strukturze okręgowych dyrekcji gospodarki wodnej, jako rzeczywiście inwestora, ale popatrzmy, że jednocześnie to nam pozwala zabezpieczyć te wymogi, jakie wynikają z ochrony środowiska<text:span text:style-name="T903"><text:s/></text:span>z przyszłej eksploatacji, z tego wszystkiego co jest związane z całością, żeby i pobór, czyli wykorzystanie tej wody i to co się dzieje jeśli chodzi o jakieś o<text:span text:style-name="T904">d</text:span>pr<text:span text:style-name="T905">o</text:span>wadzenia do tych wód, użytkowanie tych wód, było związane po prostu z zabezpieczeniem interesów ochrony środowiska.</text:p>
      <text:p text:style-name="P906">A więc można oczywiście teraz zupełnie z tej funkcji odejść, można. Tylko zobaczymy, czy to jest też prawidłowe takie podejście.</text:p>
      <text:p text:style-name="P907">I tak samo można byłoby popatrzyć na problem planowania przestrzennego czy gospodarki przestrzennej. Przecież w tym momencie my jednocześnie stajemy się tym, który jest ściśle związany z decyzjami w bardzo szerokiej płaszczyźnie, nie tylko może obiektywnie patrzyć na problemy środowiska, ale odpowiada w sposób taki, który wydaje się nam, że osłabi naszą funkcję z punktu widzenia zabezpieczenia właśnie ochrony środowiska.</text:p>
      <text:p text:style-name="P908">Ja bym propo<text:span text:style-name="T909">n</text:span>ował patrzeć nawet skierować może do innego zespołu po prostu te wymogi, jakie my stawiamy planowaniu przestrzennemu, gospodarce przestrzenn<text:span text:style-name="T910">ej,<text:s/></text:span>zwrócić uwagę na to<text:span text:style-name="T911">.</text:span><text:s/>Ale niekoniecznie musi to być związane z przejęciem tego całego obszaru do nas.<text:s/>Czy my w tym umacnianiu nie pójdziemy po prostu w taki sposób, że nastąpi pewna bariera krytyczna, która nas ubezwłasnowolni, bym powiedział, w pewnej obiektywności naszych decyzji.</text:p>
      <text:p text:style-name="P912">Prosiłbym, żeby również i na tę sprawę i od tej strony<text:s/><text:span text:style-name="T913">p</text:span>o<text:span text:style-name="T914">p</text:span>at<text:span text:style-name="T915">rz</text:span>eć.</text:p>
      <text:p text:style-name="P916">Dziękuję.</text:p>
      <text:p text:style-name="P917"><text:span text:style-name="T918">Przewod</text:span><text:span text:style-name="T919">nicz</text:span><text:span text:style-name="T920">ący</text:span>:</text:p>
      <text:p text:style-name="P921">Dziękuję bardzo. Proszę bardzo<text:s/><text:span text:style-name="T922">-</text:span><text:s/>kto z państwa w tym problemie jeszcze chciałby zabrać głos? Bardzo proszę.</text:p>
      <text:p text:style-name="P923"><text:span text:style-name="T924">Ob. Wojciech Kłosowski</text:span>:</text:p>
      <text:p text:style-name="P925">Ja<text:s/><text:span text:style-name="T926">m</text:span>yślę, panie ministrze, że tu zaszło pewne niezrozumienie tego postulatu. Intencją tych trzech punktów tzn. włączenia w gestię<text:s/>Ministra<text:s/>Ochrony<text:s/>Środowiska i lasów, i planowania przestrzennego, a właściwie tych dwóch, jest jakby uznanie takiej zasady, że funkcja środowiskotwórcza lasów jest ważniejsza bez porównania od funkc<text:span text:style-name="T927">ji</text:span><text:s/>gospodarczej. I lasy w naszym, w<text:span text:style-name="T928"><text:s/></text:span>rozumieniu muszą mieć takiego gospodarza, który będzie to uznawał i będzie pilnował tego prymatu funkcji środowisk<text:span text:style-name="T929">ot</text:span>wórcz<text:span text:style-name="T930">ej</text:span><text:s/>nad funkcją gospodarcza. Rozumiemy,<text:s/><text:span text:style-name="T931">ż</text:span>e ministerstwo nie będzie samo prowadziło działalności w lasach, tylko będzie udzie<text:span text:style-name="T932">l</text:span>ało koncesji na prowadzenie takie działalności z zachowaniem, na ile to jest możliwe, wymogów ochrony środowiska. Bo gospodarka w lasach w obecnym podporządkowaniu lasów i w poprzednim, jest często rabunkowa. Panowie pracując w tym resorcie na pewno orientujecie się jakiego rodzaju naciskom możecie być poddani, kiedy to przejdzie w wasze kompetencje. Ale od strony społeczeństwa, to wygląda właśnie tak jak mówimy - musi gospodarz lasów uznawać ich środowisko-twórczą rolę, jako nieporównanie ważniejszą od funkcji gospodarcz<text:span text:style-name="T933">ej.</text:span><text:s/>To samo jest z planowaniem przestrzennym.</text:p>
      <text:p text:style-name="P934">Nam by odpowiadało takie rozwiązanie, gdzie decyzje planowania przestrzennego zapadają przede wszystkim w oparciu o przesłanki ekologiczne, a dopiero w drugim rzędzie o przesłanki gospodarcze, które z nimi kolidują.<text:s/><text:span text:style-name="T935">I</text:span><text:s/>wiadomo, że jest to gra sił po stronie<text:s/>tych racji gospodarczych występują bardzo potężne siły. Nam się wydaje, dlatego ta sprawa jakby jest przedmiotem do dyskusji. Ale tu chciałbym w swoim<text:s/><text:soft-page-break/>własnym imieniu powiedzieć - bardzo nie przekonują mnie argumenty leśnictwa o tym, że w rolnictwie nie jest dobrze. Może wrócimy do przemysłu drzewnego.<text:s/><text:span text:style-name="T936">T</text:span>o jest jakby jeszcze drapieżniejszy gospodarz tych lasów i jest krok w tył w stosunku do tego niedobrego rozwiązania, jakie istnieje teraz.</text:p>
      <text:p text:style-name="P937">Dziękuję.</text:p>
      <text:p text:style-name="P938"><text:span text:style-name="T939">Przewodnicząc</text:span><text:span text:style-name="T940">y</text:span><text:span text:style-name="T941">:</text:span></text:p>
      <text:p text:style-name="P942">Dziękuję bardzo. Bardzo proszę - pan Hrynkiewicz.</text:p>
      <text:p text:style-name="P943"><text:span text:style-name="T944">Ob. Andrzej Hrynkiewicz</text:span>:</text:p>
      <text:p text:style-name="P945">Mnie się zdaje, że moja wypowiedź strasz<text:span text:style-name="T946">n</text:span>ie naiwnie tutaj zabrzmi, ale ja się trochę dziwię, że my dyskut<text:span text:style-name="T947">uj</text:span>emy tak szeroko - sprawy organizac<text:span text:style-name="T948">yj</text:span>ne, gdzie się znajdą, w jakim resorcie znajdzie się sprawa lasów. A dlaczego my nie dotykamy przyczyn? Dlaczego te wszystkie postulaty są tak sformułowane, że wydaje się, że zmiany organizacyjne mają uzdrowić środowisko w Polsce. Dlaczego my nie wchodzimy głębiej? Dlaczego my nie myślimy o przyczynach, kt<text:span text:style-name="T949">ó</text:span>re spowodowały, że 26 proc. polskich lasów jest skazanych na zagładę, a 50 proc. jest zagrożonych. Ja czegoś tu nie rozumiem w tej dyskusji.</text:p>
      <text:p text:style-name="P950"><text:span text:style-name="T951">Przewodnicząc</text:span><text:span text:style-name="T952">y</text:span>:</text:p>
      <text:p text:style-name="P953">Dziękuję b<text:span text:style-name="T954">a</text:span>rd<text:span text:style-name="T955">z</text:span>o<text:span text:style-name="T956">.</text:span><text:s/>Bardzo pr<text:span text:style-name="T957">os</text:span>z<text:span text:style-name="T958">ę</text:span><text:s/>- pan Kwiatkowski<text:span text:style-name="T959">.</text:span></text:p>
      <text:p text:style-name="P960"><text:span text:style-name="T961">Ob</text:span><text:span text:style-name="T962">.</text:span><text:span text:style-name="T963"><text:s/></text:span><text:span text:style-name="T964">J</text:span><text:span text:style-name="T965">er</text:span><text:span text:style-name="T966">z</text:span><text:span text:style-name="T967">y K</text:span><text:span text:style-name="T968">wia</text:span><text:span text:style-name="T969">t</text:span><text:span text:style-name="T970">kowski</text:span><text:span text:style-name="T971">:</text:span></text:p>
      <text:p text:style-name="P972">Mnie te<text:span text:style-name="T973">ż</text:span><text:s/>tuta<text:span text:style-name="T974">j</text:span><text:s/><text:span text:style-name="T975">z</text:span>ast<text:span text:style-name="T976">a</text:span>na<text:span text:style-name="T977">w</text:span>i<text:span text:style-name="T978">a</text:span><text:s/>właśnie kierunek tej dyskusji<text:span text:style-name="T979">,</text:span><text:s/>dlatego<text:s/><text:span text:style-name="T980">ż</text:span>e jeśli w pierwszym punkcie zgodziliśmy się co do tego,<text:s/><text:span text:style-name="T981">ż</text:span>e jak gdyby wyznacznikiem rozwoju gospodarczego i społecznego Polski ma być idea ekorozwoju, ekopolityki<text:span text:style-name="T982">.</text:span><text:s/><text:span text:style-name="T983">I</text:span><text:s/>jeśli to przyjęliśmy jako rzecz nadrzędną, to rozumiem, że przyjęcie tej idei - jak gdyby na drugi plan przekłada sprawy szczegółowe, organiz<text:span text:style-name="T984">acyj</text:span>ne, czy to ma być tu,<text:s/>tu czy tam.</text:p>
      <text:p text:style-name="P985">Dlaczego uważamy, że ludzie w zielonych mundurach nie dbają o las. Dbają o las<text:span text:style-name="T986">.</text:span><text:s/>Trzeba tworzyć lepsze mechanizmy, Ale czy rzeczywiście rozdrabniając w ten sposób naszą dyskusję dojdziemy do wspólnego punktu.</text:p>
      <text:p text:style-name="P987">D<text:span text:style-name="T988">z</text:span>ięk<text:span text:style-name="T989">uję</text:span><text:s/>bardzo.</text:p>
      <text:p text:style-name="P990"><text:span text:style-name="T991">Przewodnicząc</text:span><text:span text:style-name="T992">y</text:span>:</text:p>
      <text:p text:style-name="P993">Dziękuję.<text:s/></text:p>
      <text:p text:style-name="P994">Równolegle pan Kassenberg i pan<text:s/>pro<text:span text:style-name="T995">f.</text:span><text:s/>Wierzbicki<text:span text:style-name="T996">.</text:span></text:p>
      <text:p text:style-name="P997"><text:span text:style-name="T998">P</text:span><text:span text:style-name="T999">r</text:span><text:span text:style-name="T1000">o</text:span><text:span text:style-name="T1001">f.</text:span><text:span text:style-name="T1002"><text:s/></text:span><text:span text:style-name="T1003">W</text:span><text:span text:style-name="T1004">i</text:span><text:span text:style-name="T1005">er</text:span><text:span text:style-name="T1006">z</text:span><text:span text:style-name="T1007">bi</text:span><text:span text:style-name="T1008">cki</text:span>:</text:p>
      <text:p text:style-name="P1009">Ja mo<text:span text:style-name="T1010">ż</text:span>e tylko odpowiem. To o czym mówił pan prof. Hrynkiew<text:span text:style-name="T1011">i</text:span>cz i pan dyr.<text:s/><text:span text:style-name="T1012">K</text:span>wiatkowski.</text:p>
      <text:p text:style-name="P1013">Proszę państwa, oczywiście, że przyczyny są głębsze - o tym wszyscy wiemy jakie są przyczyny. Ale wiemy również o tym, że dobra struktura organizacyjna pomaga, a zła struktura organizacyjna przeszkadza w ochronie środowiska. Jeżeli w Gorcach pojawił się kornik i dwa ministerstwa nie mogły z sobą ustalić<text:s/>- czy<text:s/>i jak walczyć z tym kornikiem i to trwało pół roku<text:span text:style-name="T1014">.</text:span><text:s/>Bo były dwa ministerstwa i dyrektor Parku Narodowego na własną rękę podjął walkę, za co został objechany<text:span text:style-name="T1015">.</text:span></text:p>
      <text:p text:style-name="P1016">Proszę państwa, to wła<text:span text:style-name="T1017">ś</text:span>nie to<text:s/><text:span text:style-name="T1018">je</text:span>st wynik wadliwej struktury organizacyjnej.<text:s/><text:span text:style-name="T1019">I</text:span><text:s/>my musimy z tymi rzeczami oczywiście walczyć.</text:p>
      <text:p text:style-name="P1020">Jeżeli obecnie po śmierci wiceministra Nocznickiego jest wiceminister inny, któremu podlega leśnictwo, a on się zna na PGR-ach i wysuwa pewne propozycję co do lasów, z którymi się leśnicy nie mogą zgodzić, bo to grozi parcelacją tych lasów, to proszę państwa jest to również wynik właśnie tego, że leśni<text:span text:style-name="T1021">ct</text:span>wo<text:s/><text:span text:style-name="T1022">je</text:span>st<text:s/><text:soft-page-break/>w Ministerstwie Rolnictwa.</text:p>
      <text:p text:style-name="P1023"><text:span text:style-name="T1024">Przewodnic</text:span><text:span text:style-name="T1025">z</text:span><text:span text:style-name="T1026">ąc</text:span><text:span text:style-name="T1027">y</text:span><text:span text:style-name="T1028">:</text:span></text:p>
      <text:p text:style-name="P1029">Dziękuję<text:span text:style-name="T1030">.</text:span><text:s/>Prosz<text:span text:style-name="T1031">ę</text:span><text:s/>Andrz<text:span text:style-name="T1032">ej</text:span>a Kassenberga<text:span text:style-name="T1033">.</text:span></text:p>
      <text:p text:style-name="P1034"><text:span text:style-name="T1035">Ob</text:span><text:span text:style-name="T1036">.</text:span><text:span text:style-name="T1037"><text:s/></text:span><text:span text:style-name="T1038">A</text:span><text:span text:style-name="T1039">ndr</text:span><text:span text:style-name="T1040">ze</text:span><text:span text:style-name="T1041">j Kassenberg</text:span>:</text:p>
      <text:p text:style-name="P1042">Proszę państwa chciałbym zaproponować, ażebyśmy<text:s/><text:span text:style-name="T1043">p</text:span>r<text:span text:style-name="T1044">ób</text:span>o<text:span text:style-name="T1045">w</text:span>ali<text:s/><text:span text:style-name="T1046">ja</text:span>k gdy<text:span text:style-name="T1047">b</text:span>y<text:s/><text:span text:style-name="T1048">-</text:span><text:s/>może nie<text:s/><text:span text:style-name="T1049">p</text:span>od<text:span text:style-name="T1050">s</text:span>umo<text:span text:style-name="T1051">w</text:span>a<text:span text:style-name="T1052">ć</text:span><text:s/><text:span text:style-name="T1053">w</text:span><text:s/>sensie końcowym, ale chciałbym przedstawić na<text:s/><text:span text:style-name="T1054">c</text:span>zym<text:s/><text:span text:style-name="T1055">-</text:span><text:s/>moim zdaniem polegają główne znaki zapytania<text:span text:style-name="T1056">.</text:span></text:p>
      <text:p text:style-name="P1057">Sądzę, że co do jednego zgodziliśmy się - resort powinien mieć funkcję i charakter regulacyjno-funkcjonalny.<text:s/><text:span text:style-name="T1058">I</text:span><text:s/>to jest<text:s/>podstawowa rzecz, o którą chcemy się domagać<text:s/><text:span text:style-name="T1059">i</text:span><text:s/>którą uważamy, że jest najważniejsza.</text:p>
      <text:p text:style-name="P1060">Natomiast punkt zapytania - czy włączyć w ten resort gospodarkę przestrzenną? Sądzę, że tu jest najmniej kontrowersji. Dużo kontrowersji jest - czy włączyć leśnictwo czy nie. Natomiast mniejsze<text:s/><text:span text:style-name="T1061">-</text:span><text:s/>jak gdyby kontrowersje - mniejsze w sensie znaczenia, dotyczą problematyki parków narodowych i problematyki działalności inwestycyjnej związanej z gospodarką wodną.</text:p>
      <text:p text:style-name="P1062">Proponowałbym może następujące w związku z tym rozwiązanie. Części dotyczące problematyki leśnej i problematyki gospodarki prz<text:span text:style-name="T1063">es</text:span>trzenn<text:span text:style-name="T1064">ej,</text:span><text:s/>tak jak jest sugerowane w naszych postulatach, przy czym my proponujemy tu to bardziej sprecyzować i żeby to był jak gdyby szerszy wariant resortu ochrony środowiska, trochę go dłużej przedyskutować i ewentualnie zaproponować w późniejszym terminie<text:span text:style-name="T1065">.</text:span><text:s/>Natomiast proponowałbym, żebyśmy skoncentrowali dyskusję na szybkim uregulowaniu takich spraw jaką jest: ochrona Bałtyku, Parki Narodowe i problematyka nie funkcjonalna inwestycyjna resortu.</text:p>
      <text:p text:style-name="P1066">Jeżeli się zgodzimy, że punkty, druga część jak<text:s/>gdyby pkt<text:s/><text:span text:style-name="T1067">3</text:span><text:s/>była realizowana w terminie jak gdyby późniejszym, a więc sprawy związane z rozszerzeniem<text:s/><text:span text:style-name="T1068">z</text:span>ak<text:span text:style-name="T1069">r</text:span>esu Ministerstwa Ochrony Środowiska o inne zagadnienia, n<text:span text:style-name="T1070">at</text:span>omiast części pierwsze byłyby szybciej. Tutaj jeszcze pewnego consensusu nie mamy, to przynajmniej część dyskusji by nam spadła z głowy.</text:p>
      <text:p text:style-name="P1071">Dzięku<text:span text:style-name="T1072">ję</text:span>.</text:p>
      <text:p text:style-name="P1073"><text:span text:style-name="T1074">Przewodniczący</text:span>:</text:p>
      <text:p text:style-name="P1075">Dziękuję bardzo. Czy można by to rozumie<text:span text:style-name="T1076">ć</text:span><text:s/>w ten sposób - po prostu chciałbym doprecyzować propozycję pana Ka<text:span text:style-name="T1077">ss</text:span>enberga, bo ona jest punktem wyjścia do przybliżenia się do consensusu.</text:p>
      <text:p text:style-name="P1078">Czy można by ją sprecyzować w ten sposób, że: proponujemy, żeby w szybkim czasie to znaczy w ciągu<text:s/>- powiedzmy<text:s/>- roku rozstrzygnąć sprawy gospodarki leśnej, gospodarki wodnej, parków narodowych - te trzy problemy. Przepraszam bez leśnej - parki narodowe i gospodarka wodna i Bałtyk - te trzy problemy w pierwszym terminie. Natomiast poszerzenie ministerstwa o planowanie przestrzenne, o lasy, pr<text:span text:style-name="T1079">op</text:span>onowalibyśmy do rozważenia, do przeanalizowania, dokonania jakiejś pogłębionej analizy - jakby ministerstwo w takiej strukturze funk<text:span text:style-name="T1080">cjo</text:span>nowało? Porównanie wszystkich argumentów - za i przeciw i przedłożenie tego w odpowiednim terminie.</text:p>
      <text:p text:style-name="P1081">Czyli nasz postulat do daleko idącego przereformowania ministerstwa, byłby postulatem zobowiązania agendy rządowej jakiejś do przedstawienia pogłębionej analizy w tym zakresie<text:span text:style-name="T1082">.</text:span></text:p>
      <text:p text:style-name="P1083">Czy tak mo<text:span text:style-name="T1084">ż</text:span>na by to rozumieć? Jeśli tak, to ja sądzę że jest to zgodne z naszymi wszystkimi głosami.</text:p>
      <text:p text:style-name="P1085">Chciałbym jedynie do tego dać taki komentarz - jeśli przyjm<text:span text:style-name="T1086">i</text:span>emy tę konkluzję - że omawiając sprawy organizacyjne i stawiając organizacyjny model funkc<text:span text:style-name="T1087">jo</text:span>nowania systemu ochrony środowiska, nie robimy<text:s/><text:soft-page-break/>tego bez kozery. Po prostu zarówno z autopsji społecznej, jak i z analiz naukowych wynika, że funkcjonujący obecnie system jest nieskuteczny albo niezadowalająco skuteczny.</text:p>
      <text:p text:style-name="P1088">Jeśli dodamy do tego, że nie mamy pieniędzy albo chroniczny deficyt środków na ochronę środowiska i mamy do tego ni<text:span text:style-name="T1089">eu</text:span>żyteczny system<text:s/><text:span text:style-name="T1090">fu</text:span>nk<text:span text:style-name="T1091">cjo</text:span>nowania ochrony środowiska<text:s/><text:span text:style-name="T1092">-</text:span><text:s/>no to co?<text:s/><text:span text:style-name="T1093">T</text:span>o na<text:s/><text:span text:style-name="T1094">c</text:span>o możemy liczyć jeśli chodzi o tzw. poprawę w zakresie ochrony środowiska? Na nic. Wobec tego - proszę się nie dziwić, że ten problem tuż po koncepcji ekorozwoju, jako nadrzędnej idei ochrony środowiska stawiamy na drugim miejscu. To jest po prostu to co jesteśmy w stanie załatwić. Tu nikt nie może powiedzieć, że gospodarki narodowej nie stać na sformułowanie funkc<text:span text:style-name="T1095">jo</text:span>nowania systemu ochrony środowiska, który byłby skuteczny. To jest podstawowa idea i dlatego to stawiamy.</text:p>
      <text:p text:style-name="P1096">Sumując<text:s/><text:span text:style-name="T1097">s</text:span>prawę proponuję do tej pierwszej grupy problemów to znaczy do parków narodowych, ochrony Bałtyku i inwestycyjnych problemów podejś<text:span text:style-name="T1098">ć</text:span>, to znaczy zdecydować w tym dokumencie jak to ma wyglądać. Myślę, że po wymianie zdań, które nastąpiło zespół redakcyjny będzie w stanie przedstawić propozycję dojrzałą. Jeśli nie - to są eksperci i mo<text:span text:style-name="T1099">ż</text:span>e się jeszcze poradzić ekspertów.</text:p>
      <text:p text:style-name="P1100">Natomiast propozycje gospodarki, włączenia gospodarki przestrzennej i lasów potraktować jako propozycje do rozważenia poprzez wyodrębnioną analizę. Czy można by przyjąć takie consensusowe stanowisko i tak zapisać to w dokumencie końcowym.</text:p>
      <text:p text:style-name="P1101">Przy czym ja bym proponował, żeby sprawę tej pogłębionej analizy w rozszerzonej wersji ministerstwa, w taki sposób jak proponował to m.in. prof.<text:s/><text:span text:style-name="T1102">J</text:span>uchnowicz, żeby tę propozycję potraktować jako zasadniczą, jakościową zmianę funkcji ministerstwa w systemie sprawowania władzy<text:span text:style-name="T1103">.<text:s/></text:span>Niezależnie od tego czy to się będzie nazywał komitet, czy urząd centralny, czy ministerstwo, to on musi spełniać zdecydowanie nadrzędną pozycję we wszystkich sprawach ochrony środowiska w naszym systemie sprawowania władzy, szerzej - sprawowania władzy, nie tylko zarządzania i kierowania. Musi znaleźć oprzyrządowania prawne, organizacyjne, administracyjne.</text:p>
      <text:p text:style-name="P1104">Przy tym rozpatrując tę rolę nowego ministerstwa należałoby zgodnie z dzisiejszą dyskusją ująć w sześć podstawowych sfer, którymi ministerstwo musi się zajmować<text:s/>w nowym wymiarze<text:span text:style-name="T1105">.</text:span></text:p>
      <text:p text:style-name="P1106">Ja<text:s/><text:span text:style-name="T1107">s</text:span>u<text:span text:style-name="T1108">m</text:span>u<text:span text:style-name="T1109">ję</text:span><text:s/>to co zostało w dyskusji powiedziane.<text:s/>Po pierwsze - planowanie<text:span text:style-name="T1110">,</text:span><text:s/>po drugie - politykę ekologiczną, po trzecie - mechanizm podejmowania decyzji ekologicznych. Następnie - monitoring, następnie - kontrolę, następnie - badania naukowe. To jest sześć sfer, które... przepraszam jeszcze - współpraca międzynarodowa. Czyli<text:s/><text:span text:style-name="T1111">7</text:span><text:s/>sfer, w których trzeba będzie wypunktować nową funkcję, nowe funkcje ministerstwa.</text:p>
      <text:p text:style-name="P1112">Czy możemy w ten sposób zreasumować pogląd na te sprawy. Jeśli nie ma.<text:span text:style-name="T1113">..</text:span><text:s/>Tak, proszę bardzo.</text:p>
      <text:p text:style-name="P1114"><text:span text:style-name="T1115">O</text:span><text:span text:style-name="T1116">b.</text:span><text:span text:style-name="T1117"><text:s/>Andr</text:span><text:span text:style-name="T1118">ze</text:span><text:span text:style-name="T1119">j Ka</text:span><text:span text:style-name="T1120">ss</text:span><text:span text:style-name="T1121">enber</text:span><text:span text:style-name="T1122">g</text:span>:</text:p>
      <text:p text:style-name="P1123">Chciałem uzupełnić, że w pięciu punktach, o których wspominał pro<text:span text:style-name="T1124">f</text:span>. Kozłowski na początku, które w trakcie przerwy rozdamy, jednym z punktów, który podnosimy jest punkt dotyczący spojrzenia na gospodarkę leśną jako całość. Uważamy, że jest to sprawa tak ważna, że chcemy ją odrębnie dyskutować.</text:p>
      <text:p text:style-name="P1125">I być może w tym punkcie, który rozumiem, że może być dyskutowany dopiero po zapoznaniu się z naszymi propozycjami, może znajdziemy jakieś rozwiązanie bliższe niż teraz to widzimy.</text:p>
      <text:p text:style-name="P1126"><text:span text:style-name="T1127">Przewodnicząc</text:span><text:span text:style-name="T1128">y</text:span>:</text:p>
      <text:p text:style-name="P1129">Kto proponuje zatem, żeby zesp<text:span text:style-name="T1130">ó</text:span>ł redakcyjny dostał to stanowisko<text:s/><text:span text:style-name="T1131">i</text:span><text:s/>jeśli macie w większej ilości<text:s/><text:soft-page-break/>egzemplarzy, żeby uczestnicy<text:s/>„okrągłego stołu”<text:s/>mogli również otrzymać.</text:p>
      <text:p text:style-name="P1132">Co zaś do lasów, to mam wrażenie , że jesz<text:span text:style-name="T1133">c</text:span>ze jedna uwaga. Z punktu widzenia przewagi funkcji, które lasy muszą spełniać, należy sprawę rozpatrywać. Jeśli uznamy, że jest to funkcja środowisko-twórcza, to wszystkie inne funkcje schodzą na plan dalszy i strukt<text:span text:style-name="T1134">u</text:span>ra organizacyjna musi oprzyrządowywać funkc<text:span text:style-name="T1135">jo</text:span>nowanie tej nadrzędnej funkcji.</text:p>
      <text:p text:style-name="P1136">A mnie się wydaje że innego podejścia tu nie ma. Tylko ta funkcja, funkcja środowiskotwórcza musi być funkcją bezwzględnie priorytetową jeśli chodzi o przyszłe funkcjonowanie lasów.</text:p>
      <text:p text:style-name="P1137">Proponuję tę dyrektywę, która wyniknęła z dzisiejszej dy<text:span text:style-name="T1138">s</text:span>kusji, mówią o tym pan Ostrowski i inni, również uwzględnić w tych przyszłych rozważaniach. I zapisać może w tym dokumencie, który będziemy tutaj redagować - że to kryterium trzeba wziąć pod uwagę przy rozważaniu, gdzie lasy mają przynależeć, czy do ochrony środowiska czy też do<text:span text:style-name="T1139"><text:s/></text:span>rolnictwa tak jak jest. Innego układu organizacyjnego nie widzimy.</text:p>
      <text:p text:style-name="P1140">W ten sposób proszę państwa, mamy osiągnięty consensus. Mam wrażenie, że jest to pełen consensus w s<text:span text:style-name="T1141">p</text:span>raw<text:span text:style-name="T1142">i</text:span>e dotyczącej modernizacji systemu ochrony środowiska przyrodniczego.</text:p>
      <text:p text:style-name="P1143">Przechodzimy teraz do punktu czwartego. Punkt 4, który w naszej propozycji jest - w propozycji strony solidarnościowe<text:span text:style-name="T1144">j</text:span>, jako pkt 4.</text:p>
      <text:p text:style-name="P1145">Proszę bardzo - kto z państwa chciałby zabrać głos. Bardzo proszę<text:span text:style-name="T1146">.</text:span></text:p>
      <text:p text:style-name="P1147"><text:span text:style-name="T1148">Ob. Roman Andrzejczyk - OPZZ</text:span>:<text:s/></text:p>
      <text:p text:style-name="P1149">Generalnie do powyższego punktu nie zgłaszamy uwag<text:span text:style-name="T1150">.</text:span><text:s/>Niemniej jednak byśmy państwu proponowali rozważenie niżej wymienionych kwestii. Przepisy o działalności gospodarczej inwestycyjnej winny zawierać obwarowania w zakresie ochrony środowiska. Aby uniknąć takich przypadków jak na przykład ostatnio dokonywana nowelizacja ustawy o ochronie gruntów rolnych, prawa ekologicznego oraz ustawy o zmianie ustawy o gospodarce gruntami i wywłaszczeniu nieruchomości, w których dla ułatwienia budownictwa wyrzucono lub złagodzono przepisy o ochronie środowiska.</text:p>
      <text:p text:style-name="P1151">W nowych przepisach ustawy o działalności gospodarczej i działalności gospodarczej z udziałem podmiotów zagranicznych, problematyka ochrony środowiska została pominięta. Przy wydawaniu zezwoleń na prowadzenie działalności gospodarcz<text:span text:style-name="T1152">ej.</text:span><text:s/>Stwarza to zagrożenie zwiększonej dewastacji środowiska. Dlatego też według nas należałoby określić ściślejsze powiązanie poszczególnych ak<text:span text:style-name="T1153">tó</text:span>w prawnych z problematyką ochrony środowiska. Zresztą o tym dyskutowaliśmy już w punkcie<text:s/>pierwszym.</text:p>
      <text:p text:style-name="P1154"><text:span text:style-name="T1155">Przewodnicząc</text:span><text:span text:style-name="T1156">y</text:span>:</text:p>
      <text:p text:style-name="P1157">Dziękuję bardzo. Propozycja jest zasadna. Może można ją poddać jeszcze pod obrady albo pod obrady tylko zespołu redakcyjnego. Bardzo proszę, kto z państwa.</text:p>
      <text:p text:style-name="P1158"><text:span text:style-name="T1159">Ob.<text:s/></text:span><text:span text:style-name="T1160">R</text:span><text:span text:style-name="T1161">a</text:span><text:span text:style-name="T1162">fa</text:span><text:span text:style-name="T1163">ł Kasprzyk</text:span>:</text:p>
      <text:p text:style-name="P1164">Pro<text:span text:style-name="T1165">s</text:span>z<text:span text:style-name="T1166">ę</text:span><text:s/>p<text:span text:style-name="T1167">a</text:span>ń<text:span text:style-name="T1168">st</text:span>wa<text:span text:style-name="T1169">,</text:span><text:s/><text:span text:style-name="T1170">chcia</text:span>łem<text:s/><text:span text:style-name="T1171">zg</text:span>ło<text:span text:style-name="T1172">s</text:span>ić<text:s/><text:span text:style-name="T1173">uzup</text:span>e<text:span text:style-name="T1174">ł</text:span>nienie do<text:s/><text:span text:style-name="T1175">p</text:span>unktu 4<text:s/><text:span text:style-name="T1176">-</text:span><text:s/>merytorycznie to uzupełnienie nie odbiega od pierwotnego brzmienia przedstawionych<text:s/>„okrągłemu stolikowi”<text:s/>postulatów, ani też merytorycznie też w zasadnie nie odbiega od wersji zapr<text:span text:style-name="T1177">op</text:span>onowanej przez stronę rządową.</text:p>
      <text:p text:style-name="P1178">Proponujemy, aby w ciągu dwóch lat przeprowadzono kodyfikację prawa ochrony środowiska. Do kwietnia<text:s/><text:span text:style-name="T1179">1</text:span>9<text:span text:style-name="T1180">8</text:span>9 r. powinno się powołać komisję kodyfikacyjną, która swoje prace powinna zakończyć do końca roku 1990<text:span text:style-name="T1181">.</text:span></text:p>
      <text:p text:style-name="P1182">Założenia tej kodyfikacji powinny być następujące: ustawa powinna regulować przede wszystkim dwa<text:s/><text:soft-page-break/>aspekty główne<text:s/><text:span text:style-name="T1183">-</text:span><text:s/>stosunki między człowiekiem a przyrodą ze szczególnym uwzgl<text:span text:style-name="T1184">ęd</text:span>nieniem zwierząt; i po drugie stosunki między społeczeństwem a środowiskiem przyrodniczym. Dotyczy to szczególnie takich problemów: zachowanie środowiskowej, środowisko-twórczej funkcji przyrody, ochrona i go<text:span text:style-name="T1185">sp</text:span>odarowanie zasobami oraz walorami przyrodniczymi, zachowanie i kształtowanie przyrodniczych warunków życia ze szczególnym uwzg<text:span text:style-name="T1186">lę</text:span>dn<text:span text:style-name="T1187">ie</text:span>niem warunków zdrowotnych. Podstawą kodyfikacji prawa ochrony środowiska powinna być znowelizowana ustawa o ochronie i kształtowaniu środ<text:span text:style-name="T1188">o</text:span>wiska. Z tym, że ustawa ta powinna zawie<text:span text:style-name="T1189">r</text:span>ać kompleksowe uregulowania prawnych instrumentów o ochronie środowiska. Z tego względu w tej ustawie powinno się znaleźć unormowanie dotyczące ochrony wód przed zan<text:span text:style-name="T1190">ie</text:span>czyszczen<text:span text:style-name="T1191">i</text:span>em, wydawanie<text:s/><text:span text:style-name="T1192">z</text:span>ezwoleń<text:s/><text:span text:style-name="T1193">w</text:span>o<text:span text:style-name="T1194">d</text:span>no-<text:span text:style-name="T1195">pr</text:span><text:span text:style-name="T1196">aw</text:span>ny<text:span text:style-name="T1197">ch</text:span>,<text:s/>sankcji za naruszenie warunków tych zezwoleń<text:span text:style-name="T1198">.</text:span></text:p>
      <text:p text:style-name="P1199">Prawo wodne powinno by<text:span text:style-name="T1200">ć</text:span><text:s/>zatem po odpowiednich modyfikacjach inkorporowane do ustawy o ochronie i kształtowaniu środowi<text:span text:style-name="T1201">s</text:span>ka. To samo dotyczy prawa geologicznego, ustawy o ochronie przyrody i ewentualnie ustawy o ochronie gruntów rolnych i leśnych. Należy z tej ostatniej u<text:span text:style-name="T1202">s</text:span>tawy wyłączy<text:span text:style-name="T1203">ć</text:span><text:s/>problematykę dotyczącą lasów.</text:p>
      <text:p text:style-name="P1204">Kodyfikacja powinna także zawierać ujednolicenie metod ochrony środowiska.<text:s/><text:span text:style-name="T1205">N</text:span>a wzór obecnie obowiązującego art. 31 ustawy o ochronie i kształtowaniu środowiska ustawa ta powinna zawierać analogiczną regulację dotyczącą ochrony wód. Dla każdej jednostki organizacyj<text:span text:style-name="T1206">nej</text:span>, dla każdej osoby fizycznej bądź prawnej prowadzącej działalność gospodarczą, ustawa powinna wyr<text:span text:style-name="T1207">a</text:span>źn<text:span text:style-name="T1208">i</text:span>e przewidywać określenie, przez organ kompetentnej administracji wodnej, dopuszczalną ilość ścieków zanieczyszczeń odprowadzanych do środowiska. I powinna przewidywać tak jak w wypadku zanieczyszczenia powietrza, możliwość zakazania prowadzonej działalności powodującej naruszenie środowiska.</text:p>
      <text:p text:style-name="P1209">O strukturze organizacyjnej organów ochrony środowiska była tu częściowo mowa, nie będę ich powtarzał.<text:s/><text:span text:style-name="T1210">U</text:span>ważamy, że sprawą niezwykle ważną jest wyalienowanie tej struktury<text:s/><text:span text:style-name="T1211">z</text:span><text:s/>podziału administracyjnego kraju i skupienie głównych zadań, głównych gestii w regionalnych organach ochrony środowiska, któ<text:span text:style-name="T1212">r</text:span>e nie pokrywałyby się z zakresem, obszarem swojej działalności z granicami województw. Najbardziej racjonalnym podziałem wydaje się nam podział według mapy hydrograficznej Polski.</text:p>
      <text:p text:style-name="P1213">Funkcje ochrony środowiska powinny być<text:s/><text:span text:style-name="T1214">s</text:span>k<text:span text:style-name="T1215">o</text:span>ordynowane. Ochrona powietrza niewątpliwie bezpośrednio wpływa na zanieczyszczenie wód, ochrona ziemi przed składowaniem odpadów i śmieci również wpływa na powietrze i wody. I vice ver<text:span text:style-name="T1216">s</text:span>a.</text:p>
      <text:p text:style-name="P1217">Następną kwestią jest wzmocnienie ind<text:span text:style-name="T1218">yw</text:span>idualn<text:span text:style-name="T1219">yc</text:span>h instrumentów ochrony środowiska, na wzór amerykańskich, proponujemy wprowadzenie do przyszłej, znowelizowanej ustawy actio p<text:span text:style-name="T1220">op</text:span>ular<text:span text:style-name="T1221">i</text:span>s<text:span text:style-name="T1222">.</text:span><text:s/>To polega na tym, że każda osoba, bez względu na swój interes osobisty mogłaby wystąpić do sądu z roszczeniem o zaniechanie naruszeń środowiska i przywrócenie stanu poprzedniego.</text:p>
      <text:p text:style-name="P1223"><text:span text:style-name="T1224">P</text:span>odo<text:span text:style-name="T1225">b</text:span>ne rozwiązania istnieją w prawie amerykańskim, w ustawie o czystości wody, w ustawie o czystości powietr<text:span text:style-name="T1226">z</text:span>a. Nie należy oczywiście przeceniać tego instrumentu. Niemniej jednak sądzimy, że wykorzystanie nawet pienia<text:span text:style-name="T1227">ct</text:span>wa do celów ochrony środowiska byłoby pożyteczne.</text:p>
      <text:p text:style-name="P1228">Ustawa powinna także - proszę się nie śmiać<text:s/><text:span text:style-name="T1229">-</text:span><text:s/>uważam, że z pozytywnych doświadczeń innych krajów, należy korzystać. Ustawa powinna ta<text:span text:style-name="T1230">k</text:span>że przewidywać, że strony występujące z roszczeniami przed sądami powszechnymi<text:span text:style-name="T1231">,</text:span><text:s/>których uwzględnienie prowadziłoby do zaniechania zapobieżenia naruszeniu środowiska, ewentualnie do przywrócenia naruszonego elementu środowiska do stanu poprzedniego powinny być<text:s/><text:soft-page-break/>zwolnione od obowiązku uiszczenia kosztów sądowych.</text:p>
      <text:p text:style-name="P1232"><text:span text:style-name="T1233">Z</text:span><text:s/>dotychczasowych badań wynika, że osoby indywidualne głównie nie występują z roszczeniami do sąd<text:span text:style-name="T1234">ó</text:span>w powszechnych nie tylko dlatego, iż nie mają zaufania do niezawisłości tych sądów, ale także ze względu na wysokie koszty sądowe. Proces na przykład o zaniechanie szkodliwych em<text:span text:style-name="T1235">is</text:span>ji dla atmosfery jest bardzo kosztowny, ekspertyzy są bardzo kosztowne, osoba ind<text:span text:style-name="T1236">yw</text:span>idualna, nawet organizacja społeczna boi się tych kosztów brać na siebie<text:span text:style-name="T1237">.</text:span><text:s/>Na wzór francuski można by zmodyfikować nieco wersję art. 100 i powiedzieć wyraźnie,<text:s/><text:span text:style-name="T1238">ż</text:span>e organizacje społeczne, których statutowym zadaniem jest troska o ochronę środowiska, mogą być stroną w toczącym się postępowaniu administracyjnym na gruncie dotychczasowego prawa interpretuje się wprawdzie to samo co chcielibyśmy uregulować wyraźnie. Niemniej jednak można na wszelki wypadek te kwestie zaznaczyć.</text:p>
      <text:p text:style-name="P1239">Proszę państwa, jest jeszcze ważny problem, aby w szybkim trybie wprowadzić następujące rozwiązania, niezależnie od kodyfikacji prawa ochrony środowiska. A więc powołać<text:s/>Wydział<text:s/>Ochrony<text:s/>Środowiska w<text:s/>Prokuraturze<text:s/>Generalnej. Wiązałoby się to ze zobowiązaniem prokuratury do dbania o ochronę środowiska w ramach posiadanych kompetencji, a kompetencje te na gruncie obecnie obowiązujących uregulowań prawnych są wcale niemałe, powołać<text:s/>Wydział<text:s/>Ochrony<text:s/>Środowiska w Naczelnym Sądzie Administracyjnym i powołać<text:s/>klub<text:s/>poselski, gromadząc posłów zainteresowanych problematyką ekologiczną.</text:p>
      <text:p text:style-name="P1240">Dziękuję państwu.</text:p>
      <text:p text:style-name="P1241"><text:span text:style-name="T1242">Przewodnicząc</text:span><text:span text:style-name="T1243">y</text:span>:</text:p>
      <text:p text:style-name="P1244">Dziękuję bardzo:</text:p>
      <text:p text:style-name="P1245">Bardzo proszę<text:s/><text:span text:style-name="T1246">-</text:span><text:s/>prof. Juchnowicz.</text:p>
      <text:p text:style-name="P1247"><text:span text:style-name="T1248">Prof</text:span><text:span text:style-name="T1249">.</text:span><text:span text:style-name="T1250"><text:s/>Juchnowicz</text:span>:</text:p>
      <text:p text:style-name="P1251">Proszę państwa, ponieważ nowa ustawa o ochronie środowiska, którą przewidujemy powinna mieć również w pewnym sensie znaczenie edukacyjne. To nie jest tylko kodyfikacja pewna. Natomiast tu chodzi o znaczenie edukacyjne.<text:s/><text:span text:style-name="T1252">W</text:span><text:s/>związku z tym proponujemy, żeby pojawiły się tam zasady pewnego kodeksu ekologicznego, który by regulował - po pierwsze stosunek człowieka do pewnych elementów przyrody, jak również stosunek społeczeństwa do środowiska przyrodniczego. Tak,<text:s/><text:span text:style-name="T1253">a</text:span>żeby zabezpieczał stan środow<text:span text:style-name="T1254">is</text:span>ka, który by umożliwił - po pierwsze<text:s/><text:span text:style-name="T1255">-</text:span><text:s/>zagwarantowanie bezpieczeństwa zdrowia i życia społeczeństwa, a w nim każdego człowieka, żeby stworzył warunki dla rozwoju i realizacji odpowiedniej jakości życia, i żeby istniała możliwość przekazania następnym pokoleniom zasobów i walorów naturalnych środowiska. Taki kodeks ekologiczny powinien poprzedzić zapis ustawy.</text:p>
      <text:p text:style-name="P1256">Dziękuję<text:span text:style-name="T1257">.</text:span></text:p>
      <text:p text:style-name="P1258"><text:span text:style-name="T1259">Przewodniczący</text:span>:</text:p>
      <text:p text:style-name="P1260">Dziękuję bardzo.</text:p>
      <text:p text:style-name="P1261">Kto z państwa chciałby zabrać głos? Bardzo proszę - pan pro<text:span text:style-name="T1262">f.</text:span><text:s/>Wierzbicki<text:span text:style-name="T1263">.</text:span></text:p>
      <text:p text:style-name="P1264"><text:span text:style-name="T1265">Pro</text:span><text:span text:style-name="T1266">f.</text:span><text:span text:style-name="T1267"><text:s/>Wierzbicki<text:s/></text:span><text:span text:style-name="T1268">Z</text:span><text:span text:style-name="T1269">bign</text:span><text:span text:style-name="T1270">ie</text:span><text:span text:style-name="T1271">w</text:span>:</text:p>
      <text:p text:style-name="P1272">Mam proszę państwa jedno pytanie i dwie uwagi. Może najpierw pytanie - czy ta komisja kodyfikacyjna weźmie też pod uwagę kodyfikację czy nowelizację rozporządzenia Prezydenta Rzeczypospolitej z dnia 22 marca 1928 roku o ochronie zwierząt. Pozostajemy tu bardzo w tyle. Stajemy się trochę społeczeństwem<text:s/><text:soft-page-break/>barbarzyńskim. Świat idzie naprzód i mamy deklaracje międzynarodową o prawie zwierząt. U nas się nic nie zmienia pod tym względem, a wprost przeciwnie<text:s/><text:span text:style-name="T1273">-</text:span><text:s/>dochodzi do całego szeregu skandali nawet o wymiarze międzynarodowym jeśli chodzi o traktowanie w ogóle zwierząt hodowlanych. To tylko pytanie.</text:p>
      <text:p text:style-name="P1274">Natomiast dwie uwagi<text:span text:style-name="T1275">.</text:span><text:s/>Pierwsza<text:s/><text:span text:style-name="T1276">-</text:span><text:s/>mam nadzieję, że w tej pracy kodyf<text:span text:style-name="T1277">ik</text:span>a<text:span text:style-name="T1278">cy</text:span>jnej będzie uwzględniona ochrona zwierząt chronionych gatunkowo nie - łow<text:span text:style-name="T1279">n</text:span>ych tylko, ale chronionych, że będzie podjęta ochrona ptaków drapieżnych. Jest z tym bardzo źle proszę państwa. Tu dostałem taki mały wykaz sporządzony przez specjalistów jak wygląda w Kampinoskim Parku Narodowym i w lasach gospodarczych celowe niszczenie przez ludzi gniazd jastrzębi gołębiarza.<text:s/><text:span text:style-name="T1280">W</text:span><text:s/>rezerwatach ścisłych w procentach 3,<text:span text:style-name="T1281">4</text:span><text:s/>ustalonego stanu poza rezerwatami ścisłymi w Parku Narodowym 23,<text:span text:style-name="T1282">4</text:span>, w lasach gospodarczych -<text:s/><text:span text:style-name="T1283">30.</text:span></text:p>
      <text:p text:style-name="P1284">Uważam, że powinno by<text:span text:style-name="T1285">ć</text:span><text:s/>karane wypychanie ptaków drapieżnych. Powinny być tylko wydawane na to konces<text:span text:style-name="T1286">je</text:span><text:s/>dla jakichś celów naukowych, wyjątkowe. Karanie powinno być posiadanie wnyków<text:s/><text:span text:style-name="T1287">it</text:span>d.,<text:s/><text:span text:style-name="T1288">i</text:span>td.</text:p>
      <text:p text:style-name="P1289">Mam nadzieję, że to komisja edukacyjna, przepraszam komisja kodyfikacyjne poważnie weźmie pod uwagę. Tym bardziej, że chce wprowadzić tam wydział w Prokuraturze Generaln<text:span text:style-name="T1290">ej</text:span>.</text:p>
      <text:p text:style-name="P1291">I druga uwaga - nie<text:s/><text:span text:style-name="T1292">p</text:span>odzielam tutaj zdania moich członków tej strony i nadal się opowiadam za utrzymaniem dwóch ustaw tzn. o ochronie przyrody, i o ochronie i kształtowaniu środowiska. Przypominam, że ustawa o ochronie przyrody z 19<text:span text:style-name="T1293">4</text:span>9 roku została znowelizowana i od ośmiu lat jest blokowana. W naszym społeczeństwie, które jest<text:s/><text:span text:style-name="T1294">sp</text:span>ołeczeństwem niepraworządnym, idąc od góry do dołu, czy od dołu do góry. Musimy mieś ustawę konserwatorską, ustawę, która przewiduje pewne sankcje i która nosi w pewnym sensie charakter quasi policyjny. I dlatego chcę, żeby to było zaprotokołowane. Bo jeżeli przejdzie jedna ustawa, to jestem przekonany, że za kilka lat okażą się bardzo poważne luki tej jednej, jednolitej, a bardzo atrakcyjnej, bo to jedna to wygodniej itd. ustawy<text:span text:style-name="T1295">.</text:span><text:s/>Dziękuję.</text:p>
      <text:p text:style-name="P1296"><text:span text:style-name="T1297">Przewodniczą</text:span><text:span text:style-name="T1298">cy</text:span>:</text:p>
      <text:p text:style-name="P1299">Proszę bardzo, na moją prośbę ekspert prof. Zomer.</text:p>
      <text:p text:style-name="P1300"><text:span text:style-name="T1301">Pro</text:span><text:span text:style-name="T1302">f.</text:span><text:span text:style-name="T1303"><text:s/></text:span><text:span text:style-name="T1304">Je</text:span><text:span text:style-name="T1305">rzy Zomer</text:span>:</text:p>
      <text:p text:style-name="P1306">Otóż ja się zgadzam tutaj z tą wypowiedzią dra Kasprzyka co do zakresu koniecznej, może nie tyle kodyfikacji ile unifikacji, bo to raczej byłaby inkorporacja niż kodyfikacja w tych terminach technicznych.</text:p>
      <text:p text:style-name="P1307">Dodałbym tylko jedną rzecz, o której tutaj panowie zapomnieliście, a jest ważna. Mianowicie chodzi także o regulację ustawową ochrony środowiska morskiego Bałtyku.</text:p>
      <text:p text:style-name="P1308">To powinno być do tego zakresu włączone. Opowiadam się również za jedną ustawą tzn. włączenie do ustawy<text:s/><text:span text:style-name="T1309">o</text:span><text:s/>ochronie kształtowan<text:span text:style-name="T1310">ia</text:span><text:s/>środowiska ustawy o ochronie przyrody. Bo to nie grozi utr<text:span text:style-name="T1311">a</text:span>tą tych unormowań konserwatorskich, o które tak się boi pro<text:span text:style-name="T1312">f.</text:span><text:s/>Wierzbicki<text:span text:style-name="T1313">.</text:span><text:s/>Ale jeżeli<text:s/><text:span text:style-name="T1314">m</text:span>y chcemy włączyć i część prawa geologicznego i górniczego, i środowisko morskie Bałtyku do skody<text:span text:style-name="T1315">fi</text:span>kowanego, czy zunifikowanego prawa ochrony środowiska, to jak to będzie wyglądało jeśli wyłączymy ochronę przyrody.</text:p>
      <text:p text:style-name="P1316">I dalej - proponuję, żeby regulację prawną ochrony przyrod<text:span text:style-name="T1317">y<text:s/></text:span>potraktować priorytetowo. Bo jeśli się spojrzy na dalsze punkty, w szczególności - jeśli dobrze pamiętam - pkt 13, przepraszam,<text:s/><text:span text:style-name="T1318">ż</text:span>e wyprzedzam, tam chodzi o ten syst<text:span text:style-name="T1319">e</text:span>m wielko- przestrzennych obszarów chronionych, to bez regulacji to my nic nie ruszymy. Bo to w tej chwili wszystko wisi w powietrzu. Wobec tego należałoby pracą nad ustawą czy regulacją prawną o ochronie przyrody nadać priorytet.<text:s/><text:span text:style-name="T1320">I</text:span><text:s/>jest to możliwe, ponieważ istnieje pięć projektów, które w międzyczasie w latach osiemdziesiątych zost<text:span text:style-name="T1321">a</text:span>ły opracowane. A więc w tej chwili przygotowanie<text:s/><text:soft-page-break/>jakiejś ostatecznej wersji nie powinno wywoływać trudności.</text:p>
      <text:p text:style-name="P1322">Jeśli jestem przy głosie, to mam tylko taką uwagę. Mianowicie my możemy mówić o zwiększeniu roli prokuratora generalnego w ochronie środowiska, a nie prokuratury, ponieważ prokurator jest organem państwowym, a nie prokuratura. I nie wiem czy postulat Wydziału Ochrony Środowiska jest na<text:span text:style-name="T1323">js</text:span>zczęśliwiej dobrany. To jest bardzo głęboka ingerencja w strukturę wewnętrzną tego organu. Strukturę wewnętrzną, która jest normatywnie nie regulowana. To jest kwestia zarząd<text:span text:style-name="T1324">ze</text:span>ń wewn<text:span text:style-name="T1325">ęt</text:span>rznych.</text:p>
      <text:p text:style-name="P1326">I jakby ten wydział miał się na przykład do nadzoru nad postępowaniem przygotowaw<text:span text:style-name="T1327">cz</text:span>ym z jednej strony i do prokuratorskiej kontroli przestrzegania prawa<text:span text:style-name="T1328">.</text:span><text:s/>Na tym tle trzeba także wziąć pod uwagę, że zmienia się w tej chwili koncepcja prokuratury. Ja nie chcę tutaj użyć chwytu<text:s/><text:span text:style-name="T1329">de</text:span>magogi<text:span text:style-name="T1330">cz</text:span>nego, że ta koncepcja, którą mamy jest z 1950 roku. A mówi się przecież o włączeniu prokuratury do Ministerstwa Sprawiedliwości.<text:s/><text:span text:style-name="T1331">I</text:span><text:s/>zabranie jej tego tzw. prokuratorskiego nadzoru nad przestrzeganiem prawa, które praktycznie nie działa skutecznie<text:span text:style-name="T1332">.</text:span></text:p>
      <text:p text:style-name="P1333">My w ramach centralnego problemu badawczego, który prof. Andrzejewski koordynuje my mamy takie opracowanie, z którego wynika, że najsłabiej funkcjonuje w ochronie środowiska kontrola prokuratorska przestrzegan<text:span text:style-name="T1334">ia</text:span><text:s/>prawa, ponieważ jest to zawsze bardzo pozytywna o działalności jednostek działających. To jest jedna uwaga.</text:p>
      <text:p text:style-name="P1335">Po drugie - to jest tylko stylistyczna także. A więc nie Klub Poselski może być w Sejmie, bo zgodnie z ustawą o prawach i obowiązkach posła, Klub mógłby być tylko wtedy, kiedy byłaby partia zielonych. Może być powołane koło lub zespół poselski, ale o ile będą chcieli tego posłowie i Prezydium Sejmu zaaprobuje.</text:p>
      <text:p text:style-name="P1336">Dziękuję.</text:p>
      <text:p text:style-name="P1337"><text:span text:style-name="T1338">Przewod</text:span><text:span text:style-name="T1339">nicz</text:span><text:span text:style-name="T1340">ący</text:span>:</text:p>
      <text:p text:style-name="P1341">Dziękuję bardzo.</text:p>
      <text:p text:style-name="P1342">Kto<text:s/><text:span text:style-name="T1343">je</text:span>szcze z państwa?</text:p>
      <text:p text:style-name="P1344"><text:span text:style-name="T1345">O</text:span><text:span text:style-name="T1346">b.</text:span><text:span text:style-name="T1347"><text:s/>Bogusław Gołąb</text:span>:</text:p>
      <text:p text:style-name="P1348">Ja proponuj<text:span text:style-name="T1349">ę</text:span>, żeby<text:s/><text:span text:style-name="T1350">w</text:span><text:s/>tej regulacji prawnej podnieść jasno kwestię, że nie tylko osoba prawna, ale fizyczna może być powodem w procesie cywilnym w kwestii odszkodowania za szkody ekologiczne. To jest jedna sprawa.</text:p>
      <text:p text:style-name="P1351">A druga sprawa - należy podporządkować w tej unifikacji wszystkie normy - zakładowe, branżowe, których jest wielość i mnogość - normom państwowym.<text:s/><text:span text:style-name="T1352">Ż</text:span>eby nie było szalonego zróżnicowania w kwestii ochrony przyrody.</text:p>
      <text:p text:style-name="P1353">Dziękuję.</text:p>
      <text:p text:style-name="P1354"><text:span text:style-name="T1355">Przewod</text:span><text:span text:style-name="T1356">nicz</text:span><text:span text:style-name="T1357">ący</text:span>:</text:p>
      <text:p text:style-name="P1358">Dziękuję bardzo.</text:p>
      <text:p text:style-name="P1359">Prof. Roman bardzo proszę o zabranie gł<text:span text:style-name="T1360">os</text:span>u.</text:p>
      <text:p text:style-name="P1361"><text:span text:style-name="T1362">Pr</text:span><text:span text:style-name="T1363">of</text:span><text:span text:style-name="T1364">.<text:s/></text:span><text:span text:style-name="T1365">M</text:span><text:span text:style-name="T1366">a</text:span><text:span text:style-name="T1367">re</text:span><text:span text:style-name="T1368">k Roman</text:span>:</text:p>
      <text:p text:style-name="P1369">Proszę państwa, ja odnoszę wrażenie, że nie jest bezpieczn<text:span text:style-name="T1370">i</text:span>e iść za szczegółowo w pewne nasze tutaj ustalenia. Mnie bardzo odpowiada ten tekst, który jest podany w punkcie 4<text:span text:style-name="T1371">.<text:s/></text:span>To jest tekst, który generalnie ujmuje pewne postulaty, z którymi się wszyscy zgadzamy. Natomiast uszczegóławianie wprowadza bardzo dyskusyjne p<text:span text:style-name="T1372">ro</text:span>blemy. Np. sprawa włączenia do ustawy o ochronie środowiska prawa wodnego. Prawo<text:s/><text:soft-page-break/>wodne ma ogromną tradycję, to była jedna z pierwszych ustaw wydanych w Polsce po<text:s/><text:span text:style-name="T1373">I</text:span><text:s/>wojnie światowej.<text:s/><text:span text:style-name="T1374">I</text:span><text:s/>również podobne historie, podobne prawa wodne w wielu krajach mają bardzo swoistą tradycję.</text:p>
      <text:p text:style-name="P1375">Zresztą jest to znowu, pewien zakres tego prawa wybiega poza sprawy ochrony środowiska. Oczywiście są i punkty<text:s/><text:span text:style-name="T1376">stycz</text:span>ne.</text:p>
      <text:p text:style-name="P1377">Rzecz jasna - można to wszystko rozpatrzyć i zastanowić się czy nie włączyć to prawo wodne w tę ustawę. Ale naprawdę wymaga<text:s/>to bardzo<text:s/>specjalnej dyskusji.<text:s/><text:span text:style-name="T1378">I</text:span><text:s/>nie sądzę, ażeby był potrzebny consensus w tej sprawie akurat przy naszym stole.</text:p>
      <text:p text:style-name="P1379">Dziękuję bardzo.</text:p>
      <text:p text:style-name="P1380"><text:span text:style-name="T1381">Przewod</text:span><text:span text:style-name="T1382">nicz</text:span><text:span text:style-name="T1383">ący</text:span>:</text:p>
      <text:p text:style-name="P1384">Dziękuję bardzo.</text:p>
      <text:p text:style-name="P1385">Pro<text:span text:style-name="T1386">f.</text:span><text:s/>Ju<text:span text:style-name="T1387">ch</text:span>now<text:span text:style-name="T1388">icz</text:span><text:s/>- bardzo proszę.</text:p>
      <text:p text:style-name="P1389"><text:span text:style-name="T1390">Pro</text:span><text:span text:style-name="T1391">f</text:span><text:span text:style-name="T1392">.<text:s/></text:span><text:span text:style-name="T1393">J</text:span><text:span text:style-name="T1394">uchnowic</text:span><text:span text:style-name="T1395">z</text:span>:</text:p>
      <text:p text:style-name="P1396">Proszę państwa ja przepraszam bardzo, ale jeszcze wrócę do sprawy podniesionej przez pana pro<text:span text:style-name="T1397">f.</text:span><text:s/>Wierzbickiego, a więc sprawy zwierząt. Ponieważ zwierzęta s<text:span text:style-name="T1398">ą</text:span><text:s/>traktowane<text:s/><text:span text:style-name="T1399">w<text:s/></text:span>Polsce w sposób szczególny, przypominam tu ustawę o podatkach od psów, które doprowadziły do zniszczenia wielu psów, a nawet i wypadków takich jak to miało miejsce w Krakowie, że głodne psy zjadły łabędzie pływające na Plantach. Dlatego też sprawa zwierząt powinna być<text:s/><text:span text:style-name="T1400">sz</text:span>c<text:span text:style-name="T1401">z</text:span>e<text:span text:style-name="T1402">g</text:span>ólną naszą troską.</text:p>
      <text:p text:style-name="P1403">Proponuję, ażeby również w tych działaniach związanych z regulacją ustawy, również dążyć do sporządzania lub aktualizacji list istnie<text:span text:style-name="T1404">ją</text:span>cych u nas zwierząt dzikich. Ponieważ my się domagamy w jednym z punktów wprowadzenia obowiązku sporządzania powszechnej inwentaryza<text:span text:style-name="T1405">cj</text:span>i i bonitacji zasobów środowiska przyrodniczego, żeby włączyć tam również zwierzęta. Musi również zaistnieć ochrona istniejących gatunków zwierząt dzikich w naturalnym środowisku, szczególnie w parkach i rezerwatach przyrody.</text:p>
      <text:p text:style-name="P1406">Dalej - zwiększyć działalność na rzecz eliminacji kłusownictwa, to jest ogromny problem w Polsce.</text:p>
      <text:p text:style-name="P1407">Dalej - zapewnić zwierzętom hodowlanym dla celów konsumpcyjnych, różnym tucznikom, drób, cielęta, ptactwo itd<text:span text:style-name="T1408">.<text:s/></text:span>naturalny odpow<text:span text:style-name="T1409">ie</text:span>dnik dla danego gatunku warunków egzystencji, unikania ich męczenia, co w Polsce jest... Dostajem<text:span text:style-name="T1410">y<text:s/></text:span>ogromną ilość listów od ludzi, którzy wskazują na fakt istnienia, właśnie męczenia zwierząt przy okazji tuczenia ich.</text:p>
      <text:p text:style-name="P1411">Dalej - zakazania stosowania stymulatorów wzrostu zwierząt. Te wszystkie antybiotyki, hormony itd. To jest w jest chwili problem poważny<text:span text:style-name="T1412">.</text:span><text:s/>I sądzę, że to też powinno się zna<text:span text:style-name="T1413">leź</text:span>ć<text:span text:style-name="T1414">.</text:span></text:p>
      <text:p text:style-name="P1415">I wreszcie sprawa ostatnia - to jest zastąpienie ogrodów zoologicznych obszarami, na których wzorem różnych krajów poza granicami, zwierzęta mogłyby żyć w warunkach zbliżonych do naturalnych. Nasze ogrody zoologiczne są właściwie też obszarami, na których zwierzęta żyją w warunkach nienormalnych. I w związku z tym to powinno się także znaleźć.</text:p>
      <text:p text:style-name="P1416">Dziękuję bardzo.</text:p>
      <text:p text:style-name="P1417"><text:span text:style-name="T1418">Przewod</text:span><text:span text:style-name="T1419">nicz</text:span><text:span text:style-name="T1420">ący</text:span>:</text:p>
      <text:p text:style-name="P1421">Proszę państwa, czy nie sądzicie, że dyskusję nad tym punktem moglibyśmy już zakończyć<text:span text:style-name="T1422">?</text:span></text:p>
      <text:p text:style-name="P1423">Ja sądzę, że osiągnęliśmy consensus w podstawowej formule. Zap<text:span text:style-name="T1424">re</text:span>zent<text:span text:style-name="T1425">ow</text:span>an<text:span text:style-name="T1426">ej</text:span><text:s/>w punkcie<text:s/><text:span text:style-name="T1427">4</text:span><text:s/>postulatów strony solidarnościowej, niekontrowersyjnej w stosunku do naszych postulatów. Chodzi o<text:s/><text:soft-page-break/>kompleksową nowelizację prawa, chodzi o włączenie wszystkich spraw, które w jakiś sposób regulują funkcjonowan<text:span text:style-name="T1428">ie</text:span><text:s/>przyrody.<text:s/><text:span text:style-name="T1429">M</text:span>am wrażenie, że nawet takich jak ustawa o planowaniu przest<text:span text:style-name="T1430">rz</text:span>ennym i ustawa o systemie rad narodowych - muszą być tutaj również przejrzane. Koncep<text:span text:style-name="T1431">cj</text:span>a powołania komisji kodyfikacyjn<text:span text:style-name="T1432">ej</text:span>, która by tymi sprawami się zajęła jest koncepcją sensowną, koncepcją, która właściwie wychodzi naprzeciw realizacji tych naszych postulatów.</text:p>
      <text:p text:style-name="P1433">Dlatego więc proponuję w taki sposób zreasumować to nasze debaty dotyczące pkt 4. Bo wchodzimy w szczegóły, których nie jesteśmy w stanie w tej chwili rozstrzygn<text:span text:style-name="T1434">ą</text:span>ć.</text:p>
      <text:p text:style-name="P1435">Proszę bardzo - jeszcze pani prof. Hager-Małecka.</text:p>
      <text:p text:style-name="P1436"><text:span text:style-name="T1437">Pro</text:span><text:span text:style-name="T1438">f.</text:span><text:span text:style-name="T1439"><text:s/>Hager-</text:span><text:span text:style-name="T1440">M</text:span><text:span text:style-name="T1441">a</text:span><text:span text:style-name="T1442">ł</text:span><text:span text:style-name="T1443">eck</text:span><text:span text:style-name="T1444">a</text:span>:</text:p>
      <text:p text:style-name="P1445"><text:span text:style-name="T1446">Je</text:span>szcze mam jedną uwagę. Nie zgadzając się z tym co pan profesor był łaskaw powiedzieć - chciałam powiedzieć, że mamy tutaj dwie sprawy. Jedna - co do której się<text:s/><text:span text:style-name="T1447">w</text:span><text:s/>pełni zgadzam, że to musi być jedna - nieważne, czy kilka ust<text:span text:style-name="T1448">a</text:span>w - w każdym razie pakiet uchwalony w tym samym dniu w Sejmie, że to wymaga czasu itd. To na pewno. I że się na tę koncepcję taką zgadzamy.</text:p>
      <text:p text:style-name="P1449">Ale jest jeszcze druga sprawa, o której pan profesor nie był łaskaw mówi<text:span text:style-name="T1450">ć</text:span>, a która jest tutaj zawarta, że my mamy jednak na gardle uregulowania prawne - już. I to nawet w charakterze nie żadnych przepisów ministerialnych, tylko zmian nowelizacji ustawowej.<text:s/><text:span text:style-name="T1451">I</text:span><text:s/>do tego myślę, że powinien się<text:s/><text:span text:style-name="T1452">„</text:span>okrągły stół<text:span text:style-name="T1453">”</text:span><text:s/>odnieś<text:span text:style-name="T1454">ć.</text:span></text:p>
      <text:p text:style-name="P1455">Chodzi o dwie sprawy po<text:span text:style-name="T1456">ds</text:span>tawowe, które powinny być jeszcze za tej kadencji Sejmu zrobione, czyli w najbliższych miesiącach<text:span text:style-name="T1457">.</text:span></text:p>
      <text:p text:style-name="P1458">Pierwsza - to jest fundusz, Narodowy Fundusz Ochrony, bo nam się pieniądze dewaluują.<text:s/><text:span text:style-name="T1459">I</text:span><text:s/>my nie możemy czekać rok, czy ileś z tą nowelizacją.</text:p>
      <text:p text:style-name="P1460">I druga sprawa, która jest zawarta także tutaj w punkcie 14<text:s/><text:span text:style-name="T1461">-</text:span><text:s/>żeby ustawowo zawrze<text:span text:style-name="T1462">ć</text:span><text:s/>ustanowienie zakazów sprowadzania spoza granic Polski wszelkich odpadów. To jest do załatwien<text:span text:style-name="T1463">ia</text:span><text:s/><text:span text:style-name="T1464">j</text:span>uż<text:span text:style-name="T1465">.</text:span><text:s/><text:span text:style-name="T1466">I</text:span><text:s/>ja<text:s/><text:span text:style-name="T1467">b</text:span>ardzo optuję za tym, ażeby ta sprawa była tzw.<text:s/><text:span text:style-name="T1468">-</text:span><text:s/>umówmy się - mała nowelizacja ustawy o ochronie środowiska, bo to niestety wymaga, załatwiona. To jest Jedna uwaga<text:span text:style-name="T1469">.</text:span></text:p>
      <text:p text:style-name="P1470">A druga, to jest do spraw poruszony tutaj przez pana dr Kasprzyka, o której pan pro<text:span text:style-name="T1471">f.</text:span><text:s/>Kołodziejski nie mówił. Ja przychylam się w pełni do tego, ażeby zgodnie z tym tutaj zawartym rządowym programie i w opracowaniu<text:s/><text:span text:style-name="T1472">„</text:span>Solidarności”<text:s/>jednakowo - opracować koncepcję organizacji wdra<text:span text:style-name="T1473">ż</text:span>ania zasady zarządzania zasobami wodnymi w układzie zlewniowym. To odpowiada funk<text:span text:style-name="T1474">cj</text:span>onalnej funkcji ministerstwa i temu nadzorowi. Czyli tyle tylko mój głos na boku.</text:p>
      <text:p text:style-name="P1475">Dziękuję.</text:p>
      <text:p text:style-name="P1476"><text:span text:style-name="T1477">Pr</text:span><text:span text:style-name="T1478">ze</text:span><text:span text:style-name="T1479">wodniczą</text:span><text:span text:style-name="T1480">cy</text:span>:</text:p>
      <text:p text:style-name="P1481">To nie<text:s/><text:span text:style-name="T1482">je</text:span>st kontrowersyjne. Ja nie mówiłem o sprawach, które są zapisane w tekście albo strony solidarnoś<text:span text:style-name="T1483">ci</text:span>owej, albo strony rządowej. I to o czym pani prof. mówiła, jest na piątej stronie w naszym tekście.</text:p>
      <text:p text:style-name="P1484">Ponieważ strona solidarnościowa nie podnosiła zastrzeżeń w stosunku do tego, ja rozumiem, że w wersji redakcyjnej nastąpi zespolenie tych dwóch tekstów.<text:s/><text:span text:style-name="T1485">Je</text:span>st to oczywiście sprawa niesłychanie ważna. To dla wyjaśnienia tylko, żeby nie umknęła nam ta sprawa uwagi<text:span text:style-name="T1486">.</text:span></text:p>
      <text:p text:style-name="P1487">Bardzo proszę - pro<text:span text:style-name="T1488">f.</text:span><text:s/>Kozłowsk<text:span text:style-name="T1489">i.</text:span></text:p>
      <text:p text:style-name="P1490"><text:span text:style-name="T1491">Pr</text:span><text:span text:style-name="T1492">of</text:span><text:span text:style-name="T1493">.<text:s/></text:span><text:span text:style-name="T1494">S</text:span><text:span text:style-name="T1495">t</text:span><text:span text:style-name="T1496">ef</text:span><text:span text:style-name="T1497">an Kozłowski</text:span>:</text:p>
      <text:soft-page-break/>
      <text:p text:style-name="P1498">Proszę państwa rozumiemy, że mała kodyfikacja została uruchomiona przez ministerstwo, to biegnie. I oczywiście należy to jak najszybciej zrobić. Co nie zmienia, prawda, naszej chęci szybkiego uporządkowania całej kodyfikacji prawa ś<text:span text:style-name="T1499">ro</text:span>dow<text:span text:style-name="T1500">is</text:span>k<text:span text:style-name="T1501">owe</text:span>g<text:span text:style-name="T1502">o</text:span>.</text:p>
      <text:p text:style-name="P1503"><text:span text:style-name="T1504">Przewod</text:span><text:span text:style-name="T1505">nicz</text:span><text:span text:style-name="T1506">ący</text:span>:</text:p>
      <text:p text:style-name="P1507">Dziękują bardzo. Z podkreśleniem szyb<text:span text:style-name="T1508">k</text:span>iego uporządkowania, bo t<text:span text:style-name="T1509">o</text:span><text:s/>si<text:span text:style-name="T1510">ę</text:span><text:s/>przedłuża zbyt długo<text:span text:style-name="T1511">.</text:span></text:p>
      <text:p text:style-name="P1512"><text:span text:style-name="T1513">P</text:span><text:span text:style-name="T1514">ro</text:span><text:span text:style-name="T1515">f.</text:span><text:span text:style-name="T1516"><text:s/></text:span><text:span text:style-name="T1517">K</text:span><text:span text:style-name="T1518">o</text:span><text:span text:style-name="T1519">zło</text:span><text:span text:style-name="T1520">wski</text:span>:</text:p>
      <text:p text:style-name="P1521">Dlatego proponujem<text:span text:style-name="T1522">y</text:span><text:s/>powołanie Komisji i za<text:span text:style-name="T1523">k</text:span>ończenie prac do końca przyszłego roku.</text:p>
      <text:p text:style-name="P1524"><text:span text:style-name="T1525">Przewod</text:span><text:span text:style-name="T1526">nicz</text:span><text:span text:style-name="T1527">ący</text:span>:</text:p>
      <text:p text:style-name="P1528">Sądz<text:span text:style-name="T1529">ę</text:span>, że możem<text:span text:style-name="T1530">y</text:span><text:s/>przejść do punktu 5-<text:span text:style-name="T1531">e</text:span>go.</text:p>
      <text:p text:style-name="P1532">Pros<text:span text:style-name="T1533">z</text:span>ę<text:s/><text:span text:style-name="T1534">b</text:span>ar<text:span text:style-name="T1535">dz</text:span>o<text:s/><text:span text:style-name="T1536">—</text:span><text:s/>kto<text:s/><text:span text:style-name="T1537">z</text:span><text:s/>państwa chci<text:span text:style-name="T1538">a</text:span>ł<text:span text:style-name="T1539">b</text:span>ym na temat punktu<text:s/><text:span text:style-name="T1540">5</text:span>-go, któr<text:span text:style-name="T1541">y</text:span><text:s/>odpowiada pkt.<text:s/><text:span text:style-name="T1542">3</text:span><text:s/><text:span text:style-name="T1543">n</text:span>a str<text:span text:style-name="T1544">.</text:span><text:s/><text:span text:style-name="T1545">4</text:span>-ej stanowisku strony rządowej. Proszę bardzo.</text:p>
      <text:p text:style-name="P1546">Czy są jakieś kontrowersje co do zapisu tego? Z tekstu z dokumentu strony rząd<text:span text:style-name="T1547">ow</text:span>ej wynika, że nie ma. Czy strona partnerska chciałaby do tego coś dorzucić?</text:p>
      <text:p text:style-name="P1548">Proszę bardzo. Pan prof<text:span text:style-name="T1549">.</text:span><text:s/>Polański<text:span text:style-name="T1550">.</text:span></text:p>
      <text:p text:style-name="P1551"><text:span text:style-name="T1552">Pro</text:span><text:span text:style-name="T1553">f.</text:span><text:span text:style-name="T1554"><text:s/>Polańsk</text:span><text:span text:style-name="T1555">i</text:span>:</text:p>
      <text:p text:style-name="P1556">Proszę państwa, w tym punkcie<text:s/><text:span text:style-name="T1557">5</text:span><text:s/>myśmy na ostatnim spotkaniu mówili, że należy tu również włączyć sprawę banku ekologicznego.<text:s/><text:span text:style-name="T1558">O</text:span>n tutaj zapisu takiego bezpośredniego nie z<text:span text:style-name="T1559">n</text:span>alazł<text:span text:style-name="T1560">.</text:span><text:s/>Niemniej jednak już istnieje i chciałem przedstawić go. Z tym jednak, że na wstępie kilka słów wprowadzenia.</text:p>
      <text:p text:style-name="P1561">Otóż nie będę omawiał działalności istniejących banków i ich zasad. Natomiast wyrażamy pogląd, że zasady samodzielności funkcjonowania banków powinny być jak najbardziej aktualne i powinny również obj<text:span text:style-name="T1562">ą</text:span>ć proponowany przez nas ten bank ekologiczny.</text:p>
      <text:p text:style-name="P1563">Podstawową kwestią organizacji proponowanego banku wymagającą rozstrzygnięcia jest cel jego działania i forma własności.</text:p>
      <text:p text:style-name="P1564">Celem działania banku ekologicznego powinno być wspieranie przedsięwzięć gospodarczych, mających na celu ochronę środowiska naturalnego, środowiska człowieka przez gospodarowanie środkami pochodzącymi z różnych źródeł przeznaczonymi na ten cel. Proponujemy, ażeby bank ten zorganizować w formie spółki akcyjnej. Ponieważ forma ta umożliwia stosunkowo szybką akumulację środków niezbędnych do rozpoczęcia działalności, stwarza materialne zainteresowanie banku i akcjonariuszy - celem i rezultatami działalności. Zabezpiecza wreszcie instytucjonalnie, poprzez odpowiednie dla tej formy ciała kolegialne, uspołeczniony nadzór nad całokształtem działalności banku, działalności bieżącej i kształtowaniem perspektywicznych kierunków jego działania.</text:p>
      <text:p text:style-name="P1565">Organizowan<text:span text:style-name="T1566">ie</text:span><text:s/>banku ekologicznego jako spółki akcyjnej oznacza kreowanie kapitału tego banku z własnych środków ak<text:span text:style-name="T1567">cj</text:span>onariu<text:span text:style-name="T1568">sz</text:span>y, założycieli oraz emisji akcji sprzedawanych na wolnym rynku. Ponadto źródłami prowadzenia akcji kredytowej mogą by<text:span text:style-name="T1569">ć</text:span><text:s/>kredyty refinansowane w Narodowym Baku Polskim innych banków, pożyczki bądź lokaty instytucji finansowych, bądź też funduszów celowych, w tym wszystkich instytucji i funduszów związanych z ochroną również środowiska.</text:p>
      <text:p text:style-name="P1570">No, oszczędności ludności i inne lokaty i środki, na przykład lokalnych organów administra<text:span text:style-name="T1571">cj</text:span>i państwowej, samorządu te<text:span text:style-name="T1572">ry</text:span>t<text:span text:style-name="T1573">oria</text:span>l<text:span text:style-name="T1574">ne</text:span>go, przedsiębiorstw, stowarzyszeń itd.</text:p>
      <text:p text:style-name="P1575">Członkami założycielami oraz akcjonariuszami powinny by<text:span text:style-name="T1576">ć<text:s/></text:span>wszystkie zainteresowane przedmiotem<text:s/><text:soft-page-break/>działania podmioty<text:s/>gospodarujące i admini<text:span text:style-name="T1577">st</text:span>rujące środkami przeznaczonymi na działalność ekologiczną<text:span text:style-name="T1578">.</text:span></text:p>
      <text:p text:style-name="P1579">Celem należytego zabezp<text:span text:style-name="T1580">ie</text:span>czenia kontroli społecznej, proponujemy równy podział akcji pomiędzy akcjonariuszy państwowych i niezależnych.</text:p>
      <text:p text:style-name="P1581">Istotne jest, by w banku<text:s/>tym przeznaczone były wszystkie środki na ochronę środowiska w kraju - tak złotowe jak i dewizowe<text:span text:style-name="T1582">.</text:span></text:p>
      <text:p text:style-name="P1583">Jest n<text:span text:style-name="T1584">ie</text:span>zbędne, by bank miał zasi<text:span text:style-name="T1585">ę</text:span>g ogólnokrajowy z możliwością, w miarę potrzeby organizowania oddziałów zagranicznych.</text:p>
      <text:p text:style-name="P1586">Ze zgromadzonych środków powinna b<text:span text:style-name="T1587">yć</text:span><text:s/>kredytowana zarówno działalność bieżąca, jak i inwestycyjna, związana z ochroną środowiska.</text:p>
      <text:p text:style-name="P1588">Może bank prowadzić również działalność consultingową, pośrednictwo ekonomiczne itd.</text:p>
      <text:p text:style-name="P1589">Uznanie problematyki ekonomicznej jako jednego z istotnych priorytetów wymagałoby, aby działania tego banku<text:s/><text:span text:style-name="T1590">tj.</text:span><text:s/>działalność banku funkcjonowała nie na gorszych warunkach jak inne priorytetowe dziedziny gospodarki jak<text:s/><text:span text:style-name="T1591">n</text:span>p. gospodarka mieszkaniowa, czy gospodarka żywnościowa. Chodzi tu w szczególności o umożliwienie bankowi korzystanie z nisko opro<text:span text:style-name="T1592">ce</text:span>ntowanych kredytów, refinansowanych z Narodowego Banku Polskiego, preferencyjnego opodatkowan<text:span text:style-name="T1593">ia</text:span><text:s/>dochodów banku itd.</text:p>
      <text:p text:style-name="P1594"><text:span text:style-name="T1595">W</text:span><text:s/>związku z tym co pow<text:span text:style-name="T1596">ie</text:span>działem, chciałem zaproponować sformułowanie do punktu 5-go, które miałoby brzmienie następ<text:span text:style-name="T1597">uj</text:span>ąc<text:span text:style-name="T1598">e</text:span>:</text:p>
      <text:p text:style-name="P1599">/Jako uzupełnienie tego co już jest tam zapisane/.</text:p>
      <text:p text:style-name="P1600">Utworzenie samodzielnego banku ekologicznego, którego celem winno być finansowanie, wspieranie przedsięwzięć gospodarczych związanych z ochroną środowiska naturalnego. Bank powinien być zorganizowany w formie spółki akcyjnej i prowadzić działalność o zasięgu og<text:span text:style-name="T1601">ól</text:span>nokrajowym, przy pomocy swoich oddział<text:span text:style-name="T1602">ó</text:span>w, a<text:s/><text:span text:style-name="T1603">t</text:span>akże posiadać oddziały zagraniczne<text:span text:style-name="T1604">.</text:span></text:p>
      <text:p text:style-name="P1605">Uznanie problematyki ekologicznej jako jednego z istotnych priorytetów wymaga, by instytucja ta funkcjonowała na podobnych warunkach jak inne preferowane, jak już mówiłem: gospodarka mieszkaniowa czy inne<text:span text:style-name="T1606">.</text:span><text:s/>To znaczy - z umożliwieniem bankowi korzystania z niskooprocentowanych kredytów, refinansowanych z NBP, niskiego opodatkowania dochodów itd<text:span text:style-name="T1607">.</text:span></text:p>
      <text:p text:style-name="P1608">Formuła organizacyjna banku, powinna uwzględniać uspołeczniony nadzór nad całokształtem jego działalności<text:span text:style-name="T1609">.</text:span></text:p>
      <text:p text:style-name="P1610">Dziękuję.</text:p>
      <text:p text:style-name="P1611"><text:span text:style-name="T1612">Przewodniczący</text:span>:</text:p>
      <text:p text:style-name="P1613">Dziękuję bardzo. Proszę o zabranie głosu pana Sitnickiego.</text:p>
      <text:p text:style-name="P1614"><text:span text:style-name="T1615">Ob. Sitnicki</text:span>:</text:p>
      <text:p text:style-name="P1616">Ja odnośnie tego punktu piątego chciałbym jedną zmianę. Myślę, że zno<text:span text:style-name="T1617">weliz</text:span>owan<text:span text:style-name="T1618">ie</text:span><text:s/>mechanizmów ekonomicznych, tak jak zostało to tu sprecyzowane - byłoby lepiej zastąpić<text:s/><text:span text:style-name="T1619">s</text:span>łowem aktywizowanie, ponieważ nowelizacja i d<text:span text:style-name="T1620">os</text:span>t<text:span text:style-name="T1621">os</text:span>owywan<text:span text:style-name="T1622">i</text:span>e<text:span text:style-name="T1623"><text:s/></text:span>do zmieniających si<text:span text:style-name="T1624">ę</text:span><text:s/>warunków gospodarczych właśnie instrumentów ekonomicznych, funk<text:span text:style-name="T1625">cj</text:span>onujących w ochronie środowiska ma miejsce.</text:p>
      <text:p text:style-name="P1626">Państwo wszyscy dostaliście taki załącznik, dotyczący nowych rozwiązań ka<text:span text:style-name="T1627">rno</text:span>-fi<text:span text:style-name="T1628">na</text:span>ns<text:span text:style-name="T1629">owy</text:span>ch. Większość tego tekstu faktycznie pokazuje nowelizacje, które dotyczą mechanizmów ekonomicznych, związanych z ochroną środowiska.</text:p>
      <text:soft-page-break/>
      <text:p text:style-name="P1630">W związku z tym proponowałbym, ażeby to zdanie rozpocząć od słowa - aktywizować mechanizmy, a nie nowelizować, ponieważ nie oddaje to faktycznego stanu. Natomiast nasze działanie zmierza do ak<text:span text:style-name="T1631">ty</text:span>w<text:span text:style-name="T1632">izow</text:span>an<text:span text:style-name="T1633">ia</text:span><text:s/>tzn. do d<text:span text:style-name="T1634">os</text:span>tosow<text:span text:style-name="T1635">yw</text:span>ania tych mechanizmów do zmieniających się warunków gospodarczych.</text:p>
      <text:p text:style-name="P1636">Druga kwestia dotyczy spraw związanych z bankiem ekologicznym. Z naszej strony uważamy, że lepszą konstrukcją byłoby zaproponowan<text:span text:style-name="T1637">ie</text:span><text:s/>Narodowego Funduszu Ochrony Środowiska i Gospodarki Wodnej, który pełniłby te same funkcje, miałby te same prerogatywy i cele, natomiast nie posiadałby w nazwie słowa bank. Słowo bank może mieć charakter troszkę mylący, ponieważ sugerowałoby, że jego działalność związana byłaby m.in. także z wypłacaniem np<text:span text:style-name="T1638">.<text:s/></text:span>procentów za wkłady do tego banku. Fundacja brzmi lepiej, ponieważ zbiera ona środki, ale oczywiście działa aktywnie tzn<text:span text:style-name="T1639">.</text:span><text:s/>próbuje je lokować w taki sposób, aby one przyrastały, aby można było realizować pewne przedsięwzięcia w ochronie środowiska m.in. z dochodów płynących z odpowiednich lokat tych środków, np. w innych bakach<text:span text:style-name="T1640">.</text:span></text:p>
      <text:p text:style-name="P1641">Głównym wkładem do tego Narodowego Funduszu Ochrony Środowiska, byłby obecny fundusz - Fundusz Ochrony<text:s/><text:span text:style-name="T1642">Ś</text:span>rodowiska który jest gromadzony z opłat i kar<text:span text:style-name="T1643">.</text:span><text:s/>Tego typu instytucja miałaby osobowość prawną, zarząd i mogłaby oczywiście posiadać takie te właściwości, o których mówił mój przedmówca<text:span text:style-name="T1644">.</text:span></text:p>
      <text:p text:style-name="P1645">Chciałem także zaproponować, żeby nieco bardziej agresywnie postępować jeśli chodzi o gromadzenie funduszy na ochronę środowiska. Na przykład funduszy, które będą gromadzone w tym Narodowym Funduszu m.in. poprzez wprowadzenie możliwości ściągania takich środków finansowych poprzez narzut ekologiczny. Opłaty i kary, które stanowią obecnie główne źródło funduszu ekologicznego, funduszu ochrony środowiska, są w gruncie rzeczy, świadczą tylko o tym, ich wzrost świadczy tylko o tym, jak źle dzieje się w środowisku. Ponieważ rosną z dwóch powodów: po p<text:span text:style-name="T1646">ie</text:span>rwsze - wtedy kiedy podnosimy stawki, i po drugie - kiedy zwiększa się emisja.</text:p>
      <text:p text:style-name="P1647">Jednakże potrzeby związane z restytucją środowiska mogą być o wiele większe. Stąd postulat, aby pojawiła się możliwość wprowadzenia narzutu ekologicznego na przykład do ceny węgla, czy ceny sprzedawanej benzyny i osiągania dzi<text:span text:style-name="T1648">ęk</text:span>i temu funduszy, które byłby kierowany do narodowego funduszu i poprzez ten fundusz reinwestowane w gospodarce, po to, aby wspierał działania zmierzające do odwrócenia niekorzystnych tendencji.</text:p>
      <text:p text:style-name="P1649">Chcę także poprzeć zapisane tutaj w punkcie piątym<text:s/>zdanie dotyczące indeksacji, to znaczy podnoszenia stawek opłat i kar w miarę jak będą one dewaluowane przez mechanizm inflacyjny<text:span text:style-name="T1650">.</text:span></text:p>
      <text:p text:style-name="P1651">Dziękuję<text:span text:style-name="T1652">.</text:span></text:p>
      <text:p text:style-name="P1653"><text:span text:style-name="T1654">P</text:span><text:span text:style-name="T1655">rze</text:span><text:span text:style-name="T1656">w</text:span><text:span text:style-name="T1657">od</text:span><text:span text:style-name="T1658">n</text:span><text:span text:style-name="T1659">iczący</text:span><text:span text:style-name="T1660">:</text:span></text:p>
      <text:p text:style-name="P1661">Dziękuję bardzo<text:span text:style-name="T1662">.</text:span><text:s/>Bardzo proszę.</text:p>
      <text:p text:style-name="P1663"><text:span text:style-name="T1664">Ob</text:span><text:span text:style-name="T1665">.</text:span><text:span text:style-name="T1666"><text:s/></text:span><text:span text:style-name="T1667">B</text:span><text:span text:style-name="T1668">okszczanin - OPZZ</text:span>:</text:p>
      <text:p text:style-name="P1669">Zgadzając się tu z propozycją tego zapisu punktu 5<text:span text:style-name="T1670">-e</text:span>go chcielibyśmy zaproponować pewne zapisy, które by ten punkt bardziej wyraźnie konkretyzowały. Ponieważ ten punkt w prostej linii dotyka zakładów pracy i ich funkcje w środowisku przyrodniczym. Dlatego też proponujemy<text:s/><text:span text:style-name="T1671">-</text:span><text:s/>zgodnie z poprzednim naszym wnioskiem zgłoszonym na pierwszym posiedzeniu plenarnym o następujące zapisy:</text:p>
      <text:p text:style-name="P1672">1/ sporządzenie w terminie 6 miesięcy, to jest oczywiście wniosek do strony rządowej, wykazu zakładów pracy o najwyższym stopniu uciążliwości dla środowiska.</text:p>
      <text:soft-page-break/>
      <text:p text:style-name="P1673">Oczywistą jest sprawą, że<text:s/><text:span text:style-name="T1674">w</text:span><text:s/>dokumencie naszym pr<text:span text:style-name="T1675">ó</text:span>bujemy podać o jakie kryteria ten wykaz byłby sporządzony. M.in. legalność lokalizacji zakładu i jego składowiska odpadów, wyznaczenie strefy ochronnej i jej zagospodarowanie. Zaawansowanie realizacji zakładowego programu ochrony środowiska. Gospodarka odpadami. Dotrzymanie dopuszczalnych wielkości emisji zan<text:span text:style-name="T1676">ie</text:span>czy<text:span text:style-name="T1677">sz</text:span>c<text:span text:style-name="T1678">ze</text:span>ń do powietrza atm<text:span text:style-name="T1679">osferyczne</text:span>go i do wód. Oddziaływanie emisji zanieczyszczeń na środowisko przyrodnicze - uprawy rolne, zdrowotność lasów itp. Obciążenie kosztami zakładów za degradacje środowiska, wielkość kary wymierzana zakładowi za zanieczyszczen<text:span text:style-name="T1680">ie</text:span><text:s/>atmosferycz<text:span text:style-name="T1681">ne</text:span><text:s/>wód i powierzchni ziemi. Wypłacalność zakładu z tytułu wymierzonych kar, opłat za korzystanie ze środowiska oraz odszkodowanie za szkody ekologiczne.</text:p>
      <text:p text:style-name="P1682"><text:span text:style-name="T1683">W</text:span><text:s/>oparciu o ten sporządzony wykaz, powinien on stanowić podstawy do podjęcia przez rząd decyzji wspólnie z organami założycielskimi, a dotyczące<text:span text:style-name="T1684">:</text:span><text:s/>- które zakłady z tego wykazu zostaną zlikwidowane i w jakim terminie, które z zakładów ulegną likwidacji uciążliwe dla środowiska wydział<text:span text:style-name="T1685">y</text:span><text:s/>i stanowiska pracy, a które zakłady ulegną restruktu<text:span text:style-name="T1686">ry</text:span>zac<text:span text:style-name="T1687">ji<text:s/></text:span>i również z podaniem bardzo precyzyjnie terminu.</text:p>
      <text:p text:style-name="P1688">Zakładom, które zostaną zakwalifikowane do modernizacji lub restrukturyzacji stworzony zostanie system ekonomiczno- prawny gwarantujący realizację przyjętych zamierzeń<text:span text:style-name="T1689">.</text:span><text:span text:style-name="T1690"><text:s/></text:span>I tutaj już się zbliżam do tego zapisu:</text:p>
      <text:p text:style-name="P1691">„Proponujemy wprowadzenie szeregu ulg podatkowych, niskie oprocentowan<text:span text:style-name="T1692">ie</text:span><text:s/>kredytów, a w szczególności preferencje w zaopatrzeniu w urządzenia ochrony środowiska”.</text:p>
      <text:p text:style-name="P1693">Konieczne jest zabezpieczenie mocy budowlano-montażowych. Proponujemy również pozostawienie na okres modernizacji i restrukturyzacji środków pieniężnych wynikających z nałożonych kar, pozostawienie ich w zakładzie pracy.</text:p>
      <text:p text:style-name="P1694">Wykaz zakładów pracy objętych modernizacją i restrukturyza<text:span text:style-name="T1695">cj</text:span>ą musi być zbieżny z Narodowym Planem Społeczno-Gospodarczym, CPR oraz planami organów założycielskich.</text:p>
      <text:p text:style-name="P1696">Zakłady pracy, które pomimo tych udogodnień nie realizują planów ochrony przyrody<text:s/><text:span text:style-name="T1697">w</text:span><text:s/>ustalonych terminach, winny być wpisane na listę zakładów do likwidacji.</text:p>
      <text:p text:style-name="P1698">No, musimy w końcu wymóc na kierownictwach zakładów i nie tylko k<text:span text:style-name="T1699">ie</text:span>rown<text:span text:style-name="T1700">ict</text:span>w<text:span text:style-name="T1701">ac</text:span>h, na organach założyc<text:span text:style-name="T1702">ie</text:span>lski<text:span text:style-name="T1703">ch</text:span>, pełną działalność, która będzie stanowiła gwarancję poprawy ich<text:s/><text:span text:style-name="T1704">f</text:span>unkcji w środowisku p<text:span text:style-name="T1705">rz</text:span>yrodniczym<text:span text:style-name="T1706">.</text:span></text:p>
      <text:p text:style-name="P1707">Proponujemy również rozważyć możliwości zmiany całego systemu dotyczącego sprowadzania z zagranicy urządzeń ochrony środowiska, jak również podjęcia takich zapisów, które pozwolą na zwiększenie produkcji urządzeń ochrony środowiska w naszym kraju.</text:p>
      <text:p text:style-name="P1708">Po pierwsze — proponujemy, aby wszystkie urządzenia dotyczące ochrony środowiska sprowadzane z zagranicy były bezwzględn<text:span text:style-name="T1709">i</text:span>e zwolnione z opłat celnych. To musi zafunkcjonować, to powinno mieć jednoznaczne, jak to si<text:span text:style-name="T1710">ę</text:span><text:s/>mówi, być wprowadzone w trybie bardzo pilnym.</text:p>
      <text:p text:style-name="P1711">Natomiast jeżeli chodzi o zwiększenie produkcji, proponujemy tutaj stworzenie takich zasad ekonomiczno-prawnych, które w pierwszej kolejności pozwalałyby zakładom na zarabianie na tej produkcji no i oczywiście tutaj cały system w ramach tej preferencji dotyczący szeregu ulg podatkowych.</text:p>
      <text:p text:style-name="P1712">Sądzę, że gdybyśmy takie zapisy wprowadzili, byłby to - po pierwsze, pewien symptom gwarancji, że nasz stół, przy którym obradujemy zmierza do rozwiązań, rzekłbym w ni<text:span text:style-name="T1713">e</text:span>których wypadkach bardzo<text:s/><text:soft-page-break/>radykalnych, ale dających pewne gwarancje, że te rozwiązania spowodują w niedługim stosunkowo czasie poprawę w środowisku przyrodniczym.</text:p>
      <text:p text:style-name="P1714">Dziękuję.</text:p>
      <text:p text:style-name="P1715"><text:span text:style-name="T1716">P</text:span><text:span text:style-name="T1717">rze</text:span><text:span text:style-name="T1718">w</text:span><text:span text:style-name="T1719">od</text:span><text:span text:style-name="T1720">n</text:span><text:span text:style-name="T1721">iczący</text:span><text:span text:style-name="T1722">:</text:span></text:p>
      <text:p text:style-name="P1723">Dziękuję bardzo za przedłożenie tego pakietu propozycji.</text:p>
      <text:p text:style-name="P1724">Bardzo proszę - pan prof.<text:s/><text:span text:style-name="T1725">J</text:span>uchnowicz.</text:p>
      <text:p text:style-name="P1726"><text:span text:style-name="T1727">Prof</text:span><text:span text:style-name="T1728">.</text:span><text:span text:style-name="T1729"><text:s/>Juchnowicz</text:span>:</text:p>
      <text:p text:style-name="P1730">Proszę państwa, nawiązując do wypowiedzi pana Sitnickickiego, ja chciałem zaproponować, żeby rozważyć możliwość wprowadzenia podwyżki opłat za zanieczyszczenie środowiska na poziomie większym od kosztów budowy i eksploatacji urządzeń ochrony, co będzie pewnym bodźcem ekonomicznym dla instalowania tych urządzeń.</text:p>
      <text:p text:style-name="P1731">Dziękuję.</text:p>
      <text:p text:style-name="P1732"><text:span text:style-name="T1733">Przewodniczący</text:span>:</text:p>
      <text:p text:style-name="P1734">Kto z państwa jeszcze chciałby zabrać głos?</text:p>
      <text:p text:style-name="P1735">Bardzo proszę prof. Roman.</text:p>
      <text:p text:style-name="P1736"><text:span text:style-name="T1737">Prof. Roman</text:span>:</text:p>
      <text:p text:style-name="P1738">Proszę państwa, nawiązując do przedłożonego tekstu<text:span text:style-name="T1739"><text:s/></text:span>w punkcie 5-tym jest mowa tutaj o opłatach i karach. Otóż to sformułowanie jest ogólne i w zasadzie nie nasuwa zastrzeżeń, ale wymaga pewnego komentarza.</text:p>
      <text:p text:style-name="P1740">Po pierwsze opłaty, czy też narzut ekologiczny, to jest pewien mechanizm, który przenosi koszty związane z u<text:span text:style-name="T1741">tr</text:span>zy<text:span text:style-name="T1742">my</text:span>wan<text:span text:style-name="T1743">ie</text:span>m środowiska, z jego ochroną na konkretnych ludzi, na społeczeństwa. W każdym właściwie jakimś ujęciu to w końcu my za to płacimy<text:span text:style-name="T1744">.</text:span><text:s/>A więc to trzeba być świadomym, że to jest jakiś mechanizm, który powoduje wzrost kosztów, które my później ponosimy,<text:s/><text:span text:style-name="T1745">ś</text:span>wiadomie może i chętnie, Ale to jest, te opłaty będą właściwie z naszych kieszeni ponoszone.</text:p>
      <text:p text:style-name="P1746">Druga sprawa - kar. Otóż tu się jednym tchem wymienia<text:s/>- opłaty<text:s/>i kary. Kary - moim zdaniem powinny mieć charakter represyjny. Natomiast nie powinny być istotnym i ważnym elementem gromadzenia funduszów<text:span text:style-name="T1747">.</text:span><text:s/>Bo jeżeli tak jest, to wtedy cała sprawa ulega zwyrodnieniu. Wtedy właściwie kary są<text:s/><text:span text:style-name="T1748">i</text:span>s<text:span text:style-name="T1749">t</text:span>ot<text:span text:style-name="T1750">n</text:span>ym e<text:span text:style-name="T1751">l</text:span>e<text:span text:style-name="T1752">m</text:span>en<text:span text:style-name="T1753">t</text:span>em naszej gospodarki i bez nich trudno j<text:span text:style-name="T1754">e</text:span>st się po pewnym czasie w ogóle obejść, obyć. Moim zdaniem powinny być wyraźnie represyjne i ty<text:span text:style-name="T1755">m</text:span><text:s/>lepiej, rzecz jasna, jeżeli będzie ich mniej, prawda, a nie odwrotnie<text:span text:style-name="T1756">.</text:span></text:p>
      <text:p text:style-name="P1757">To oczywiście nie dotyczy rewindykacji należności za straty spowodowane w środowisku, to jest zupełnie inna sprawa, to nie jest element kary, tylko jest element odszkodowania za spowodowane straty.<text:s/><text:span text:style-name="T1758">I</text:span><text:s/>te odszkodowania<text:s/>- rzecz<text:s/>jasna - mogłyby być i powinny być elementem funduszu, ale bezpośrednio ukierunkowane na te kierunki, gdzie te straty powstały<text:span text:style-name="T1759">.</text:span><text:s/>Stąd sprawa - propozycja włączenia kary, potraktowania kary jako tego funduszu, który by zostawał w zakładzie, który po prostu płaci te kary, jest moim zdaniem, bardzo dyskusyjna i kontrowe<text:span text:style-name="T1760">rs</text:span>yjna. Wydaje mi się, że to nie jest właściwa droga do rozwiązywania problemu represji.</text:p>
      <text:p text:style-name="P1761">Dziękuję bardzo.</text:p>
      <text:p text:style-name="P1762"><text:span text:style-name="T1763">P</text:span><text:span text:style-name="T1764">rze</text:span><text:span text:style-name="T1765">w</text:span><text:span text:style-name="T1766">od</text:span><text:span text:style-name="T1767">n</text:span><text:span text:style-name="T1768">iczący</text:span><text:span text:style-name="T1769">:</text:span></text:p>
      <text:soft-page-break/>
      <text:p text:style-name="P1770">Dziękuję bardzo<text:span text:style-name="T1771">.</text:span><text:s/>Bardzo proszę.</text:p>
      <text:p text:style-name="P1772"><text:span text:style-name="T1773">O</text:span><text:span text:style-name="T1774">b.</text:span><text:span text:style-name="T1775"><text:s/>B</text:span><text:span text:style-name="T1776">og</text:span><text:span text:style-name="T1777">u</text:span><text:span text:style-name="T1778">sł</text:span><text:span text:style-name="T1779">aw Gołąb</text:span>:</text:p>
      <text:p text:style-name="P1780">Proszę państwa, na pierwszym naszym posiedzeniu<text:s/>Minister<text:s/>Ochrony<text:s/>Środowiska zapoznał nas z pr<text:span text:style-name="T1781">oj</text:span>ektem banku ekologicznego, który to projekt miał być nam dzisiaj przedstawiony. Ten projekt miałby wejść w stadium realizacji od 1 l<text:span text:style-name="T1782">i</text:span>pca tegoż roku. Dzisiaj rap<text:span text:style-name="T1783">t</text:span>em otrzymujemy inną trochę propozycję, która się nazywa Narodowy Fundusz Ochrony Środowiska. Czy te dwa tytuły to<text:s/><text:span text:style-name="T1784">je</text:span>st to samo? To jest inna koncepcja<text:span text:style-name="T1785">.</text:span></text:p>
      <text:p text:style-name="P1786">Ponadto<text:s/><text:span text:style-name="T1787">w</text:span><text:s/>kwestii kar<text:s/><text:span text:style-name="T1788">ja</text:span><text:s/>zapytuję - czy tylko kwestia kary finansowej? Myśmy proponowali ewentualnie, żeby wymóc też na kierownictwie zakładów zakaz pełnienia funkcji kierowniczych za tego typu naruszenia przepisów.</text:p>
      <text:p text:style-name="P1789">Dziękuję<text:span text:style-name="T1790">.</text:span></text:p>
      <text:p text:style-name="P1791"><text:span text:style-name="T1792">Przewodniczący</text:span><text:span text:style-name="T1793">:</text:span></text:p>
      <text:p text:style-name="P1794">Dziękuję bardzo.</text:p>
      <text:p text:style-name="P1795">Kto z ministerstwa wyjaśni sprawę? Bardzo proszę pan Kwiatkowski.</text:p>
      <text:p text:style-name="P1796"><text:span text:style-name="T1797">Ob. Jerzy Kwiatkowski</text:span>:</text:p>
      <text:p text:style-name="P1798">Pierwsze wyjaśnienia dotyczące proponowanego już w tej chwili w projekcie ustawy, która opuściła, że tak powiem, rządowe uzgodnienia, jest koncepcja utworzenia Narodowego Funduszu Ochrony Środowiska i Gospodarki Wodnej, który jest pomyślany jako bank ochrony środowiska, posiadający osobowość prawną, posiadając<text:span text:style-name="T1799">y</text:span><text:s/>radę nadzorczą i dysponujący zgodnie z własnym regulaminem funduszami zgromadzonymi na<text:s/><text:span text:style-name="T1800">rz</text:span>ecz ochrony środowiska. Czyli to jest odpowiedź na pytanie pana G<text:span text:style-name="T1801">oł</text:span>ąb.</text:p>
      <text:p text:style-name="P1802">I przy tym troszkę szersza refleksja na temat wpływu zgromadzonych pieniędzy na tempo poprawy stanu środowiska naturalnego w Polsce. Mam wrażenie słuchając dyskusji, że szybciutko załatwimy sprawę opłat karnych, zgromadzenia funduszu, stworzenia spółki akcyjnej - banku ochrony środowiska i za 2-3 lata będziemy mieli spokój. Otóż przestrzegam przed traktowaniem sprawy w ten sposób - dlatego, że naprawdę to nie jest zupełnie takie proste.</text:p>
      <text:p text:style-name="P1803">Otóż w czasie dyskusji nad projektem Narodowego Programu Ochrony Środowiska, która toczyła się niedawno, wielu z obecnych się w tej dyskusji wypowiadało, były prezentowane<text:s/>pewne obliczenia - ile by to miało kosztowa<text:span text:style-name="T1804">ć.</text:span><text:s/><text:span text:style-name="T1805">I</text:span><text:s/>liczby podane w tych obliczeniach, na poziomie 16 bilionów złotych w dwudziestoleciu w wariancie możliwości, 23 bilionów złotych w wariancie potrzeb, były liczbami szokującymi<text:span text:style-name="T1806">.</text:span><text:s/>Po prostu wielu dyskutantów wypowiadało si<text:span text:style-name="T1807">ę,</text:span><text:s/>że to w ogóle jest nie do pomyślenia, jeżeli uwzględnimy stan naszej gospodarki. Czy w ogóle jesteśmy w stanie wygenerować taką sum<text:span text:style-name="T1808">ą</text:span><text:s/>inwestycyjną.</text:p>
      <text:p text:style-name="P1809">Otóż chciałbym po prostu powiedzieć to, że powinniśmy tak postulat sformułować, żeby on miał jakieś szanse realności. Bo jeśli mówimy, że ochroną środowiska ma się z<text:span text:style-name="T1810">ają</text:span>ć<text:span text:style-name="T1811"><text:s/></text:span>zakład, bo grozi mu likwidacja. A zakład ten wiemy, że w d<text:span text:style-name="T1812">ot</text:span>ychczasowym systemie finansowo-ekonomicznym, w Polsce nie miał żadnych możliwości gromadzenia środków na własną<text:s/><text:span text:style-name="T1813">r</text:span>e<text:span text:style-name="T1814">g</text:span>enerac<text:span text:style-name="T1815">j</text:span>ę, to skąd nagle ten zakład - ta elektrownia czy ta elektrociepłownia ma wziąć pieniądze równe wartości<text:s/><text:span text:style-name="T1816">1/</text:span>3 czy połowy swego majątku trwałego na zbudowanie instalacji dla oc<text:span text:style-name="T1817">h</text:span>rony środowiska?</text:p>
      <text:p text:style-name="P1818">Prezentując po prostu te refleksje, chciałbym je zaadresowa<text:span text:style-name="T1819">ć</text:span><text:s/>do uczestników<text:span text:style-name="T1820">.</text:span></text:p>
      <text:p text:style-name="P1821">Dzi<text:span text:style-name="T1822">ę</text:span>kuję bardzo<text:span text:style-name="T1823">.</text:span></text:p>
      <text:soft-page-break/>
      <text:p text:style-name="P1824"><text:span text:style-name="T1825">Przewodniczący</text:span>:</text:p>
      <text:p text:style-name="P1826">Dziękują bardzo. Proszę pana prof<text:span text:style-name="T1827">.</text:span><text:s/><text:span text:style-name="T1828">K</text:span>ozłowsk<text:span text:style-name="T1829">ie</text:span>go o zabranie głosu<text:span text:style-name="T1830">.</text:span></text:p>
      <text:p text:style-name="P1831"><text:span text:style-name="T1832">P</text:span><text:span text:style-name="T1833">ro</text:span><text:span text:style-name="T1834">f. Stefan Kozłowski</text:span><text:span text:style-name="T1835">:</text:span></text:p>
      <text:p text:style-name="P1836">Proszę państwa, my<text:span text:style-name="T1837">ś</text:span>lę że powinniśmy dążyć do pewnych uściśleń<text:span text:style-name="T1838">.</text:span><text:s/>Bo tak<text:s/><text:span text:style-name="T1839">-</text:span><text:s/>w materiale, który otrzymaliśmy dzisiaj jest Narodowy Fundusz Och<text:span text:style-name="T1840">rony</text:span><text:s/>Ś<text:span text:style-name="T1841">ro</text:span>d<text:span text:style-name="T1842">owiska.</text:span><text:s/>Teraz dowiadujemy się<text:span text:style-name="T1843">,</text:span><text:s/>że ministerstwo popiera koncepcję<text:s/><text:span text:style-name="T1844">N</text:span>arodowego Funduszu Ochrony Środowiska i Gospodarki Wodnej<text:span text:style-name="T1845">.</text:span></text:p>
      <text:p text:style-name="P1846">My proponujemy Bank Ekologiczny. Mamy więc już trzy różne pojęcia. No, coś do zapisu do komisji redakcyjnej musimy tu troszkę u<text:span text:style-name="T1847">po</text:span>rządkować<text:span text:style-name="T1848">.</text:span></text:p>
      <text:p text:style-name="P1849">Ze swej strony chcielibyśmy postulowa<text:span text:style-name="T1850">ć</text:span><text:s/>i apelować do państwa o przyjęcie szerszej koncepcji banku ekologicznego, o której mówił pan prof<text:span text:style-name="T1851">.</text:span><text:s/>Po<text:span text:style-name="T1852">la</text:span>ń<text:span text:style-name="T1853">sk</text:span>i<text:span text:style-name="T1854">.</text:span><text:s/>I myślę,<text:s/><text:span text:style-name="T1855">ż</text:span>e ta sprawa wymagałaby jednak pewnego uściślenia na tym posiedzeniu.</text:p>
      <text:p text:style-name="P1856"><text:span text:style-name="T1857">Przewodniczący</text:span>:</text:p>
      <text:p text:style-name="P1858">Proszę państwa, mam pytanie do ekspertów - czy jedna koncepcja wyklucza drugą? Czy Narodowy Fundusz Ochrony Środowiska n<text:span text:style-name="T1859">i</text:span>e byłby komp<text:span text:style-name="T1860">le</text:span>mentarny w stosunku do koncepcji ewentualnego banku.</text:p>
      <text:p text:style-name="P1861">Słuchając pana pro<text:span text:style-name="T1862">f.</text:span><text:s/>Polańskiego zwróciłem uwagę, że koncepcja banku jest koncepcją znacznie szerszą<text:span text:style-name="T1863">.</text:span><text:s/>Widzę możliwość komplementarnego funkcjonowania i funduszu,<text:s/><text:span text:style-name="T1864">i</text:span><text:s/>banku.</text:p>
      <text:p text:style-name="P1865">Bardzo proszę<text:span text:style-name="T1866">.</text:span></text:p>
      <text:p text:style-name="P1867"><text:span text:style-name="T1868">Ob</text:span><text:span text:style-name="T1869">.</text:span><text:span text:style-name="T1870"><text:s/></text:span><text:span text:style-name="T1871">K</text:span><text:span text:style-name="T1872">wiatkowski</text:span>:</text:p>
      <text:p text:style-name="P1873">Chciałem do tej wypowiedzi pana profesora się ustosunkować<text:span text:style-name="T1874">.</text:span><text:s/>Bo w moim przekonaniu, a chciałbym to jeszcze jednak z bankowcem naszym p<text:span text:style-name="T1875">rz</text:span>ekonsultować, w tej chwili nie mam możliwości. Zakres działania i możliwości banku są znacznie szersze i większe aniżeli możliwości takiego funduszu. Ponieważ bank prowadzi pewne operacje, zarabia na tym i ma szersze kontakty gospodarcze, ekonomiczne aniżeli fundusz<text:span text:style-name="T1876">.</text:span></text:p>
      <text:p text:style-name="P1877">Dlatego chciałbym pozosta<text:span text:style-name="T1878">ć</text:span><text:s/>przy tej propozycji koncepcji, żeby jednak taki bank ekologiczny jako sp<text:span text:style-name="T1879">ó</text:span>łk<text:span text:style-name="T1880">ę</text:span><text:s/>akcyjną powołać<text:span text:style-name="T1881">.</text:span><text:s/>Natomiast czy nie stoi nic na przeszkodzie żeby<text:s/><text:span text:style-name="T1882">i</text:span><text:s/>fundu<text:span text:style-name="T1883">s</text:span>z również działał<text:span text:style-name="T1884">.</text:span><text:s/>Ten fun<text:span text:style-name="T1885">d</text:span>usz może by<text:span text:style-name="T1886">ć</text:span><text:s/>nawet w banku ulokowany, jak i wszystkie fundacje. Dziękuję na razie<text:span text:style-name="T1887">.</text:span></text:p>
      <text:p text:style-name="P1888"><text:span text:style-name="T1889">Przewodniczący</text:span>:</text:p>
      <text:p text:style-name="P1890">Dzi<text:span text:style-name="T1891">ę</text:span>kuję za to wyjaśnienie.</text:p>
      <text:p text:style-name="P1892">Proszę ko<text:span text:style-name="T1893">l.</text:span><text:s/>Sitnicki<text:span text:style-name="T1894">.</text:span></text:p>
      <text:p text:style-name="P1895"><text:span text:style-name="T1896">O</text:span><text:span text:style-name="T1897">b.</text:span><text:span text:style-name="T1898"><text:s/>Sitnicki</text:span><text:span text:style-name="T1899">:</text:span></text:p>
      <text:p text:style-name="P1900">Ja chciałbym tu powied<text:span text:style-name="T1901">z</text:span>ie<text:span text:style-name="T1902">ć,</text:span><text:s/><text:span text:style-name="T1903">ż</text:span>e zupełnie inna funkcja jest banku, a inna funduszu, jako funduszu celowego w ramach gospodarki budżetowej państwa, prawda.</text:p>
      <text:p text:style-name="P1904"><text:span text:style-name="T1905">P</text:span><text:span text:style-name="T1906">rze</text:span><text:span text:style-name="T1907">wodn</text:span><text:span text:style-name="T1908">ic</text:span><text:span text:style-name="T1909">zą</text:span><text:span text:style-name="T1910">cy</text:span><text:span text:style-name="T1911">:</text:span></text:p>
      <text:p text:style-name="P1912">Cz<text:span text:style-name="T1913">y</text:span><text:s/>w tej sprawie jeszcze? Proszę ko<text:span text:style-name="T1914">l.</text:span><text:s/>Kwiatkowski<text:span text:style-name="T1915">.</text:span></text:p>
      <text:p text:style-name="P1916"><text:span text:style-name="T1917">Ob</text:span><text:span text:style-name="T1918">.</text:span><text:span text:style-name="T1919"><text:s/>Je</text:span><text:span text:style-name="T1920">rz</text:span><text:span text:style-name="T1921">y Kwiatkowski</text:span>:</text:p>
      <text:p text:style-name="P1922"><text:span text:style-name="T1923">Ot</text:span>ó<text:span text:style-name="T1924">ż</text:span><text:s/><text:span text:style-name="T1925">w</text:span><text:s/><text:span text:style-name="T1926">za</text:span>m<text:span text:style-name="T1927">yś</text:span>l<text:span text:style-name="T1928">e</text:span><text:s/>N<text:span text:style-name="T1929">a</text:span>r<text:span text:style-name="T1930">odowy</text:span><text:s/><text:span text:style-name="T1931">Fu</text:span>ndusz Ochrony<text:s/><text:span text:style-name="T1932">Ś</text:span>r<text:span text:style-name="T1933">odow</text:span>i<text:span text:style-name="T1934">ska</text:span><text:s/><text:span text:style-name="T1935">i<text:s/></text:span>G<text:span text:style-name="T1936">ospod</text:span>ar<text:span text:style-name="T1937">k</text:span>i W<text:span text:style-name="T1938">od</text:span>n<text:span text:style-name="T1939">ej</text:span><text:s/>jest<text:s/><text:span text:style-name="T1940">ba</text:span>nkiem, który b<text:span text:style-name="T1941">ę</text:span>d<text:span text:style-name="T1942">z</text:span>i<text:span text:style-name="T1943">e</text:span><text:s/>mógł op<text:span text:style-name="T1944">e</text:span>r<text:span text:style-name="T1945">owa</text:span>ć funduszami<text:s/><text:span text:style-name="T1946">w</text:span><text:s/>taki sam<text:s/><text:span text:style-name="T1947">s</text:span>pos<text:span text:style-name="T1948">ó</text:span>b<text:span text:style-name="T1949">,</text:span><text:s/><text:span text:style-name="T1950">j</text:span>ak to<text:s/><text:span text:style-name="T1951">z</text:span>apro<text:span text:style-name="T1952">p</text:span>ono<text:span text:style-name="T1953">w</text:span>ał<text:s/><text:span text:style-name="T1954">p</text:span>an Pola<text:span text:style-name="T1955">ń</text:span>s<text:span text:style-name="T1956">k</text:span>i<text:span text:style-name="T1957">.</text:span><text:s/>Ró<text:span text:style-name="T1958">ż</text:span>nica pole<text:span text:style-name="T1959">g</text:span>a na tym być może, że Narodowy Fundusz Ochrony<text:s/><text:span text:style-name="T1960">Ś</text:span>rodowiska jako bank czerpie swoje kapitały głównie z opłat i kar, i innych opłat ekologicznych, a więc otrzymuje fundusze społeczne.<text:s/><text:span text:style-name="T1961">Je</text:span>śliby<text:s/>to miała by<text:span text:style-name="T1962">ć<text:s/></text:span>-<text:s/><text:soft-page-break/>powiedzmy<text:s/><text:span text:style-name="T1963">-</text:span><text:s/>spółka akcyjna, to ja się pytam kto w takim razie będzie partnerem tego fundu<text:span text:style-name="T1964">s</text:span>zu społecznego?</text:p>
      <text:p text:style-name="P1965">Dziękuję<text:span text:style-name="T1966">.</text:span></text:p>
      <text:p text:style-name="P1967"><text:span text:style-name="T1968">Przewodniczący</text:span>:</text:p>
      <text:p text:style-name="P1969">Bardzo proszę pan Gołąb<text:span text:style-name="T1970">.</text:span></text:p>
      <text:p text:style-name="P1971"><text:span text:style-name="T1972">O</text:span><text:span text:style-name="T1973">b.</text:span><text:span text:style-name="T1974"><text:s/>G</text:span><text:span text:style-name="T1975">oł</text:span><text:span text:style-name="T1976">ą</text:span><text:span text:style-name="T1977">b</text:span>:</text:p>
      <text:p text:style-name="P1978">Proszę państwa, nie podważając tego projektu rządowego, my musimy sobie uzmysłowić, że w odczuciu społecznym już był jeden<text:s/><text:span text:style-name="T1979">F</text:span>un<text:span text:style-name="T1980">d</text:span>us<text:span text:style-name="T1981">z</text:span><text:s/>Narodowy Zdrowia i on nie jest zbyt pozytywnie przez społeczeństwo oceniany. Nie twórzmy tego typu konstrukcji.</text:p>
      <text:p text:style-name="P1982">Dziękuję<text:span text:style-name="T1983">.</text:span></text:p>
      <text:p text:style-name="P1984"><text:span text:style-name="T1985">P</text:span><text:span text:style-name="T1986">rz</text:span><text:span text:style-name="T1987">e</text:span><text:span text:style-name="T1988">wo</text:span><text:span text:style-name="T1989">dn</text:span><text:span text:style-name="T1990">ic</text:span><text:span text:style-name="T1991">zący</text:span>:</text:p>
      <text:p text:style-name="P1992">Dziękuję bardzo<text:span text:style-name="T1993">.</text:span><text:s/>Proszę bardzo ko<text:span text:style-name="T1994">l.</text:span><text:s/>Sitnicki<text:span text:style-name="T1995">.</text:span></text:p>
      <text:p text:style-name="P1996"><text:span text:style-name="T1997">O</text:span><text:span text:style-name="T1998">b.</text:span><text:span text:style-name="T1999"><text:s/>Sitnicki</text:span>:</text:p>
      <text:p text:style-name="P2000">Krótko, wobec tego dwie drogi si<text:span text:style-name="T2001">ę</text:span><text:s/>rysu<text:span text:style-name="T2002">j</text:span>ą albo po prostu dublowanie tych dwóch instytucji o podobnych zresztą celach, albo też<text:s/><text:span text:style-name="T2003">—</text:span><text:s/>co jest łatwiejsze jak sądzę<text:s/><text:span text:style-name="T2004">—</text:span><text:s/>jeśli oczywiście się nie mylę, sprawa pewnej redakcji nazwy.</text:p>
      <text:p text:style-name="P2005">Ponieważ tak pomyślany Fundusz Ochrony<text:s/><text:span text:style-name="T2006">Ś</text:span>rodowiska jak tutaj jest pomyślany, może działać, może prowadzić działalność gospodarczą. To jest wypisane poniżej na przykład poprzez<text:span text:style-name="T2007"><text:s/></text:span>udzielanie o<text:span text:style-name="T2008">proce</text:span>nt<text:span text:style-name="T2009">ow</text:span>a<text:span text:style-name="T2010">n</text:span>y<text:span text:style-name="T2011">ch</text:span><text:s/>pożyczek, dokonywanie różnego rodzaju lokat itd. Ma też strukturę taką, która dopuszcza regulowanie zakresu i s<text:span text:style-name="T2012">po</text:span>s<text:span text:style-name="T2013">o</text:span>bu jego działania.<text:s/><text:span text:style-name="T2014">R</text:span>egu<text:span text:style-name="T2015">l</text:span>amin będzie ustalała rada nadzorcza, która się zajmie obsługą tego funduszu.</text:p>
      <text:p text:style-name="P2016">Myślę, że jeżeli chodzi o redakcję tej nazwy, nie<text:s/><text:span text:style-name="T2017">j</text:span>e<text:span text:style-name="T2018">s</text:span>tem w stanie w tej chwili wypowiedzieć się wiążąco, ponieważ - jak z tego dokumentu wynika - jest to rozwiązanie, które już opuściło ministerstwo i powędrowało dalej. Oczywiście jeśliby można było uzgodnić wspólne stanowisko dotyczące treści, to jak sądzę zmiana nazwy nie miałaby sensu<text:span text:style-name="T2019">.</text:span></text:p>
      <text:p text:style-name="P2020">Moim zdaniem jednak dobrze byłoby, żeby nie mnożyć bytów i uzyskać poparcie dla banku, czy funduszu, czy jeszcze innej nazwy, która by po prostu wypełniała funkc<text:span text:style-name="T2021">je</text:span><text:s/>uzgodnione tu na tej sali<text:span text:style-name="T2022">.</text:span></text:p>
      <text:p text:style-name="P2023">Dziękuję.</text:p>
      <text:p text:style-name="P2024"><text:span text:style-name="T2025">Prz</text:span><text:span text:style-name="T2026">ewodni</text:span><text:span text:style-name="T2027">cz</text:span><text:span text:style-name="T2028">ą</text:span><text:span text:style-name="T2029">cy</text:span><text:span text:style-name="T2030">:</text:span></text:p>
      <text:p text:style-name="P2031">Komenta<text:span text:style-name="T2032">r</text:span>z do tego, żeby nie mnożyć bytów<text:s/><text:span text:style-name="T2033">-</text:span><text:s/>ja uwa<text:span text:style-name="T2034">ż</text:span>am przeciwnie, że dążyć do demonopolizacji, do konkurencji<text:span text:style-name="T2035">.</text:span><text:s/>Dwie nawet jednostki finansowe o podobnym charakterze mogłyby funk<text:span text:style-name="T2036">cj</text:span>onować równolegle<text:s/></text:p>
      <text:p text:style-name="P2037">Opowiadam się za tym, ażeby był fundusz i bank, tak jak mówił to prof<text:span text:style-name="T2038">.</text:span><text:s/>Zo<text:span text:style-name="T2039">me</text:span>r<text:span text:style-name="T2040">.</text:span></text:p>
      <text:p text:style-name="P2041">Proszę bardzo<text:span text:style-name="T2042">.</text:span></text:p>
      <text:p text:style-name="P2043"><text:span text:style-name="T2044">Pro</text:span><text:span text:style-name="T2045">f</text:span><text:span text:style-name="T2046">. Jerzy Zomer</text:span>:</text:p>
      <text:p text:style-name="P2047">Proszę pa<text:span text:style-name="T2048">ń</text:span>stwa, nie mylmy. Co innego jest bank, a co innego fundusz, to nie jest to samo. Fundusz jest elementem zarządzania, a bank jest instytucją handlową w końcu.<text:s/><text:span text:style-name="T2049">I</text:span><text:s/>mogą być to różne kontakty między nimi, ale to nie jest to samo.<text:s/><text:span text:style-name="T2050">I</text:span><text:s/>dlatego to nie jest mnożenie byt<text:span text:style-name="T2051">ó</text:span>w, bo inne są funkcje b<text:span text:style-name="T2052">a</text:span>nku, a inne są funkcje funduszu.</text:p>
      <text:p text:style-name="P2053"><text:span text:style-name="T2054">Przewodniczący</text:span>:</text:p>
      <text:soft-page-break/>
      <text:p text:style-name="P2055">Proszę bardz<text:span text:style-name="T2056">o.</text:span><text:s/>Pan Wilczyński.</text:p>
      <text:p text:style-name="P2057"><text:span text:style-name="T2058">Ob.<text:s/></text:span><text:span text:style-name="T2059">M</text:span><text:span text:style-name="T2060">ichał Wilczyński</text:span>:</text:p>
      <text:p text:style-name="P2061">Ja chciałem powiedzieć, że spór nie tyle dotyczy może organizacji, czy banku ekologii, czy funduszu. Ale chciałbym przypomnieć to co powiedział ko<text:span text:style-name="T2062">l.</text:span><text:s/>Gołąb<text:span text:style-name="T2063">.</text:span><text:s/>Proszę państwa, mieliśmy Fundusz Rozwoju Motoryzacji, a drogi są takie jakie są<text:span text:style-name="T2064">.</text:span><text:s/>Mam<text:span text:style-name="T2065">y</text:span><text:s/>Fundusz Ochrony Zdrowia, a jest stan opieki zdrowotnej taki jaki jest, i stan szpitali. I proszę państwa, ja po prostu myślę, że to co... obawy wyrażał kol.<text:s/><text:span text:style-name="T2066">Goł</text:span>ąb, i ja je tutaj powtórzę, jest problem czy społeczeństwo kupi kolejny fundusz, na który będzie się musiało składać<text:span text:style-name="T2067">.</text:span><text:s/>I efekty będą takie jak dotych<text:span text:style-name="T2068">cz</text:span>a<text:span text:style-name="T2069">so</text:span>wych funduszy<text:span text:style-name="T2070">.</text:span></text:p>
      <text:p text:style-name="P2071">Ja myślę, że nasze obawy sprowadzają się do tego, a nie kwestii organizacyjnych.<text:s/>Dziękuję<text:span text:style-name="T2072">.</text:span></text:p>
      <text:p text:style-name="P2073"><text:span text:style-name="T2074">Przewodniczący</text:span>:</text:p>
      <text:p text:style-name="P2075">Dziękuję bardzo.</text:p>
      <text:p text:style-name="P2076">Kto z państwa jeszcze? Bardzo proszę.</text:p>
      <text:p text:style-name="P2077"><text:span text:style-name="T2078">Ob</text:span><text:span text:style-name="T2079">.</text:span><text:span text:style-name="T2080"><text:s/>Mikłasze</text:span><text:span text:style-name="T2081">ws</text:span><text:span text:style-name="T2082">k</text:span><text:span text:style-name="T2083">i</text:span>:</text:p>
      <text:p text:style-name="P2084">Proszę państwa, wydaje się,<text:s/><text:span text:style-name="T2085">że</text:span><text:s/>te propozycje nie są sprzeczne<text:span text:style-name="T2086">.</text:span><text:s/>Dotychczasowe doświadczenia z funduszami nie zdały egzaminu<text:span text:style-name="T2087">.</text:span><text:s/>I w związku z tym na<text:span text:style-name="T2088">j</text:span>eżałoby spr<text:span text:style-name="T2089">ó</text:span>bować inaczej, tworząc coś nowego, co w tej sytuacji miałoby okazję konkurować z instytu<text:span text:style-name="T2090">cja</text:span>mi, które się nie sprawdziły. Sądzę, że powołanie banku byłoby taką zdrową konkurencją i<text:s/><text:span text:style-name="T2091">moż</text:span>e wreszcie fundusze się zaktywizują.</text:p>
      <text:p text:style-name="P2092">Dziękuję.</text:p>
      <text:p text:style-name="P2093"><text:span text:style-name="T2094">Przewodniczący</text:span>:</text:p>
      <text:p text:style-name="P2095"><text:span text:style-name="T2096">D</text:span>ziękuję bardzo.</text:p>
      <text:p text:style-name="P2097">Kto z państwa<text:s/><text:span text:style-name="T2098">je</text:span>szcze?<text:s/><text:span text:style-name="T2099">p</text:span>roszę pani p<text:span text:style-name="T2100">ro</text:span>f.<text:s/><text:span text:style-name="T2101">H</text:span>ager-Małeck<text:span text:style-name="T2102">a.</text:span></text:p>
      <text:p text:style-name="P2103"><text:span text:style-name="T2104">P</text:span><text:span text:style-name="T2105">ro</text:span><text:span text:style-name="T2106">f</text:span><text:span text:style-name="T2107">.</text:span><text:span text:style-name="T2108"><text:s/></text:span><text:span text:style-name="T2109">H</text:span><text:span text:style-name="T2110">ager-Małeck</text:span><text:span text:style-name="T2111">a</text:span>:</text:p>
      <text:p text:style-name="P2112"><text:span text:style-name="T2113">Ja</text:span><text:s/>bardzo przepraszam, że ja nawracam do sprawy - co na dziś, a co za parę miesięcy? Bo to dzieje się w kraju tak, że my doskonale wiemy, że to co jest na teraz, to może by<text:span text:style-name="T2114">ć<text:s/></text:span>zupełnie nieaktualne za kilka miesięcy. I dlatego ja bardzo bym optowała za tym, ażeby w tej chwili jakoś nie blokować tego funduszu, bo fundusze były dwa: ochrony wody i fundusz ochrony środowiska. I była to kupka papieru, na który się składało, ja nie chcę wykładu robić na czym to polegało. To wszystko się dewaluowało i dewaluuje się dalej<text:span text:style-name="T2115">.</text:span><text:s/>I my jako posłowie walczymy od roku z Ministerstwem Ochrony Środowiska, żeby wreszcie z tymi dwoma funduszami zrobił coś rozsądnego. To była zresztą inicjatywa samego resortu. Ale skoro resort nam to zaproponował, to my posłowie, żeśmy się tego uczepili jak rak, już tam nie będę opowiadać, żeby z tym funduszem coś robić, żeby to się nam nie dewaluowało.</text:p>
      <text:p text:style-name="P2116"><text:span text:style-name="T2117">I</text:span><text:s/>wtedy mini<text:span text:style-name="T2118">sters</text:span>two zaproponowało wspólny Fundusz Ochrony<text:s/><text:span text:style-name="T2119">Ś</text:span>rodowiska i Zasobó<text:span text:style-name="T2120">w</text:span><text:s/>Wodnych, który ma zupełnie inną funk<text:span text:style-name="T2121">cj</text:span>ę<text:span text:style-name="T2122">.</text:span><text:s/>To znaczy - nie z kupki przydziela według własnego uzna<text:span text:style-name="T2123">n</text:span>ia, tylko kredytuje, bierze procent i w dużym stopniu funkcjonuje jak bank, ale niezupełn<text:span text:style-name="T2124">ie</text:span>.</text:p>
      <text:p text:style-name="P2125">Ponieważ nam się pali, jak przed chwilą powiedziałam nasza kadencja. W ciągu tych paru tygodni, czy paru miesięcy chcemy koniecznie to uchwalić, żeby to już funkcjonowało jako bank. Ale to zupełnie nie znaczy, że za kilka miesięcy można wprowadzić propozycje<text:s/>„Solidarności”<text:s/>jako bank i wtedy się zastanowić co zrobić z tym funduszem - czy będzie<text:s/>jedno i<text:s/>drug<text:span text:style-name="T2126">i</text:span>e.<text:span text:style-name="T2127"><text:s/></text:span>Ja tu nie uprzedzam, to będzie tak jak będą chciały... na jakim stanowisku stanie z propozycją, po pierwsze - rząd, a po drugie<text:s/>- Sejm. Mam nadzieję, że Komisja<text:s/><text:soft-page-break/>Ochrony<text:s/><text:span text:style-name="T2128">Ś</text:span>rodowiska, która będzie propozycje rządu opiniować pozytywnie albo negatywnie.</text:p>
      <text:p text:style-name="P2129">Tak że jak, o ile mogę się przyczynić prawda swoim głosem, to bardzo bym prosiła, żebyśmy już wreszcie...<text:s/>Ja codziennie, ja w tej chwili wróciłam ze swojej komisji sejmowej - dlaczego jeszcze tego nie ma w Sejmie. Minister to wysłał, a my tego w Sejmie nie mamy. Codziennie chodzę za tym czy już jest ten projekt czy nie. I my go bardzo chcemy uchwalić, ten fundusz. A czy on będzie funkcjonował parę tygodni, czy<text:s/><text:span text:style-name="T2130">4-</text:span>5 miesięcy, to już jest druga sprawa. Chodzi o to, żeby nie blokować sprawy. Dziękuję.</text:p>
      <text:p text:style-name="P2131"><text:span text:style-name="T2132">Przewodniczący</text:span>:</text:p>
      <text:p text:style-name="P2133">Dziękuję bardzo. Kto z państwa jeszcze?</text:p>
      <text:p text:style-name="P2134">Mam wra<text:span text:style-name="T2135">że</text:span>n<text:span text:style-name="T2136">ie,</text:span><text:s/><text:span text:style-name="T2137">że</text:span>śmy już sob<text:span text:style-name="T2138">ie</text:span><text:s/>praw<text:span text:style-name="T2139">ie</text:span><text:s/>us<text:span text:style-name="T2140">ta</text:span>lili pogląd.</text:p>
      <text:p text:style-name="P2141">Proszę bardzo pro<text:span text:style-name="T2142">f.</text:span><text:s/>Kozłowski<text:span text:style-name="T2143">.</text:span></text:p>
      <text:p text:style-name="P2144"><text:span text:style-name="T2145">Pro</text:span><text:span text:style-name="T2146">f.</text:span><text:span text:style-name="T2147"><text:s/>Stefan Kozłowsk</text:span><text:span text:style-name="T2148">i</text:span>:</text:p>
      <text:p text:style-name="P2149">Pros<text:span text:style-name="T2150">z</text:span>ę państwa, rozumiemy<text:span text:style-name="T2151">,</text:span><text:s/>że nowelizacja mała id<text:span text:style-name="T2152">z</text:span>ie i ta no<text:span text:style-name="T2153">w</text:span>elizac<text:span text:style-name="T2154">j</text:span>a dotyczy głównie funk<text:span text:style-name="T2155">cj</text:span>on<text:span text:style-name="T2156">ow</text:span>ania funduszu.<text:s/>Natomiast my proponujemy szersze, dalsze, bardziej perspektywiczne rozwiązanie dotyczące banku.<text:s/><text:span text:style-name="T2157">I</text:span><text:s/>nie ma tutaj sprzeczności.<text:s/><text:span text:style-name="T2158">I</text:span><text:s/>proponujemy tak wprowadzić to do końcowego naszego protok<text:span text:style-name="T2159">oł</text:span>u.</text:p>
      <text:p text:style-name="P2160"><text:span text:style-name="T2161">Przewodn</text:span><text:span text:style-name="T2162">ic</text:span><text:span text:style-name="T2163">zący</text:span>:</text:p>
      <text:p text:style-name="P2164">Dziękuję bardzo. To właśnie chciałem zaproponować, żeby z jednej strony nie blokować inicjatywy, która została już wdrożona, zgodnie z propozycją pani pro<text:span text:style-name="T2165">f.</text:span><text:s/><text:span text:style-name="T2166">Hag</text:span>er-Małeck<text:span text:style-name="T2167">ie</text:span>j, żeby to jak najszybciej przeszło przez Sejm i utworzyć. Przyjmując oczywiście krytyczne uwagi, żeby ten fundusz nie był taki jak dotychczasowe fundusze, które w oczach społeczeństwa zostały w dużej części skompromitowane<text:span text:style-name="T2168">.<text:s/></text:span>To po pierwsze.</text:p>
      <text:p text:style-name="P2169">Po drugie - otworzyć możliwości i da<text:span text:style-name="T2170">ć</text:span><text:s/>wsparcie w naszym stanowisku na inicjatywę stworzenia banku ekologicznego.</text:p>
      <text:p text:style-name="P2171">To są dwie sprawy komplementarne i one mogą być konkurencyjne. Jedna drugiej nie wyklucza<text:span text:style-name="T2172">.</text:span></text:p>
      <text:p text:style-name="P2173">Czy można takie stanowisko przyjąć<text:span text:style-name="T2174">?</text:span><text:s/>Jeszcze pan, proszę.</text:p>
      <text:p text:style-name="P2175"><text:span text:style-name="T2176">O</text:span><text:span text:style-name="T2177">b.</text:span><text:span text:style-name="T2178"><text:s/>Mikłaszewsk</text:span><text:span text:style-name="T2179">i</text:span><text:span text:style-name="T2180">:</text:span></text:p>
      <text:p text:style-name="P2181">Tak. Proponuję natomiast jeszcze jeden zapis w protokole naszych obrad. Mianowicie - gdyby ten fundusz śladem innych funduszów kulał, to sporządz<text:span text:style-name="T2182">a</text:span>ć zapis, że nic nie stoi na przeszkodzie wejściu tego funduszu jako udziałowca do banku.</text:p>
      <text:p text:style-name="P2183"><text:span text:style-name="T2184">P</text:span><text:span text:style-name="T2185">rze</text:span><text:span text:style-name="T2186">w</text:span><text:span text:style-name="T2187">od</text:span><text:span text:style-name="T2188">n</text:span><text:span text:style-name="T2189">iczący</text:span><text:span text:style-name="T2190">:</text:span></text:p>
      <text:p text:style-name="P2191">Ja mam wrażenie, że na zasadzie normalnej gry ekonomicznej - jeśli bank będzie lepszy, to połknie fundusz.<text:s/>Fundusz nie może funkcjonować jako deficytowy, czy jakież tam..<text:span text:style-name="T2192">.</text:span></text:p>
      <text:p text:style-name="P2193">A więc p<text:span text:style-name="T2194">r</text:span>zyjmu<text:span text:style-name="T2195">j</text:span>e<text:span text:style-name="T2196">m</text:span>y tę u<text:span text:style-name="T2197">w</text:span>agę również.</text:p>
      <text:p text:style-name="P2198"><text:span text:style-name="T2199"><text:s text:c="29"/></text:span>:</text:p>
      <text:p text:style-name="P2200">Proszę państwa, musimy sobie uzmysłowić,<text:s/><text:span text:style-name="T2201">ż</text:span>e nie to, to nie to, że to będzie konkurencją, ale w świadomości społecznej będą funk<text:span text:style-name="T2202">cj</text:span>onowały dwa identyczne tematy - ochrona środowiska naturalnego. Jeden to będzie bank ekologiczny, drugi to będzie Narodowy Fundusz Ochrony Środowiska, prawda.</text:p>
      <text:p text:style-name="P2203"><text:span text:style-name="T2204">P</text:span><text:span text:style-name="T2205">rze</text:span><text:span text:style-name="T2206">w</text:span><text:span text:style-name="T2207">od</text:span><text:span text:style-name="T2208">n</text:span><text:span text:style-name="T2209">iczący</text:span><text:span text:style-name="T2210">:</text:span></text:p>
      <text:p text:style-name="P2211">Tak, ale w świadomości społeczeństwa będzie funkcjonował pluralizm rozwiązań również ekonomiczny, tak<text:span text:style-name="T2212">.</text:span></text:p>
      <text:soft-page-break/>
      <text:p text:style-name="P2213"><text:span text:style-name="T2214">Je</text:span>steśmy za pluralizmem w całej sferze ekonomicznej.</text:p>
      <text:p text:style-name="P2215">A więc proponuję, żebyśmy tą sprawę już skończyli, bo ona nie prowadzi już do konkluzji. Widzę tu jeszcze pan Polański i pan Szczepański.</text:p>
      <text:p text:style-name="P2216"><text:span text:style-name="T2217">O</text:span><text:span text:style-name="T2218">b.</text:span><text:span text:style-name="T2219"><text:s/>Polański</text:span>:</text:p>
      <text:p text:style-name="P2220">Myśmy skończyli sprawę banku i funduszu, natomiast tutaj - w nawiązaniu oczywiście do tego co zostało powiedziane, żeby tego nie zgubić. Otóż pan z OPZZ mówił o tej klasyfikacji zakładów, w tym punkcie, na te które należałoby ewentualnie zlikwidować czy jakiś okres ustalić dla likwidacji zanieczyszczeń, które<text:span text:style-name="T2221">.</text:span>.<text:span text:style-name="T2222">.</text:span><text:s/>czy zatruć, które dają. My się również z tym zgadzamy i popieramy to, z tym jednak, że byśmy popierali to w osobnym punkcie zaw<text:span text:style-name="T2223">rz</text:span>eć, tylko żeby tego nie zgubić. Dziękuję.</text:p>
      <text:p text:style-name="P2224"><text:span text:style-name="T2225">P</text:span><text:span text:style-name="T2226">rz</text:span><text:span text:style-name="T2227">ewodniczący</text:span>:</text:p>
      <text:p text:style-name="P2228">Dziękuję bardzo.</text:p>
      <text:p text:style-name="P2229">Pan doc.<text:s/><text:span text:style-name="T2230">S</text:span>zczepański.</text:p>
      <text:p text:style-name="P2231"><text:span text:style-name="T2232">Doc.<text:s/></text:span><text:span text:style-name="T2233">S</text:span><text:span text:style-name="T2234">zczepański</text:span>:</text:p>
      <text:p text:style-name="P2235">Dziękuję bardzo<text:s/>panie<text:s/>przewodniczący. Ja w nawiązaniu do funduszy chciałem zwrócić uwagę na sprawę zasadniczą, że te działania, które były prezentowane przez<text:s/>ministerstwo<text:s/>dotyczą dwóch funduszy już istniejących od wielu lat<text:span text:style-name="T2236">.<text:s/></text:span>Pierwszego - powołanego przed kilkunastu laty - Funduszu Gospodarki Wodnej i kilka lat później Funduszu Ochrony<text:s/><text:span text:style-name="T2237">Ś</text:span>rodowiska<text:span text:style-name="T2238">.</text:span><text:s/>A więc są to, powiedzmy, fundusze, które są prowadzone i one właściwie nie były kwestionowane. Natomiast ta propozycja druga banku jest to, powiedzmy, zupełnie inne rozwiązanie, obok innych już istniejących tego typu organizacji ekonom<text:span text:style-name="T2239">i</text:span>czny<text:span text:style-name="T2240">c</text:span>h.</text:p>
      <text:p text:style-name="P2241">Dziękuję.</text:p>
      <text:p text:style-name="P2242"><text:span text:style-name="T2243">Przewodniczący</text:span>:</text:p>
      <text:p text:style-name="P2244">Dziękuję bardzo. Kończymy dyskusję przyjmując konkluzję<text:s/><text:span text:style-name="T2245">j</text:span>aką zap<text:span text:style-name="T2246">r</text:span>eze<text:span text:style-name="T2247">n</text:span>t<text:span text:style-name="T2248">ow</text:span>ałem. Ona wychodzi naprzeciwko większości głosów w dzisiejszej dyskusji.</text:p>
      <text:p text:style-name="P2249">Natomiast jeżeli chodzi o pakiet OPZZ, to oczywiście uważam, że cały ten pakiet przyjmujemy, polecamy zespołowi redakcyjnemu, żeby go wmontować w odpowiednie miejsca naszej propozycji.</text:p>
      <text:p text:style-name="P2250">Uważam również, że propozycja określona redakcyjnie w punkcie 5 przez stronę solidarnościową oraz określona w punkcie<text:s/><text:span text:style-name="T2251">4</text:span><text:s/>przez stronę rządową w całości nie została zakwestionowana, wobec tego redakcja powinna zmierzać do połączenia tych dwóch koncepcji. I taki proponuję tutaj przyjąć wniosek końcowy<text:span text:style-name="T2252">.</text:span><text:s/>Tak?</text:p>
      <text:p text:style-name="P2253">Nie widzę sprzeciwu, wobec tego taką konkluzją kończymy pkt 5<text:span text:style-name="T2254">.</text:span></text:p>
      <text:p text:style-name="P2255">Przechodzimy do pkt. 6 - być może przed obiadem jeszcze go zdążymy przedysku<text:span text:style-name="T2256">to</text:span>wać<text:span text:style-name="T2257">.</text:span><text:s/>Kto z państwa na temat pkt. 6? Pkt 6 strony<text:s/><text:span text:style-name="T2258">„</text:span>Solidarności”<text:s/>u nas ten punkt jest w punkcie 2.2.</text:p>
      <text:p text:style-name="P2259">Kto z państwa chciałby na ten temat się wypowiedzieć? Bardzo proszę.</text:p>
      <text:p text:style-name="P2260"><text:span text:style-name="T2261">Ob</text:span><text:span text:style-name="T2262">.</text:span><text:span text:style-name="T2263"><text:s/>Mikłaszewski</text:span><text:span text:style-name="T2264">:</text:span></text:p>
      <text:p text:style-name="P2265">Proszę państwa, u nas ten punkt 6 został połączony z punktem 7,<text:s/>jako<text:s/><text:span text:style-name="T2266">ż</text:span>e są zbieżne. Zaraz wyjaśnię dlaczego. Po prostu będą to - pkt 7, wynika niejako z pkt. 7 jako element zakresu działania Państwowej Inspekcji Ochrony Środowiska<text:span text:style-name="T2267">.</text:span></text:p>
      <text:p text:style-name="P2268">Proszę państwa teraz do tego pkt.<text:s/>6. Mimo istnienia organów kontrolnych stan środowiska pogarsza s<text:span text:style-name="T2269">ię</text:span><text:s/>i niewiele wskazuje na możliwości istotnych zmian na lepsze.<text:s/><text:span text:style-name="T2270">W</text:span><text:s/>odczuciu przeciętnego obywatela te służby<text:s/><text:soft-page-break/>służą urzędom państwowym, a w przypadkach zagrożeń środowiska ukrywają stan faktyczny przed sp<text:span text:style-name="T2271">oł</text:span>e<text:span text:style-name="T2272">cze</text:span>ńs<text:span text:style-name="T2273">twe</text:span>m<text:span text:style-name="T2274">.</text:span><text:s/>Służą raczej do dyscyplinowania społeczeństwa poprzez podawanie uspokajających informacji. Nie c<text:span text:style-name="T2275">ie</text:span>szą się zaufaniem. Ich rolę widzielibyśmy zupełnie inaczej - przede wszystkim wyeksponowałbym tutaj funkcję służebną wobec społeczeństwa<text:span text:style-name="T2276">.</text:span><text:s/>Postępowanie decydentów spowodowało, że utarł się stereotyp, że co państwowe to niczyje - obce, często służące utrzymaniu stanu obecnego cho<text:span text:style-name="T2277">ć</text:span>by był zły, nie służące natomiast ludziom<text:span text:style-name="T2278">.<text:s/></text:span>Chcielibyśmy przełamać ten stereotyp. Nic tak nie przekonuje jak dobry przykład. Chcielibyśmy stworzyć taki dobry przykład służby państwowej.</text:p>
      <text:p text:style-name="P2279">Proponujemy wzmocnienie autorytetu Państwowej Ins<text:span text:style-name="T2280">p</text:span>ek<text:span text:style-name="T2281">c</text:span>ji Ochrony Środowiska poprzez: bezpośrednie podporządkowanie Sejmow<text:span text:style-name="T2282">i.</text:span></text:p>
      <text:p text:style-name="P2283">Proszę<text:s/><text:span text:style-name="T2284">p</text:span>aństwa, mam tu opinię pro<text:span text:style-name="T2285">f.</text:span><text:s/>Wojciecha Radeckiego,<text:span text:style-name="T2286"><text:s/></text:span>chciałem tylko wyjątek z niej przeczytać<text:span text:style-name="T2287">:</text:span></text:p>
      <text:p text:style-name="P2288"><text:span text:style-name="T2289">„</text:span>Obecne uregulowania prawne ustawy o ochronie i kształtowaniu środowiska są wadliwe. Na ich podstawie nie można nawet stwierdzić czy PIOŚ jest organem<text:s/><text:span text:style-name="T2290">p</text:span>aństwowym czy tylko aparatem kontrolnym<text:s/>Ministra<text:s/>Ochrony<text:s/>Środowiska<text:s/><text:span text:style-name="T2291">i<text:s/></text:span>zasobów naturalnych. Jeśli nawet przyją<text:span text:style-name="T2292">ć</text:span><text:s/>stanowisko pierwsze, to ściśle biorąc jedynie Główny Inspektor Ochrony Środowiska jest centralnym organem administra<text:span text:style-name="T2293">cj</text:span>i państwowej<text:span text:style-name="T2294">.</text:span><text:s/>Pozostali funkcjonariusze PIOŚ działają w jego imieniu.</text:p>
      <text:p text:style-name="P2295">Ponadto PIOŚ nie została wyposaż<text:span text:style-name="T2296">o</text:span>na w uprawnienia typowe dla wszelkich organów inspekcyjnych takich jak np<text:span text:style-name="T2297">.</text:span><text:s/>Państwowa Inspekcja Pracy, Państwowa Inspekcja Sanitarna itd. - to jest uprawnienia do brania udziału w odbiorze obiektów uciążliwych d<text:span text:style-name="T2298">l</text:span>a środowiska z prawem sprzeciwiania si<text:span text:style-name="T2299">ę</text:span><text:s/>ich uruchomieniu oraz uprawnienie do wstrzymania działalności zagrażającej środowisku.</text:p>
      <text:p text:style-name="P2300">Chcielibyśmy uregulować t<text:span text:style-name="T2301">ę</text:span><text:s/>sprawę poprzez podporządkowanie P<text:span text:style-name="T2302">I</text:span>OŚ-u w nowym jego kształcie i strukturze bezpośrednio Sejmowi<text:span text:style-name="T2303">.</text:span></text:p>
      <text:p text:style-name="P2304">Dalej - punkt ogromnie ważny - uzyskanie aprobaty strony społecznej dla osób na stanowiskach kierowniczych w PIOŚ-u<text:span text:style-name="T2305">.<text:s/></text:span>To ma być służba państwowa, ale społeczeństwo od początku musi odczuwać, że nie jest to jeszcze jedna służba państwowa o charakterze fasadowym. Odczuje się to wtedy, gdy będzie miało wpływ na obsadę kierowniczych stanowisk. Proponujemy<text:s/><text:span text:style-name="T2306">sp</text:span>e<text:span text:style-name="T2307">łnien</text:span>ie tego warunku poprzez powoływanie na kierownicze stanowiska w PIOŚ-u po konsultacji i uzyskaniu pozytywnej opinii o społecznych organizacji ekologicznych, uznanym dorobku jak Polski Klub Ekologiczny.</text:p>
      <text:p text:style-name="P2308">Dalej<text:s/><text:span text:style-name="T2309">-</text:span><text:s/>włączenie do struktury PIOŚ-u wojewódzkich ośrodków badań i kontroli środowiska, PIOŚ musi mieć sprzęt i instrumenty badania środowiska<text:span text:style-name="T2310">.</text:span></text:p>
      <text:p text:style-name="P2311">Zasadnicze wzmocnienie egzekucji oraz rozszerzenie uprawnień PIOŚ-u na: prawo udziału w odbiorze obiektów uciążliwych dla środowiska i prawo sprzeciwu wobec ich dopuszczenia do eksploata<text:span text:style-name="T2312">cj</text:span>i<text:span text:style-name="T2313">.</text:span><text:s/>Prawo wstrzymania działalności zagrażającej środowisku, prawo do otrzymywania określonej części procentu nałożonych kar. Dalej - objęcie opieką i kontrolą wszelkiej aparatury służącej ochronie środowiska. Powołanie centrum badawczego, wprowadzenie systemów atestacji nowych produktów w zakresie ochrony środowiska. Przejęcie przez PIOŚ organizacji monitorowania zmian zachodzących w środowisku p<text:span text:style-name="T2314">rzyro</text:span>dn<text:span text:style-name="T2315">icz</text:span>ym, a w szczególności uporządkowanie systemu gromadzenia i przetwarzania danych, regularne kwartalne publikowanie w centralnej prasie sprawozdań w tym zakresie oraz list zakładów najbardziej szkodliwych dla otoczenia w układzie regionalnym.</text:p>
      <text:p text:style-name="P2316"><text:span text:style-name="T2317">W</text:span><text:s/>obrębie działania uciążliwego zakładu monitorowanie zmian na koszt zakładu, na zlecenie<text:s/><text:soft-page-break/>organizacji proekologicznych.<text:s/><text:span text:style-name="T2318">I</text:span><text:s/>wreszcie określenie statusu prawnego PIOŚ powinno nastąpić w przepisie rangi ustawowej.</text:p>
      <text:p text:style-name="P2319">Proszę państwa, PIOŚ ma się stać taką jakby poli<text:span text:style-name="T2320">cj</text:span>ą środowiskową wyposażoną w sprzęt, aparaturę, monitoring - słowem w instrumenty kontrolne służące kontroli stanu środowiska, ale PIOŚ miałby mieć rolę wiodącą wśród tych służb.</text:p>
      <text:p text:style-name="P2321">I kilka punktów pozostałych poza PIOŚ-em, takich jak: określenie roli i zadań i form organizacyjnych pozostałych służb. Państwowej Służby Geologicznej, łącznie z powołaniem Państwowej Rady Geologicznej. Służby meteorologiczn<text:span text:style-name="T2322">ej</text:span><text:s/>i hydrologicznej. Powołanie służby ratownictwa kataklizmowego<text:s/>do likwidacji nadzwyczajnych zagrożeń środowiska i rozszerzenie zakresu działania Straży Ochrony Przyrody.</text:p>
      <text:p text:style-name="P2323">Dziękuje<text:span text:style-name="T2324">.</text:span></text:p>
      <text:p text:style-name="P2325"><text:span text:style-name="T2326">Przewodnicz</text:span><text:span text:style-name="T2327">ą</text:span><text:span text:style-name="T2328">c</text:span><text:span text:style-name="T2329">y</text:span>:</text:p>
      <text:p text:style-name="P2330">Dziękuję bardzo.</text:p>
      <text:p text:style-name="P2331">Proszę bardzo pan Sitnicki. Proszę.</text:p>
      <text:p text:style-name="P2332"><text:span text:style-name="T2333">O</text:span><text:span text:style-name="T2334">b.</text:span><text:span text:style-name="T2335"><text:s/>S</text:span><text:span text:style-name="T2336">it</text:span><text:span text:style-name="T2337">nicki</text:span>:</text:p>
      <text:p text:style-name="P2338"><text:span text:style-name="T2339">W</text:span><text:s/>kwestii zgłoszonych uwag w punkcie<text:s/><text:span text:style-name="T2340">6</text:span><text:s/>i<text:s/><text:span text:style-name="T2341">7</text:span><text:s/>rozumiem łącznie<text:span text:style-name="T2342">.</text:span></text:p>
      <text:p text:style-name="P2343">Ja chciałem zaczą<text:span text:style-name="T2344">ć</text:span><text:s/>od tego, że faktycznie mała skuteczność Państwowej Inspekcji Ochrony<text:s/><text:span text:style-name="T2345">Ś</text:span>rodowiska jest oceniana jednakowo po obu stronach. Ale chciałbym przypomnieć tutaj genezę. Państwowa Inspekcja Ochrony<text:s/><text:span text:style-name="T2346">Ś</text:span>rodowiska została powołana wcześniej niż powstało Ministerstwo Ochrony<text:s/><text:span text:style-name="T2347">Ś</text:span>rodowiska<text:span text:style-name="T2348">. W</text:span><text:s/>związku z tym czynności, czy funkcje jakie przypadły w udziale PIOŚ-owi wcześniej, a następn<text:span text:style-name="T2349">ie</text:span><text:s/>nadzór nad wykonywaniem tych funkcji, który rozwinął się znacznie później, nie były dostatecznie z<text:span text:style-name="T2350">s</text:span>ynchronizowane<text:span text:style-name="T2351">.</text:span><text:s/>Myśmy to zaznaczyli, daliśmy temu wyraz w punkcie 2<text:span text:style-name="T2352">.</text:span>c. piszą o wzmocnieniu autorytetu Państwowej Inspekcji Ochrony<text:s/><text:span text:style-name="T2353">Ś</text:span>rodowiska przez rozszerzenie kompetencji kontrolnych, zasadnicze wzmocnienie egzekucji i objęcie kontrolą wszelkiej aparatury kontrolno-pomiarowej.</text:p>
      <text:p text:style-name="P2354">Sugestia, która tutaj<text:s/><text:span text:style-name="T2355">p</text:span>a<text:span text:style-name="T2356">dł</text:span>a<text:s/><text:span text:style-name="T2357">o</text:span><text:s/><text:span text:style-name="T2358">po</text:span>dpor<text:span text:style-name="T2359">zą</text:span>dkowa<text:span text:style-name="T2360">ni</text:span>u Państwowej Inspekcji Ochrony Środowiska Sejmowi wymagałaby rozstrzygnięć dotyczących relacji pomiędzy tą nową instytucją kontrolną i Najwyższą Izbą Kontroli, która to usytuowanie pos<text:span text:style-name="T2361">ia</text:span>d<text:span text:style-name="T2362">a.</text:span></text:p>
      <text:p text:style-name="P2363">Chciałem zwr<text:span text:style-name="T2364">óc</text:span>ić uwagę tak<text:span text:style-name="T2365">że</text:span><text:s/>na sprawę związaną z postulatem wcześniej tu dyskutowanym, a dotyczącym p<text:span text:style-name="T2366">od</text:span>niesienia rangi Ministerstwa Ochrony<text:s/><text:span text:style-name="T2367">Ś</text:span>rodowiska do instytucji ponadresortowej i równocześnie pozbawienia go wsparcia egzekucyjnego wsparcia ze strony organizacji, która rzeczywiście powinna być milicją ekologiczną<text:span text:style-name="T2368">.</text:span></text:p>
      <text:p text:style-name="P2369">Obecnie faktycznie PIOŚ jest w dużej części ubezwłasnowolniony dzięki kilku przyczynom<text:span text:style-name="T2370">.</text:span><text:s/>Po pierwsze - rozwiązaniom prawnym, które nie pozwalają, aby na przykład w wyniku kontroli mógł wydać decyzje wstrzymującą pracę zakładu<text:span text:style-name="T2371">.</text:span></text:p>
      <text:p text:style-name="P2372">Po drugie - rozstrzygnięcia PIOŚ, które nie są wykonywane przez zakład, którego dotyczą, nie są traktowane jako wykroczenie w sensie prawnym<text:span text:style-name="T2373">.</text:span><text:s/>To wszystko wymaga ujęcia w noweli związanej z prawem<text:s/><text:span text:style-name="T2374">e</text:span>kologicznym<text:span text:style-name="T2375">.</text:span></text:p>
      <text:p text:style-name="P2376">Drugą przyczyną słabości jest strona techniczna<text:span text:style-name="T2377">.</text:span><text:s/>PIOŚ w tej chwili liczy 220, około 220 pracowników.<text:s/><text:span text:style-name="T2378">Je</text:span>st zorganizowany w kilka zespołów, boryka się z trudnościami technicznymi, a przede wszystkim<text:s/><text:soft-page-break/>aparaturowymi, laboratoryjnymi itd<text:span text:style-name="T2379">.</text:span></text:p>
      <text:p text:style-name="P2380">Jeśli chodzi o powoływanie Głównego Inspektora Ochrony<text:s/><text:span text:style-name="T2381">Ś</text:span>rodowiska poprzez stronę społeczną czy konsultowanie osoby na to stanowisko delegowanej, ja uważam, że sprawa ta powinna być potraktowana o wiele szerzej<text:span text:style-name="T2382">.</text:span><text:s/>Mianowicie<text:s/><text:span text:style-name="T2383">je</text:span>śli funk<text:span text:style-name="T2384">cj</text:span>onariu<text:span text:style-name="T2385">sz</text:span>e rządu na wysokich szczeblach będą uzyskiwali aprobatę Sejmu, kt<text:span text:style-name="T2386">ó</text:span>ry będzie wyrazicielem szerokiego społeczeństwa, wówczas ta sprawa upadnie. A sądzę, że w takim kontekście dyskusję należy prowadzić<text:span text:style-name="T2387">.</text:span></text:p>
      <text:p text:style-name="P2388">W związku z tym ja bym nie pr<text:span text:style-name="T2389">ó</text:span>bował tego odrębnie regulować tego tutaj konsultacją z organizacjami ekologicznymi i tego typu organizacjami, a raczej regulować to szerzej.</text:p>
      <text:p text:style-name="P2390">Włączenie OBKiŚ do Państwowej Inspekc<text:span text:style-name="T2391">j</text:span>i Ochrony<text:s/><text:span text:style-name="T2392">Ś</text:span>rodowiska. Ja uważam, że<text:s/>państwowa<text:s/>inspekcja musi mie<text:span text:style-name="T2393">ć<text:s/></text:span>odpowiedni sprzęt, wyposażenie, służbę laboratoryjną itd. Ale<text:s/>Wydziały<text:s/>Ochrony<text:s/>Środowiska i<text:s/>Gospodarki<text:s/>Wodnej i<text:s/>Geologii w w<text:span text:style-name="T2394">oj</text:span>ewództwach także wymagają tego typu sprzętu. OBKiŚ są dotychczas ich jednostkami kontrolnymi i badawczymi na przykład po to, żeby kontrolować emisje zakładów, kt<text:span text:style-name="T2395">ó</text:span>re są na danym terenie zlokal<text:span text:style-name="T2396">iz</text:span>owane, bądź też po to, żeby wydawa<text:span text:style-name="T2397">ć</text:span><text:s/>uprawnienia, pozwolenia na emisje, dopuszczalną emisję dla poszczególnych zakładów.</text:p>
      <text:p text:style-name="P2398">A więc takie wzmocnienie PIOŚ-u n<text:span text:style-name="T2399">i</text:span>e jest dobre. Można rozpatrywać drugi wariant wzmocnienia PIOŚ-u, ale nie poprzez po prostu reorganiza<text:span text:style-name="T2400">cj</text:span>ę, która osłabi inny, istotny organ związany z kontrolą środowiska.</text:p>
      <text:p text:style-name="P2401">W ustawie o PIOŚ-u jest zapis, ż<text:span text:style-name="T2402">e</text:span><text:s/>PIOŚ ma zbierać informacje o środowisku, ma także dokonywać atestacji aparatury kontrolno-pomiarowej. Z uwagi na słabą pozycję, jaką ta organizacja w tej chwili posiada, w tej chwili atestacja aparatury kontrolno-pomiarowej oraz prowadzenie monitoringu środowiska prowadzone jest przez min<text:span text:style-name="T2403">isters</text:span>two, tzn. przez agendy ministerstwa. Monitoring środowiska przez departament nauki i edukacji ekologicznej, natomiast atestacja jest przygotowywana w dwóch instytucjach: w Instytucie Meteorologii i Gospodarki Wodnej oraz w Instytucie Ochrony Środowiska<text:span text:style-name="T2404">.</text:span></text:p>
      <text:p text:style-name="P2405">Te działania zatem biegną niezależnie od kłopotów, jakie wiążą się z umocnieniem PIOŚ<text:span text:style-name="T2406">.</text:span></text:p>
      <text:p text:style-name="P2407">Jeśli chodzi o sprawę atestacji, związku atestacji z działaniem kontrolnym PIOŚ-u, to ja uważam, że po to by kontrolować czy przedsiębiorstwa używają właściwego sprzętu nie trzeba koniecznie obarczać PIOŚ-u obowiązk<text:span text:style-name="T2408">i</text:span>em przeprowadzenia atestacji. Wystarczy, że inspektorzy PIOŚ będą sprawdzać czy urządzenia ochronny funk<text:span text:style-name="T2409">cj</text:span>onujące w przedsiębiorstwach mają atest wy<text:span text:style-name="T2410">d</text:span>any przez odpowiedni instytut - czy to będzie któreś z laboratoriów PIOŚ-u, czy też jakiś inny instytut, to jest zupełnie inna kwestia.</text:p>
      <text:p text:style-name="P2411">W związku z tym ja bym sugerował, żeby w zapisie przyjąć te sugestie, które są zawarte w punkcie 2<text:span text:style-name="T2412">.</text:span>c<text:span text:style-name="T2413">.</text:span><text:span text:style-name="T2414"><text:s/></text:span>W punkcie 2<text:span text:style-name="T2415">.</text:span>d<text:span text:style-name="T2416">.</text:span><text:s/>to wychodzi naprzeciw propozycji upo<text:span text:style-name="T2417">wszech</text:span>n<text:span text:style-name="T2418">ia</text:span>n<text:span text:style-name="T2419">ia<text:s/></text:span>informacji monitoringowych. W tej chwili w Ministerstwie Ochrony<text:s/><text:span text:style-name="T2420">Ś</text:span>rodowiska przygotowywana jest pierwsza publika<text:span text:style-name="T2421">cj</text:span>a na ten temat pt.<text:s/>„Monitor stanu środow<text:span text:style-name="T2422">is</text:span>ka w Polsce”<text:span text:style-name="T2423">.</text:span><text:s/>Będzie to opracowanie cykliczne wydawane każdego roku, prezentujące stan środowiska w opinii Ministerstwa Ochrony Środowiska i Zasobów Naturalnych<text:span text:style-name="T2424">.</text:span></text:p>
      <text:p text:style-name="P2425">I wreszcie pkt e/<text:s/>w tym zapisie, który po pr<text:span text:style-name="T2426">os</text:span>tu konsumu<text:span text:style-name="T2427">je</text:span><text:s/>to co mówiłem o kontroli ze strony PIOŚ /tu jest zły zapis, musimy to zmienić/ nad atestem posiadanym przez aparaturę kont<text:span text:style-name="T2428">r</text:span>ol<text:span text:style-name="T2429">no</text:span>-<text:span text:style-name="T2430">po</text:span>m<text:span text:style-name="T2431">ia</text:span>rową.</text:p>
      <text:p text:style-name="P2432">Dziękuję.</text:p>
      <text:p text:style-name="P2433"><text:span text:style-name="T2434">P</text:span><text:span text:style-name="T2435">rze</text:span><text:span text:style-name="T2436">w</text:span><text:span text:style-name="T2437">od</text:span><text:span text:style-name="T2438">n</text:span><text:span text:style-name="T2439">iczący</text:span><text:span text:style-name="T2440">:</text:span></text:p>
      <text:p text:style-name="P2441">Tak, proszę państwa. Zarysowały się pewne rozbieżności. Proponuję nad nimi teraz dyskutować, żeby wyjaśnić sobie czy jesteśmy w stanie osiągnąć consensus<text:span text:style-name="T2442">.</text:span><text:s/>Są to w gruncie rzeczy drobne sprawy<text:span text:style-name="T2443">.</text:span><text:s/>Mnie<text:s/><text:soft-page-break/>się wydaje, że nadrzędną jest wzm<text:span text:style-name="T2444">o</text:span>cn<text:span text:style-name="T2445">i</text:span>en<text:span text:style-name="T2446">i</text:span>e roli, funkcji autorytetu PIOŚ-u. Natomiast instrumenty zmierz<text:span text:style-name="T2447">aj</text:span>ące do tego mogą być jeszcze dyskutowane.<text:s/>Musimy osiągnąć consensus przede wszystkim w tej sprawie<text:span text:style-name="T2448">,</text:span><text:s/>tj. wzmocnienia roli PIOŚ-u<text:span text:style-name="T2449">.</text:span></text:p>
      <text:p text:style-name="P2450">Ale proszę bardzo - otwieram dyskusję. Może okaże się, że w tych trzech sprawach: czy PIOŚ ma podlegać Sejmowi, Główny Inspektor PIOŚ, jego nominacja w jaki sposób i OBKiŚ-y w PIOŚ.</text:p>
      <text:p text:style-name="P2451">Zwracam uwagę,<text:s/><text:span text:style-name="T2452">ż</text:span>e przeniesienie OBKiŚ do PIOŚ-u w znacznym<text:span text:style-name="T2453"><text:s/></text:span>stopniu zmniejsza możliwości działania rad narodowych i samorządów terytorialnych w zakresie ochrony środowiska.<text:s/>To kiedyś było aktualne, a w tej chwili przy nowym, nowelizacji spodziewanej w wyniku stolika, nowelizacji ustawy o systemie rad narodowych, być może że jest to postulat już niesłuszny i trzeba by się z niego wycofać. Ja poddaję to pod rozwagę, bo zmienia się również sytuacja rad narodowych w systemie funkcjonowania państwa, sprawowania władzy i w systemie gos<text:span text:style-name="T2454">po</text:span>darowan<text:span text:style-name="T2455">ia.</text:span><text:span text:style-name="T2456"><text:s/></text:span>Rady narodowe w wyniku obrad<text:s/>„okrągłego stołu”, prawdopodobnie uzyskają funkcję<text:span text:style-name="T2457">,</text:span><text:s/>podmiotów g<text:span text:style-name="T2458">ospo</text:span>darujący<text:span text:style-name="T2459">ch</text:span><text:s/>z jednej strony i wzmocnione będą miały niektóre funkcje wykonywane w imieniu państwa. Prawdopodobnie tą funkcją będzie również ochrona środowiska. A więc to trzeba rozważyć, żeby skorelować z intencją rozwiązań, które są serwowane przy innym<text:s/>„okrągłym stoliku”, ale wejdą na<text:s/>„okrągły stół”<text:span text:style-name="T2460">.</text:span></text:p>
      <text:p text:style-name="P2461">Jesteśmy na pewno za tym, ażeby rady narodowe, żeby<text:s/>zmodernizować<text:s/><text:span text:style-name="T2462">fu</text:span>nk<text:span text:style-name="T2463">cj</text:span>onowan<text:span text:style-name="T2464">ie</text:span><text:s/>rad narodowych.</text:p>
      <text:p text:style-name="P2465">Przede wszystkim z tego punktu widzenia, żeby rady narodowe czy samorządy terytorialne - jak byśmy nazwali inaczej<text:s/>- żeby<text:s/>samorządy terytorialne były w pełni upodmi<text:span text:style-name="T2466">ot</text:span>owione g<text:span text:style-name="T2467">o</text:span>spodarczo, w wyższym stopniu niż to jest pod rządami obecnej ustawy<text:span text:style-name="T2468">.</text:span></text:p>
      <text:p text:style-name="P2469"><text:span text:style-name="T2470">W</text:span><text:s/>tym układzie rola rad narodowych, czy samorząd<text:span text:style-name="T2471">ó</text:span>w terytorialnych w zakresie ochrony środowiska niepomiernie wzrośn<text:span text:style-name="T2472">ie</text:span>.<text:span text:style-name="T2473"><text:s/></text:span>Wobec tego nie można odbierać bazy materialnej, którą mają<text:span text:style-name="T2474">. Ja</text:span><text:s/>ten problem stawiam dlatego, że z innych przyczyn i z innej strony znam go w takim właśnie wymiarze<text:span text:style-name="T2475">.</text:span></text:p>
      <text:p text:style-name="P2476">Otwieram dyskusję, proszę państwa, na temat<text:span text:style-name="T2477">..</text:span>.</text:p>
      <text:p text:style-name="P2478">Pro<text:span text:style-name="T2479">f</text:span>. J<text:span text:style-name="T2480">u</text:span>da już od dawna, przepraszam bardzo.</text:p>
      <text:p text:style-name="P2481"><text:span text:style-name="T2482">P</text:span><text:span text:style-name="T2483">rof.</text:span><text:span text:style-name="T2484"><text:s/>Juda</text:span><text:span text:style-name="T2485">:</text:span></text:p>
      <text:p text:style-name="P2486">Proszę państwa, przy okazji dyskusji nad rolą Państwowej<text:s/><text:span text:style-name="T2487">I</text:span>nspek<text:span text:style-name="T2488">c</text:span>ji Ochrony<text:s/><text:span text:style-name="T2489">Ś</text:span>rodowiska obawiam się, że umknął nam jeden istotny element jakim są Zakładowe Służby Ochrony Środowiska<text:span text:style-name="T2490">.<text:s/></text:span>Bo nie oszukujmy się, najlepsza policja ona nigdy nie będzie na tyle sprawna, żeby była w stanie ingerować w poszczególny zakład. Tym bardziej, że - jeżeli chodzi o ochronę środowiska w zakładzie pracy - to tu jest potrzebna przede wszystkim kolosalna znajomość technologii. Poprzez zmiany technologii, prowadzenie procesu technologicznego, właściwie w głównej mierze można oddziaływać na taką czy inną emisję zanieczyszczeń, takie czy inne oddziaływania są szkodliwe dla zakładu przemysłowego.</text:p>
      <text:p text:style-name="P2491">I tutaj sprawa jest o tyle trudna, żeby być specjalistą od ochrony środowiska w określonym zakładzie przemysłowym, trzeba być - po pierwsze - pierwszorzędnym technologiem. I to trzeba doskonale znać, a poza tym mieć też dobre wykształcenie<text:s/>z zakresu wszystkich elementów ochrony środowiska.</text:p>
      <text:p text:style-name="P2492"><text:span text:style-name="T2493">I</text:span><text:s/>tutaj sprawa się trochę komplikuje. Z jakiego względu?<text:span text:style-name="T2494"><text:s/></text:span>Ja dam taki przykład bardzo klasyczny. Mówię to na podstawie szerokiej dyskusji, jaka na ten temat się toczyła w ramach PRON rok temu chyba, już nie pamiętam dokładnie.</text:p>
      <text:soft-page-break/>
      <text:p text:style-name="P2495">Otóż myśmy mieli na kursie podyplomowym ochrony powietr<text:span text:style-name="T2496">z</text:span>a specjalistkę<text:span text:style-name="T2497">,</text:span><text:s/>wybitnego technologa z Płocka. No, ona mówi - chciała trochę zmienić zainteresowania. I po tym dyplomie, który u nas uzyskała poszła do dyrektora i on odpowiedział: proszę pan, pani jest za dobrą specjalistką, żebym ja panią puścił do ochrony środow<text:span text:style-name="T2498">is</text:span>ka. A tylko taka osoba może faktycznie aktywnie działać w ochronie środowiska.</text:p>
      <text:p text:style-name="P2499">I tu w tym zakresie mamy bardzo dobre przykłady współpracy z tymi służbami zakładowymi, czasami to inaczej wygląda<text:span text:style-name="T2500">.</text:span><text:s/>Ale w czym rzecz? Jeżeli się mówi o niezależności służb ochrony, to zacznijmy od dołu. Po pierwsze ta niezależnoś<text:span text:style-name="T2501">ć</text:span><text:s/>służb ochrony musi się zacząć od zakładu przemysłowego<text:span text:style-name="T2502">. Je</text:span>żeli ten inspektor ochrony środowiska w zakładzie przemysłowym jest podległy dyrekcji, to już tutaj są cienkie sprawy co do jego samodzielności, możliw<text:span text:style-name="T2503">o</text:span>ści, możliwości oddziaływania.</text:p>
      <text:p text:style-name="P2504">I drugi element - dobra aparatura, która istnieje w P<text:span text:style-name="T2505">o</text:span>lsce, to ona istnieje głównie w zakładowych służbach ochrony środowiska. Są zakłady bardzo bogate, importują<text:s/>dobrą aparaturę z Zachodu<text:span text:style-name="T2506">.</text:span><text:s/><text:span text:style-name="T2507">I</text:span><text:s/>z tego punktu widzenia ona jest dużo bogatsza od Państwowej Inspekcji Ochrony Środowiska.</text:p>
      <text:p text:style-name="P2508">Ja tylko stawiam problem, że trzeba pomyśleć o współpracy tych dwóch służb. I jeżeli się mówi o niezależności i nadrzędności tej służby na szczeblu Państwowej Inspekcji Ochrony Środowiska, tym bardziej to trzeba powiedzieć na szczeblu zakładowych służb ochrony środowiska.</text:p>
      <text:p text:style-name="P2509">Dziękuję za uwagę.</text:p>
      <text:p text:style-name="P2510"><text:span text:style-name="T2511">P</text:span><text:span text:style-name="T2512">rze</text:span><text:span text:style-name="T2513">w</text:span><text:span text:style-name="T2514">od</text:span><text:span text:style-name="T2515">n</text:span><text:span text:style-name="T2516">iczący</text:span><text:span text:style-name="T2517">:</text:span></text:p>
      <text:p text:style-name="P2518">Dziękuję bardzo panie profesorze. Ja sobie zrobiłem takie resume tutaj pkt. 6 i 7<text:span text:style-name="T2519">.</text:span><text:s/>Nie widzę żadnych różnic między zapisem postulatów strony solidarnościowej a naszymi postulatami<text:span text:style-name="T2520">.</text:span><text:s/>Nie ma tu rozbieżności. Jeśli państwo dostrzegacie rozbieżność, to proponuję się na niej skoncentrować. Proszę bardzo.</text:p>
      <text:p text:style-name="P2521"><text:span text:style-name="T2522">Ob</text:span><text:span text:style-name="T2523">.</text:span><text:span text:style-name="T2524"><text:s/></text:span><text:span text:style-name="T2525">M</text:span><text:span text:style-name="T2526">ichał Wilczyńsk</text:span><text:span text:style-name="T2527">i</text:span>:</text:p>
      <text:p text:style-name="P2528">Otóż rozbieżność jest panie przewodniczący i to zasadnicza. Mianowicie w naszych propozycjach jest sprawa to jest<text:span text:style-name="T2529"><text:s/></text:span>dokładnie to co sformułował kol.<text:s/><text:span text:style-name="T2530">M</text:span>ik<text:span text:style-name="T2531">ł</text:span>aszewski - określenie roli i zadań i form organizacyjnych pozostałych służb: państwowej służby geologicznej łącznie z powołaniem Państwowej Rady Geologicznej, Służby Meteorologicznej i Hydrogeologiczn<text:span text:style-name="T2532">ej,</text:span><text:s/>przepraszam hydrologicznej i powołanie Służby Ratownictwa Kataklizmowego.</text:p>
      <text:p text:style-name="P2533">Otóż pragnę zwrócić uwagę, że w propozycjach, które przedstawione zostały dzisiaj przez stronę rządową, mamy w punkcie b/ powołanie Państwowej Rady Geologiczne<text:span text:style-name="T2534">j</text:span>.</text:p>
      <text:p text:style-name="P2535">Otóż może dla większości państwa jest to drobna różnica, natomiast jest to bardzo is<text:span text:style-name="T2536">to</text:span>tna różnica<text:span text:style-name="T2537">.<text:s/></text:span>Otóż chciałbym powiedzieć, że w Polsce od 1919 roku do 19<text:span text:style-name="T2538">5</text:span>2 roku funkcjonowała Państwowa Służba Geologiczna i istniał organ, który był jakby organem zrzeszającym przedstawicieli rządu i środowisk naukowych zajmujących się badaniami geologicznymi. I była to Państwowa Rada Geologiczna. I organ ten wytyczał wieloletnie kierunki badań geologicznych, a pragnę powiedzieć, że jeśli chodzi o prace badawcze w geologii, poszukiwawcze surowców i inne - są to badania, które daleko wykraczają poza czas życia jednego pokolenia.</text:p>
      <text:p text:style-name="P2539">Jeśli chodzi o instytucję, w której sam pr<text:span text:style-name="T2540">a</text:span>cu<text:span text:style-name="T2541">j</text:span>ę czyli Państwowy Instytut Geologiczny - jest to firma, która działa 70 lat nieprzerwanie. Nawet Niemcy w czasie okupacji nie przerwali działania tej firmy, tylko objęli ją kontrolą i nadzorem. I badania, które wykonane były przed wojną służyły właśnie, przygotowały solidne podstawy do odkryć złóż, które później mieliśmy w latach pięćdziesiątych i sześćdziesiątych.</text:p>
      <text:soft-page-break/>
      <text:p text:style-name="P2542">I nie jest to sprawa tylko kosmetyczna. Ja zauważam również w tych propozycjach strony rządow<text:span text:style-name="T2543">ej</text:span><text:s/>brak zupełny służby meteorologicznej i hydrologiczn<text:span text:style-name="T2544">ej.</text:span><text:s/>Otóż moim zdaniem jest to sprawa bardzo istotna i proponuję jednak powrót do naszych propozycji.</text:p>
      <text:p text:style-name="P2545">W momencie, kiedy mówiliśmy o sprawie rangi ministerstwa i podniesienia, i zdecydowaliśmy, że będziemy rozważać czy nie powinno mieć <text:s/>właśnie jakiejś rangi ponad- resortowej, no to powstaje pytanie - otóż wydzielenie<text:s/><text:span text:style-name="T2546">z</text:span><text:s/>tego ministerstwa takiej właśnie służby<text:s/><text:span text:style-name="T2547">j</text:span>ak służba geologiczna, meteorologiczn<text:span text:style-name="T2548">a</text:span><text:s/><text:span text:style-name="T2549">i</text:span><text:s/>hydrologiczna, które - po pierwsze z jednej strony mają właśnie za zadanie dostarczanie informacji ogólnodostępnych, badania wykraczające poza wąskie zainteresowania przemysłu w chwili obecnej, a równocześnie te służby powinny b<text:span text:style-name="T2550">yć</text:span><text:s/>obligatoryjnie zobowiązane do sporządzania eksp<text:span text:style-name="T2551">e</text:span>rtyz d<text:span text:style-name="T2552">l</text:span>a na przykład inwestycji.</text:p>
      <text:p text:style-name="P2553">Proszę państwa, ja tutaj nie c<text:span text:style-name="T2554">hc</text:span>ę szczegółowych spraw przytaczać, ale sprawa lokalizacji elektrowni w Żarnowcu i ekspertyz geologicznych, które robią różne instytucje jeśli chodzi na przykład o sprawy geologii. A równocześnie istnieje Państwowy Instytut Geologiczny, który powinien być na przykład częścią służby geologicznej, służby państwowej, służby całemu narodowi.</text:p>
      <text:p text:style-name="P2555">I to wydaje mi się<text:span text:style-name="T2556">,</text:span><text:s/>że to musi się jednak ta sprawa znaleźć. Bo widzę poważny brak w tym dokumencie rządowym. I uniknięcie tej sprawy, bo Państwowa Rada Geologiczna to nie jest Państwowa Służba Geologiczna, jako całość. I brak jest służby meteorologicznej i hydrologiczn<text:span text:style-name="T2557">ej.</text:span><text:s/>Dziękuję.</text:p>
      <text:p text:style-name="P2558"><text:span text:style-name="T2559">P</text:span><text:span text:style-name="T2560">rze</text:span><text:span text:style-name="T2561">w</text:span><text:span text:style-name="T2562">od</text:span><text:span text:style-name="T2563">n</text:span><text:span text:style-name="T2564">iczący</text:span><text:span text:style-name="T2565">:</text:span></text:p>
      <text:p text:style-name="P2566">Dziękuję bardzo za<text:s/><text:span text:style-name="T2567">id</text:span>e<text:span text:style-name="T2568">ntyfi</text:span>k<text:span text:style-name="T2569">ację</text:span><text:s/>rozbieżności.</text:p>
      <text:p text:style-name="P2570">Proszę - pan pro<text:span text:style-name="T2571">f</text:span>. Kozłowski.</text:p>
      <text:p text:style-name="P2572"><text:span text:style-name="T2573">Pro</text:span><text:span text:style-name="T2574">f.</text:span><text:span text:style-name="T2575"><text:s/>Kozłowski Stefan</text:span>:</text:p>
      <text:p text:style-name="P2576">Ja bym chciał dalej kontynuować tę myśl, którą przedstawił ko<text:span text:style-name="T2577">l.</text:span><text:s/>Wilczyński.</text:p>
      <text:p text:style-name="P2578">Proszę państwa, myśmy przyjęli takie rozwiązanie, że wszystkie instytuty i dawne służby, które zajmują się badaniem, monitorowaniem są na rozrachunku własnym. Wobec tego my<text:s/><text:span text:style-name="T2579">sp</text:span>adamy do rangi przedsiębiorstw muszących zarabiać na siebie<text:span text:style-name="T2580">.</text:span><text:s/>Dam przykład OBIKŚ-ów, które muszą zarabiać na siebie. Oczywiście zarabiają to w ten sposób, że biorą zlecenia od tych największych trucicieli, których mają kontrolować. Robi się to błędne koło. Wobec tego sądzę,<text:s/><text:span text:style-name="T2581">ż</text:span>e powinniśmy pomyśleć, żeby przynajmniej część tych służb była finansowana z budżetu państwa. I ta część informacji, która jest finansowana przez państwo, żeby nie była przedmiotem sprzedaży, jak w tej chwili jest na przykład w Instytucie Hydrometeorologicznym, tylko żeby mogła być do<text:span text:style-name="T2582">st</text:span>arczana społecznie. My się domagamy o to, ale to będzie jeszcze punkt dalszy. Tutaj już ta sprawa się wiąże, żeby społeczeństwo miało pr<text:span text:style-name="T2583">a</text:span>wo łatwego dostępu do danych o środowisku.</text:p>
      <text:p text:style-name="P2584">My dzisiejszym rozrachunkiem zamykamy tą drogę, nie tylko zwykłemu obywatelowi, ale nawet instytucjom naukowym, które nie są w stanie kupić tych informacji, które na przykład nam sprzedaje ośrodek w Płocku, jako Centralny Bank Informacji o stanie środowiska.</text:p>
      <text:p text:style-name="P2585">Stąd inne spojrzenie na służby związane z ochroną środowiska - sądzimy, że jest konieczne.<text:s/>I obawiając się, że tendencje do rozrachunku pójdą jeszcze dalej, dojdziemy do tego, że zablokujemy dostęp do archiwów. Bo w tej chwili za przejrzenie materiałów, nie odbitki, tylko za przejrzenie w taj chwili, szereg instytucji już żąda szerokich opłat. My mamy jeszcze centralne archiwum geologiczne bezpłatne. Ale n<text:span text:style-name="T2586">i</text:span>e<text:s/><text:soft-page-break/>wiadomo jak długo, bo w tym systemie to się w ogóle nie mieści. I niedługo my zablokujemy informacje w gronie poszczególnych instytutów<text:s/>c<text:span text:style-name="T2587">z</text:span>y przedsiębiorstw, czy s<text:span text:style-name="T2588">ł</text:span>użb przed dostępem społecznym<text:span text:style-name="T2589">.</text:span></text:p>
      <text:p text:style-name="P2590">W związku z tym uważamy, że są potrzebne takie rozwiązania, które przynajmniej częściowo, by umożliwiły dostarczenie pod<text:span text:style-name="T2591">s</text:span>tawowych informacji dla szerokiego kręgu społecznego.</text:p>
      <text:p text:style-name="P2592">Dzięku<text:span text:style-name="T2593">ję</text:span>.</text:p>
      <text:p text:style-name="P2594"><text:span text:style-name="T2595">P</text:span><text:span text:style-name="T2596">rze</text:span><text:span text:style-name="T2597">w</text:span><text:span text:style-name="T2598">od</text:span><text:span text:style-name="T2599">n</text:span><text:span text:style-name="T2600">iczący</text:span><text:span text:style-name="T2601">:</text:span></text:p>
      <text:p text:style-name="P2602">Dziękuję bardzo. Sądzę, że to naświetlenie sprawy stawia rzeczywiście problem w innym świetle. Przed<text:span text:style-name="T2603">te</text:span>m jeszcze panie profesorze, prosił o głos kol.<text:s/><text:span text:style-name="T2604">S</text:span>itnicki.</text:p>
      <text:p text:style-name="P2605"><text:span text:style-name="T2606">O</text:span><text:span text:style-name="T2607">b.</text:span><text:span text:style-name="T2608"><text:s/></text:span><text:span text:style-name="T2609">S</text:span><text:span text:style-name="T2610">itnick</text:span><text:span text:style-name="T2611">i</text:span><text:span text:style-name="T2612">:</text:span></text:p>
      <text:p text:style-name="P2613">Ja tylko chciałem kilka wyjaśnień dorzucić. Powstała kwestia pewnego komercjalizmu jeżeli chodzi o sferę ochrony środowiska, ponieważ gospodarka się komercjaliz<text:span text:style-name="T2614">uj</text:span>e, wchodzą mechanizmy rynkowe i jest to oczywiście także duże zagrożenie i szansa jednocześnie dla tej sfery związanej z ochroną środowiska.</text:p>
      <text:p text:style-name="P2615">Jeśli chodzi o<text:s/><text:span text:style-name="T2616">O</text:span>BKiŚ i o komer<text:span text:style-name="T2617">cj</text:span>alizację jego pracy, to znaczy o przejście OBKiŚ na rozrachunek własny, to jest tylko taki jeden przypadek, który został przez ministerstwo<text:s/><text:span text:style-name="T2618">-</text:span><text:s/>jak to się mówi -<text:s/><text:span text:style-name="T2619">oprotestow</text:span>any. I mamy nadzieję, że to zostanie wycofane. To była uchwała rady narodowej w Katowicach.</text:p>
      <text:p text:style-name="P2620">Natomiast rozwiązywane to jest troszkę inaczej i to ma sens ekonomiczny. Mianowicie ośrodki badań kontroli środowiska o wypełnieniu, załóżmy w 60 proc. swoich mocy przerobowych, zleceń płynących z wydziałów ochrony środowiska następnie mogą świadczyć, ponieważ mają sprzęt<text:s/>i laboratoria, komercyjnie swoje usługi, ale nie kontrolne. Innego rodzaju usługi na rzecz przedsiębiorstw i innych zleceniodawców. I to jest zupełnie normalne. I uważam, że dobrze, rozwiązuje bowiem kwestie budżetowe.</text:p>
      <text:p text:style-name="P2621">Jeśli chodzi o kwestie służb, to ja rozumiem, że tego typu instytucja jest instytucją budżetową, a więc jest opłacana,<text:s/><text:span text:style-name="T2622">fu</text:span>nk<text:span text:style-name="T2623">cjo</text:span>nowanie jej jest rutynowe i opłacane jest z budżetu centralnego. O ile wiem, to taka służba w Instytucie Meteorologii i Gospodarki Wodnej funkcjonuje, właśnie finansowana z budżetu centralnego i która dostarcza informacji na temat stanu właśnie tej sfery.</text:p>
      <text:p text:style-name="P2624">Jeśli się mylę, to prosiłbym o skorygowanie.</text:p>
      <text:p text:style-name="P2625">I jeszcze dwie kwestie ostatnie - pierwsza kwestia to jest<text:span text:style-name="T2626"><text:s/></text:span>kwestia powołania komisji rządowej, rządowej komisji do spraw nadzwyczajnych zagrożeń ludzi i środowiska.<text:s/>Jest tego typu komisja, w trakcie organizowania, powoływania ona została tutaj wypunktowana w jednym miejscu w propozycjach do zapis<text:span text:style-name="T2627">ó</text:span>w złożonych przez nas. Ja chciałem tylko w tym punkcie powiedzieć, że moim zdaniem byłoby dobre poprzeć<text:span text:style-name="T2628"><text:s/></text:span>zunifikowanie, czy w jakiś sposób połączenie funkcji tej komisji z funkcjami inspektora, Głównego Inspektora Ochrony Środowiska. Chodzi mi szczególnie o sprawę związaną z Pełnomocnikiem Rządu do spraw Nadzwyczajnych Zagrożeń. Takie zagrożenia będą się zdarzały, ponieważ gospodarka się komplikuje. Tych zagrożeń powstaje wiele. Chodzi o koordynowanie działania ratowniczego wielu służb w gospodarcze. Do tej pory PIOŚ nie ma możliwości koordynowania.</text:p>
      <text:p text:style-name="P2629">Uważam, że moglibyśmy postulować, żeby tworząc taką komis<text:span text:style-name="T2630">ję</text:span>, inkorporować w niej bardzo mocno właśnie Państwowy Instytut Ochrony<text:s/><text:span text:style-name="T2631">Ś</text:span>rodowiska.</text:p>
      <text:p text:style-name="P2632">I wreszcie ostatnia uwaga dotycząca danych i udostępnienia danych.</text:p>
      <text:p text:style-name="P2633">Ja myślę, że komercjalizacji nie unikniemy. Zbieranie informacji kosztuje. Jest mało chętny, którzy godzą się dawać pieniądze. Państwowy moni<text:span text:style-name="T2634">to</text:span>ring środowiska, który jest w trakcie zaawansowanej<text:s/><text:soft-page-break/>realizacji będzie kosztował w tej chwili ministerstwo dokładnie fundusz ochrony środowiska - prawie 6 mld zł. Dalej ta sytuacja będzie także wymagała ogromnej ilości środków. Nie sądzę, żeby bardzo specjalistyczne dane były, mogły być udostępniane wszystkim zainteresowanym bezpłatnie.<text:s/><text:span text:style-name="T2635">W</text:span><text:s/>krajach zachodnich płaci się za prawa autorskie. Trzeba w związku z tym wyróżnić dokładnie jakie informacje mogą być ogólnie dostępne bez odpłatności, a jakie powinny być zastrzeżone prawem autorskim, żeby można było mieć fundusze na ich dalsze zbieranie.</text:p>
      <text:p text:style-name="P2636">Dzięku<text:span text:style-name="T2637">ję</text:span>.</text:p>
      <text:p text:style-name="P2638"><text:span text:style-name="T2639">P</text:span><text:span text:style-name="T2640">rze</text:span><text:span text:style-name="T2641">w</text:span><text:span text:style-name="T2642">od</text:span><text:span text:style-name="T2643">n</text:span><text:span text:style-name="T2644">iczący</text:span><text:span text:style-name="T2645">:</text:span></text:p>
      <text:p text:style-name="P2646">Dziękuję proszę pana pro<text:span text:style-name="T2647">f.</text:span><text:s/><text:span text:style-name="T2648">J</text:span>uchnowicza zabranie głosu.</text:p>
      <text:p text:style-name="P2649"><text:span text:style-name="T2650">Ob. Stanisław Juchnowicz</text:span>:</text:p>
      <text:p text:style-name="P2651">Proszę państwa chciałem zatrzymać się nad jednym punktem, który w propozycji rządowej jest na stronie 3-ci<text:span text:style-name="T2652">e</text:span>j pod<text:s/><text:span text:style-name="T2653">„</text:span>e<text:span text:style-name="T2654">”</text:span><text:s/>- Utworzenie badań środowiskowych PAN dla inspirowania i koordynowania interdyscyplinarnych badań środowiskowych. Proponuję korektę tego zapisu w następującej formie<text:span text:style-name="T2655">:</text:span></text:p>
      <text:p text:style-name="P2656">Utworzenie centrum badań środowiskowych PAN, które będzie inspirowało i koordynowało int<text:span text:style-name="T2657">e</text:span>rdy<text:span text:style-name="T2658">sc</text:span>yplina<text:span text:style-name="T2659">r</text:span>n<text:span text:style-name="T2660">e</text:span><text:s/>badania<text:s/>środowiskowe podstawowe<text:s/><text:span text:style-name="T2661">i</text:span><text:s/>stosowane<text:span text:style-name="T2662">.</text:span><text:s/>To jest to samo oraz gromadziły wyniki tych badań.</text:p>
      <text:p text:style-name="P2663">Natomiast proponuję dodać:<text:s/><text:span text:style-name="T2664">„</text:span>Nie może to ograniczyć stworzenia możliwości dla badań konkurencyjnych, prowadzonych przez niezależne placówki badawcze, mogące ubiegać się o centralne finansowanie. Przy podejmowaniu ważnych decyzji niezbędne są co najmniej dwie ekspertyzy konkurencyjne, przygotowanie przez rzeczoznawców o renomowanych kompetencjach<text:s/><text:span text:style-name="T2665">i</text:span><text:s/>nieskazitelnych postawach etycznych”.</text:p>
      <text:p text:style-name="P2666">Dlaczego ten zapis jest konieczny? Proszę państwa znamy kilka wypadków ekspertyz Polskiej Akademii Nauk m.in. na temat zapory czorsztyński<text:span text:style-name="T2667">ej.</text:span><text:s/>I wiemy jakie są skutki tej ekspertyzy. Gdyby była ekspertyza niezależna, przez ludzi o pewnych etycznych postawach nienagannych, to mam nadzie<text:span text:style-name="T2668">ję</text:span>,<text:span text:style-name="T2669"><text:s/></text:span>że może nie doszłoby do takiej katastrofy.</text:p>
      <text:p text:style-name="P2670">W związku z tym ten zapis jest absolutnie koniecznym. Muszą być alternatywne, niezależne badania, niezależnie od tworzenia centrum badań środowiskowych.</text:p>
      <text:p text:style-name="P2671">Dziękuję.</text:p>
      <text:p text:style-name="P2672"><text:span text:style-name="T2673">P</text:span><text:span text:style-name="T2674">rze</text:span><text:span text:style-name="T2675">w</text:span><text:span text:style-name="T2676">od</text:span><text:span text:style-name="T2677">n</text:span><text:span text:style-name="T2678">iczący</text:span><text:span text:style-name="T2679">:</text:span></text:p>
      <text:p text:style-name="P2680">Dziękuję.</text:p>
      <text:p text:style-name="P2681">Ad<text:s/><text:span text:style-name="T2682">v</text:span>ocem od razu. Uważam, że to jest bezdyskusyjna poprawka, przyjmujemy ją bez dyskusji.</text:p>
      <text:p text:style-name="P2683">Proszę bardzo pr<text:span text:style-name="T2684">of</text:span>. Wierzbicki.</text:p>
      <text:p text:style-name="P2685"><text:span text:style-name="T2686">Pro</text:span><text:span text:style-name="T2687">f</text:span><text:span text:style-name="T2688">. Zbigniew Wierzbicki</text:span>:</text:p>
      <text:p text:style-name="P2689">Ja chciałem w dwóch sprawach powiedzieć. Mianowicie pierwsza - nawiązać do wypowiedzi pana Wilczyńskiego i zapytać się - jak, do jakiej służby będą należały sprawy uporządkowania gospodarki wodami wgłębnymi i kontroli. Bo na tym odcinku zdaje się, że jest sytuacja bardzo niedobra, groźna<text:span text:style-name="T2690">.</text:span><text:s/>Wiem, że w krajach zachodnich do tego się nie dopuszcza, co u nas właśnie się bezkarnie korzysta<text:s/><text:span text:style-name="T2691">z</text:span><text:s/>wód trzecio- czy czwar<text:span text:style-name="T2692">to</text:span>r<text:span text:style-name="T2693">zę</text:span>dowych przez przemysł. Nie budzi większych zastrzeżeń w społeczeństwie to, że z tych wód korzysta Mini<text:span text:style-name="T2694">s</text:span>t<text:span text:style-name="T2695">e</text:span>r<text:span text:style-name="T2696">s</text:span>two Spraw Wewnętrznych i Główny Sztab Generalny, bo to jest zrozumiałe. Ale to, że<text:s/><text:soft-page-break/>nie korzystają z tego szpitale, to już może budzić zastrzeżenia. A to, że korzysta przemysł często i zanieczyszcza, to musi budzić już oburzenie.</text:p>
      <text:p text:style-name="P2697">Wobec tego prosiłbym o wyjaśnienie tej sprawy.</text:p>
      <text:p text:style-name="P2698">I druga kwestia - to co poruszył pan przewodniczący. Mianowicie niezależność PIOŚ-u i upodmiotowienie rad narodowych, samorządów w sprawach ochrony środowiska. To jest zagadnienie bardzo ważne i mnie się zdaje, że dla<text:span text:style-name="T2699"><text:s/></text:span>nas właśnie na tym odcinku ochrony przyrody jedno z najważniejszych, chociaż przyszłościowe może.</text:p>
      <text:p text:style-name="P2700">Otóż istnieje tu bardzo duże zagrożenie, bo pozostawienie spraw radom narodowym w decydowaniu o różnych inwestycjach, które mogą spowodować wielkie szkody w środowisku i wyłączenie tego z gestii centralnej, gdzie te zagadnienia się lepiej rozumie, jest rzeczą bardzo niebezpieczną. Przykład - to jest właśnie rada narodowa w Piszu i wbudowanie hotelu w jezioro Śniardwy. Nie mówmy nad jeziorem, tylko w jezioro Śniardwy, bo to jest wyspa, a właściwie półwysep. Tego się już nigdzie w krajach cywilizacji zachodniej nie stosuje. Jedynie w krajach trzeciego świata. Kapitał zagraniczny szuka tutaj lokaty, znajduje ją w Polsce, decyduje o lokalizacji, co jest zupełnie niedopuszczalne, szantażuje t<text:span text:style-name="T2701">y</text:span>m, że włożył w to milion marek już i innych lokalizacji nie chce przyjąć. Obiecuje dolary, rada narodowa w Piszu oczywiście jest zachwycona możliwością, nadzieją tych dolarów. Obawiam się, że zamiast dolarów będą mieli raczej AIDS niż dolary. Ale to już inna jest sprawa.</text:p>
      <text:p text:style-name="P2702">Ale jest jednak zasadniczy proble<text:span text:style-name="T2703">m</text:span><text:s/>- pan minister Kulczyński na o<text:span text:style-name="T2704">st</text:span>atnim p<text:span text:style-name="T2705">o</text:span>siedzeniu wystąpił przeciwko, w tej sprawie przeciwko naszemu stanowisku twierdząc, że występujemy przeciwko samorządności itd. Nie występujemy przeciwko samorządności, tylko uważamy, że trzeba szukać rozsądnych rozwiązań zgodnych z interesem państwa i z interesem narodu. Jeżeli tej sprawy nie rozumieją urzędnicy na wysokich szczeblach, to sprawę tę musi podjąć opozycja konstruktywna<text:s/>„Solidarność”.</text:p>
      <text:p text:style-name="P2706">Jeziora mazurskie są dziedzictwem europejskim, nie tylko polskim, to jest dziedzictwo europejskie.<text:s/>I robienie tam hotelu w pobliżu<text:s/>Łuknajna, a więc rezerwatu biosfery, spowoduje oczywiście nieuniknione zanieczyszczenie<text:s/><text:span text:style-name="T2707">środow</text:span>iska. To jest duży przecież hotel, który będzie zatrudniał około tysiąca osób. Jest to naruszeniem pewnych zasadniczych jednak tutaj postulatów naszej ochrony środowiska i myślę również europejskich.</text:p>
      <text:p text:style-name="P2708">Ja rozmawiałem w tej sprawie z przedstawicielami<text:s/><text:span text:style-name="T2709">„</text:span>Greenpeace”, którzy się dowiedzieli i byli w pewnym sensie wstrząśnięci. Nie chcielibyśmy się tu uciekać do pomocy<text:s/>„Greenpeace”, tylko chcielibyśmy to załatwić w naszych tutaj polskich ramach, w Polsce. Ale w jakiś sposób rozsądny. A więc ja sprawę tę tutaj poruszam i nawiązuję do tego co pan przewodniczący mówił, ale<text:s/>to jest problem bardzo silny, według mnie, bardzo poważny<text:span text:style-name="T2710">. I</text:span><text:s/>nie wiem w jaki sposób moglibyśmy zwrócić na to uwagę stolikowi, który zajmuje się sprawami samorządowymi, że są pewne rzeczy w ochronie środowiska, które muszą inaczej być regulowane.</text:p>
      <text:p text:style-name="P2711"><text:span text:style-name="T2712">Przewodnicząc</text:span><text:span text:style-name="T2713">y</text:span>:</text:p>
      <text:p text:style-name="P2714">Dziękuję bardzo. Ad vocem do tej wypowiedzi - nie ma między nami żadnych różnic zdań w tej kwestii. Upodmiotowienie gospodarcze samorządów terytorialnych wzmacnia jednoznacznie funkcje kontrolne nad nimi organów państwowych. Bo będą się zachowywać według swoich egoistycznych celów i interesów. Interesu ogólno<text:span text:style-name="T2715">p</text:span>aństwoweg<text:span text:style-name="T2716">o</text:span>, ogólnospołecznego musi pilnować nadrzędna nad nimi służba państwowa.<text:s/><text:soft-page-break/>I w związku z tym<text:s/><text:span text:style-name="T2717">je</text:span>st to jedna z nowych funkcji PIOŚ-u<text:span text:style-name="T2718">.<text:s/></text:span>To właśnie PIOŚ będzie musiał<text:s/><text:span text:style-name="T2719">p</text:span>ełnić te funkcje nadzorcze i kontrolne. Natomiast samorządy terytorialne wysoce upodmiotowione gospodarczo muszą pilnować swojego podwórka według zasady, że sprawy lokalne rozwiązywane są na szczeblu lokalnym, sprawy regionalne na szczeblu regionalnym. I muszą mieć również w zakresie środowiska sw<text:span text:style-name="T2720">oj</text:span>e służby, bo będą odpowiadać za to co robią.</text:p>
      <text:p text:style-name="P2721">Dlatego też w tym świetle, w tym innym świetle stawia przeniesienie do PIOŚ-i tych ośrodków, prawda. Bo te ośrodki będą potrzebne tym samorządom dlatego, że one będą rozliczane z ochrony środowiska przez PIOŚ właśnie.</text:p>
      <text:p text:style-name="P2722">A więc byśmy znaleźli<text:s/><text:span text:style-name="T2723">s</text:span>ię w konflikcie. Dajemy im obowiązki wymagamy od nich, a pozbawiamy ich bazy materialne<text:span text:style-name="T2724">j,</text:span><text:s/>przy pomocy której<text:s/><text:span text:style-name="T2725">będą</text:span><text:s/>musieli te obowiązki wykonywać.<text:s/>Tak że nie ma tutaj między nami żadnych rozbieżności<text:span text:style-name="T2726">.</text:span></text:p>
      <text:p text:style-name="P2727">Nie jest to zasada centralizacji. Oczywiście, że w zakresie kontroli jest to centralizacja, ale tak na całym świecie to funk<text:span text:style-name="T2728">cj</text:span>onuje tam gdzie<text:s/><text:span text:style-name="T2729">s</text:span>ą upodmiotowione samorządy terytorialne. Ta idea zakłada nawet zaskarżenie na zasadzie prawa cywilnego - samorządu terytorialnego przez organ państwowy. Z całą pewnością to tak będzie.</text:p>
      <text:p text:style-name="P2730">To tylko, żeby nie wałkować już tej kwestii i żeby nie było wrażenia, że między nami jest tutaj jakaś rozbieżność zdań. Nie ma tej rozbieżności.</text:p>
      <text:p text:style-name="P2731">Zanim rozpoczniemy inne kwestie, jeszcze - proszę pan Wilczyński.</text:p>
      <text:p text:style-name="P2732"><text:span text:style-name="T2733">Ob</text:span><text:span text:style-name="T2734">.</text:span><text:span text:style-name="T2735"><text:s/>Michał Wil</text:span><text:span text:style-name="T2736">cz</text:span><text:span text:style-name="T2737">yński</text:span>:</text:p>
      <text:p text:style-name="P2738">Sprawa wód podziemnych. Otóż wydaje mi się, że znakomicie że pro<text:span text:style-name="T2739">f.</text:span><text:s/>W<text:span text:style-name="T2740">ie</text:span>rzbicki tę sprawę poruszył. Otóż wydaje mi się, że społeczeństwo nie ma świadomości tego, że wody podziemne nie tylko że są zagrożone, ale w tej chwili są właściwie dewastowane. I muszę powiedzieć to z całą odpow<text:span text:style-name="T2741">ie</text:span>dzialnoś<text:span text:style-name="T2742">ci</text:span>ą, że ochrony wód podziemnych w Polsce się w tej chwili nie prowadzi, nie ma przepisów regulujących ochronę wód podziemnych. I proszę państwa, najcenni<text:span text:style-name="T2743">ej</text:span>szy rezerwuar wód jaki mamy tutaj w niecce warszawskiej tzn. wody oligoceńskie, a to jest ta<text:s/><text:span text:style-name="T2744">M</text:span>azowszanka, którą pijemy, proszę państwa jest eksploatowany w taki sposób, że w tej chwili powstają kwestie, czy Tarchomin, który produkuje lekarstwa na bazie tej wody nie będzie musiał wyłączyć swoich studni, ponieważ w tej chwili już podchodzą solanki głębszych wód, zasolonych. Proszę państwa, jest to po prostu dzika, rabunkowa gospodarka.</text:p>
      <text:p text:style-name="P2745">Ministerstwo Ochrony Środowiska nie panuje zupełnie nad sytuacją w tej dziedzinie<text:span text:style-name="T2746">.</text:span><text:s/>I chcę powiedzieć kto powinien się zajmować<text:span text:style-name="T2747"><text:s/></text:span>wodami podziemnymi<text:span text:style-name="T2748">.</text:span></text:p>
      <text:p text:style-name="P2749">Otóż proszę państwa państwowa, służba geologiczna powinna się zajmować ochroną zasobów naturalnych wszystkich, w tym również wód wgłębnych. Dlaczego wód wgłębnych oddzielnie od wód powierzchniowych? Zupełnie inna jest mechanika przepływu wód, zupełnie inne są sprawy dotyczące badania tych wód i właściwie tą samą techniką jaką bada się zasoby występujące pod powierzchnią ziemi.</text:p>
      <text:p text:style-name="P2750">Proszę państwa, w Państwowym Instytucie Geologicznym istnieje krajowa sieć obserwacyjna, powstała zresztą z naszej inicjatywy, na szczęście znalazły się na to pieniądze w Ministerstwie Ochrony Środowiska prowadzony jest monitoring wód podziemnych, tylko że z naszych danych, przez nas opracowanych map hydrogeologicznych wód podziemnych nikt nie wyciąga żadnych wniosków.</text:p>
      <text:p text:style-name="P2751">Proszę państwa, są wyróżnione strefy ochrony infiltracj<text:span text:style-name="T2752">i<text:s/></text:span>wód pow<text:span text:style-name="T2753">ie</text:span>r<text:span text:style-name="T2754">zc</text:span>hniowych, infiltracji wód<text:s/><text:soft-page-break/>pow<text:span text:style-name="T2755">ierz</text:span>chniowych w głąb. Przecież te wody są zasilane<text:span text:style-name="T2756">.</text:span><text:s/>Ale proszę państwa nikt nie prowadzi bilansu wód podziemnych. I p<text:span text:style-name="T2757">o</text:span><text:s/>to właśnie jest państwowa służba geologiczna - służba podkreślam, żeby z pieniędzy, z budżetu państwa w końcu proszę państwa pieniądze, którymi dysponuje Ministerstwo Ochrony Środowiska przecież one pochodzą z budżetu państwa, czyli ze środków wypracowanych przez cały społeczeństw<text:span text:style-name="T2758">o.</text:span></text:p>
      <text:p text:style-name="P2759">I chodzi o to tylko, żeby te właśnie sprawy, które w tej chwili nie znajdują swego wyrazu, to jeszcze dzisiaj możemy po prostu uratować wody podziemne.</text:p>
      <text:p text:style-name="P2760">Dziękuję bardzo.</text:p>
      <text:p text:style-name="P2761"><text:span text:style-name="T2762">Przewodniczący</text:span>:</text:p>
      <text:p text:style-name="P2763">Dziękuję bardzo.</text:p>
      <text:p text:style-name="P2764">Pan doc. Szczepański.</text:p>
      <text:p text:style-name="P2765"><text:span text:style-name="T2766">Doc.<text:s/></text:span><text:span text:style-name="T2767">S</text:span><text:span text:style-name="T2768">zczepański</text:span>:</text:p>
      <text:p text:style-name="P2769">Dziękuję bardzo<text:s/>panie<text:s/>przewodniczący. Wojciech Szcze<text:span text:style-name="T2770">p</text:span>ańs<text:span text:style-name="T2771">k</text:span>i.</text:p>
      <text:p text:style-name="P2772">Czuję się w obowiązku wyjaśnienia spraw związanych z działalnością służb meteorologicznych i hydrologi<text:span text:style-name="T2773">cz</text:span>nych. Otóż ta działalnoś<text:span text:style-name="T2774">ć</text:span><text:s/>jest prowadzona od siedemdziesięciu lat w sposób zorganiz<text:span text:style-name="T2775">ow</text:span>any. I jest ona finansowana przez Ministerstwo Ochrony<text:s/><text:span text:style-name="T2776">Ś</text:span>rodowiska i jest finansowana właśnie z budżetu czyli ze środków niezależnych. Co prawda jest ona realizowana przez organizacyjną jednostkę, jaką jest instytut działający w oparciu o trzy<text:s/>„s<text:span text:style-name="T2777">”</text:span>. Ale te wszystkie dane podstawowe, o które się zwracają do nas dla celów nieko<text:span text:style-name="T2778">me</text:span>rcyjnych, one są udostępniane.</text:p>
      <text:p text:style-name="P2779">Jest rzeczą oczywistą, że funkcjonowan<text:span text:style-name="T2780">ie</text:span><text:s/>mechanizmu utrzymywania aparatu, który obsługuje te dane kosztuje.<text:s/>I w związku z tym o ile te dane są wykorzystywane do celów komercyjnych, również my zwracamy si<text:span text:style-name="T2781">ę</text:span><text:s/>o sfinansowanie części tych prac<text:span text:style-name="T2782">.</text:span></text:p>
      <text:p text:style-name="P2783">I sprawa druga, bardzo istotna - skąd się biorą ewentualne takie koncepcje i myśli odnośnie finansowania tych spraw hydro-meteo.</text:p>
      <text:p text:style-name="P2784">Otóż są porozumienia podpisane przez Instytut Meteorologii i Gospodarki Wodnej z zainteresowanymi jednostkami gospodarczymi m.in. z lotnictwem, gdzie na życzenie służb lotniczych prowadzimy LBM, czyli Lotnicze Biura Meteorologiczne, które funkcjonują na zupełnie innych zasadach, tych właśnie - powiedzmy komercyjnych. Tak że podkreślam w sposób jednoznaczny, że te wszystkie pracy realizowane przez In<text:span text:style-name="T2785">stytut</text:span><text:s/>Meteorologii i Gospodarki Wodnej w części służb meteorologicznych i hyd<text:span text:style-name="T2786">ro</text:span>logicznych, są finansowane przez<text:span text:style-name="T2787"><text:s/></text:span>ministerstwo.</text:p>
      <text:p text:style-name="P2788">Tyle informacji<text:s/><text:span text:style-name="T2789">uz</text:span>u<text:span text:style-name="T2790">peł</text:span>n<text:span text:style-name="T2791">iających</text:span><text:s/>i wy<text:span text:style-name="T2792">ja</text:span>śn<text:span text:style-name="T2793">iających<text:s/></text:span>do tego problemu.</text:p>
      <text:p text:style-name="P2794">Dziękuję.</text:p>
      <text:p text:style-name="P2795"><text:span text:style-name="T2796">P</text:span><text:span text:style-name="T2797">rze</text:span><text:span text:style-name="T2798">w</text:span><text:span text:style-name="T2799">od</text:span><text:span text:style-name="T2800">n</text:span><text:span text:style-name="T2801">icz</text:span><text:span text:style-name="T2802">ą</text:span><text:span text:style-name="T2803">cy</text:span><text:span text:style-name="T2804">:</text:span></text:p>
      <text:p text:style-name="P2805">Dziękuję bardzo.</text:p>
      <text:p text:style-name="P2806"><text:span text:style-name="T2807">Ob. Michał Markowicz</text:span>:</text:p>
      <text:p text:style-name="P2808">Ja przepraszam, ale może by jeszcze wcześniej jako by już zakończonego tematu, ale pewna uwaga.</text:p>
      <text:p text:style-name="P2809">A mianowicie chodzi mi o to, żeby naprawdę, jeżeli idzie o demokratyzowanie decyzji w sprawach ochrony środowiska być ostrożnym. Co<text:s/><text:span text:style-name="T2810">j</text:span>a tu mam na myśli<text:span text:style-name="T2811">.</text:span><text:s/>Ponieważ do te<text:span text:style-name="T2812">j</text:span><text:s/>pory to przedmiotem dyskusji jest tylko przemysł , emisje itd., itd. Ja jestem ze wsi, tam z głębokiej wsi.<text:s/>Ten problem ochrony środowiska też na wieś trzeba doprowadzić<text:span text:style-name="T2813">.</text:span><text:s/>I próbujemy to robić w praktyce. I jaki jest to problem? No,<text:s/><text:soft-page-break/>zagospodarowan<text:span text:style-name="T2814">ie</text:span><text:s/>odpadów, które są wysypywane gdziekolwiek przez ludnoś<text:span text:style-name="T2815">ć</text:span>. Ludzie są za to pociągani do odpowiedz<text:span text:style-name="T2816">ia</text:span>lności. Ale jest pytanie - gdzie mają te odpady składować i wysypywać? Nie ma miejsca. Próbujemy to robi<text:span text:style-name="T2817">ć</text:span><text:s/>w ramach administracji terenowej. I chcemy to zrobić tak, żeby to było w sumie dobrze.<text:s/>To znaczy jak dobrze? Trzeba przygotować miejsca, gdzie to można składować, rozstawić pojemniki w osiedlach, ażeby ludzie to składali i zostało to wywożone. Ale to trzeba gdzieś zlokalizowa<text:span text:style-name="T2818">ć.</text:span></text:p>
      <text:p text:style-name="P2819">Na pewno trzeba przeprowadzić badania geologiczne i wszystkie przygotowania gdzie to by było najbardziej bezpieczne<text:span text:style-name="T2820">.</text:span></text:p>
      <text:p text:style-name="P2821">I jest w tej chwili te wszystkie<text:s/><text:span text:style-name="T2822">p</text:span>rowadzone, te czynności, a rada narodowa lub rada sołecka powie, że się na to nie zgadza. I jest problem. Kilka lat już próbujemy to<text:s/><text:span text:style-name="T2823">ro</text:span>bić, niemniej jednak efekty są zbyt skromne ze względu na to, że powiedzmy kompetencje rady sołeckiej czy rady narodowej tejże /no bo to dotyczy rejonu byłego powiatu, czy innego/, no bo nie będzie robił w każdej wsi takiego składowiska. I powiedzmy<text:s/>- czynnik<text:s/>ten społeczny po prostu wyrazi weto i cała sprawa leży, i lata płyną, a zan<text:span text:style-name="T2824">iecz</text:span>yszczenie środowiska już tam zaszło dość daleko.</text:p>
      <text:p text:style-name="P2825">No, powinien być ktoś kompetentny, oczywiście należy zachować wszystkie reguły, które są niezbędne z punktu widzenia zabezpieczenia, ale decyzja powinna gdzieś być, która powinna być w porę i skutecznie wydana<text:span text:style-name="T2826">.</text:span></text:p>
      <text:p text:style-name="P2827">Dziękuję bardzo i przepraszam.</text:p>
      <text:p text:style-name="P2828"><text:span text:style-name="T2829">P</text:span><text:span text:style-name="T2830">rzewo</text:span><text:span text:style-name="T2831">dn</text:span><text:span text:style-name="T2832">icz</text:span><text:span text:style-name="T2833">ą</text:span><text:span text:style-name="T2834">cy</text:span><text:span text:style-name="T2835">:</text:span></text:p>
      <text:p text:style-name="P2836">Dziękuję bardzo. Proszę uprzejmie - pan Andrzejczyk.</text:p>
      <text:p text:style-name="P2837"><text:span text:style-name="T2838">Ob</text:span><text:span text:style-name="T2839">.</text:span><text:span text:style-name="T2840"><text:s/>Andrze</text:span><text:span text:style-name="T2841">jczy</text:span><text:span text:style-name="T2842">k - OPZZ</text:span>:</text:p>
      <text:p text:style-name="P2843">Chciałem podnieść, jeżeli państwo pozwolą następ<text:span text:style-name="T2844">uj</text:span>ącą kwestię<text:span text:style-name="T2845">:</text:span><text:s/>zostało przedstawionych tutaj szereg koncepcji, wszystkie w zakresie ochrony sprawowania nadzoru nad środowiskiem. J<text:span text:style-name="T2846">a</text:span>k<text:s/><text:span text:style-name="T2847">m</text:span>y widzimy ten problem? Stoimy na stanowisku, że resort ochrony środowiska powinien być wzmocniony o dobrze działającą służbę w zakresie, o tematyce inspekcyjno-kontrolnej.</text:p>
      <text:p text:style-name="P2848"><text:span text:style-name="T2849">W</text:span><text:s/>zwi<text:span text:style-name="T2850">ą</text:span>zku z tym bez względu na nazwę uważamy, że taka służba powinna podlegać ministrowi, bądź jeśli będzie uznana koncepcja pana profesora o inne n<text:span text:style-name="T2851">a</text:span>zwie - centralny urząd, to w tym urzędzie powinna być funkcja kontrolna również z określoną strukturą.</text:p>
      <text:p text:style-name="P2852">Druga sprawa - jeśli chodzi o społeczny nadzór nad środowiskiem i nad korzystaniem z tego środowiska, to jest sprawa podnoszona w tezach<text:s/><text:span text:style-name="T2853">„</text:span>Solidarności”, podnoszona również w naszych materiałach, to jest sprawa społecznej inspekcji ochrony środowiska i wszystkich ruchów ekologicznych.</text:p>
      <text:p text:style-name="P2854"><text:span text:style-name="T2855">W</text:span><text:s/>związku z tym mamy propozycję następującą: aby tutaj padło sformułowan<text:span text:style-name="T2856">ie</text:span>, że powinniśmy wzory brać z różnych miejsc. Jesteśmy zdania, że pewne rzeczy<text:span text:style-name="T2857">,</text:span><text:s/>które zostały tu zaproponowane rozwiązać może<text:s/>społeczna<text:s/>inspekcja<text:s/>ochrony<text:s/>środowiska<text:span text:style-name="T2858">.</text:span><text:s/>Sprawę ochrony z ramienia Sejmu i struktur terenowych. Ale również Społeczna Inspekcja nie może działać w oderwaniu od sztywnej struktury służb zajmujących się zawodowo profesjonalnie ochroną środowiska.</text:p>
      <text:p text:style-name="P2859"><text:span text:style-name="T2860">W</text:span><text:s/>związku z tym byśmy proponowali aby w tym punkcie rozważyć sprawę połączenia dwóch tematów: struktury kontrolnej etatowej, tak to lapidarnie nazwę z koncepcją, jaką powinniśmy dać elementowi spo<text:span text:style-name="T2861">ł</text:span>e<text:span text:style-name="T2862">c</text:span>znemu, ruchom ekologicznym i tym wszystkim, którzy tworzyliby coś na kształt straży ochrony środowiska.</text:p>
      <text:soft-page-break/>
      <text:p text:style-name="P2863">Dziękuję.</text:p>
      <text:p text:style-name="P2864"><text:span text:style-name="T2865">P</text:span><text:span text:style-name="T2866">rz</text:span><text:span text:style-name="T2867">ewodniczą</text:span><text:span text:style-name="T2868">cy</text:span>:</text:p>
      <text:p text:style-name="P2869">Dziękuję bardzo. Kto z państwa chciałby jeszcze zabrać głos? Nie widzę. Wobec tego sądzę, że po tej dyskusji<text:span text:style-name="T2870">.</text:span><text:s/>Przepraszam jeszcze tutaj pan Mikłaszewski.</text:p>
      <text:p text:style-name="P2871"><text:span text:style-name="T2872">O</text:span><text:span text:style-name="T2873">b.</text:span><text:span text:style-name="T2874"><text:s/>Mikłaszewski</text:span>:</text:p>
      <text:p text:style-name="P2875">Proszę państwa, rozwiązywany przed chwilą sposób rozwiązywania przy pomocy służb społecznych ochrony środowiska będzie omawiany osobno w całym punkcie, jaki przedkładamy. I proponuję tę dyskusję przełożyć, bo jest to duży problem.</text:p>
      <text:p text:style-name="P2876">Natomiast chciałem parę drobnych szczegółów wyjaśnić.<text:s/><text:span text:style-name="T2877">Je</text:span>den generalny.</text:p>
      <text:p text:style-name="P2878">Mam obawy przed próbami udoskonalania mechan<text:span text:style-name="T2879">i</text:span>zmów instytucji, które się nie sprawdziły. Jeśli generalnie mamy stworzyć coś nowego, jakąś nową wizję państwowej służby, to stwórzmy ją na miarę naszych potrzeb, a potrzebą jest ogromnie zniszczone środowisko, wymagające radykalnych przeciwdz<text:span text:style-name="T2880">i</text:span>ałań.</text:p>
      <text:p text:style-name="P2881">Stare rzymskie przysłowie mówi<text:s/>cuius<text:s/>regio eius<text:s/>religio<text:span text:style-name="T2882">.</text:span><text:s/>Jeśli w zakładach inspektorzy ochrony środowiska, czy też służby ochrony środowiska raczej są podporządkowani dyrektorom zakładów, to j<text:span text:style-name="T2883">e</text:span>st to błąd w systemie, który należy jakoś załatwić<text:span text:style-name="T2884">.</text:span><text:s/>Natomiast ten zakładowy funkcjonariusz ochrony środowiska nie ma partnera do dyskusji. Dyrektor jest tutaj dominantą i nie ma si<text:span text:style-name="T2885">ę</text:span><text:s/>co łudzić, że będzie inaczej. Byłby natomiast, zyskałby natomiast ogromnie na swojej randze, gdyby miał silnego partnera w postaci centralnego organu, mianowicie PIOŚ w kształcie, jaki pro<text:span text:style-name="T2886">po</text:span>n<text:span text:style-name="T2887">ujemy</text:span>. Ale ważna bardzo rzecz - ludzie muszą wierzy<text:span text:style-name="T2888">ć</text:span>, że mają wpływ na kreowanie kierowniczych stanowisk w P<text:span text:style-name="T2889">I</text:span>OŚ-u i muszą mieć przekonanie, że PIOŚ jest tą funkcją państwową o dużym autorytecie, w którym funkcjonują ludzie na kierowniczych stanowiskach pracujący dla tego społeczeństwa<text:span text:style-name="T2890">.</text:span></text:p>
      <text:p text:style-name="P2891">Natomiast nic nie stoi na przeszkodzie, by rady narodowe mające większe uprawnienia korzystały ze wszelkich wyników badań P<text:span text:style-name="T2892">I</text:span>OŚ-u.</text:p>
      <text:p text:style-name="P2893">Dziękuję.</text:p>
      <text:p text:style-name="P2894"><text:span text:style-name="T2895">P</text:span><text:span text:style-name="T2896">rze</text:span><text:span text:style-name="T2897">w</text:span><text:span text:style-name="T2898">od</text:span><text:span text:style-name="T2899">n</text:span><text:span text:style-name="T2900">iczący</text:span><text:span text:style-name="T2901">:</text:span></text:p>
      <text:p text:style-name="P2902">Czy z pana wypowiedzi wynika, że optuje pan za przejęciem ośrodków regionalnych na rzecz PIOŚ-u?</text:p>
      <text:p text:style-name="P2903"><text:span text:style-name="T2904">Ob</text:span><text:span text:style-name="T2905">.</text:span><text:span text:style-name="T2906"><text:s/>Mikłas</text:span><text:span text:style-name="T2907">ze</text:span><text:span text:style-name="T2908">wsk</text:span><text:span text:style-name="T2909">i</text:span>:</text:p>
      <text:p text:style-name="P2910">Tak. Nie może<text:s/><text:span text:style-name="T2911">b</text:span>y<text:span text:style-name="T2912">ć</text:span><text:s/>bowiem instytucji centralnej mającej wpływ na środowisko bez instrumentu badawczego. PIOŚ musi mieć monitoring,<text:s/><text:span text:style-name="T2913">a</text:span>paraturę, sprzęt do wykonywania tych pomiarów<text:span text:style-name="T2914">.</text:span></text:p>
      <text:p text:style-name="P2915"><text:span text:style-name="T2916">P</text:span><text:span text:style-name="T2917">rz</text:span><text:span text:style-name="T2918">ewodni</text:span><text:span text:style-name="T2919">cz</text:span><text:span text:style-name="T2920">ący</text:span>:</text:p>
      <text:p text:style-name="P2921">To jest oczywiste.<text:s/><text:span text:style-name="T2922">Z</text:span><text:s/>tym jednak niech PIOŚ sobie<text:s/>tworzy te ośrodki, a nie zabiera tam gdzie są one potrzebnie. Bo to będzie no...</text:p>
      <text:p text:style-name="P2923">Proszę ko<text:span text:style-name="T2924">l.</text:span><text:s/>Kassenberg.</text:p>
      <text:p text:style-name="P2925"><text:span text:style-name="T2926">O</text:span><text:span text:style-name="T2927">b.</text:span><text:span text:style-name="T2928"><text:s/></text:span><text:span text:style-name="T2929">Kasse</text:span><text:span text:style-name="T2930">n</text:span><text:span text:style-name="T2931">berg</text:span><text:span text:style-name="T2932"><text:s/>Andrzej</text:span><text:span text:style-name="T2933">:</text:span></text:p>
      <text:p text:style-name="P2934">Chciałem tu jednak zastanowić się nad tą bardzo ważną kwestią jaką jest relacja między przyszłym P<text:span text:style-name="T2935">I</text:span>OŚ-em, w którym<text:s/><text:span text:style-name="T2936">je</text:span>szcze nie mamy uzyskanego consensusu w sprawie jego umiejscowienia. Ale w stosunku do tych ośrodków badania kontroli<text:span text:style-name="T2937">.</text:span></text:p>
      <text:p text:style-name="P2938">Proszę państwa, czy nie możemy się tutaj posłużyć przykładem sanepidu? Sanepid przecież ma<text:s/><text:soft-page-break/>głównego inspektora, podległe mu wojewódzkie stacje sanitarno-epidemiologiczne, które bardzo dobrze współpracują także z urzędami wojewódzkimi.<text:s/>Można ewentualnie wyobrazić sobie, że część potencjału ośrodków badania i kontroli w sensie rozwiązania prawnego byłaby zarezerwowana dla korzystania z wydziału ochrony środowiska.</text:p>
      <text:p text:style-name="P2939">Natomiast byłyby to ośrodki niezależne w stosunku do układów wojewódzkich. Wydaje mi się, że ta sprawa tych układów w<text:span text:style-name="T2940">oj</text:span>ewódzkich, relacji między potężnymi, ogromnymi zakładami a wojewódzkimi wydziałami ochrony środowiska, te doświadczenia są bardzo smutne. I jeżeli byśmy się wzorowali właśnie na rozwiązaniu zbliżonym do sanepidu, no może byłoby to rozwiązanie korzystniejsze. Mamy tu - jak kol<text:span text:style-name="T2941">.</text:span><text:s/>Mik<text:span text:style-name="T2942">ł</text:span>aszewski cytował - opinię pozytywną w tej kwestii d<text:span text:style-name="T2943">oc.</text:span><text:s/>Radeckiego, jednego z najlepszych specjalistów od ochrony, specjalistów prawnych od ochrony środowiska.</text:p>
      <text:p text:style-name="P2944">Dziękuję.</text:p>
      <text:p text:style-name="P2945"><text:span text:style-name="T2946">Przewodniczący</text:span>:</text:p>
      <text:p text:style-name="P2947">Dziękuję bardzo.<text:s/><text:span text:style-name="T2948">C</text:span>zy eksperci rządowi mają jakieś zdanie na ten temat po pr<text:span text:style-name="T2949">ze</text:span>prowadzonej dyskusji?</text:p>
      <text:p text:style-name="P2950">Proszę bardzo kol. Sitnicki<text:span text:style-name="T2951">.</text:span></text:p>
      <text:p text:style-name="P2952"><text:span text:style-name="T2953">Ob.<text:s/></text:span><text:span text:style-name="T2954">Sit</text:span><text:span text:style-name="T2955">nicki</text:span>:</text:p>
      <text:p text:style-name="P2956">Mam tutaj takie dwie uwagi. Ja myślę, że my próbujemy lokalizować, czy szukać rozwiązań organ<text:span text:style-name="T2957">iz</text:span>acy<text:span text:style-name="T2958">jn</text:span>y<text:span text:style-name="T2959">ch</text:span>, mając już - że tak powiem - w głowie czy przed oczyma pewien obraz funkcjonowania szerszych układów w gospodarce. Boję się, że niejednakowe i stąd są rozbieżności. Rzeczywiście struktura sanepidu działa tak jak było zreferowane, ale jednak obszar zagadnień, które ona podejmuje, bada, jest innego rodzaju niż obszar zagadnień, które musi badać organ administracyjny w postaci wydziału ochrony środowiska na poziomie województwa.</text:p>
      <text:p text:style-name="P2960">Jeśli chcemy, żeby ministerstwo było funkcjonalne i żeby skutecznie działało w ochronie środowiska i dajemy mu duże uprawnienia i prerogatywy<text:s/>podnosząc<text:s/>je nawet bardzo wysoko. To nie możemy jego organów terenowych pozbawiać skuteczności. Ja widzę tę skuteczność w dobrej orientacji i umiejętnym nakładaniu obowiązków właśnie na tych ogromnych trucicieli, jacy w tym terenie są. Uważam, że rozwiązanie, które się pojawi powinno być rozwiązaniem, które wzmocni i kontrolną funkcję tego ministerstwa, to znaczy PIOŚ i<text:span text:style-name="T2961"><text:s/></text:span>funkcję związaną z administrowan<text:span text:style-name="T2962">ie</text:span>m, to znaczy wydziały wojewódzkie.</text:p>
      <text:p text:style-name="P2963">To tylko tyle. Dziękuję.</text:p>
      <text:p text:style-name="P2964"><text:span text:style-name="T2965">Przewodniczący</text:span>:</text:p>
      <text:p text:style-name="P2966">Dziękuję bardzo. Proszę bardzo.</text:p>
      <text:p text:style-name="P2967"><text:span text:style-name="T2968">Ob. Radosław Gawlik</text:span>:</text:p>
      <text:p text:style-name="P2969">Chcę powiedzieć tak - że rozwiązanie nasze wynika stąd, że funkcje kontrolne dotychczas pełnione przez ministerstwo oraz ośrodki badania i kontroli środowiska, które są sprzężone z<text:s/>Wo<text:span text:style-name="T2970">je</text:span>wódzkimi<text:s/>Wydziałami<text:s/>Ochrony<text:s/>Środowiska, w odczuciu społecznym są niedostateczne. Stąd propozycja - konkretna propozycja wzmocnienia, bo nie chcemy tu poprzesta<text:span text:style-name="T2971">ć</text:span><text:s/>na zapisaniu tylko,<text:s/><text:span text:style-name="T2972">ż</text:span>e wzmacniamy rolę PIOŚ, ale proponujemy to wzmocnienie polegające właśnie na tym, że ta policja środowiskowa, jak tu została określona, z centrum będzie miała swoje ośrodki w województwach. I że przy tym podporządkowaniu Sejmowi oraz przy tych założeniach akceptacji społecznej na stanowiskach kierowniczych w tym PIOŚ-u, że będzie pełniła skuteczną kontrolę nad środowiskiem, co w połączeniu, będzie to w następnych punktach,<text:s/><text:soft-page-break/>w połączeniu z odpowiednią informacją o tym co robi, pełną informacją o tym co robi Państwowa Inspekcja Ochrony<text:s/><text:span text:style-name="T2973">Ś</text:span>rodowiska, otworzy furtkę niejako do naprawy tej sytuacji, która istnieje.</text:p>
      <text:p text:style-name="P2974">Uważam<text:span text:style-name="T2975">y</text:span>, że pozostawienie tego dalej w gestii Ministerstwa Ochrony<text:s/><text:span text:style-name="T2976">Ś</text:span>rodowiska, bo o to<text:s/>tu idzie przecież gra - i trzeba to sobie otwarcie powiedzieć - i<text:s/>Wydziałów<text:s/>Ochrony<text:s/>Środowiska, nie<text:s/><text:span text:style-name="T2977">z</text:span>m<text:span text:style-name="T2978">i</text:span>eni sytuacji.</text:p>
      <text:p text:style-name="P2979">Dziękuję.</text:p>
      <text:p text:style-name="P2980"><text:span text:style-name="T2981">Przewodniczący</text:span>:</text:p>
      <text:p text:style-name="P2982">Dziękuję bardzo. Proszę bardzo pan do<text:span text:style-name="T2983">c</text:span>. Szczepań<text:span text:style-name="T2984">sk</text:span>i.</text:p>
      <text:p text:style-name="P2985"><text:span text:style-name="T2986">Do</text:span><text:span text:style-name="T2987">c.</text:span><text:span text:style-name="T2988"><text:s/>Wojciech Sz</text:span><text:span text:style-name="T2989">cz</text:span><text:span text:style-name="T2990">epański</text:span>:</text:p>
      <text:p text:style-name="P2991">Dziękuję bardzo.<text:s/><text:span text:style-name="T2992">P</text:span>roszę państwa, muszę na początku powiedzieć, że dysponuję pewną praktyką w zakresie kontroli i działalności terenowych organów administra<text:span text:style-name="T2993">cj</text:span>i państwowej, jako że 12 lat kierowałem Wydziałem Ochrony Środow<text:span text:style-name="T2994">is</text:span>ka.<text:s/>Na początku przez wiele<text:s/>lat jedynym<text:s/>tego typu wydziałem w kraju w latach siedemdziesiątych<text:span text:style-name="T2995">.</text:span><text:s/>I po prostu mam z tego tytułu pewną bazę doświadc<text:span text:style-name="T2996">ze</text:span>n<text:span text:style-name="T2997">io</text:span>wą.</text:p>
      <text:p text:style-name="P2998">Otóż chciałbym zwrócić uwagę na sprawę zasadniczą odnośnie koncepcji zwiększenia funkcji kontrolnych i podniesienia autorytetu Państwowej Inspekcji Ochrony Środowiska. I jest to zagadnienie ze wszech miar słuszne. Taka organizacja musi funk<text:span text:style-name="T2999">cj</text:span>onować.</text:p>
      <text:p text:style-name="P3000">I udzielmy sobie odpowiedzi na pytanie, czy jest ona zbieżna z tą koncepcją, którą również podaliśmy aby wzmóc autorytet ministerstwa? I przy założeniu, że dążyć będziemy do wzmocnienia autorytetu przy tych założeniach ministerstwa ja uważam, że Państwowa Inspekcja Ochrony<text:s/><text:span text:style-name="T3001">Ś</text:span>rodowiska powinna właśnie funkcjonować w ramach ministerstwa.</text:p>
      <text:p text:style-name="P3002">I następne zagadnienie - są dwa pojęcia: funkcje kontrolne i funkcje kontrolowania środowiska, ale w sferze wykonawczej. Jeżeli my chcemy i oczekujemy, że Państwowa Inspekcja Ochrony<text:s/><text:span text:style-name="T3003">Ś</text:span>rodowiska będzie organizacją sprawną, rzutką, operatywną, to ja bym się osobiście wstrzymywał z koncepcją, aby ją wprowadzić w sytuację uwikłania w bardzo trudny program bezpośredniej odpowiedzialności za organizację badań monitorowania środowiska.</text:p>
      <text:p text:style-name="P3004">Ja chcę powiedzieć, że sprawa monitorowania środowiska jest sprawą niezwykle<text:s/><text:span text:style-name="T3005">sk</text:span>omplikowaną. I jakakolwiek próba zmierzająca do scentralizowania w jednej strukturze organizacyjnej mon<text:span text:style-name="T3006">it</text:span>orowania wszystkich elementów środowiska doprowadzi do niepowodzenia.</text:p>
      <text:p text:style-name="P3007">Po prostu uważam, że tutaj cała sprawa polega na sprawności organizacyjnej wykorzystania tego, co w tej chwili<text:s/><text:span text:style-name="T3008">jes</text:span>t opracowywane<text:span text:style-name="T3009">.</text:span><text:s/>A mam tutaj na myśli te prace, które zostały podjęte przez Ministerstwo Ochrony Środowiska, a zmierzają do usystematyzowania służb kontroli środowiska<text:span text:style-name="T3010">.</text:span></text:p>
      <text:p text:style-name="P3011">I sprawa kolejna jeśli chodzi<text:s/><text:span text:style-name="T3012">o</text:span><text:s/>udzielenie sobie odpowiedzi - dlaczego do tej pory nie byliśmy skuteczni w zakresie ochrony środowiska<text:span text:style-name="T3013">?</text:span><text:s/>Ot<text:span text:style-name="T3014">óż</text:span><text:s/>wydaje mi si<text:span text:style-name="T3015">ę</text:span>, że absolutnie ma rację pan Rafał Kasprzyk, który zwraca uwagę na potrzebę wyłączenia wzorem centrali służb kontrolnych z TOAP czyli z terenowej organów administra<text:span text:style-name="T3016">cj</text:span>i państwowej i stworzenie silnych służb regionalnych podporządkowanych bezpośrednio ministrowi.</text:p>
      <text:p text:style-name="P3017">Proszę mi wierzyć, że ja jako kierujący kiedyś<text:s/>Wydziałem<text:s/>Ochrony<text:s/>Środowiska miałem zawsze - powiedzmy pr<text:span text:style-name="T3018">o</text:span>blem<text:s/>- czy<text:s/>to co podejmuję będzie zaakceptowane przez mojego szefa. A kto był moim szefem? Otóż wojewoda też jest w tej chwili osobą w dwóch postaciach. Z jednej strony realizuje ustawę o ochronie środowiska i ustawę prawo-wodne i nakłada kary. Na kogo? Na przemysł, ale również na swoje<text:s/><text:soft-page-break/>zakłady, dla których jest organem założycielskim, albo które mu są bezpośrednio podporządkowane. Ja już nie mówię o tej całej sferze przewidywanej, uprzedmio<text:span text:style-name="T3019">to</text:span>w<text:span text:style-name="T3020">ie</text:span>nia całej tej działalności organizacyjn<text:span text:style-name="T3021">ej</text:span>, jakiejś teraz<text:s/><text:span text:style-name="T3022">-</text:span><text:s/>powiedzmy - proponowanej.</text:p>
      <text:p text:style-name="P3023">Ale wracając do spr<text:span text:style-name="T3024">a</text:span>wy - powiedzmy zasadniczej. Wydaje mi się, że sprawą jest - powiedzmy sobie - wręcz podstawową, aby stworzyć niezależne struktury postulowane w terenie funk<text:span text:style-name="T3025">cj</text:span>onujące dla wzmocnienia właśnie działalności resortu.</text:p>
      <text:p text:style-name="P3026">I uważam, że w momencie - powiedzmy - kiedy te działania realizacji i egzekucji ustawy prawo wodne i ustawy ochrony środowiska wyłączymy i stworzymy organizację tą regionalną,<text:s/>załatwimy i sprawy gospodarki wodnej i ochrony wód<text:span text:style-name="T3027">.</text:span><text:s/><text:span text:style-name="T3028">I</text:span><text:s/>również<text:span text:style-name="T3029"><text:s/></text:span>to co mówił pan pro<text:span text:style-name="T3030">f.</text:span><text:s/>Wierzbicki<text:span text:style-name="T3031">,</text:span><text:s/>bo te organizacje uważam, że również powinny przeją<text:span text:style-name="T3032">ć</text:span><text:s/>sprawy wód podziemnych, bo to jest sprzężenie zwrotne.</text:p>
      <text:p text:style-name="P3033">Dlaczego sprzężenie zwrotne. Największe ujęcia wód są w dolinach rzecznych, a w dolinach rzecznych płyną rzeki, które prowadzą, niestety, wody zan<text:span text:style-name="T3034">ie</text:span>czyszczone. I następuje wymuszone zasysanie tych zanieczyszczeń w te właśnie - powiedzmy obszary wodonośne. Tak że ja osobiście bym proponował, aby jednak - powiedzmy - te struktury organizacyjne odnośnie Państwowej Inspekcji Ochrony Środowiska utrzyma<text:span text:style-name="T3035">ć</text:span><text:s/>w ministerstwie, natomiast szuka<text:span text:style-name="T3036">ć</text:span><text:s/>rozwiązań dla poprawienia skuteczności działań poprzez ten system działań, który zaproponował właśnie pan kolega Rafał Kasprzyk.</text:p>
      <text:p text:style-name="P3037">Dziękuję za uwagę.</text:p>
      <text:p text:style-name="P3038"><text:span text:style-name="T3039">Przewodniczący</text:span>:</text:p>
      <text:p text:style-name="P3040">Dziękuję bardzo. Proszę państwa, sytuacja wygląda w następujący sposób: o wpół do trzeciej mamy przerwę obiadową. Myślę, że ten punkt musimy zakończyć jeszcze do przerwy. Dlatego proponuję wnosić nowe sprawy do tego, które umożliwią nam zajęcie stanowiska.</text:p>
      <text:p text:style-name="P3041">Proszę bardzo pan pro<text:span text:style-name="T3042">f.</text:span><text:s/>Siuta<text:span text:style-name="T3043">.</text:span></text:p>
      <text:p text:style-name="P3044"><text:span text:style-name="T3045">Pro</text:span><text:span text:style-name="T3046">f.</text:span><text:span text:style-name="T3047"><text:s/>Siuta</text:span><text:span text:style-name="T3048">:</text:span></text:p>
      <text:p text:style-name="P3049">Ja chciałem się odnieść do kwestii monitoringu, usytuowanie monitoringu - czy w Państwowej Inspekcji czy też niezależnie. Można mieć tutaj różny punkt widzenia. Jeżeli się patrzy przez pryzmat zan<text:span text:style-name="T3050">ie</text:span>czyszczeń, zanieczyszczenia atmosfery, zanieczyszczenia wód, może się to wydawać, że leży to w gestii, czy powinno leżeć w gestii Państwowej Inspekcji<text:s/>Ochrony Środowiska. Natomiast zadaniem monitoringu<text:s/><text:span text:style-name="T3051">j</text:span>est śledzenie zmian w środowisku w bardzo szerokim zakresie.<text:s/>Ja akurat reprezentuję zagadnienia, jak to się w uproszczony sposób mówi - powierzchni ziemi, czy ochrony powierzchni ziemi<text:span text:style-name="T3052">.</text:span><text:s/>Jest tu bardzo wiele, bardzo złożonych zagadnień, które wymagają śledzenia zmian. Bardzo często muszą by<text:span text:style-name="T3053">ć<text:s/></text:span>ściśle połączone z m<text:span text:style-name="T3054">onit</text:span>o<text:span text:style-name="T3055">r</text:span>ingami branżowymi. Tak jak na przykład wpływ rolnictwa, wpływ nawożenia mineralnego czy w ogóle, powiedzmy niewłaściwej gospodarki zasobami organicznymi<text:span text:style-name="T3056">.</text:span><text:s/>Tutaj, jeżeli weźmiemy ten szeroki aspekt zagadnienia zresztą, tak jak tutaj była mowa o ochronie wód podziemnych, ale nie tylko w sensie zanieczyszczenia, ale ochrony zasobów - monitoring musi te zagadnienia ujmować.</text:p>
      <text:p text:style-name="P3057">I w tym szerszym aspekcie, gdzie zresztą musi tu być robiona dla monitoringu przestrzennego, o którym zresztą było mówione i gdzie indziej też, dokumentacja zasobów ekologicznych, prawda, to nie zmieściłoby się zupełnie w Państwowej Inspekcji Ochrony Środowiska, ba mało tego, to by mogło zwichnąć charak<text:span text:style-name="T3058">te</text:span>r i podstawowe funkcje inspekcyjne tej służby.</text:p>
      <text:p text:style-name="P3059">Dziękuję uprzejmie.</text:p>
      <text:soft-page-break/>
      <text:p text:style-name="P3060"><text:span text:style-name="T3061">Jerzy Kołodziejsk</text:span>i:</text:p>
      <text:p text:style-name="P3062">Dziękuję<text:span text:style-name="T3063">.</text:span></text:p>
      <text:p text:style-name="P3064">Proszę bardzo. Pan profesor Kozłowski.</text:p>
      <text:p text:style-name="P3065"><text:span text:style-name="T3066">Stefan Kozłowski</text:span>:</text:p>
      <text:p text:style-name="P3067">Proszę państwa zaczynamy już wchodzić w szczegóły i powołujemy ekspertów i myślę, że będzie nam trudno może tutaj te wszystkie sprawy rozstrzygnąć.</text:p>
      <text:p text:style-name="P3068">Proponowałbym powołanie komisji, która by nam przedstawiła propozycje zarówno usytuowania monitoringu, zakresu działania, relacji, usytuowanie i rolę służb państwowych w zakresie ochrony środowiska.</text:p>
      <text:p text:style-name="P3069">Myślę, że moglibyśmy, w czasie obiadu... można się krótko zastanowić, powołać z każdej strony ekspertów i zaproponować, żeby taka komisja zaczęła pracować i przygotowała nam stanowisko, no pewnie na przyszły tydzień, dlatego że chyba na piątek byłoby to trudno zrobić.</text:p>
      <text:p text:style-name="P3070"><text:span text:style-name="T3071">Jerzy Kołodziejsk</text:span>i:</text:p>
      <text:p text:style-name="P3072"><text:span text:style-name="T3073">Ja</text:span><text:s/>sądzę, że stanowisko profesora Kozłowskiego jest w pełni zasadne. Ja próbowałem, jak państwo widzieliście wyjaśnić ten problem przy pomocy ekspertów. Nie udało się tego zrobić, wobec tego<text:s/><text:span text:style-name="T3074">t</text:span>rzeba odesłać sprawę do komisji<text:span text:style-name="T3075">.</text:span><text:s/>Jednak dając komisji pewien mandat, pewne wytyczne. I proponuję, żeby stanąć na gruncie, który proponowany jest stanowisku numer 6, strony solidarnośc<text:span text:style-name="T3076">io</text:span>w<text:span text:style-name="T3077">ej</text:span>, to znaczy na gruncie wzmocnienia roli funkcji Państwowej Inspekcji Ochrony Środowiska w taki<text:s/><text:span text:style-name="T3078">s</text:span>posób, żeby mogła wykonywać swoje zadania zarówno na szczeblu centralnym jak i n<text:span text:style-name="T3079">a</text:span><text:s/>szczeblu wojewódzkim.<text:s/><text:span text:style-name="T3080">Ż</text:span>eby uwzględnić ten moment zmiany statusu Rad Narodowych. To jest bardzo ważny moment<text:span text:style-name="T3081">.</text:span></text:p>
      <text:p text:style-name="P3082">To oznacza rozszerzenie pola działania, trzeba to bardzo dobrze przemyśleć, dlatego że będziemy mieli do czynienie z inną strukturą na szczeblu podstawowym i na szczeblu wojewódzkim. To po pierwsze<text:span text:style-name="T3083">.</text:span></text:p>
      <text:p text:style-name="P3084">Po drugie dyskusja mn<text:span text:style-name="T3085">i</text:span>e przekonała i taki wniosek proponuję też tutaj zgłosić, żeby komisja ta jednak przeanalizowała czy obecna rola, funkcje, zadania Państwowych Służb Ochrony Środowiska z tych tutaj wymienianych, Służby Geologicznej, Służby Meteorologicznej, czy te funkcje, ta rola, zadania są adekwatne w stosunku do katastro<text:span text:style-name="T3086">fa</text:span>lnego stanu środowiska, to po pierwsze<text:span text:style-name="T3087">.</text:span><text:s/><text:span text:style-name="T3088">I</text:span><text:s/>czy środki, które te służby mają do dyspozycji są adekwatne do zadań, bo zdaje się, że tu się<text:s/>wikłamy W<text:s/>sytuację, w której rola i funkcje są nieadekwatne do sytuacji ekologicznej, to po pierwsze, ale nawet wykonywanie tej roli nie jest możliwe z powodu permanentnego deficytu środków.</text:p>
      <text:p text:style-name="P3089">Proponuję także, aby zespół rozważył problem komer<text:span text:style-name="T3090">cj</text:span>alizacji tych służb. Trzeba się nad tym zastanowić w jakim zakresie czynności wykonywane przez te służby mogą być skomercjalizowane, a w jakim zdecydowanie nie mogą. Co nie może podlegać kom<text:span text:style-name="T3091">ercj</text:span>ali<text:span text:style-name="T3092">z</text:span>a<text:span text:style-name="T3093">cji.</text:span><text:s/>Jak<text:span text:style-name="T3094">a</text:span><text:s/>dziedzina poprzez komer<text:span text:style-name="T3095">cj</text:span>al<text:span text:style-name="T3096">iz</text:span>ację wikł<text:span text:style-name="T3097">a</text:span><text:s/>nas<text:s/><text:span text:style-name="T3098">w</text:span><text:s/>fałszywą rzeczyw<text:span text:style-name="T3099">is</text:span>tość<text:span text:style-name="T3100">.</text:span><text:s/>To jest bardzo<text:s/><text:span text:style-name="T3101">waż</text:span>ny problem.</text:p>
      <text:p text:style-name="P3102">Rozważyć również problem, który był sporny to zn<text:span text:style-name="T3103">a</text:span>czy problem podległości PIOŚ. Czy dla wzmocnienia nowych funkcji ministerstwa, które widzimy<text:s/><text:span text:style-name="T3104">PIO</text:span>Ś powinien by<text:span text:style-name="T3105">ś</text:span><text:s/>ramieniem, że tak powiem, ministerstwa, służbą ministerstwa, czy też powinien podlegać Sejmowi<text:span text:style-name="T3106">.</text:span><text:s/>Jeśli Sejmowi to w jakim zakresie, jaki stosunek wtedy ministerstwa do PIOŚ-u. To jest też sprawa, którą proponuję poddać zespołowi.</text:p>
      <text:p text:style-name="P3107">Takie problemy wynikające z dzisiejszej dyskusji proponuję, żeby były przedmiotem rozważań, szczególnego uwzględnienia i rozważań komisji, k<text:span text:style-name="T3108">t</text:span>órą zaproponował profesor Kozłowsk<text:span text:style-name="T3109">i</text:span>. Czy w tej chwili<text:s/><text:soft-page-break/>ustalilibyśmy skład?</text:p>
      <text:p text:style-name="P3110"><text:span text:style-name="T3111">S</text:span><text:span text:style-name="T3112">tefan Kozłowski:</text:span></text:p>
      <text:p text:style-name="P3113"><text:span text:style-name="T3114">Ja</text:span><text:s/>myślę, że po przerwie.</text:p>
      <text:p text:style-name="P3115"><text:span text:style-name="T3116">Jerzy Kołodziejsk</text:span>i:</text:p>
      <text:p text:style-name="P3117">Po przerwie. Czy z tym co powiedziałem państwo zgadzacie się, czy można uważać za konsensus w tym stanie rozważania sprawy, jeśli tak to dziękuję bar<text:span text:style-name="T3118">d</text:span>zo, zapraszam na obiad. Myślę, że o godzinie w pół do czwartej wracamy na obrady.</text:p>
      <text:p text:style-name="P3119"/>
      <text:p text:style-name="P3120">/Przerwa/.</text:p>
      <text:p text:style-name="P3121"/>
      <text:p text:style-name="P3122">/Po przerwie/.</text:p>
      <text:p text:style-name="P3123"/>
      <text:p text:style-name="P3124">[brak tekstu] zapowiedzią wyp<text:span text:style-name="T3125">a</text:span>da nam ustalić komisję, która zajmie się przygotowan<text:span text:style-name="T3126">ie</text:span>m propozycji dla punktu szóstego. Z naszej strony do tej komisji proponujemy kolegę Mikłaszewskiego, kolegę Gawlik<text:span text:style-name="T3127">a</text:span>, kolegę Kasprzyka,<text:s/><text:span text:style-name="T3128">k</text:span>olegę Radeckiego. Takie byłyby propozycje jeżeli chodzi o osoby z naszej strony. Czy moglibyśmy ewentualnie usłyszeć propozy<text:span text:style-name="T3129">cj</text:span>e uzupełnienia składu i rozszerzenia?</text:p>
      <text:p text:style-name="P3130"><text:span text:style-name="T3131">Jerzy Kołodziejski</text:span>:</text:p>
      <text:p text:style-name="P3132">Jeszcze nie mamy uzgodnionych stanowisk. Jeszcze chwileczkę<text:span text:style-name="T3133">.</text:span></text:p>
      <text:p text:style-name="P3134"><text:span text:style-name="T3135">St</text:span><text:span text:style-name="T3136">efan<text:s/></text:span><text:span text:style-name="T3137">K</text:span><text:span text:style-name="T3138">o</text:span><text:span text:style-name="T3139">z</text:span><text:span text:style-name="T3140">ło</text:span><text:span text:style-name="T3141">w</text:span><text:span text:style-name="T3142">s</text:span><text:span text:style-name="T3143">k</text:span><text:span text:style-name="T3144">i</text:span>:</text:p>
      <text:p text:style-name="P3145">To może wobec tego jeszcze się zastanówmy nad kalendarzem działań. My przewid<text:span text:style-name="T3146">uj</text:span>emy, że te kolejne punkty byśmy dyskutowali w dniu jutrzejszym i w piątek natomiast te komisje, które powołamy proponujemy, żeby przygotowały stanowisko do początku przyszłego tygodnia i nasze obrady chcielibyśmy wznowić w czwartek i w piątek w przyszłym tygodniu. Zatem komisje miałyby czas do środy na przygotowanie tego stanowiska. W środę chcielibyśmy się ponownie jeszcze zebrać i zapoznać z tym. I w czwartek i w piątek byśmy się spotkali już w pełnym gronie, w tym czy sąsiednim jakimś pomieszczeniu w tym gmachu.</text:p>
      <text:p text:style-name="P3147">Czyli tak, rozumiem, że sprawa uzupełnienia składu komisji może jeszcze teraz... po następnym punkcie, jak państwo się zastanowicie<text:span text:style-name="T3148">.</text:span><text:s/>A w takim razie pr<text:span text:style-name="T3149">ze</text:span>chod<text:span text:style-name="T3150">zilib</text:span>yśmy do następnego punktu to znaczy do punktu ósmego. Bardzo proszę jakie s<text:span text:style-name="T3151">ą<text:s/></text:span>uwagi do punktu ósmego?</text:p>
      <text:p text:style-name="P3152">Czy milczenie oznacza, że akceptujemy treść punktu? Bardzo proszę.</text:p>
      <text:p text:style-name="P3153"><text:span text:style-name="T3154">Zbigniew Wierzbicki</text:span>:</text:p>
      <text:p text:style-name="P3155">Może to jest trochę uwaga marginalna, ale jednak ona dotyczy tego punktu.<text:s/><text:span text:style-name="T3156">T</text:span>utaj jest ponoć... zlecona ta sprawa będzie - konserwatorów przyrody. Otóż poprzednio mówiliśmy w<text:span text:style-name="T3157">ie</text:span>l<text:span text:style-name="T3158">e</text:span><text:s/>o n<text:span text:style-name="T3159">ie</text:span>zależności wszystkich tych pionów, które rejestrują, inwen<text:span text:style-name="T3160">ta</text:span>r<text:span text:style-name="T3161">yzuj</text:span>ą, kontrolują i tak dalej<text:span text:style-name="T3162">.</text:span><text:s/>Otóż konserwa<text:span text:style-name="T3163">to</text:span>rowi przyrody, nie wiem czy to jest funkcja w naszym systemie właśnie niezależna, czy podlegają wojewodom, czy podlegają naczelnemu konserwatorowi, a czy ten konserwator naczelny ma rzeczywiście niezależne stanowisko w Ministerstwie Ochrony Środowiska<text:span text:style-name="T3164">.</text:span><text:s/>Mówiono mi, że piastuje po prostu funkcję wicedyrektora departamentu, co nie wzmacnia jego pozycji w tak trudnej sytuacji jaka jest u nas.</text:p>
      <text:p text:style-name="P3165"><text:span text:style-name="T3166">Henr</text:span><text:span text:style-name="T3167">y</text:span><text:span text:style-name="T3168">k Z</text:span><text:span text:style-name="T3169">i</text:span><text:span text:style-name="T3170">mny</text:span>:</text:p>
      <text:soft-page-break/>
      <text:p text:style-name="P3171"><text:span text:style-name="T3172">Ja</text:span><text:s/>chciałbym tutaj dodać, może do uzupełnienia tego punktu. Mianowicie, że przez utworzenie służb przy Wojewódzkim Konserwatorze Przyrody, żeby do tego były powołane konserwatorowi określone służby.<text:s/><text:span text:style-name="T3173">O</text:span>n<text:s/><text:span text:style-name="T3174">ta</text:span>m<text:s/><text:span text:style-name="T3175">t</text:span>e<text:span text:style-name="T3176">g</text:span>o n<text:span text:style-name="T3177">i</text:span>e<text:span text:style-name="T3178"><text:s/>bę</text:span>d<text:span text:style-name="T3179">z</text:span>ie m<text:span text:style-name="T3180">óg</text:span>ł<text:s/><text:span text:style-name="T3181">zrobić.</text:span></text:p>
      <text:p text:style-name="P3182">D<text:span text:style-name="T3183">ziękuję.</text:span></text:p>
      <text:p text:style-name="P3184"><text:span text:style-name="T3185">Stefan Kozłowski</text:span>:</text:p>
      <text:p text:style-name="P3186">Może wyjaśnię, że rozumiemy tą służbę właśnie przez powołanie re<text:span text:style-name="T3187">gi</text:span>onalnego biura inw<text:span text:style-name="T3188">e</text:span>nt<text:span text:style-name="T3189">a</text:span>ryz<text:span text:style-name="T3190">a</text:span>c<text:span text:style-name="T3191">yj</text:span>no-projektowego, które by wspomagało działanie wojewódzkiego konserw<text:span text:style-name="T3192">at</text:span>ora.</text:p>
      <text:p text:style-name="P3193">Jeżeli nie m<text:span text:style-name="T3194">a</text:span><text:s/>dalszych uwag to rozumiem, że ten punkt nie budzi wątpliwości i zostaje w takim brzmieniu w jakim... Ja może jeszcze raz to przeczytam<text:span text:style-name="T3195">.</text:span></text:p>
      <text:p text:style-name="P3196">Wprowadzenie wykonania powszechnej<text:s/><text:span text:style-name="T3197">in</text:span>wentaryza<text:span text:style-name="T3198">cji</text:span><text:s/>zasobów i walorów środowiska przyrodniczego przez wojewódzkich konserwatorów przyrody, w tym celu należy rozszerzyć ich kompetencje oraz powołać inwentaryzac<text:span text:style-name="T3199">yj</text:span>no-projektowe biura regionalne w ochronie środowiska.</text:p>
      <text:p text:style-name="P3200">Proszę bardzo.</text:p>
      <text:p text:style-name="P3201"><text:span text:style-name="T3202">St</text:span><text:span text:style-name="T3203">an</text:span><text:span text:style-name="T3204">is</text:span><text:span text:style-name="T3205">ł</text:span><text:span text:style-name="T3206">a</text:span><text:span text:style-name="T3207">w<text:s/></text:span><text:span text:style-name="T3208">S</text:span><text:span text:style-name="T3209">itnic</text:span><text:span text:style-name="T3210">k</text:span><text:span text:style-name="T3211">i</text:span>:</text:p>
      <text:p text:style-name="P3212"><text:span text:style-name="T3213">J</text:span>edna uwaga do tego<text:span text:style-name="T3214">.</text:span><text:s/>Przy takim podejściu powstaje wątpliwość czy prace tego rodzaju mogą być wykonane w roku 89 tak to po prostu zostało tutaj zapisane.</text:p>
      <text:p text:style-name="P3215">Wątpliwość wynika z tego, że potrzebne jest założenie kompletnej ewidencji zasobów i walorów środowiska przyrodniczego w ramach jednorazowej akcji inwentaryzac<text:span text:style-name="T3216">yj</text:span>nej. Te informacje powinny być następnie aktualizowane<text:span text:style-name="T3217">.</text:span><text:s/>Podjęcie ostatecznej decyzji powinno być pop<text:span text:style-name="T3218">r</text:span>zedzone opracowaniem koncepcji merytoryczn<text:span text:style-name="T3219">ej</text:span>, organizacyjnej i finansowej.<text:s/><text:span text:style-name="T3220">Z</text:span><text:s/>tego wynika jedynie sprawa terminu, nic więcej. Czy można ten termin nieco wydłużyć, bo on jest tutaj zapisany.</text:p>
      <text:p text:style-name="P3221"><text:span text:style-name="T3222">Stefan Kozłowski</text:span>:</text:p>
      <text:p text:style-name="P3223">No, projekt jak robić<text:s/><text:span text:style-name="T3224">in</text:span>wentary<text:span text:style-name="T3225">zacj</text:span>ę spoczywa w ministerstwie trzy do czterech lat już. Sprawa jest jak gdyby dobrze znana. Wydaje<text:s/><text:span text:style-name="T3226">si</text:span>ę,<text:s/><text:span text:style-name="T3227">ż</text:span>e wydanie zarządzenia w sprawie uruchomienia nie musi wykraczać bardzo daleko poza wrzesień, bo jest to tylko sprawa wydania rozporządzenia, prawda, ministerstwa urucham<text:span text:style-name="T3228">iaj</text:span>ącego formę inwentaryzacji zasobów, walorów środowiska przyrodniczego.</text:p>
      <text:p text:style-name="P3229"><text:span text:style-name="T3230">Jerzy Kołodziejski</text:span>:</text:p>
      <text:p text:style-name="P3231">Ja myślę, że jest do przyjęcia w tej redakcji w jakiej został pr<text:span text:style-name="T3232">ze</text:span>d<text:span text:style-name="T3233">st</text:span>awiony.</text:p>
      <text:p text:style-name="P3234"><text:span text:style-name="T3235">Stefan Kozłowski</text:span>:</text:p>
      <text:p text:style-name="P3236">Dziękuję bardzo. W takim razie przechodzimy do punktu dziewiątego dotyczącego wprowadzenia obowiązku prawnego wykonywania ocen wpływu inwestycji na środowisko. Bardzo proszę, jakie są uwagi?</text:p>
      <text:p text:style-name="P3237"><text:span text:style-name="T3238">S</text:span><text:span text:style-name="T3239">tanisł</text:span><text:span text:style-name="T3240">a</text:span><text:span text:style-name="T3241">w Juchnowicz</text:span>:</text:p>
      <text:p text:style-name="P3242">Chciałem dodać następującą uwagę do tego punktu. Mianowicie zgadzam się z tą treścią, natomiast chciałbym... Przeczytam może tą zmody<text:span text:style-name="T3243">fi</text:span>kowaną wersję. Istnieje konieczność szybkiego wprowadzenia prawnego obowiązku wykonywania ocen wpływu inwestycji na środowisko. Obowiązek ten powinien dotyczyć zakładów projektowanych, będących w budowie i wszystkich uciążliwych dla środowiska obiektów,<text:s/><text:span text:style-name="T3244">w<text:s/></text:span>tym także komun<text:span text:style-name="T3245">ik</text:span>ac<text:span text:style-name="T3246">yj</text:span>nych objętyc<text:span text:style-name="T3247">h</text:span><text:s/>i nieobjętych statystyką GUS-<text:span text:style-name="T3248">u</text:span>.</text:p>
      <text:p text:style-name="P3249">Tutaj koledzy w klubie podnosili, że no na przykład<text:s/>obiekty komunikac<text:span text:style-name="T3250">yj</text:span>ne nie są objęte statystyką GU<text:span text:style-name="T3251">S</text:span>-u, a natomiast są bard<text:span text:style-name="T3252">zo</text:span><text:s/>uciążliwe dla środowiska, więc chodziłoby o to, żeby objąć również takie, które<text:s/><text:soft-page-break/>nie są objęte statystyką GUS-u.</text:p>
      <text:p text:style-name="P3253"><text:span text:style-name="T3254">An</text:span><text:span text:style-name="T3255">d</text:span><text:span text:style-name="T3256">rzej Kassenberg</text:span>:</text:p>
      <text:p text:style-name="P3257">Ja chciałem tylko jedną rzecz podkreślić, to jest termin, kwiecień. Uważamy, że bez względu na to,<text:s/><text:span text:style-name="T3258">ż</text:span>e w m<text:span text:style-name="T3259">in</text:span>i<text:span text:style-name="T3260">s</text:span>terstw<text:span text:style-name="T3261">i</text:span>e jest to rozporządzen<text:span text:style-name="T3262">ie</text:span><text:s/>przygotowane a jednocześnie, wydaje mi<text:s/><text:span text:style-name="T3263">s</text:span>ię, że jako kraj, w którym niedawno gościliśmy Europejską Komisję Gospodarczą ONZ oraz jej kilku doradców do spraw ochrony środowiska, gdzie właśnie ten problem był dyskutowany i są sformułowane zalecenia, no powinniśmy te zalecenia jak najszybcie<text:span text:style-name="T3264">j</text:span><text:s/>wprowadzić w życie.</text:p>
      <text:p text:style-name="P3265">Te zalecenia<text:s/>powinny stanowić podstawę do tego właśnie rozporządzenia. Na ile s<text:span text:style-name="T3266">i</text:span>ę orientuję, a miałem możność wglądu do tego, Zespół Instytutu Ochrony Środowiska w oparciu o te zalecenia przygotował to. Jest to sprawa od k<text:span text:style-name="T3267">i</text:span>lku miesięcy, która nie może zn<text:span text:style-name="T3268">a</text:span>leźć miejsca, n<text:span text:style-name="T3269">i</text:span>e jest to, to samo co ekspertyzy ekologiczne, które w niektórych ak<text:span text:style-name="T3270">t</text:span>ach prawnych są zapisane, jest to po prostu pełna metodyka ocen, która funkcjonuje na<text:s/>świecie od roku 70<text:s/><text:span text:style-name="T3271">i</text:span><text:s/>w wielu krajach przyczyniła się do upor<text:span text:style-name="T3272">zą</text:span>dkowan<text:span text:style-name="T3273">ia</text:span><text:s/>oceny wpływu inwestycji na środowisko<text:span text:style-name="T3274">.</text:span></text:p>
      <text:p text:style-name="P3275">Dlatego uważamy, że ten termin jest naprawdę terminem w pewnym sensie ostatecznym, żebyśmy wreszcie 20 lat w stosunku do tego j<text:span text:style-name="T3276">a</text:span>k świat zac<text:span text:style-name="T3277">i</text:span>ął to wprowadzać, żebyśmy i my to wprowadzili. Dziękuję bardzo.</text:p>
      <text:p text:style-name="P3278"><text:span text:style-name="T3279">Stefan Kozłowski</text:span>:</text:p>
      <text:p text:style-name="P3280">Bardzo proszę, czy są jeszcze jakieś uwagi?</text:p>
      <text:p text:style-name="P3281"><text:span text:style-name="T3282">Stefan Kozłowski</text:span>:</text:p>
      <text:p text:style-name="P3283">Je miałbym może tylko taką roboczą prośbę<text:span text:style-name="T3284">.</text:span><text:s/>Ta instruk<text:span text:style-name="T3285">c</text:span>ja, którą tu zresztą mamy przed sobą, która<text:s/>ma być przedmiotem już tylko podpisania, powinna być możliwie wydana w formie ma<text:span text:style-name="T3286">łej</text:span><text:s/>książeczki, w nakładzie zapewne kilku tysięcy egzemplarzy, tak żeby ona rzeczywiście szeroko mogła<text:span text:style-name="T3287"><text:s/></text:span>dotrzeć, bo ona zmienia sposób myślenia i sposób oceny działalności w bardzo szerokich kręgach społecznych.</text:p>
      <text:p text:style-name="P3288">Zatem zależałoby nam bardzo, żeby w dużym nakładzie można było to wydać, szeroko udostępnić społeczeństwu i wszystkim zainteresowanym.</text:p>
      <text:p text:style-name="P3289"><text:span text:style-name="T3290">Jerzy Kwiatkowski</text:span>:</text:p>
      <text:p text:style-name="P3291">Ja rozumiem, że to zw<text:span text:style-name="T3292">ią</text:span>zana je<text:span text:style-name="T3293">st<text:s/></text:span>z<text:s/><text:span text:style-name="T3294">i</text:span>nstrukcją, a nie rozporządzeniem<text:s/><text:span text:style-name="T3295">w</text:span><text:s/>sprawie ocen<text:span text:style-name="T3296">.</text:span></text:p>
      <text:p text:style-name="P3297"><text:span text:style-name="T3298">Stefan Kozłowski</text:span>:</text:p>
      <text:p text:style-name="P3299">Przepraszam, nic nie zrozumiałem.</text:p>
      <text:p text:style-name="P3300"><text:span text:style-name="T3301">Jerzy Kwiatkowski</text:span>:</text:p>
      <text:p text:style-name="P3302">Rozumiem, że ta instrukcja, którą powinno się wydać, zgadzam się z tym, nie zastąpi rozporządzenia w sprawie ocen. Rozpor<text:span text:style-name="T3303">zą</text:span>dzen<text:span text:style-name="T3304">ie</text:span><text:s/>to jest druga sprawa.</text:p>
      <text:p text:style-name="P3305"><text:span text:style-name="T3306">Stefan Kozłowski</text:span>:</text:p>
      <text:p text:style-name="P3307">J<text:span text:style-name="T3308">a</text:span><text:s/>mam przed sobą załą<text:span text:style-name="T3309">c</text:span>znik do za<text:span text:style-name="T3310">r</text:span>ząd<text:span text:style-name="T3311">z</text:span>enia Ministra Ochrony Środowiska<text:s/><text:span text:style-name="T3312">i</text:span><text:s/>Zasobów Natural<text:span text:style-name="T3313">n</text:span>ych w sprawie wykonywania, rozpatrywan<text:span text:style-name="T3314">ia</text:span><text:s/>i weryfikacji ocen oddziaływania inwestycji na środowisko. Nazywa się to,<text:s/><text:span text:style-name="T3315">„</text:span>Wytyczne w sprawie wykonywania, rozpatrywania i weryfika<text:span text:style-name="T3316">c</text:span>ji realizac<text:span text:style-name="T3317">yj</text:span>nej ocen oddziaływania inwestycji na środowisko”.<text:span text:style-name="T3318"><text:s/></text:span>Myślę, że to może być wydane w formie metodycznej instrukcji, która szeroko by dotarła do wszystkich zainteresowanych.</text:p>
      <text:p text:style-name="P3319">Jeżeli nie ma dalszych uwag to przechodzimy do punktu dz<text:span text:style-name="T3320">ie</text:span>s<text:span text:style-name="T3321">ią</text:span>teg<text:span text:style-name="T3322">o.</text:span><text:s/>Bard<text:span text:style-name="T3323">zo</text:span><text:s/>proszę je są uwagi?</text:p>
      <text:soft-page-break/>
      <text:p text:style-name="P3324"><text:span text:style-name="T3325">Z</text:span><text:span text:style-name="T3326">bigniew Wierzbicki</text:span>:</text:p>
      <text:p text:style-name="P3327"><text:span text:style-name="T3328">J</text:span>a chciałem wypowiedzieć się w tym punkcie<text:span text:style-name="T3329">.</text:span><text:s/>Przede wszystkim w tym sensie, by zwró<text:span text:style-name="T3330">c</text:span>ić uwagę na doniosłoś<text:span text:style-name="T3331">ć</text:span><text:s/>tego zagadnienia i dowartośc<text:span text:style-name="T3332">io</text:span>wać w pewnym sensie Ministerstwo Ochrony Środowiska, które wydaje mi się nie zdaje sobie sprawy<text:s/><text:span text:style-name="T3333">z</text:span><text:s/>tego jak ważnym t<text:span text:style-name="T3334">u</text:span>taj instrumentem w sensie pozytywnym bądź negatywnym rozporządza<text:span text:style-name="T3335">.</text:span></text:p>
      <text:p text:style-name="P3336">Otóż wiemy o tym jakie jest znaczenie park<text:span text:style-name="T3337">ó</text:span>w narodowych, które właściwie są<text:s/><text:span text:style-name="T3338">„</text:span>arkami Noego<text:span text:style-name="T3339">”</text:span><text:s/>jak się dzisiaj je nazywa czy<text:s/><text:span text:style-name="T3340">„</text:span>bankami żywych genów”<text:s/>i to jest zarówno w znaczen<text:span text:style-name="T3341">i</text:span>u<text:span text:style-name="T3342"><text:s/>z</text:span>d<text:span text:style-name="T3343">r</text:span>owo<text:span text:style-name="T3344">t</text:span>nym dla przeżycia społeczeństwa<text:span text:style-name="T3345">.</text:span><text:s/>Wiemy, że posiadają olbrzymie znaczenie kulturowe, bo są elementem tożsamości narodowej, dlatego zamachy na parki narodowe i<text:s/><text:span text:style-name="T3346">n</text:span>a tereny cenne krajobrazowo są emocjonalnie odbierane przez społeczeń<text:span text:style-name="T3347">st</text:span>wo, bardzo źle społeczeństwo reaguje na podobne właśnie próby.</text:p>
      <text:p text:style-name="P3348">I wreszcie chcę zwróci<text:span text:style-name="T3349">ć</text:span><text:s/>uwagę na aspekt negatywny, to znaczy na zaniedbywanie pewnych rzeczy w spr<text:span text:style-name="T3350">a</text:span>wie parków narodowych, zwłaszcza z przyczyn klasowo-politycznych i ten aspekt jest jednak wyraźnie widoczny w przypadku parków narodowych względnie terenów, które jeszcze parkami nie s<text:span text:style-name="T3351">ą</text:span>, ale powinny już być - wyraźnie to występuje<text:span text:style-name="T3352">.</text:span></text:p>
      <text:p text:style-name="P3353">Ja dam tutaj po prostu kilka, parę, przykładów<text:span text:style-name="T3354">.</text:span><text:s/>Przede wszystkim ch<text:span text:style-name="T3355">c</text:span>ę zwrócić uwagę n<text:span text:style-name="T3356">a</text:span><text:s/>materialne naruszanie substancji tych parków narodowych przy innych okazjach. Na przykład trzeba wybudować fermę<text:s/><text:span text:style-name="T3357">-</text:span><text:s/>gigant, która ekonomicznie będzie oczywiście deficytowa, ale zmienia s<text:span text:style-name="T3358">i</text:span>ę granice parku, bo najwygodn<text:span text:style-name="T3359">ie</text:span>j, tam właśnie być może,<text:s/><text:span text:style-name="T3360">zl</text:span>okal<text:span text:style-name="T3361">iz</text:span>ować. Gnojowicę tam właśnie wyrzucać, wylewać. Tworzy się ambony myśliwskie w parkach narodowych. Nie wiem, czy to jest prawda, że w Kampinoskim Parku Narodowym jest<text:s/><text:span text:style-name="T3362">50</text:span><text:s/>właśnie takich ambon. Wiemy wszyscy o spółce w Starej Miłosnej, prawda, o takim swoistym gangu, pewnych osób, no, niestety trzeba powied<text:span text:style-name="T3363">zi</text:span>eć, wysokich urzędników państwowych, urzędników MSZ i RSW<text:s/><text:span text:style-name="T3364">„</text:span>Prasy<text:span text:style-name="T3365">”</text:span>, którzy zostali w ten sposób niejako kupieni i przedstaw<text:span text:style-name="T3366">iaj</text:span>ą tę sprawę w sposób negatywny.<text:s/><text:span text:style-name="T3367">A</text:span><text:s/>ta spó<text:span text:style-name="T3368">ł</text:span>ka właśnie mimo kontroli PI<text:span text:style-name="T3369">OŚ</text:span><text:s/>i tutaj bardzo wyraźnie wyszła słabość PIOŚ-u w tym przypadku i sł<text:span text:style-name="T3370">a</text:span>bość konserwatora wojewódzkiego. Nie dlatego, żeby nie chcieli tego zrobić, bo dali bardzo rzetelne oceny, tylko dlatego, że one pozostały na papierze. Wyraźnie to wyszło, ponieważ ta spółka niszczy po prostu las pierwszej kategor<text:span text:style-name="T3371">ii</text:span><text:s/>ochronnej, który stanowi część Mazowieckiego Parku Krajobrazowego.</text:p>
      <text:p text:style-name="P3372">I tutaj wspomnę jeszcze o działalności<text:s/>„Igloopolu”, która jest działalnością właściwie, nie wiew, jak to określić, bo słyszałem bardzo ostre określenia, używając terminu, gangsterska działalność, na przykład. Wysadzanie, prawda<text:s/>trotylem, olszy szarej i wzgórz, powodowanie erozji, betonowanie potoków itd. Ostatnim właśnie wyczynem o charakterze częściowo gospodarczym było sprowadzenie partii kóz mongolskich samolotem do Warszawy, z Warszawy do B<text:span text:style-name="T3373">i</text:span>eszc<text:span text:style-name="T3374">z</text:span>adów. Nic nie zost<text:span text:style-name="T3375">a</text:span>ło przygotowane<text:span text:style-name="T3376">.</text:span><text:s/>Naczelny Zarząd Weterynarii o tym nie wiedział. Kozy okazały się chore na pryszczycę, wszystkie wyzdychały<text:span text:style-name="T3377">,</text:span><text:s/>zresztą nie było nawet pomieszczeń. W ostatniej chwili więźniowie te pomieszczenia budowali<text:s/><text:span text:style-name="T3378">it</text:span>d.,<text:s/><text:span text:style-name="T3379">i</text:span>td.</text:p>
      <text:p text:style-name="P3380">Więc proszę państwa, to jest tego rodzaju działalność, która powoduje bardzo określone skutki polityczne,<text:span text:style-name="T3381"><text:s/></text:span>negatywne i przez społe<text:span text:style-name="T3382">cz</text:span>eństwo jest traktowane jako wyraz klasowo-grupow<text:span text:style-name="T3383">yc</text:span>h interesów naszego państwa. Jeżeli władze naczelne, ministerstwo, to w jakiś sposób bronią, to muszą s<text:span text:style-name="T3384">i</text:span>ę liczyć z tym, że ściągają na siebie odium właśnie tego zarzutu.<text:s/><text:span text:style-name="T3385">A</text:span><text:s/>to jest zarzut bardzo poważny. To jest zarzut,<text:s/><text:soft-page-break/>który utrudnia przeprowad<text:span text:style-name="T3386">ze</text:span>n<text:span text:style-name="T3387">ie</text:span><text:s/>reformy gospodarki i reformy pol<text:span text:style-name="T3388">it</text:span>ycznej Polski. I to jest zarzut, który nie pozwala nam<text:span text:style-name="T3389">,</text:span><text:s/>czy utrudnia, wydostanie się społeczeństwa<text:s/><text:span text:style-name="T3390">po</text:span>lski<text:span text:style-name="T3391">eg</text:span>o na ja<text:span text:style-name="T3392">kiś</text:span><text:s/>poz<text:span text:style-name="T3393">io</text:span>m<text:s/><text:span text:style-name="T3394">eu</text:span>r<text:span text:style-name="T3395">op</text:span>e<text:span text:style-name="T3396">js</text:span>ki<text:s/><text:span text:style-name="T3397">i</text:span><text:s/>uchronien<text:span text:style-name="T3398">ie</text:span><text:s/>się ostatecznie od zagłady.</text:p>
      <text:p text:style-name="P3399">Ja chcę tutaj powiedzieć o trzech sprawach. Pierwsza, o liczbie parków.<text:s/><text:span text:style-name="T3400">D</text:span>ążymy do zwiększenia<text:s/><text:span text:style-name="T3401">l</text:span>iczby i powierzchni co n<text:span text:style-name="T3402">a</text:span>jmniej doprowadzenia do jednego procentu ogólnej powierzchni.<text:s/><text:span text:style-name="T3403">I</text:span><text:s/>tutaj są postulaty w<text:s/><text:span text:style-name="T3404">sp</text:span>ołe<text:span text:style-name="T3405">cz</text:span>eń<text:span text:style-name="T3406">st</text:span>w<text:span text:style-name="T3407">ie<text:s/></text:span>wysuwane te<text:span text:style-name="T3408">g</text:span>o rodzaju, aby utworzyć<text:s/><text:span text:style-name="T3409">t</text:span>r<text:span text:style-name="T3410">ój</text:span>pań<text:span text:style-name="T3411">st</text:span>wowy park narodowy w Bieszczadach, Mazurski, Poleski, Biebrzański, Puszczę Bukową, Drawski, Drab<text:span text:style-name="T3412">i</text:span>ń<text:span text:style-name="T3413">sk</text:span>i, Augustowski również, zwłaszcza jeżeli Augustów stanie się uzdrowiskiem.</text:p>
      <text:p text:style-name="P3414">Proszę państwa, ale na tym oczyw<text:span text:style-name="T3415">iś</text:span>c<text:span text:style-name="T3416">ie</text:span><text:s/>ta s<text:span text:style-name="T3417">p</text:span>rawa się n<text:span text:style-name="T3418">i</text:span>e kończy, bo te parki muszą mieć odpowiednie granice ekologiczne, a nie<text:span text:style-name="T3419">,</text:span><text:s/>prawda, administrac<text:span text:style-name="T3420">yj</text:span>ne, względnie takie, które są dostosowane do jakichś interesów gospodarczych, najczęściej na krótką metę i zakrojonych w sposób gigantyczny. Ale te granice muszą być, oczywiście, uzasadnione ekologi<text:span text:style-name="T3421">cz</text:span>nie.</text:p>
      <text:p text:style-name="P3422">Następną sprawą<text:span text:style-name="T3423">,</text:span><text:s/>która jest bardzo ważna, to jest sprawa wykupu gruntów w parkach. Proszę państwa, to co dzieje się w Kampinoskim Parku Narodowym, a częściowo zdaje się, że i w Ojcowskim, jest jednak swego rodzaju skandalem. Bo trzymanie ludzi, paru tysięcy, już nie wiem, czy tysiąca, czy dwóch tysięcy ludzi, n<text:span text:style-name="T3424">iedo</text:span>kończen<text:span text:style-name="T3425">ie</text:span><text:s/>tego wykupu, zmuszanie do życia w warunkach bardzo trudnych, ze szkodą zresztą dla tego parku i twierdzenie, że nie można na to znaleźć pieniędzy, czy odpowiedn<text:span text:style-name="T3426">ie</text:span>go paragrafu, bo te pieniądze już były parokrotnie tylko okazuje się, że nie z tego paragrafu, proszę państwa, jest nie do przyjęcia.</text:p>
      <text:p text:style-name="P3427">Nie wiem, czy jest prawdą, że w budżecie Ministerstwa Ochrony Środow<text:span text:style-name="T3428">is</text:span>ka za ostatni rok pozostało<text:s/><text:span text:style-name="T3429">5</text:span><text:s/>miliardów złotych. Nie w<text:span text:style-name="T3430">ie</text:span>m<text:s/><text:span text:style-name="T3431">z</text:span><text:s/><text:span text:style-name="T3432">j</text:span>ak<text:span text:style-name="T3433">ie</text:span>go paragrafu, przynajmniej taka jest pogłoska, którą słyszałem, to jest informa<text:span text:style-name="T3434">cj</text:span>a, z jakiego paragrafu to mnie nie interesuje. Ale interesuje mnie to, że tutaj zarówno ministerstwo, jak i władza państwa ludowego, która głosi otwarcie i mocno to podkreśla, opiekę nad ludźmi, nad człowiekiem pracy, w ten sposób po<text:span text:style-name="T3435">st</text:span>ępuje z niedużą grupą ludzi, która od lat czeka, od września na zamknięcie sprawy i właściwie żyją na pograniczu tymczasowości, w nędzy. Uważam, że nie powinniśmy jednak tej sprawy pozostawiać nie załatwionej.</text:p>
      <text:p text:style-name="P3436">Druga rzecz, to jest gospodarka w parkach narodowych i w najbliższym otoczeniu. Nie będę już tutaj mówił o strukturze, o mini<text:span text:style-name="T3437">st</text:span>er<text:span text:style-name="T3438">st</text:span>wie, bo o tym była mowa, ale chciałbym tutaj wspomnie<text:span text:style-name="T3439">ć</text:span>, może to kolega Kassenberg lepiej zrobi, ale chciałbym tutaj wspomnieć, że pozostaje sprawa otulin niezałatwiona<text:span text:style-name="T3440">.</text:span><text:s/>Ale tutaj w spr<text:span text:style-name="T3441">a</text:span>wie tyc<text:span text:style-name="T3442">h</text:span><text:s/>otulin, w sprawie planowania prze<text:span text:style-name="T3443">st</text:span>r<text:span text:style-name="T3444">ze</text:span>nnego nie będę się wypowiadał, ale jest jedna rzecz jednak, którą warto tutaj zaznaczyć<text:span text:style-name="T3445">.</text:span></text:p>
      <text:p text:style-name="P3446">Są pewne, na przykład, polany, które giną nam. Jeżeli nie weźmie<text:s/><text:span text:style-name="T3447">si</text:span>ę pod ochronę, na przykład Polany Tatrzańskiej, na przykład polana Biały Potok, to one zostaną za rok, za dwa, zurbanizowane. Tam już ktoś wszedł, już się buduje. Ministerstwo Budownictwa dało mu ostatecznie tę zgodę. Ma b<text:span text:style-name="T3448">yć</text:span><text:s/>tam motel i kilka metrów od granicy Tatrza<text:span text:style-name="T3449">ń</text:span>s<text:span text:style-name="T3450">k</text:span>iego Parku Narodowego<text:span text:style-name="T3451">.</text:span><text:s/>Jest to zagrożenie i Park<text:span text:style-name="T3452">u</text:span><text:s/>i stworzenie precedensu. I jednocześnie początek likwidacji polan o dużej wartości jednak ekolog<text:span text:style-name="T3453">ic</text:span>znie.</text:p>
      <text:p text:style-name="P3454">Proszę państwa, drugim takim zagrożeniem dla parków - są budowane albo wielkie fermy, co już dzisiaj jest to może n<text:span text:style-name="T3455">ie</text:span>bezp<text:span text:style-name="T3456">iecz</text:span>eństwo mniej groźne, ale elektrociepłownie.<text:s/><text:span text:style-name="T3457">W</text:span><text:s/>tym przypadku Elektrociepłown<text:span text:style-name="T3458">ia</text:span><text:s/>„Moszna”, prawda, która zagraża zarówno temu obszarowi gęsto zaludnionemu, jak<text:s/><text:span text:style-name="T3459">i<text:s/></text:span>zagraża<text:s/><text:soft-page-break/>Kampinoskiemu Parkowi Narodowemu i ponadto n<text:span text:style-name="T3460">i</text:span>e ma w tym miejscu placu na składowanie tych hałd, a ziemia jest bardzo dobra. Więc zabranie tam ziemi na składanie hałd byłoby dziś ciężkim jakimś wykro<text:span text:style-name="T3461">c</text:span>zen<text:span text:style-name="T3462">ie</text:span>m, grzechem.</text:p>
      <text:p text:style-name="P3463">Następna sprawa, któr<text:span text:style-name="T3464">a</text:span><text:s/>również należy do polityki wewnętrznej tych parków, to jest sprawa kłusownictwa, która tutaj była już w jakiś sposób poruszona. Nie będę o tym mówił, ale bardzo proszę, że<text:span text:style-name="T3465">b</text:span>y komisja kodyfikac<text:span text:style-name="T3466">yj</text:span>na tę sprawę wzięła jednak pod uwagę. Mamy tu zarówno kłusownictwo nielegalne, ja<text:span text:style-name="T3467">k</text:span><text:s/>i legalne w cudzysłowie, to znaczy prowadzone przez członków Polskiego Związku Łowieckiego, przez niektórych z tych członków, ale to są zbyt częste sprawy, żeby wolno przejść nad nimi do por<text:span text:style-name="T3468">zą</text:span>dku dziennego. Artykuł w<text:s/>„Przegląd<text:span text:style-name="T3469">zie</text:span><text:s/>Tygodniowym”, w numerze<text:s/><text:span text:style-name="T3470">7</text:span>, który<text:s/><text:span text:style-name="T3471">t</text:span>ę<text:s/><text:span text:style-name="T3472">s</text:span>prawę dosyć dobrze omawia.</text:p>
      <text:p text:style-name="P3473">Sprawa melioracji osuszają<text:span text:style-name="T3474">cy</text:span>ch. To jest ogólny problem groźny dla nas. Kraj, który jest najbardziej suchym krajem w Europie, prawie, trzecim od końca, ale jednocześnie jest bardzo bolesnym jeśli chodzi o parki narodowe. A te melioracje w pobliżu albo w samych parkach, na przykład w K<text:span text:style-name="T3475">a</text:span>m<text:span text:style-name="T3476">pi</text:span>n<text:span text:style-name="T3477">os</text:span>k<text:span text:style-name="T3478">i</text:span>m, się przeprowa<text:span text:style-name="T3479">dz</text:span>a.</text:p>
      <text:p text:style-name="P3480">Sprawa wyrębu drzew również doc<text:span text:style-name="T3481">ho</text:span>dzą nas takie głosy.<text:s/><text:span text:style-name="T3482">I</text:span><text:s/>to trzeba wliczyć jednak do niewłaściwie prowadzonej gos<text:span text:style-name="T3483">po</text:span>darki, łącznie z próbami wprowadzenia polowań dewizowych. Ja uważam, że to jest zysk, który nam się absolutnie nie op<text:span text:style-name="T3484">ł</text:span>aci ze względu na wartość genetyczną zwierząt. Bo będą, oczywiście, zabijane zwierzęta o większej wartości i będziemy mieli w ten sposób degenerację zwierząt, które są pod ochroną gatunkową.</text:p>
      <text:p text:style-name="P3485"><text:span text:style-name="T3486">I</text:span><text:s/>wreszcie ostatnia sprawa dotycząca tych spraw wewnętrznych, sprawa dyrektora parku. Ja uważam, ż<text:span text:style-name="T3487">e</text:span><text:s/>powinien tu jednak wkroczyć czynnik społeczny<text:span text:style-name="T3488">.</text:span><text:s/>To powinno się odbywać przez wybór dyrektora parku, przez Radę Naukową, wszędzie powinny być i są chyba te<text:s/><text:span text:style-name="T3489">R</text:span>ady Naukowe, względnie minister mianuje z kandydatów wyłonionych przez Radę Naukową. Ja obserwowałem, proszę państwa, w Wielkopolskim Parku Narodowym tę sprawę bliżej, bo byłem członkiem Rady Naukowej tego parku. Muszę powiedzieć, ż<text:span text:style-name="T3490">e</text:span><text:s/>nie potwierdzało się to,<text:s/><text:span text:style-name="T3491">że</text:span><text:s/>leśnik był znawcą ochrony przyrody<text:span text:style-name="T3492">.</text:span><text:s/>Zawsze byli tam leśnicy. On się dopiero uczył. Jeżeli był człowiekiem dobrej woli i z natury<text:s/>inteligentny<text:s/>i chciał się nauczyć, to, oczywiście, on to opanował. Ale bardzo często ci, którzy przychodzili, kandydaci, nie znali tych zagadnień. Ja uważam, że może by<text:span text:style-name="T3493">ć</text:span><text:s/>dyrektorem parku również przyrodnik, biolog, który się na tych sprawach zna i daje pewne gwarancje. Zres<text:span text:style-name="T3494">zt</text:span>ą nasze uczelnie, a przede wszystkim uczelnia warszawska, nie ma ochrony środowiska jako kierunku. Ma, zda<text:span text:style-name="T3495">j</text:span>e się, jakiś wykład monogra<text:span text:style-name="T3496">fi</text:span>c<text:span text:style-name="T3497">z</text:span>ny, a do niedawna w SGGW ochrona środowiska była właściwie dyskryminowana, czy dyskwalifikowana.</text:p>
      <text:p text:style-name="P3498">Ostatnie, proszę państwa zagadnienie, to jest zagadnienie parków krajobrazowych.<text:s/>Otóż ten punkt, który tutaj państwo macie przed sobą, my się za tym punktem opowiadamy<text:span text:style-name="T3499">.</text:span><text:s/>Rzecz się sprowadza do tego<text:s/><text:span text:style-name="T3500">i</text:span><text:s/>o czym tutaj zresztą była mowa, a ja na marginesie chciałem powiedzieć, że parki krajobrazowe są na papierze, prawda, że to nie jest jakaś realna instytucja, która kieruje, czy gospodaruje na terenie. Ale to, co chcemy tutaj wprowadzić i uważamy za bardzo ważne, to jest podział tych parków kra<text:span text:style-name="T3501">jo</text:span>br<text:span text:style-name="T3502">az</text:span>owych na dwa szczeble. To znaczy na szczebel regionalny, który podlega radom narodowym, samorządowi.<text:s/><text:span text:style-name="T3503">I</text:span><text:s/>na szczebel ogólnonarodowy, czy też krajowy, który powinien pozostawać w gestii centralnej władzy, to znaczy społeczeństwa, co najmniej jakiejś instytucji centralnej, bądź instytucji, która reprezentuje społeczeństwo. Niech to będzie chociażby Sejm. Ale to są zbyt wielkie wartości, tkwią w tym wartości<text:s/><text:soft-page-break/>kulturowe, ekologiczne. Sprawa dziedzictwa narodowego, kulturowego Polski i nawet Europy, ażeby mogły decydować o tym poszczególne rady narodowe, które, oczywiście, kierują się partykularnymi interesami, własnymi i które najczęściej nie rozumieją zagadnień ekologicznych, są ignorantami ekologicznymi.</text:p>
      <text:p text:style-name="P3504">Stąd nasz wniosek, ażeby jednak wprowadzić ten podział i decyzje o losach tych terenów, cennych, parków narodowych<text:s/><text:span text:style-name="T3505">b</text:span>yły jednak niejako rozdzielony w dwojaki s<text:span text:style-name="T3506">p</text:span>osób.</text:p>
      <text:p text:style-name="P3507">Tyle, dziękuję.</text:p>
      <text:p text:style-name="P3508"><text:span text:style-name="T3509">Stefan Kozłowski</text:span>:</text:p>
      <text:p text:style-name="P3510">Dziękuję<text:s/><text:span text:style-name="T3511">b</text:span>ardzo. Proszę bardzo.</text:p>
      <text:p text:style-name="P3512"><text:span text:style-name="T3513">Wacław Kulczyński</text:span><text:span text:style-name="T3514">:</text:span></text:p>
      <text:p text:style-name="P3515">Chciałbym jedynie prosić szanowne gremium o przyjęcie informa<text:span text:style-name="T3516">cj</text:span>i, iż w bieżącym roku zostaną powołane dwa nowe parki narodowe. Drawieński i Poleski, powiększony Bieszczadzki, jak również Ciężkowicki.<text:s/>Będzie utworzonych ró<text:span text:style-name="T3517">w</text:span>nież 49 nowych parków kr<text:span text:style-name="T3518">aj</text:span>obrazow<text:span text:style-name="T3519">yc</text:span>h.<text:s/><text:span text:style-name="T3520">W</text:span><text:s/>sumie powierzchnia obszarów chronionych zwiększy się o<text:s/><text:span text:style-name="T3521">1</text:span>49 tysięcy hektarów.<text:s/><text:span text:style-name="T3522">A</text:span><text:s/>z tych prac, które są w tej chwili w ministerstwie w tej chwili prowadzone można by taki wniosek wysnuć, iż w najbliższych dziesięciu latach będzie utworzonych mniej więcej 6-7 nowych parków narodowych.<text:s/><text:span text:style-name="T3523">W<text:s/></text:span>tym kierunku idą przygotowan<text:span text:style-name="T3524">ia.</text:span><text:s/>W rezultacie stosunek do geogra<text:span text:style-name="T3525">fi</text:span>cznej powierzchni kraju, powierzchnia terenów szczególnie chronionych ma szanse w tym czasie realnie zwiększyć się do 0,8 procent powierzchni.</text:p>
      <text:p text:style-name="P3526"><text:span text:style-name="T3527">T</text:span>o tak gwoli informacji.<text:s/><text:span text:style-name="T3528">I</text:span><text:s/>refleksja na tle tego, co powiedział pan profesor Wierzbicki, bo bardzo trafnie określił wszystkie nasze bolączki i kłopoty związane<text:s/><text:span text:style-name="T3529">z<text:s/></text:span>prowadzeniem tego gospodarstwa w tym układzie, w tej strukturze jaka jest. Chciałbym jednak to powiąza<text:span text:style-name="T3530">ć</text:span><text:s/>z tym, co nas by czekało, gdybyśmy przejęli również<text:s/><text:span text:style-name="T3531">i</text:span><text:s/>do<text:s/><text:span text:style-name="T3532">te</text:span>go naszego umownego gospodarstwa lasy, gdzie jak w<text:span text:style-name="T3533">ie</text:span>my, jest nie mniej, a sporo problemów jest.<text:s/><text:span text:style-name="T3534">M</text:span>iejmy rozwagę i z tego punktu widzenia<text:span text:style-name="T3535">.</text:span><text:s/>Bo rzeczywiście szczegóły, n<text:span text:style-name="T3536">a</text:span><text:s/>któ<text:span text:style-name="T3537">re</text:span><text:s/>w<text:span text:style-name="T3538">s</text:span>kazał pan profesor Wierzbicki są nie do odbicia. Bo tak to wygląda. Ale to wymaga też okre<text:span text:style-name="T3539">śl</text:span>oneg<text:span text:style-name="T3540">o</text:span><text:s/>wy<text:span text:style-name="T3541">siłk</text:span>u, no i nie w<text:span text:style-name="T3542">i</text:span>em, czy przez te strukturalne różne przemiany, akurat ten problem się rozwiąże, bo przecież on jak sami wiemy nie tylko<text:s/><text:span text:style-name="T3543">w</text:span><text:s/>mechanizmie leży administrac<text:span text:style-name="T3544">yj</text:span>nego zar<text:span text:style-name="T3545">z</text:span>ądz<text:span text:style-name="T3546">a</text:span>nia. Al<text:span text:style-name="T3547">e</text:span><text:s/>nie chcę rozw<text:span text:style-name="T3548">ij</text:span>ać tego te<text:span text:style-name="T3549">ma</text:span>tu<text:span text:style-name="T3550">.</text:span></text:p>
      <text:p text:style-name="P3551">Dzięk<text:span text:style-name="T3552">uj</text:span>e.</text:p>
      <text:p text:style-name="P3553"><text:span text:style-name="T3554">Stefan Kozłowski</text:span>:</text:p>
      <text:p text:style-name="P3555">P<text:span text:style-name="T3556">ro</text:span>s<text:span text:style-name="T3557">zę</text:span><text:s/>bardz<text:span text:style-name="T3558">o</text:span>.</text:p>
      <text:p text:style-name="P3559"><text:span text:style-name="T3560">Roman<text:s/></text:span><text:span text:style-name="T3561">And</text:span><text:span text:style-name="T3562">rz</text:span><text:span text:style-name="T3563">ej</text:span><text:span text:style-name="T3564">e</text:span><text:span text:style-name="T3565">w</text:span><text:span text:style-name="T3566">s</text:span><text:span text:style-name="T3567">ki</text:span>:</text:p>
      <text:p text:style-name="P3568">Przed<text:span text:style-name="T3569">s</text:span>t<text:span text:style-name="T3570">awi</text:span>ony w<text:s/>punkc<text:span text:style-name="T3571">i</text:span>e<text:span text:style-name="T3572"><text:s/></text:span>dziesiątym<text:s/>zapis dotyczący ekologi<text:span text:style-name="T3573">cz</text:span>nego systemu obszarów ch<text:span text:style-name="T3574">ro</text:span>nionych moim zdaniem budzi pewne merytoryczne wątpliwości.<text:s/><text:span text:style-name="T3575">I</text:span><text:s/>sądzę, że komisja redakcyjna powinna tutaj sprawę spróbować rozwiąza<text:span text:style-name="T3576">ć.</text:span></text:p>
      <text:p text:style-name="P3577">Ekologiczny system obszarów chronionych jest systemem, który powinien obejmować skalę całej Polski. Wie<text:span text:style-name="T3578">m</text:span>y dzisiaj, że tworzenie tego systemu napotyka na poważne trudności na skutek tego, że poszczególne rady wojewódzkie na swoim terenie powołują parki kr<text:span text:style-name="T3579">aj</text:span>obraz<text:span text:style-name="T3580">o</text:span>we, często mają trudności z porozumieniem się z sąsiednim województwem, żeby po drugiej stronie granicy, jeżeli to jest kompleks przyrodniczy powołać tam<text:s/><text:span text:style-name="T3581">jednocz</text:span>eśnie park krajobrazowy.</text:p>
      <text:p text:style-name="P3582">Poza tym trzeba pamiętać, że parki narodowe, parki kr<text:span text:style-name="T3583">aj</text:span>obrazowe i nawet strefy chronionego<text:s/><text:soft-page-break/>krajobrazu, to jeszcze nie jest wszystko. To są dopiero rodzynki, to są jakieś węzły w tym systemie. W rzeczywistości system obszarów chronionych powinien być w pewnym sensie ciągłym systemem dotyczącym całej Polski<text:s/><text:span text:style-name="T3584">i</text:span><text:s/>wobec tego on powinien by<text:span text:style-name="T3585">ć</text:span><text:s/>zabezp<text:span text:style-name="T3586">ie</text:span>czony poprzez właściwe umieszczenie tych systemów w planach pr<text:span text:style-name="T3587">zest</text:span>rzen<text:span text:style-name="T3588">ne</text:span>go za<text:span text:style-name="T3589">gospod</text:span>arow<text:span text:style-name="T3590">ania</text:span><text:s/>kraju. Przy czym chodzi tutaj o plany pr<text:span text:style-name="T3591">zest</text:span>r<text:span text:style-name="T3592">ze</text:span>nnego zagospodarowania kraju, ale w skali, która nie jest dopasowana do<text:s/><text:span text:style-name="T3593">te</text:span>go planu, tylko raczej w skali regionalnej. Stąd powstają poważne trudności. Jak rozwiązać sprawę tworzenia rzeczywistego systemu obszarów chronionych, który byłby systemem ciągłym, który przenikałby granice posz<text:span text:style-name="T3594">cz</text:span>e<text:span text:style-name="T3595">gó</text:span>ln<text:span text:style-name="T3596">yc</text:span>h województw, a równocześnie był zaplanowany w takiej skali, aby pozwalała odczytać każde miejsce tego systemu na mapie.</text:p>
      <text:p text:style-name="P3597"><text:span text:style-name="T3598">I</text:span><text:s/>teraz w momencie, kiedy podchodzimy do podporządkowania, tak jak jest tutaj zaproponowane, systemów obszarów chronionych dwustopniowo, to powstaje pytanie, czy ciągły system pon<text:span text:style-name="T3599">a</text:span>d regionalny jest, i regionalny, może by<text:span text:style-name="T3600">ć</text:span><text:s/>tak podpor<text:span text:style-name="T3601">zą</text:span>dkowany. Co innego jest podporządkowan<text:span text:style-name="T3602">ie</text:span><text:s/>obiektów w tym systemie, niektórych takich jak parki narodowe i parki kr<text:span text:style-name="T3603">ajo</text:span>br<text:span text:style-name="T3604">azo</text:span>we<text:span text:style-name="T3605">.</text:span><text:s/>Rozumiem, że one mają być w różnych miejscach p<text:span text:style-name="T3606">od</text:span>po<text:span text:style-name="T3607">rz</text:span>ądkowane. Natomiast co innego jest zabezpieczenie całego systemu.</text:p>
      <text:p text:style-name="P3608">Czy system, czy podział zagadnień ochrony środowiska na obszary funkcjonalne typu zle<text:span text:style-name="T3609">w</text:span>niowego jest w stanie to rozwiązać? Może tak. Wydaje mi się, że jest to jednak sprawa nadal dyskusyjna i wymagająca studiów.</text:p>
      <text:p text:style-name="P3610">Proponowałbym bym więc, by nie przesądzać tak jednoznacznie podporządkowan<text:span text:style-name="T3611">i</text:span>a jednego systemu państwa drugiemu systemowi radom narodowym, a zastanowić się jak sformułować ten punkt, by zachować ideę ekologicznego systemu obszarów chronionych i zachować ideę szczególne<text:span text:style-name="T3612">j</text:span><text:s/>ochrony dla parków narodowych i parków kr<text:span text:style-name="T3613">ajo</text:span>b<text:span text:style-name="T3614">razo</text:span>wych.</text:p>
      <text:p text:style-name="P3615">Dziękuję.</text:p>
      <text:p text:style-name="P3616"><text:span text:style-name="T3617">Stefan Kozłowski</text:span>:</text:p>
      <text:p text:style-name="P3618">D<text:span text:style-name="T3619">zię</text:span>kuję bardzo. Proszę bardzo.</text:p>
      <text:p text:style-name="P3620"><text:span text:style-name="T3621">Henr</text:span><text:span text:style-name="T3622">yk</text:span><text:span text:style-name="T3623"><text:s/></text:span><text:span text:style-name="T3624">Zimny</text:span><text:span text:style-name="T3625">:</text:span></text:p>
      <text:p text:style-name="P3626">J<text:span text:style-name="T3627">a</text:span><text:s/>chciałem również zwrócić uwagę na to, że tutaj nie chodzi tylko o ten jeden procent. Że to musi być kompleksowy model takiej struktury ochrony przyrody w naszym kraju.<text:s/><text:span text:style-name="T3628">I</text:span><text:s/>tutaj ten zapis należałoby bardziej uszczegółowić tak, jak to sugerował profesor<text:s/><text:span text:style-name="T3629">A</text:span>ndrzejewski. Myślę, że nie będziemy wy<text:span text:style-name="T3630">m</text:span>ieni<text:span text:style-name="T3631">ać</text:span><text:s/>tutaj, w tej chwili, ilości parków, które należy powołać i różnicować je, a zwrócić się raczej w kierunku opracowania systemu,<text:s/>który by<text:s/>zabezpieczył pełną możliwość ochrony przyrody w naszym kraju.</text:p>
      <text:p text:style-name="P3632">Chciałbym także jeszcze<text:span text:style-name="T3633">,</text:span><text:s/>gwoli wyjaśnienia dodać, do tego, czy może sprostować to, co mówił profesor Wierzbicki o SGGW.<text:s/><text:span text:style-name="T3634">W</text:span><text:s/>SGGW od 72 roku Istnieje jednostka dydaktyczno-naukowa, początkowo w ramach instytutu. Obecnie, z racji zmiany struktury Katedry Ochrony Środowiska, także istnieje od dziesięciu l<text:span text:style-name="T3635">at</text:span><text:s/>M<text:span text:style-name="T3636">ię</text:span>dzywy<text:span text:style-name="T3637">dz</text:span>ia<text:span text:style-name="T3638">ło</text:span>we Studium Podyplomowe do spraw Ochrony i Ks<text:span text:style-name="T3639">zt</text:span>ałtowania Środowiska. Zres<text:span text:style-name="T3640">zt</text:span>ą pan profesor bierze udział jako wykładowca na tym studium.<text:s/><text:span text:style-name="T3641">A</text:span><text:s/>również Centralny Program Ochrony i Kształtowania Środowiska kierowany przez profesora Andrz<text:span text:style-name="T3642">ej</text:span>ewsk<text:span text:style-name="T3643">ie</text:span>go także znajduje się w SGGW.</text:p>
      <text:p text:style-name="P3644">To tyle gwoli wyjaśnienia.</text:p>
      <text:p text:style-name="P3645">Dziękuję.</text:p>
      <text:p text:style-name="P3646"><text:span text:style-name="T3647">Stefan Kozłowski</text:span>:</text:p>
      <text:soft-page-break/>
      <text:p text:style-name="P3648">Dziękuję b<text:span text:style-name="T3649">a</text:span>rdzo. Proszę bardzo.</text:p>
      <text:p text:style-name="P3650"><text:span text:style-name="T3651">Krzysztof Andrzejczyk - OPZZ</text:span>:</text:p>
      <text:p text:style-name="P3652">Chciałem powiedzieć, że my generalnie do tego postulatu uwag nie wnosimy, nie mniej chciałem kilka słów na ten temat, w stosunku do dyskusji.</text:p>
      <text:p text:style-name="P3653">Stoimy na stanowisku, że punkt dziesiąty, postulat dziesiąty, należy realizować w bezpośrednim powiązaniu z postulatem ósmym. Uważamy, że przeprowadzona inwen<text:span text:style-name="T3654">ta</text:span>ryzac<text:span text:style-name="T3655">ja</text:span><text:s/>powinna dać materiał do tego, aby określić jakie powierzchnie kraju uznać za szczególnie cenne i szczególnie chronione. Dlatego byśmy byli przeciwni, żeby z góry określać procent. Ta inwentaryzacja z pewnością nam tą powierzchnię określi.</text:p>
      <text:p text:style-name="P3656">Poza tym wyjdzie tutaj sprawa konieczności tworzenia rezerwatów przyrody, ścisłych, częściowych itd. Jeśli chodzi o parki narodowe w powiązaniu z parkami kra<text:span text:style-name="T3657">jo</text:span>bra<text:span text:style-name="T3658">zo</text:span>wymi. Uważamy<text:span text:style-name="T3659">,</text:span><text:s/>że tych dwóch problemów nie należ<text:span text:style-name="T3660">a</text:span>łoby oddz<text:span text:style-name="T3661">ie</text:span>lać. Jeśli idziemy na oszczędności, na umie<text:span text:style-name="T3662">js</text:span>cowienie tego w<text:s/>Ministerstwie Ochrony Środowiska, taki nasz również postulat jest, w związku z tym uważamy, że ta problematyka powinna być rozpatrywana wspólnie przez odpowiednią strukturę.<text:s/>Ale n<text:span text:style-name="T3663">asz</text:span><text:s/>wniosek jest, żeby tego tematu nie ro<text:span text:style-name="T3664">z</text:span>d<text:span text:style-name="T3665">zie</text:span>la<text:span text:style-name="T3666">ć</text:span>.</text:p>
      <text:p text:style-name="P3667">Jeśli chodzi o sprawę terminów zaproponowany<text:span text:style-name="T3668">ch</text:span><text:s/>w postulacie. Jest sprawa terminów, które tuta<text:span text:style-name="T3669">j</text:span><text:s/><text:span text:style-name="T3670">j</text:span>uż padły. Uważamy, że jeśli zgodziliśmy się na termin prz<text:span text:style-name="T3671">ep</text:span>rowadzen<text:span text:style-name="T3672">ia<text:s/></text:span>inwentaryzac<text:span text:style-name="T3673">ji</text:span><text:s/>do września<text:s/><text:span text:style-name="T3674">8</text:span>9,<text:s/><text:span text:style-name="T3675">to</text:span><text:s/>stoimy na stanowisk<text:span text:style-name="T3676">u</text:span>, że czerwca roku 90 należałoby już te powierzchnie wyodrębnić, na których będą stworzone parki narodowe.<text:s/><text:span text:style-name="T3677">W</text:span><text:s/>jakim celu? Po pierwsze, te tereny, które są w tej chwili przygotowane, uważamy, że należy<text:s/><text:span text:style-name="T3678">t</text:span>a<text:span text:style-name="T3679">m</text:span><text:s/>już stworzyć parki narodowe. Natomiast na terenach wytypowanych, które wyjdą nam w inwentaryzacji należałoby poczyni<text:span text:style-name="T3680">ć</text:span><text:s/>przygotowania i nadać już tym terenom określone formy ochronne. Ż<text:span text:style-name="T3681">eby</text:span><text:s/>w następnym etapie przygotować je właściwie do tworzenia parków narodowych. Uważamy, że parki n<text:span text:style-name="T3682">a</text:span>rodo<text:span text:style-name="T3683">w</text:span>e, mamy jako leśnicy przykład Wigierskiego Parku Narodowego, który został utworzony przez leśników<text:span text:style-name="T3684">.</text:span><text:s/>Procedura utworzenia parku, żeby dobrze to zrobić, potrzebny jest nam czas. I żeby nie zniszczyć tego, co tam jest cennego uważamy, że trzeba już określić i przyjąć już określone formy ochrony jesz<text:span text:style-name="T3685">cz</text:span>e przed powołaniem parku narodowego na tym terenie.</text:p>
      <text:p text:style-name="P3686">Dziękuję.</text:p>
      <text:p text:style-name="P3687"><text:span text:style-name="T3688">Stefan Kozłowski</text:span>:</text:p>
      <text:p text:style-name="P3689">Proszę ba<text:span text:style-name="T3690">r</text:span>d<text:span text:style-name="T3691">zo.</text:span></text:p>
      <text:p text:style-name="P3692"><text:span text:style-name="T3693">Andrzej Kassenberg</text:span>:</text:p>
      <text:p text:style-name="P3694">Chciałbym zwrócić uwagę n<text:span text:style-name="T3695">a</text:span><text:s/>dwie kwestie, bo wydaje s<text:span text:style-name="T3696">ię</text:span>, że dyskusja, to nie jest jak gdyby określenie dwóch przeciw<text:span text:style-name="T3697">st</text:span>awnych stanowisk, ale raczej dwóch nurtów dyskusji. Jeden, który wydaje mi się nurtem związanym z sytuacją środowiskową i ekologiczną naszego kraju.</text:p>
      <text:p text:style-name="P3698">System obszarów chronionych oczywiście nie rozwiąże nam tego co istnieje w tej chwili, źródeł zanieczyszczeń i zagrożeń. Natomiast wprowadzenie tego systemu spowodu<text:span text:style-name="T3699">je</text:span><text:s/>pewną dyscyplinę. Dyscyplinę zagospodarowan<text:span text:style-name="T3700">ia</text:span><text:s/>t<text:span text:style-name="T3701">y</text:span>c<text:span text:style-name="T3702">h</text:span><text:s/>terenów. Może zmniejszać zagrożenie i może uk<text:span text:style-name="T3703">ie</text:span>runkowywać rozwój tych terenów w takim kierunku lub bardziej zgodnym z predyspozycjami tych obszarów.</text:p>
      <text:p text:style-name="P3704">Dlatego uważałbym, że powinniśmy tu myśleć o dwuetapowym podejściu. Jedno, w miarę szy<text:span text:style-name="T3705">b</text:span>kie obejmowanie tych obszarów kategoriami ochronnymi, jako że te obszary nam błyskawicznie topnieją w<text:s/><text:soft-page-break/>sensie wartości przyrodn<text:span text:style-name="T3706">ic</text:span>zej. Ale oczywiście w pewien sposób są zabezpieczone poprzez plany pr<text:span text:style-name="T3707">ze</text:span>strzennego zagospodarowania. Zarówno w sensie generalnym, plan krajowy, jak i poszc<text:span text:style-name="T3708">ze</text:span>gólne plany województw. Ale, niestety, jak wiemy, plany przestrzennego zagospodarowania są zbyt narzędziem do tego, aby zabezpieczyć to w terenie.</text:p>
      <text:p text:style-name="P3709">Z drugiej strony zgadzam się z tym, że nie mamy jeszcze do końca wypracowanej koncepcji całościowej tych obszarów.<text:s/><text:span text:style-name="T3710">M</text:span>a<text:span text:style-name="T3711">m</text:span>y właściwie koncepcję, powiedziałbym, bardziej tradycyjną, wyizolowanych obszarów. To nie rozwiązanie prawnych podstaw do tworzenia parków narodowych, parków kr<text:span text:style-name="T3712">aj</text:span>obra<text:span text:style-name="T3713">zo</text:span>wych i obszarów chronionego krajobrazu, pogłębia tylko to. Bo tworzy się to w oparciu, jak dobrze pamiętam, o status wojewody. Wojewoda, jeśli ma taką ochotę to może wnieść to pod wojewódzką radę. A jeśli nie ma ochoty to nie musi tego wnosić. W związku z tym zależne to jest od całkowicie innego kanału.</text:p>
      <text:p text:style-name="P3714">I ten właśnie brak podstaw prawnych pogłębia to szatkowanie. Pamiętam, że w jednym województwie jest ich dwadz<text:span text:style-name="T3715">ie</text:span>ścia kilka, a w drugim parków kr<text:span text:style-name="T3716">aj</text:span>ob<text:span text:style-name="T3717">razo</text:span>w<text:span text:style-name="T3718">yc</text:span>h, bardzo podobny w sensie charakterystyki, jest trzy. Albo na jednym są trzy bardzo duże, a na drugim je<text:span text:style-name="T3719">s</text:span>t dwadzieścia bardzo małych.</text:p>
      <text:p text:style-name="P3720">Wydaje mi się, że warto tu spróbować, tu chc<text:span text:style-name="T3721">ia</text:span>łbym się odnieść do prawników, czy istniałaby szansa,<text:s/><text:span text:style-name="T3722">a</text:span>b<text:span text:style-name="T3723">yś</text:span>m<text:span text:style-name="T3724">y<text:s/></text:span>przed kodyfikacją prawa ochrony środowiska, stworzyli możliwość prawną w miarę szybkiego realizowania tych najcenniejszych obszarów, o których my wiemy? Nie możemy tu czekać na inwentaryza<text:span text:style-name="T3725">cj</text:span>ę, jako że termin, który tu jest zapi<text:span text:style-name="T3726">sa</text:span>ny, jest terminem na utworzenie biura i utworzenie funkcji, kompetencji, a nie n<text:span text:style-name="T3727">a</text:span><text:s/>przeprowadzen<text:span text:style-name="T3728">ie</text:span><text:s/>całej inwentaryzacji, bo jest to bardzo długa i skomplikowana droga.</text:p>
      <text:p text:style-name="P3729">Czy w związku z tym nie pokusić się o to, czy poprzez badanie naukowe, które są prowadzone, spróbować to rozwiązywać i w oparciu o nową kodyfikację dokonać jak gdyby weryfikacji tego co jest i tego co b<text:span text:style-name="T3730">yś</text:span>my stworzyli w oparciu o te awaryjne rozwiązania prawne, żeby zachować pewne teren<text:span text:style-name="T3731">y</text:span>, aby przeciwdz<text:span text:style-name="T3732">ia</text:span>łać temu, co m<text:span text:style-name="T3733">a</text:span>my, na przykład nad jeziorem<text:s/><text:span text:style-name="T3734">Ś</text:span>ni<text:span text:style-name="T3735">a</text:span>rdwy. Dlatego nasza propozycja<text:s/><text:span text:style-name="T3736">jest</text:span><text:s/>jak gd<text:span text:style-name="T3737">yb</text:span>y<text:s/>dwuhierarchiczna. Chcąc jak gdyby wydzielić te najcenniejsze obszary, bo nie wszystko obejmiemy parkami n<text:span text:style-name="T3738">ar</text:span>odowymi, nie łudźmy się<text:span text:style-name="T3739">.</text:span><text:s/>Byłaby to, moim zdaniem, zwariowana koncepcja, gdybyśmy obejmowali tak wszystko kategorią ochronną. Natomiast parki kr<text:span text:style-name="T3740">aj</text:span>obrazowe<text:span text:style-name="T3741">,</text:span><text:s/>mające znaczen<text:span text:style-name="T3742">ie</text:span><text:s/>dla funk<text:span text:style-name="T3743">cj</text:span>onowan<text:span text:style-name="T3744">ia</text:span><text:s/>zarówno środowi<text:span text:style-name="T3745">sk</text:span>a<text:s/><text:span text:style-name="T3746">w</text:span><text:s/>na<text:span text:style-name="T3747">szy</text:span>m kraju, to należałoby wydzielić z tyc<text:span text:style-name="T3748">h</text:span><text:s/>wielu, czasami bardzo małych obszarów, jakimi są parki krajobrazowe.</text:p>
      <text:p text:style-name="P3749">Czy można by w związku z tym zaproponować, ażeby ten punkt, jak gdyby podzielić na dwie części? Jeden, bardziej zbliżony do tego, cośmy zaproponowali, by to w miarę sukcesywnie i szybko tworzyć. Zaproponować rozwiązanie tymczasowe prawne, ażeby nie czekać na kodyfikację prawa ochrony środowiska.<text:s/><text:span text:style-name="T3750">I</text:span><text:s/>drugi, mówiący o tym, że rozwiązanie pełne, w oparciu o nową kodyfikację, w oparciu o badania naukowe, które są prowadzone, byłoby dokonane za lat kilka. Dziękuję<text:span text:style-name="T3751">.</text:span></text:p>
      <text:p text:style-name="P3752"><text:span text:style-name="T3753">Stefan Kozłowski</text:span>:</text:p>
      <text:p text:style-name="P3754">Pr<text:span text:style-name="T3755">o</text:span>s<text:span text:style-name="T3756">z</text:span>ę<text:s/><text:span text:style-name="T3757">bar</text:span>d<text:span text:style-name="T3758">zo.</text:span></text:p>
      <text:p text:style-name="P3759"><text:span text:style-name="T3760">Jerzy K</text:span><text:span text:style-name="T3761">oł</text:span><text:span text:style-name="T3762">od</text:span><text:span text:style-name="T3763">zi</text:span><text:span text:style-name="T3764">ejski</text:span>:</text:p>
      <text:p text:style-name="P3765">Zgadzam si<text:span text:style-name="T3766">ę</text:span><text:s/>z inten<text:span text:style-name="T3767">cj</text:span>ą tego zapisu. Proponuję jednak zwrócić uwagę w szczególnoś<text:span text:style-name="T3768">ci</text:span><text:s/>na konieczność stworzenia ekologi<text:span text:style-name="T3769">cz</text:span>nego systemu ochrony środowiska. To podać jako punkt n<text:span text:style-name="T3770">aj</text:span>ważni<text:span text:style-name="T3771">ej</text:span>szy. Można by dodać nawet, że wsp<text:span text:style-name="T3772">ie</text:span>ramy tutaj koncepcję opracowaną<text:s/><text:span text:style-name="T3773">w</text:span><text:s/>ramach planu krajowego. Bo t<text:span text:style-name="T3774">a</text:span><text:s/>koncepcja jest.<text:s/><text:soft-page-break/>Chodzi o to, aby była świadomość istnienia tej koncepcji na najniższym szczeblu. Żeby z obrysu krajowego można pow<text:span text:style-name="T3775">ia</text:span>domić poszczególne województwa jaka część ich przestrzeni należy do tego krajowego systemu ochrony środowiska. By mieli świadomość, że jest taki namiar, że pewna część przestrzeni będzie należała do tego sy<text:span text:style-name="T3776">st</text:span>emu.<text:s/><text:span text:style-name="T3777">I</text:span><text:s/>to jest po p<text:span text:style-name="T3778">ie</text:span>rw<text:span text:style-name="T3779">sz</text:span>e<text:span text:style-name="T3780">.</text:span></text:p>
      <text:p text:style-name="P3781">Czyli, że wyrażamy tutaj aprobatę dla konieczności stworzenia tego systemu, zgodnie z koncepcją, która została opracowana w ramach planu krajowego.</text:p>
      <text:p text:style-name="P3782">Po drugie, podzielam pogląd pana Andrzeja Ka<text:span text:style-name="T3783">s</text:span>senberga, że trzeba zacząć tworzyć to od uregulowania prawnego najcenni<text:span text:style-name="T3784">ej</text:span>szych walorów. Trzeba wybrać z tego systemu obszarów chronionych te walory, które są najcenni<text:span text:style-name="T3785">ej</text:span>sze. Bo nie stać nas na wszystko.</text:p>
      <text:p text:style-name="P3786">Ale i drugi rodzaj jeszcze tego systemu. Te części systemu, które funk<text:span text:style-name="T3787">cj</text:span>onalnie są niezbędne, żeby system d<text:span text:style-name="T3788">zi</text:span>ałał<text:s/><text:span text:style-name="T3789">w</text:span><text:s/>skali kraju. Coś może nie być n<text:span text:style-name="T3790">aj</text:span>cenn<text:span text:style-name="T3791">iejs</text:span>ze, ale jest konieczne, żeby stworzyć system w skali krajowej. Te ciągi, czy korytarze, powiązania ekologiczne, to musi być.<text:s/><text:span text:style-name="T3792">I</text:span><text:s/>to by tworzyło ten system krajowy.</text:p>
      <text:p text:style-name="P3793">Przyśpie<text:span text:style-name="T3794">sz</text:span>yć kodyfikację, to znaczy kodyfikację zmierzającą do ustalenia reguł gospodarowan<text:span text:style-name="T3795">ia.</text:span><text:s/>Bo to jest najważniejsza sprawa. My wiemy dość dobrze, ja<text:span text:style-name="T3796">k</text:span>i system powinien być pr<text:span text:style-name="T3797">z</text:span>yjęty w parkach narodowych. Trochę mni<text:span text:style-name="T3798">ej</text:span><text:s/>jaki w kr<text:span text:style-name="T3799">aj</text:span>obrazowych. A już zupełnie nie wiemy jako system gospodarowan<text:span text:style-name="T3800">ia</text:span><text:s/>należałoby dopuścić<text:s/><text:span text:style-name="T3801">w</text:span><text:s/>obszarach krajobrazu chronionego, który wchodzi do krajowego systemu osłony ekologiczn<text:span text:style-name="T3802">ej</text:span>. To wymaga kodyfikacji rzeczywist<text:span text:style-name="T3803">ej</text:span>, bo napotyka się z realnymi interesami gospod<text:span text:style-name="T3804">arcz</text:span>ymi rolnictwa<text:span text:style-name="T3805">,</text:span><text:s/>leśnictwa i innych uż<text:span text:style-name="T3806">yt</text:span>kowników. Tak<text:s/><text:span text:style-name="T3807">ż</text:span>e widzę tutaj ten punkt ciężkości.</text:p>
      <text:p text:style-name="P3808">Podoba mi się propozycja, którą proponuję zostawić, podziału tego systemu obszarów chronionych na szczebel<text:span text:style-name="T3809"><text:s/></text:span>krajowy i wojewódzki, i regionalny. Szczeb<text:span text:style-name="T3810">el</text:span><text:s/>kr<text:span text:style-name="T3811">aj</text:span>owy nie wchłonie całego systemu. On powinien wchłonąć, tak j<text:span text:style-name="T3812">a</text:span>k powiedziałem, to co n<text:span text:style-name="T3813">aj</text:span>cenni<text:span text:style-name="T3814">ej</text:span>sze ekologicznie i to co funkcjonalnie n<text:span text:style-name="T3815">aj</text:span>niezbędni<text:span text:style-name="T3816">ej</text:span>sze. Czyli stworzyć na szczeblu krajowym pod egidą Ministerstwa Ochrony Środowiska tylko szkielet tego systemu. Szkielet, który byłby uzupełniony, wzbogacony, systemem wojewódzkim, systemem regionalnym i lokalnym. Na takiej zasadzie, że jeśli władza wojewódzka chce powołać sobie park krajobrazowy, czy obszar krajobrazu chronionego, czy jak to nazwie, to niech sobie powołuje. Będzie z korzyścią to dla systemu<text:span text:style-name="T3817">.</text:span><text:s/>Nigdy z niekorzyścią. Czyli zostawić pełną swobodę, nawet zachęcać, szczebel regionalny i szczebel podstawowy, żeby powoływał ten system swój.</text:p>
      <text:p text:style-name="P3818">W takiej intencji proponuję ten zapis utrzyma<text:span text:style-name="T3819">ć</text:span>.</text:p>
      <text:p text:style-name="P3820"><text:span text:style-name="T3821">Stefan Kozłowski</text:span>:</text:p>
      <text:p text:style-name="P3822">Dziękuję bardzo. Kto jeszcze chce zabrać głos? Pro<text:span text:style-name="T3823">sz</text:span>ę bardzo.</text:p>
      <text:p text:style-name="P3824"><text:span text:style-name="T3825">Roman<text:s/></text:span><text:span text:style-name="T3826">And</text:span><text:span text:style-name="T3827">rz</text:span><text:span text:style-name="T3828">ej</text:span><text:span text:style-name="T3829">e</text:span><text:span text:style-name="T3830">w</text:span><text:span text:style-name="T3831">s</text:span><text:span text:style-name="T3832">ki</text:span>:</text:p>
      <text:p text:style-name="P3833">Wy<text:span text:style-name="T3834">d</text:span>aje mi<text:s/><text:span text:style-name="T3835">si</text:span>ę,<text:s/><text:span text:style-name="T3836">ż</text:span>e je<text:span text:style-name="T3837">s</text:span>zcze tutaj pominięto głos pana inżyniera Adamczyka, ponieważ<text:s/><text:span text:style-name="T3838">je</text:span>st ważną sprawą to, że w momencie kiedy zaczynamy się zastanawiać, czy dany teren nie powinien podlegać określonej ochronie prawnej, pojawia się natychmiast wzmożona akcja użytkowania tego t<text:span text:style-name="T3839">e</text:span>renu, która go niszczy zanim go powołamy.<text:s/><text:span text:style-name="T3840">I</text:span><text:s/>jakieś odzw<text:span text:style-name="T3841">ier</text:span>c<text:span text:style-name="T3842">ie</text:span>dlen<text:span text:style-name="T3843">ie</text:span><text:s/>tego głosu proponowałbym, żeby znalazło się w naszym zapisie.</text:p>
      <text:p text:style-name="P3844">Dziękuję.</text:p>
      <text:p text:style-name="P3845"><text:span text:style-name="T3846">Stefan Kozłowski</text:span>:</text:p>
      <text:soft-page-break/>
      <text:p text:style-name="P3847">Dziękuję bardzo. Proszę bardzo.</text:p>
      <text:p text:style-name="P3848"><text:span text:style-name="T3849">Z</text:span><text:span text:style-name="T3850">bigniew Wierzbicki</text:span>:</text:p>
      <text:p text:style-name="P3851"><text:span text:style-name="T3852">Je</text:span>szcze<text:s/><text:span text:style-name="T3853">je</text:span>dno wyjaśnienie do wyjaśnienia pana profesora Zimnego. Ja, oczywiście, myślałem o kierunku<text:s/>ochrony<text:s/>środowiska, który powin<text:span text:style-name="T3854">ie</text:span>n być na<text:s/>wydziale, nie wiem czy<text:s/>leśnictwa, c<text:span text:style-name="T3855">zy</text:span><text:s/>rolnictwa, czy wspólnym. A takiego kierunku nie ma.<text:s/><text:span text:style-name="T3856">C</text:span>ieszę, się, że instytut taki ma, taki powstał. Swego czasu wiem,<text:s/><text:span text:style-name="T3857">ż</text:span>e pan prowadził k<text:span text:style-name="T3858">a</text:span>tedrę<text:s/>czy Zakład Ochrony Środowiska i to zostało zlikwidowane. A ja nawet w tej sprawie publicznie występowałem broniąc pana. A to studium, o którym pan mówi, w którym ja biorę udział to sprowadza się do tego, że raz w roku mam tam wykład i to jest rodzaj wszechnicy. A więc trudno to traktować przecież jako kształcenie spec<text:span text:style-name="T3859">ja</text:span>listyczne.</text:p>
      <text:p text:style-name="P3860"><text:span text:style-name="T3861">P</text:span><text:span text:style-name="T3862">rze</text:span><text:span text:style-name="T3863">w</text:span><text:span text:style-name="T3864">od</text:span><text:span text:style-name="T3865">n</text:span><text:span text:style-name="T3866">iczący</text:span><text:span text:style-name="T3867">:</text:span></text:p>
      <text:p text:style-name="P3868">Dziękuję. Proszę pan Kozłowski.</text:p>
      <text:p text:style-name="P3869"><text:span text:style-name="T3870">O</text:span><text:span text:style-name="T3871">b. Kozłowski</text:span>:</text:p>
      <text:p text:style-name="P3872">Proszę państwa, ja myślę że tutaj jeszcze o takie rzeczy należałoby może ten tekst wzbogacić. Jest sprawa sieci rezerwatów biosfery. Polska ma<text:s/><text:span text:style-name="T3873">4</text:span><text:s/>rezerwaty w skali świata<text:span text:style-name="T3874">,</text:span><text:s/>rezerwaty biosfery. I jest wniosek o utworzenie i powiększenie tej sieci. Należałoby więc do tego naszego zapisu również wciągnąć konieczność utworzenia sieci rezerwatów biosfery.</text:p>
      <text:p text:style-name="P3875">Ten termin - czerwiec 1991 rozumiemy jako termin<text:s/><text:span text:style-name="T3876">z</text:span>akończenia sieci parków narodowych i parków biosfery. Zatem nie widziałbym możliwości, ażeby to rozciągać na 10 lat, jak to przed chwilą tutaj słyszeliśmy. Sprawa rezerwatów biosfery i parków narodowych musi być szybko rozegrana, ponieważ zmiany są tak szybko idące, że za kilka lat już w ogóle nie będzie możliwości tworzenia tej kategorii ochrony.</text:p>
      <text:p text:style-name="P3877">Zatem do tego 1991 roku proponujemy zakończyć prace nad siecią rezerwatów biosfery i siecią parków narodowych<text:span text:style-name="T3878">.</text:span></text:p>
      <text:p text:style-name="P3879">Dalej - musimy zapisać sprawę wyboru dyrektora parku. Ta sprawa budzi bardzo dużo kontrowersji. Ostatnio mieliśmy taką sprawę przy tworzeniu piętnastego parku narodowego. I tutaj musi być inny mechanizm wprowadzony, jak również rozumiem, że do tego 1991 roku parki narodowe całkowicie przejdą do gestii Ministerstwa Ochrony Środowiska i Zasobów Naturalnych. Ten podział na dwa ministerstwa, jak wiemy się nie sprawdza<text:span text:style-name="T3880">.</text:span><text:s/>Jest to jakaś formuła niestety, przejściowa i ona powinna być do tego czasu - zgodnie z tym zapisem tutaj<text:s/><text:span text:style-name="T3881">-</text:span><text:s/><text:span text:style-name="T3882">rozs</text:span>t<text:span text:style-name="T3883">rzy</text:span>gni<text:span text:style-name="T3884">ęt</text:span>a.</text:p>
      <text:p text:style-name="P3885"><text:span text:style-name="T3886">Przewodniczący</text:span>:</text:p>
      <text:p text:style-name="P3887">Proszę - pan Rafał Kasprzyk.</text:p>
      <text:p text:style-name="P3888"><text:span text:style-name="T3889">O</text:span><text:span text:style-name="T3890">b.</text:span><text:span text:style-name="T3891"><text:s/>Rafał Kasprzyk</text:span>:</text:p>
      <text:p text:style-name="P3892">Proszę państwa, chciałbym nawiązać do uwagi kol. Kassenberga na temat prowizorycznego uregulowania prawnego dotyczącego parków krajobrazowych, sieci rezerwatów biosfery i parków narodowych<text:span text:style-name="T3893">.</text:span></text:p>
      <text:p text:style-name="P3894">Niewątpliwie zgodzić się należy, iż sytua<text:span text:style-name="T3895">cj</text:span>a wymaga działania n<text:span text:style-name="T3896">ie</text:span>zwłocznego. Poddaję pod rozwagę państwa, aby pan minister przedstawił na następne posiedzenie, w przyszłym tygodniu, nie na jutrzejsze oczywiście, tylko na następne posiedzenie, projekt przynajmniej jakiegoś pisma o<text:span text:style-name="T3897">g</text:span>ólnego ministerstwa, które w ramach posiadanych obecnie, na podstawie obecnego stanu prawnego kompetencji, mogłyby<text:s/><text:soft-page-break/>realizację tego postulatu przyspieszyć.</text:p>
      <text:p text:style-name="P3898"><text:span text:style-name="T3899">Przewodniczący</text:span>:</text:p>
      <text:p text:style-name="P3900">Proszę bardzo. Czy jeszcze byłyby jakieś uwagi do tego punktu? Bardzo proszę.</text:p>
      <text:p text:style-name="P3901"><text:span text:style-name="T3902">Ob. Andrzejczyk</text:span>:</text:p>
      <text:p text:style-name="P3903">Może odnośnie sprawy dyrektorów<text:s/><text:span text:style-name="T3904">p</text:span>arków<text:span text:style-name="T3905">,</text:span><text:s/>żeby<text:span text:style-name="T3906">ś</text:span>my<text:s/><text:span text:style-name="T3907">m</text:span>ieli<text:s/><text:span text:style-name="T3908">ja</text:span>sn<text:span text:style-name="T3909">ość.</text:span><text:s/>W te<text:span text:style-name="T3910">j</text:span><text:s/>chwili dyrek<text:span text:style-name="T3911">t</text:span>ora parku narodowego powołuje Minister Rolnictwa, Leśnictwa i Gospodarki Żywnościowej w uzgodnieniu<text:s/><text:span text:style-name="T3912">z</text:span><text:s/>Ministrem Ochrony Środowiska<text:span text:style-name="T3913">.</text:span><text:s/>Ten zaś zasięga opinii Państw<text:span text:style-name="T3914">ow</text:span>ej Rady Ochrony Przyrody co do kwalifikacji kandydata<text:span text:style-name="T3915">.</text:span></text:p>
      <text:p text:style-name="P3916">Natomiast jeśli chodzi o Wielkopolski Park Narodowy. W Wielkopolskim Parku Narodowym nie został jeszcze powołany dyrektor<text:span text:style-name="T3917">.</text:span><text:s/>To tyle, dziękuję.</text:p>
      <text:p text:style-name="P3918"><text:span text:style-name="T3919">Przewodniczący</text:span>:</text:p>
      <text:p text:style-name="P3920">Czy jeszcze są jakieś uwagi do tego punktu?</text:p>
      <text:p text:style-name="P3921">Jeżeli nie ma<text:s/><text:span text:style-name="T3922">-</text:span><text:s/>to rozumiem, że ten punkt mamy w ten sposób omówiony. Zostanie on rozszerzony i wzbogacony o t<text:span text:style-name="T3923">r</text:span>e<text:span text:style-name="T3924">ść<text:s/></text:span>naszej dyskusji<text:span text:style-name="T3925">.</text:span></text:p>
      <text:p text:style-name="P3926">Proszę państwa. Naszym zamiarem było zakończyć dzisiaj spotkanie o godzinie 16<text:span text:style-name="T3927">.</text:span>30. Myślę, że jesteśmy już chyba dostatecznie zmęczeni, żeby sprawy wody, które nie są łatwe, przełożyć na dzień jutrzejszy.</text:p>
      <text:p text:style-name="P3928">Chciałbym jeszcze usłyszeć ewentualnie skład zespołu tej komisji, którą powołaliśmy dla punktu 6. Czy to jest przygotowane?</text:p>
      <text:p text:style-name="P3929">Wobec tego ja sobie pozwolę tu odczytać. To jest pan Janusz Pawlak, prof<text:span text:style-name="T3930">.</text:span><text:s/>Zimny, Wojciech Salski i Stefan Rajchard.</text:p>
      <text:p text:style-name="P3931">Czyli to jest ta komisja, która by nam przygotowała m<text:span text:style-name="T3932">a</text:span>teriały na posiedzenie czwartkowe w przyszłym tygodniu.<text:s/>Plus te osoby, które wymieniłem poprzednio z naszej strony.</text:p>
      <text:p text:style-name="P3933">Teraz mam jeszcze taką sprawę<text:span text:style-name="T3934">.</text:span></text:p>
      <text:p text:style-name="P3935">Czy pan do tego punktu może?</text:p>
      <text:p text:style-name="P3936"><text:span text:style-name="T3937">O</text:span><text:span text:style-name="T3938">b</text:span><text:span text:style-name="T3939">.<text:s/></text:span><text:span text:style-name="T3940">Koł</text:span><text:span text:style-name="T3941">odz</text:span><text:span text:style-name="T3942">iej</text:span><text:span text:style-name="T3943">sk</text:span><text:span text:style-name="T3944">i</text:span>:</text:p>
      <text:p text:style-name="P3945">Tak, do sprawy komisji. Rozumiem, że chodzi o komisję, która będzie określała formułę działania, generalnie mówiąc, PIOŚ-<text:span text:style-name="T3946">u</text:span>.</text:p>
      <text:p text:style-name="P3947">Z naszej strony, ze strony OPZZ chcielibyśmy zgłosi<text:span text:style-name="T3948">ć<text:s/></text:span>do<text:s/>Komisji dra Bolesława Kotulskiego - Zakłady<text:s/><text:span text:style-name="T3949">C</text:span>hemiczne w Oświęcimiu<text:span text:style-name="T3950">.</text:span></text:p>
      <text:p text:style-name="P3951"><text:span text:style-name="T3952">Przewodniczący</text:span>:</text:p>
      <text:p text:style-name="P3953">Dziękuję<text:span text:style-name="T3954">.</text:span></text:p>
      <text:p text:style-name="P3955">Czyli komisję mamy powołaną. Teraz chciałbym się zastanowić nad trybem prac zespołów redakcyjnych, które będą redagować punkty, które przeszliśmy. A przeszliśmy ich niemało w dniu dzisiejszym, bo dotarliśmy do punktów... do 10. Wobec tego jak sobie to wyobrażamy? Czy na jutrzejszym posiedzeniu będzie już możliwość zapoznania się z wynikami pracy komisji, czy widziałaby to komisja... Bo byłoby dobrze, gdyby przynajmniej część tych rzeczy można było już jutro przeczytać i ostatecznie mieć załatwione.</text:p>
      <text:p text:style-name="P3956">Rozumiem, że czasu jest niewiele do godziny 10.30 jutro, ale gdyby komisjom się udało chociaż część<text:s/><text:soft-page-break/>tych punktów przygotować to bardzo usprawniłoby to nasze działania.</text:p>
      <text:p text:style-name="P3957">Proszę bardzo.</text:p>
      <text:p text:style-name="P3958"><text:span text:style-name="T3959">O</text:span><text:span text:style-name="T3960">b. Andrzej Kassenberg</text:span><text:span text:style-name="T3961">:</text:span></text:p>
      <text:p text:style-name="P3962">Ja proponowałbym może takie rozwiązanie, ażeby członkowie komisji redakcyjnej ze wszystkich stron, którzy zostali zgłoszeni na początku dzisiejszych obrad, zostali może chwilę dzisiaj. Byśmy się chwilkę zastanowili jak to zrobić. I być może, w zależności od tego rozwiązania jakie przyjmiemy, a będziemy się starali przyjęć takie rozwiązanie, które by pozwoliłoby sukcesywnie przynajmniej, punkt po punkcie czytać już tekst przeredagowany. Tak, ażeby został on zaakceptowany przez ogół naszej kom<text:span text:style-name="T3963">i</text:span>sji.</text:p>
      <text:p text:style-name="P3964">Natomiast chcielibyśmy to zrobić bardzo dobrze i rzetelnie, a więc po całym dniu obrad możemy być zmęczeni. I w z<text:span text:style-name="T3965">wi</text:span>ązku z tym, p<text:span text:style-name="T3966">r</text:span>oszę także na to spojrzeć w ten sposób, że wszystkiego na pewno na jutro rano nie przygotujem<text:span text:style-name="T3967">y</text:span>. Tak sądzę w każdym razie.</text:p>
      <text:p text:style-name="P3968">Dziękuję.</text:p>
      <text:p text:style-name="P3969"><text:span text:style-name="T3970">Przewodniczący</text:span>:</text:p>
      <text:p text:style-name="P3971">Dziękuję bardzo. Rozumiem, że to jest chyba do przyjęcia. Zespoły redakcyjne, by się tutaj zebrały i ustaliły tok postępowania.</text:p>
      <text:p text:style-name="P3972">Ja jeszcze wracam do tego zespołu, który powołaliśmy na POŚ-ie. Z powodu, że jest dość dużo osób może kol<text:span text:style-name="T3973">.</text:span><text:s/>Mikłaszewski, by z naszej strony, że tak powiem objął funkcję takiego lidera, no bo tu jest trochę kwestia kontaktów, zorganizowania spotkania. I też bym może prosił, żeby ten zespół do PIOŚ-u<text:span text:style-name="T3974"><text:s/></text:span>i służb mógł się tutaj zebra<text:span text:style-name="T3975">ć</text:span><text:s/>i ustalić tryb postępowania swojego. Tym bardziej, że tam jest parę osób spoza Warszawy. Trzeba z tymi ludźmi nawiązać kontakt i jakoś zorganizować tą pracę.</text:p>
      <text:p text:style-name="P3976">Proszę państwa, czy w sprawach organizacyjny<text:span text:style-name="T3977">ch</text:span><text:s/>byłyby jeszcze jakieś uwagi? Jeżeli nie, to w takim razie zapraszamy wspólnie z panem prof. K<text:span text:style-name="T3978">o</text:span>łodz<text:span text:style-name="T3979">iej</text:span>skim jutro na godzinę 10.30, podobnie jak dzisiaj.</text:p>
      <text:p text:style-name="P3980">Bardzo<text:s/><text:span text:style-name="T3981">p</text:span>aństwu dzięk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7in" fo:page-height="11.6944in" style:print-orientation="portrait" fo:margin-top="0.2479in" fo:margin-left="0.2479in" fo:margin-bottom="0.2479in" fo:margin-right="0.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1:38:00Z</meta:creation-date>
    <dc:date>2023-07-03T11:38:00Z</dc:date>
    <meta:template xlink:href="Normal.dotm" xlink:type="simple"/>
    <meta:editing-cycles>2</meta:editing-cycles>
    <meta:editing-duration>PT360S</meta:editing-duration>
    <meta:document-statistic meta:page-count="69" meta:paragraph-count="417" meta:word-count="29881" meta:character-count="208751" meta:row-count="1494" meta:non-whitespace-character-count="179287"/>
  </office:meta>
</office:document-meta>
</file>